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G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Who:</text:p>
          </table:table-cell>
          <table:table-cell office:value-type="string" calcext:value-type="string">
            <text:p>What:</text:p>
          </table:table-cell>
          <table:table-cell office:value-type="string" calcext:value-type="string">
            <text:p>When: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Scaling</text:p>
          </table:table-cell>
          <table:table-cell office:value-type="string" calcext:value-type="string">
            <text:p>Divis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M * N Test File</text:p>
          </table:table-cell>
          <table:table-cell office:value-type="string" calcext:value-type="string">
            <text:p>09 / 20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put</text:p>
          </table:table-cell>
          <table:table-cell table:number-columns-repeated="17" office:value-type="string" calcext:value-type="string">
            <text:p>Output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mple 0</text:p>
          </table:table-cell>
          <table:table-cell office:value-type="string" calcext:value-type="string">
            <text:p>Sample 1</text:p>
          </table:table-cell>
          <table:table-cell office:value-type="string" calcext:value-type="string">
            <text:p>Sample 2</text:p>
          </table:table-cell>
          <table:table-cell office:value-type="string" calcext:value-type="string">
            <text:p>Sample 3</text:p>
          </table:table-cell>
          <table:table-cell office:value-type="string" calcext:value-type="string">
            <text:p>Sample 4</text:p>
          </table:table-cell>
          <table:table-cell office:value-type="string" calcext:value-type="string">
            <text:p>Sample 5</text:p>
          </table:table-cell>
          <table:table-cell office:value-type="string" calcext:value-type="string">
            <text:p>Sample 6</text:p>
          </table:table-cell>
          <table:table-cell office:value-type="string" calcext:value-type="string">
            <text:p>Sample 7</text:p>
          </table:table-cell>
          <table:table-cell office:value-type="string" calcext:value-type="string">
            <text:p>Sample 8</text:p>
          </table:table-cell>
          <table:table-cell office:value-type="string" calcext:value-type="string">
            <text:p>Sample 9</text:p>
          </table:table-cell>
          <table:table-cell office:value-type="string" calcext:value-type="string">
            <text:p>Sample 10</text:p>
          </table:table-cell>
          <table:table-cell office:value-type="string" calcext:value-type="string">
            <text:p>Sample 11</text:p>
          </table:table-cell>
          <table:table-cell office:value-type="string" calcext:value-type="string">
            <text:p>Sample 12</text:p>
          </table:table-cell>
          <table:table-cell office:value-type="string" calcext:value-type="string">
            <text:p>Sample 13</text:p>
          </table:table-cell>
          <table:table-cell office:value-type="string" calcext:value-type="string">
            <text:p>Sample 14</text:p>
          </table:table-cell>
          <table:table-cell office:value-type="string" calcext:value-type="string">
            <text:p>Sample 15</text:p>
          </table:table-cell>
          <table:table-cell office:value-type="string" calcext:value-type="string">
            <text:p>Sample 16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  ( ( ( BETAINV(RAND(); [.$D$2];[.$E$2]) + [.$F$2]) *[.$A6] *[.$B6] ) + RAND() ) / [.$G$2]" office:value-type="float" office:value="0.0000000886133174877614" calcext:value-type="float">
            <text:p>8.86133174877614E-008</text:p>
          </table:table-cell>
          <table:table-cell table:formula="of:=  ( ( ( BETAINV(RAND(); [.$D$2];[.$E$2]) + [.$F$2]) *[.$A6] *[.$B6] ) + RAND() ) / [.$G$2]" office:value-type="float" office:value="0.0000000000197382876649499" calcext:value-type="float">
            <text:p>1.97382876649499E-011</text:p>
          </table:table-cell>
          <table:table-cell table:formula="of:=  ( ( ( BETAINV(RAND(); [.$D$2];[.$E$2]) + [.$F$2]) *[.$A6] *[.$B6] ) + RAND() ) / [.$G$2]" office:value-type="float" office:value="0.0000000384181594010442" calcext:value-type="float">
            <text:p>3.84181594010442E-008</text:p>
          </table:table-cell>
          <table:table-cell table:formula="of:=  ( ( ( BETAINV(RAND(); [.$D$2];[.$E$2]) + [.$F$2]) *[.$A6] *[.$B6] ) + RAND() ) / [.$G$2]" office:value-type="float" office:value="0.0000000808723682072014" calcext:value-type="float">
            <text:p>8.08723682072014E-008</text:p>
          </table:table-cell>
          <table:table-cell table:formula="of:=  ( ( ( BETAINV(RAND(); [.$D$2];[.$E$2]) + [.$F$2]) *[.$A6] *[.$B6] ) + RAND() ) / [.$G$2]" office:value-type="float" office:value="0.0000000243843163829297" calcext:value-type="float">
            <text:p>2.43843163829297E-008</text:p>
          </table:table-cell>
          <table:table-cell table:formula="of:=  ( ( ( BETAINV(RAND(); [.$D$2];[.$E$2]) + [.$F$2]) *[.$A6] *[.$B6] ) + RAND() ) / [.$G$2]" office:value-type="float" office:value="0.000000085356877441518" calcext:value-type="float">
            <text:p>8.5356877441518E-008</text:p>
          </table:table-cell>
          <table:table-cell table:formula="of:=  ( ( ( BETAINV(RAND(); [.$D$2];[.$E$2]) + [.$F$2]) *[.$A6] *[.$B6] ) + RAND() ) / [.$G$2]" office:value-type="float" office:value="0.0000000137422701343894" calcext:value-type="float">
            <text:p>1.37422701343894E-008</text:p>
          </table:table-cell>
          <table:table-cell table:formula="of:=  ( ( ( BETAINV(RAND(); [.$D$2];[.$E$2]) + [.$F$2]) *[.$A6] *[.$B6] ) + RAND() ) / [.$G$2]" office:value-type="float" office:value="0.00000000777111360803247" calcext:value-type="float">
            <text:p>7.77111360803247E-009</text:p>
          </table:table-cell>
          <table:table-cell table:formula="of:=  ( ( ( BETAINV(RAND(); [.$D$2];[.$E$2]) + [.$F$2]) *[.$A6] *[.$B6] ) + RAND() ) / [.$G$2]" office:value-type="float" office:value="0.0000000292574764229357" calcext:value-type="float">
            <text:p>2.92574764229357E-008</text:p>
          </table:table-cell>
          <table:table-cell table:formula="of:=  ( ( ( BETAINV(RAND(); [.$D$2];[.$E$2]) + [.$F$2]) *[.$A6] *[.$B6] ) + RAND() ) / [.$G$2]" office:value-type="float" office:value="0.0000000621599504956976" calcext:value-type="float">
            <text:p>6.21599504956976E-008</text:p>
          </table:table-cell>
          <table:table-cell table:formula="of:=  ( ( ( BETAINV(RAND(); [.$D$2];[.$E$2]) + [.$F$2]) *[.$A6] *[.$B6] ) + RAND() ) / [.$G$2]" office:value-type="float" office:value="0.0000000712830873671919" calcext:value-type="float">
            <text:p>7.12830873671919E-008</text:p>
          </table:table-cell>
          <table:table-cell table:formula="of:=  ( ( ( BETAINV(RAND(); [.$D$2];[.$E$2]) + [.$F$2]) *[.$A6] *[.$B6] ) + RAND() ) / [.$G$2]" office:value-type="float" office:value="0.0000000300192133989185" calcext:value-type="float">
            <text:p>0.00000003</text:p>
          </table:table-cell>
          <table:table-cell table:formula="of:=  ( ( ( BETAINV(RAND(); [.$D$2];[.$E$2]) + [.$F$2]) *[.$A6] *[.$B6] ) + RAND() ) / [.$G$2]" office:value-type="float" office:value="0.0000000240838482510298" calcext:value-type="float">
            <text:p>2.40838482510298E-008</text:p>
          </table:table-cell>
          <table:table-cell table:formula="of:=  ( ( ( BETAINV(RAND(); [.$D$2];[.$E$2]) + [.$F$2]) *[.$A6] *[.$B6] ) + RAND() ) / [.$G$2]" office:value-type="float" office:value="0.0000000321263420628384" calcext:value-type="float">
            <text:p>3.21263420628384E-008</text:p>
          </table:table-cell>
          <table:table-cell table:formula="of:=  ( ( ( BETAINV(RAND(); [.$D$2];[.$E$2]) + [.$F$2]) *[.$A6] *[.$B6] ) + RAND() ) / [.$G$2]" office:value-type="float" office:value="0.000000082095169974491" calcext:value-type="float">
            <text:p>8.2095169974491E-008</text:p>
          </table:table-cell>
          <table:table-cell table:formula="of:=  ( ( ( BETAINV(RAND(); [.$D$2];[.$E$2]) + [.$F$2]) *[.$A6] *[.$B6] ) + RAND() ) / [.$G$2]" office:value-type="float" office:value="0.0000000392974087735638" calcext:value-type="float">
            <text:p>3.92974087735638E-008</text:p>
          </table:table-cell>
          <table:table-cell table:formula="of:=  ( ( ( BETAINV(RAND(); [.$D$2];[.$E$2]) + [.$F$2]) *[.$A6] *[.$B6] ) + RAND() ) / [.$G$2]" office:value-type="float" office:value="0.0000000145077606197447" calcext:value-type="float">
            <text:p>1.45077606197447E-00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  ( ( ( BETAINV(RAND(); [.$D$2];[.$E$2]) + [.$F$2]) *[.$A7] *[.$B7] ) + RAND() ) / [.$G$2]" office:value-type="float" office:value="0.0000000877636396326125" calcext:value-type="float">
            <text:p>8.77636396326125E-008</text:p>
          </table:table-cell>
          <table:table-cell table:formula="of:=  ( ( ( BETAINV(RAND(); [.$D$2];[.$E$2]) + [.$F$2]) *[.$A7] *[.$B7] ) + RAND() ) / [.$G$2]" office:value-type="float" office:value="0.000000038460483122617" calcext:value-type="float">
            <text:p>3.8460483122617E-008</text:p>
          </table:table-cell>
          <table:table-cell table:formula="of:=  ( ( ( BETAINV(RAND(); [.$D$2];[.$E$2]) + [.$F$2]) *[.$A7] *[.$B7] ) + RAND() ) / [.$G$2]" office:value-type="float" office:value="0.0000000470519445836544" calcext:value-type="float">
            <text:p>4.70519445836544E-008</text:p>
          </table:table-cell>
          <table:table-cell table:formula="of:=  ( ( ( BETAINV(RAND(); [.$D$2];[.$E$2]) + [.$F$2]) *[.$A7] *[.$B7] ) + RAND() ) / [.$G$2]" office:value-type="float" office:value="0.00000000254218457266688" calcext:value-type="float">
            <text:p>2.54218457266688E-009</text:p>
          </table:table-cell>
          <table:table-cell table:formula="of:=  ( ( ( BETAINV(RAND(); [.$D$2];[.$E$2]) + [.$F$2]) *[.$A7] *[.$B7] ) + RAND() ) / [.$G$2]" office:value-type="float" office:value="0.0000000319361857837066" calcext:value-type="float">
            <text:p>3.19361857837066E-008</text:p>
          </table:table-cell>
          <table:table-cell table:formula="of:=  ( ( ( BETAINV(RAND(); [.$D$2];[.$E$2]) + [.$F$2]) *[.$A7] *[.$B7] ) + RAND() ) / [.$G$2]" office:value-type="float" office:value="0.0000000172014840645716" calcext:value-type="float">
            <text:p>1.72014840645716E-008</text:p>
          </table:table-cell>
          <table:table-cell table:formula="of:=  ( ( ( BETAINV(RAND(); [.$D$2];[.$E$2]) + [.$F$2]) *[.$A7] *[.$B7] ) + RAND() ) / [.$G$2]" office:value-type="float" office:value="0.0000000578809747239575" calcext:value-type="float">
            <text:p>5.78809747239575E-008</text:p>
          </table:table-cell>
          <table:table-cell table:formula="of:=  ( ( ( BETAINV(RAND(); [.$D$2];[.$E$2]) + [.$F$2]) *[.$A7] *[.$B7] ) + RAND() ) / [.$G$2]" office:value-type="float" office:value="0.000000058397680404596" calcext:value-type="float">
            <text:p>5.8397680404596E-008</text:p>
          </table:table-cell>
          <table:table-cell table:formula="of:=  ( ( ( BETAINV(RAND(); [.$D$2];[.$E$2]) + [.$F$2]) *[.$A7] *[.$B7] ) + RAND() ) / [.$G$2]" office:value-type="float" office:value="0.0000000638525172835216" calcext:value-type="float">
            <text:p>6.38525172835216E-008</text:p>
          </table:table-cell>
          <table:table-cell table:formula="of:=  ( ( ( BETAINV(RAND(); [.$D$2];[.$E$2]) + [.$F$2]) *[.$A7] *[.$B7] ) + RAND() ) / [.$G$2]" office:value-type="float" office:value="0.0000000817280483664945" calcext:value-type="float">
            <text:p>8.17280483664945E-008</text:p>
          </table:table-cell>
          <table:table-cell table:formula="of:=  ( ( ( BETAINV(RAND(); [.$D$2];[.$E$2]) + [.$F$2]) *[.$A7] *[.$B7] ) + RAND() ) / [.$G$2]" office:value-type="float" office:value="0.000000012589873559773" calcext:value-type="float">
            <text:p>1.2589873559773E-008</text:p>
          </table:table-cell>
          <table:table-cell table:formula="of:=  ( ( ( BETAINV(RAND(); [.$D$2];[.$E$2]) + [.$F$2]) *[.$A7] *[.$B7] ) + RAND() ) / [.$G$2]" office:value-type="float" office:value="0.0000000361332526896149" calcext:value-type="float">
            <text:p>3.61332526896149E-008</text:p>
          </table:table-cell>
          <table:table-cell table:formula="of:=  ( ( ( BETAINV(RAND(); [.$D$2];[.$E$2]) + [.$F$2]) *[.$A7] *[.$B7] ) + RAND() ) / [.$G$2]" office:value-type="float" office:value="0.0000000354519388405606" calcext:value-type="float">
            <text:p>3.54519388405606E-008</text:p>
          </table:table-cell>
          <table:table-cell table:formula="of:=  ( ( ( BETAINV(RAND(); [.$D$2];[.$E$2]) + [.$F$2]) *[.$A7] *[.$B7] ) + RAND() ) / [.$G$2]" office:value-type="float" office:value="0.0000000625828080344945" calcext:value-type="float">
            <text:p>6.25828080344945E-008</text:p>
          </table:table-cell>
          <table:table-cell table:formula="of:=  ( ( ( BETAINV(RAND(); [.$D$2];[.$E$2]) + [.$F$2]) *[.$A7] *[.$B7] ) + RAND() ) / [.$G$2]" office:value-type="float" office:value="0.0000000715656795538962" calcext:value-type="float">
            <text:p>7.15656795538962E-008</text:p>
          </table:table-cell>
          <table:table-cell table:formula="of:=  ( ( ( BETAINV(RAND(); [.$D$2];[.$E$2]) + [.$F$2]) *[.$A7] *[.$B7] ) + RAND() ) / [.$G$2]" office:value-type="float" office:value="0.0000000197684340644628" calcext:value-type="float">
            <text:p>1.97684340644628E-008</text:p>
          </table:table-cell>
          <table:table-cell table:formula="of:=  ( ( ( BETAINV(RAND(); [.$D$2];[.$E$2]) + [.$F$2]) *[.$A7] *[.$B7] ) + RAND() ) / [.$G$2]" office:value-type="float" office:value="0.0000000949318232014775" calcext:value-type="float">
            <text:p>9.49318232014775E-008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  ( ( ( BETAINV(RAND(); [.$D$2];[.$E$2]) + [.$F$2]) *[.$A8] *[.$B8] ) + RAND() ) / [.$G$2]" office:value-type="float" office:value="0.0000000566015811404213" calcext:value-type="float">
            <text:p>5.66015811404213E-008</text:p>
          </table:table-cell>
          <table:table-cell table:formula="of:=  ( ( ( BETAINV(RAND(); [.$D$2];[.$E$2]) + [.$F$2]) *[.$A8] *[.$B8] ) + RAND() ) / [.$G$2]" office:value-type="float" office:value="0.0000000893032957566902" calcext:value-type="float">
            <text:p>8.93032957566902E-008</text:p>
          </table:table-cell>
          <table:table-cell table:formula="of:=  ( ( ( BETAINV(RAND(); [.$D$2];[.$E$2]) + [.$F$2]) *[.$A8] *[.$B8] ) + RAND() ) / [.$G$2]" office:value-type="float" office:value="0.0000000470335430698469" calcext:value-type="float">
            <text:p>0.000000047</text:p>
          </table:table-cell>
          <table:table-cell table:formula="of:=  ( ( ( BETAINV(RAND(); [.$D$2];[.$E$2]) + [.$F$2]) *[.$A8] *[.$B8] ) + RAND() ) / [.$G$2]" office:value-type="float" office:value="0.0000000384948074119165" calcext:value-type="float">
            <text:p>3.84948074119165E-008</text:p>
          </table:table-cell>
          <table:table-cell table:formula="of:=  ( ( ( BETAINV(RAND(); [.$D$2];[.$E$2]) + [.$F$2]) *[.$A8] *[.$B8] ) + RAND() ) / [.$G$2]" office:value-type="float" office:value="0.0000000324436367955059" calcext:value-type="float">
            <text:p>3.24436367955059E-008</text:p>
          </table:table-cell>
          <table:table-cell table:formula="of:=  ( ( ( BETAINV(RAND(); [.$D$2];[.$E$2]) + [.$F$2]) *[.$A8] *[.$B8] ) + RAND() ) / [.$G$2]" office:value-type="float" office:value="0.00000000291458060964942" calcext:value-type="float">
            <text:p>2.91458060964942E-009</text:p>
          </table:table-cell>
          <table:table-cell table:formula="of:=  ( ( ( BETAINV(RAND(); [.$D$2];[.$E$2]) + [.$F$2]) *[.$A8] *[.$B8] ) + RAND() ) / [.$G$2]" office:value-type="float" office:value="0.0000000571739573264495" calcext:value-type="float">
            <text:p>5.71739573264495E-008</text:p>
          </table:table-cell>
          <table:table-cell table:formula="of:=  ( ( ( BETAINV(RAND(); [.$D$2];[.$E$2]) + [.$F$2]) *[.$A8] *[.$B8] ) + RAND() ) / [.$G$2]" office:value-type="float" office:value="0.0000000859391768928617" calcext:value-type="float">
            <text:p>8.59391768928617E-008</text:p>
          </table:table-cell>
          <table:table-cell table:formula="of:=  ( ( ( BETAINV(RAND(); [.$D$2];[.$E$2]) + [.$F$2]) *[.$A8] *[.$B8] ) + RAND() ) / [.$G$2]" office:value-type="float" office:value="0.0000000874249315354973" calcext:value-type="float">
            <text:p>8.74249315354973E-008</text:p>
          </table:table-cell>
          <table:table-cell table:formula="of:=  ( ( ( BETAINV(RAND(); [.$D$2];[.$E$2]) + [.$F$2]) *[.$A8] *[.$B8] ) + RAND() ) / [.$G$2]" office:value-type="float" office:value="0.0000000157666988670826" calcext:value-type="float">
            <text:p>1.57666988670826E-008</text:p>
          </table:table-cell>
          <table:table-cell table:formula="of:=  ( ( ( BETAINV(RAND(); [.$D$2];[.$E$2]) + [.$F$2]) *[.$A8] *[.$B8] ) + RAND() ) / [.$G$2]" office:value-type="float" office:value="0.0000000546424050582573" calcext:value-type="float">
            <text:p>5.46424050582573E-008</text:p>
          </table:table-cell>
          <table:table-cell table:formula="of:=  ( ( ( BETAINV(RAND(); [.$D$2];[.$E$2]) + [.$F$2]) *[.$A8] *[.$B8] ) + RAND() ) / [.$G$2]" office:value-type="float" office:value="0.00000000676801216322929" calcext:value-type="float">
            <text:p>6.76801216322929E-009</text:p>
          </table:table-cell>
          <table:table-cell table:formula="of:=  ( ( ( BETAINV(RAND(); [.$D$2];[.$E$2]) + [.$F$2]) *[.$A8] *[.$B8] ) + RAND() ) / [.$G$2]" office:value-type="float" office:value="0.0000000736614954657853" calcext:value-type="float">
            <text:p>7.36614954657853E-008</text:p>
          </table:table-cell>
          <table:table-cell table:formula="of:=  ( ( ( BETAINV(RAND(); [.$D$2];[.$E$2]) + [.$F$2]) *[.$A8] *[.$B8] ) + RAND() ) / [.$G$2]" office:value-type="float" office:value="0.0000000638967551058158" calcext:value-type="float">
            <text:p>6.38967551058158E-008</text:p>
          </table:table-cell>
          <table:table-cell table:formula="of:=  ( ( ( BETAINV(RAND(); [.$D$2];[.$E$2]) + [.$F$2]) *[.$A8] *[.$B8] ) + RAND() ) / [.$G$2]" office:value-type="float" office:value="0.0000000988375906134024" calcext:value-type="float">
            <text:p>9.88375906134024E-008</text:p>
          </table:table-cell>
          <table:table-cell table:formula="of:=  ( ( ( BETAINV(RAND(); [.$D$2];[.$E$2]) + [.$F$2]) *[.$A8] *[.$B8] ) + RAND() ) / [.$G$2]" office:value-type="float" office:value="0.0000000338684327201918" calcext:value-type="float">
            <text:p>3.38684327201918E-008</text:p>
          </table:table-cell>
          <table:table-cell table:formula="of:=  ( ( ( BETAINV(RAND(); [.$D$2];[.$E$2]) + [.$F$2]) *[.$A8] *[.$B8] ) + RAND() ) / [.$G$2]" office:value-type="float" office:value="0.0000000607141674961895" calcext:value-type="float">
            <text:p>6.07141674961895E-008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  ( ( ( BETAINV(RAND(); [.$D$2];[.$E$2]) + [.$F$2]) *[.$A9] *[.$B9] ) + RAND() ) / [.$G$2]" office:value-type="float" office:value="0.0000000729080794146284" calcext:value-type="float">
            <text:p>7.29080794146284E-008</text:p>
          </table:table-cell>
          <table:table-cell table:formula="of:=  ( ( ( BETAINV(RAND(); [.$D$2];[.$E$2]) + [.$F$2]) *[.$A9] *[.$B9] ) + RAND() ) / [.$G$2]" office:value-type="float" office:value="0.0000000707617970881984" calcext:value-type="float">
            <text:p>7.07617970881984E-008</text:p>
          </table:table-cell>
          <table:table-cell table:formula="of:=  ( ( ( BETAINV(RAND(); [.$D$2];[.$E$2]) + [.$F$2]) *[.$A9] *[.$B9] ) + RAND() ) / [.$G$2]" office:value-type="float" office:value="0.0000000562652603955939" calcext:value-type="float">
            <text:p>5.62652603955939E-008</text:p>
          </table:table-cell>
          <table:table-cell table:formula="of:=  ( ( ( BETAINV(RAND(); [.$D$2];[.$E$2]) + [.$F$2]) *[.$A9] *[.$B9] ) + RAND() ) / [.$G$2]" office:value-type="float" office:value="0.0000000291947740595788" calcext:value-type="float">
            <text:p>2.91947740595788E-008</text:p>
          </table:table-cell>
          <table:table-cell table:formula="of:=  ( ( ( BETAINV(RAND(); [.$D$2];[.$E$2]) + [.$F$2]) *[.$A9] *[.$B9] ) + RAND() ) / [.$G$2]" office:value-type="float" office:value="0.0000000862790101440623" calcext:value-type="float">
            <text:p>8.62790101440623E-008</text:p>
          </table:table-cell>
          <table:table-cell table:formula="of:=  ( ( ( BETAINV(RAND(); [.$D$2];[.$E$2]) + [.$F$2]) *[.$A9] *[.$B9] ) + RAND() ) / [.$G$2]" office:value-type="float" office:value="0.000000079719736170955" calcext:value-type="float">
            <text:p>7.9719736170955E-008</text:p>
          </table:table-cell>
          <table:table-cell table:formula="of:=  ( ( ( BETAINV(RAND(); [.$D$2];[.$E$2]) + [.$F$2]) *[.$A9] *[.$B9] ) + RAND() ) / [.$G$2]" office:value-type="float" office:value="0.000000092613835236989" calcext:value-type="float">
            <text:p>9.2613835236989E-008</text:p>
          </table:table-cell>
          <table:table-cell table:formula="of:=  ( ( ( BETAINV(RAND(); [.$D$2];[.$E$2]) + [.$F$2]) *[.$A9] *[.$B9] ) + RAND() ) / [.$G$2]" office:value-type="float" office:value="0.0000000624594002962112" calcext:value-type="float">
            <text:p>6.24594002962112E-008</text:p>
          </table:table-cell>
          <table:table-cell table:formula="of:=  ( ( ( BETAINV(RAND(); [.$D$2];[.$E$2]) + [.$F$2]) *[.$A9] *[.$B9] ) + RAND() ) / [.$G$2]" office:value-type="float" office:value="0.0000000953258331632242" calcext:value-type="float">
            <text:p>9.53258331632242E-008</text:p>
          </table:table-cell>
          <table:table-cell table:formula="of:=  ( ( ( BETAINV(RAND(); [.$D$2];[.$E$2]) + [.$F$2]) *[.$A9] *[.$B9] ) + RAND() ) / [.$G$2]" office:value-type="float" office:value="0.0000000865541320526972" calcext:value-type="float">
            <text:p>8.65541320526972E-008</text:p>
          </table:table-cell>
          <table:table-cell table:formula="of:=  ( ( ( BETAINV(RAND(); [.$D$2];[.$E$2]) + [.$F$2]) *[.$A9] *[.$B9] ) + RAND() ) / [.$G$2]" office:value-type="float" office:value="0.0000000644346396904439" calcext:value-type="float">
            <text:p>6.44346396904439E-008</text:p>
          </table:table-cell>
          <table:table-cell table:formula="of:=  ( ( ( BETAINV(RAND(); [.$D$2];[.$E$2]) + [.$F$2]) *[.$A9] *[.$B9] ) + RAND() ) / [.$G$2]" office:value-type="float" office:value="0.0000000796304038958624" calcext:value-type="float">
            <text:p>7.96304038958624E-008</text:p>
          </table:table-cell>
          <table:table-cell table:formula="of:=  ( ( ( BETAINV(RAND(); [.$D$2];[.$E$2]) + [.$F$2]) *[.$A9] *[.$B9] ) + RAND() ) / [.$G$2]" office:value-type="float" office:value="0.00000000904020480811596" calcext:value-type="float">
            <text:p>0.000000009</text:p>
          </table:table-cell>
          <table:table-cell table:formula="of:=  ( ( ( BETAINV(RAND(); [.$D$2];[.$E$2]) + [.$F$2]) *[.$A9] *[.$B9] ) + RAND() ) / [.$G$2]" office:value-type="float" office:value="0.0000000368737520417199" calcext:value-type="float">
            <text:p>3.68737520417199E-008</text:p>
          </table:table-cell>
          <table:table-cell table:formula="of:=  ( ( ( BETAINV(RAND(); [.$D$2];[.$E$2]) + [.$F$2]) *[.$A9] *[.$B9] ) + RAND() ) / [.$G$2]" office:value-type="float" office:value="0.0000000596990293124691" calcext:value-type="float">
            <text:p>5.96990293124691E-008</text:p>
          </table:table-cell>
          <table:table-cell table:formula="of:=  ( ( ( BETAINV(RAND(); [.$D$2];[.$E$2]) + [.$F$2]) *[.$A9] *[.$B9] ) + RAND() ) / [.$G$2]" office:value-type="float" office:value="0.0000000346233463147655" calcext:value-type="float">
            <text:p>3.46233463147655E-008</text:p>
          </table:table-cell>
          <table:table-cell table:formula="of:=  ( ( ( BETAINV(RAND(); [.$D$2];[.$E$2]) + [.$F$2]) *[.$A9] *[.$B9] ) + RAND() ) / [.$G$2]" office:value-type="float" office:value="0.0000000423586489167064" calcext:value-type="float">
            <text:p>4.23586489167064E-008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  ( ( ( BETAINV(RAND(); [.$D$2];[.$E$2]) + [.$F$2]) *[.$A10] *[.$B10] ) + RAND() ) / [.$G$2]" office:value-type="float" office:value="0.000000009169035195373" calcext:value-type="float">
            <text:p>9.169035195373E-009</text:p>
          </table:table-cell>
          <table:table-cell table:formula="of:=  ( ( ( BETAINV(RAND(); [.$D$2];[.$E$2]) + [.$F$2]) *[.$A10] *[.$B10] ) + RAND() ) / [.$G$2]" office:value-type="float" office:value="0.0000000984526943881065" calcext:value-type="float">
            <text:p>9.84526943881065E-008</text:p>
          </table:table-cell>
          <table:table-cell table:formula="of:=  ( ( ( BETAINV(RAND(); [.$D$2];[.$E$2]) + [.$F$2]) *[.$A10] *[.$B10] ) + RAND() ) / [.$G$2]" office:value-type="float" office:value="0.0000000127111904555932" calcext:value-type="float">
            <text:p>1.27111904555932E-008</text:p>
          </table:table-cell>
          <table:table-cell table:formula="of:=  ( ( ( BETAINV(RAND(); [.$D$2];[.$E$2]) + [.$F$2]) *[.$A10] *[.$B10] ) + RAND() ) / [.$G$2]" office:value-type="float" office:value="0.0000000484686194453388" calcext:value-type="float">
            <text:p>4.84686194453388E-008</text:p>
          </table:table-cell>
          <table:table-cell table:formula="of:=  ( ( ( BETAINV(RAND(); [.$D$2];[.$E$2]) + [.$F$2]) *[.$A10] *[.$B10] ) + RAND() ) / [.$G$2]" office:value-type="float" office:value="0.0000000711505669634789" calcext:value-type="float">
            <text:p>7.11505669634789E-008</text:p>
          </table:table-cell>
          <table:table-cell table:formula="of:=  ( ( ( BETAINV(RAND(); [.$D$2];[.$E$2]) + [.$F$2]) *[.$A10] *[.$B10] ) + RAND() ) / [.$G$2]" office:value-type="float" office:value="0.0000000191034531686455" calcext:value-type="float">
            <text:p>1.91034531686455E-008</text:p>
          </table:table-cell>
          <table:table-cell table:formula="of:=  ( ( ( BETAINV(RAND(); [.$D$2];[.$E$2]) + [.$F$2]) *[.$A10] *[.$B10] ) + RAND() ) / [.$G$2]" office:value-type="float" office:value="0.00000000456023383885622" calcext:value-type="float">
            <text:p>4.56023383885622E-009</text:p>
          </table:table-cell>
          <table:table-cell table:formula="of:=  ( ( ( BETAINV(RAND(); [.$D$2];[.$E$2]) + [.$F$2]) *[.$A10] *[.$B10] ) + RAND() ) / [.$G$2]" office:value-type="float" office:value="0.0000000456494019599631" calcext:value-type="float">
            <text:p>4.56494019599631E-008</text:p>
          </table:table-cell>
          <table:table-cell table:formula="of:=  ( ( ( BETAINV(RAND(); [.$D$2];[.$E$2]) + [.$F$2]) *[.$A10] *[.$B10] ) + RAND() ) / [.$G$2]" office:value-type="float" office:value="0.0000000872877701651305" calcext:value-type="float">
            <text:p>8.72877701651305E-008</text:p>
          </table:table-cell>
          <table:table-cell table:formula="of:=  ( ( ( BETAINV(RAND(); [.$D$2];[.$E$2]) + [.$F$2]) *[.$A10] *[.$B10] ) + RAND() ) / [.$G$2]" office:value-type="float" office:value="0.0000000342133407946676" calcext:value-type="float">
            <text:p>3.42133407946676E-008</text:p>
          </table:table-cell>
          <table:table-cell table:formula="of:=  ( ( ( BETAINV(RAND(); [.$D$2];[.$E$2]) + [.$F$2]) *[.$A10] *[.$B10] ) + RAND() ) / [.$G$2]" office:value-type="float" office:value="0.0000000824647222645581" calcext:value-type="float">
            <text:p>8.24647222645581E-008</text:p>
          </table:table-cell>
          <table:table-cell table:formula="of:=  ( ( ( BETAINV(RAND(); [.$D$2];[.$E$2]) + [.$F$2]) *[.$A10] *[.$B10] ) + RAND() ) / [.$G$2]" office:value-type="float" office:value="0.0000000883995540207252" calcext:value-type="float">
            <text:p>8.83995540207252E-008</text:p>
          </table:table-cell>
          <table:table-cell table:formula="of:=  ( ( ( BETAINV(RAND(); [.$D$2];[.$E$2]) + [.$F$2]) *[.$A10] *[.$B10] ) + RAND() ) / [.$G$2]" office:value-type="float" office:value="0.0000000556227939436212" calcext:value-type="float">
            <text:p>5.56227939436212E-008</text:p>
          </table:table-cell>
          <table:table-cell table:formula="of:=  ( ( ( BETAINV(RAND(); [.$D$2];[.$E$2]) + [.$F$2]) *[.$A10] *[.$B10] ) + RAND() ) / [.$G$2]" office:value-type="float" office:value="0.0000000956406097626314" calcext:value-type="float">
            <text:p>9.56406097626314E-008</text:p>
          </table:table-cell>
          <table:table-cell table:formula="of:=  ( ( ( BETAINV(RAND(); [.$D$2];[.$E$2]) + [.$F$2]) *[.$A10] *[.$B10] ) + RAND() ) / [.$G$2]" office:value-type="float" office:value="0.0000000687965827295557" calcext:value-type="float">
            <text:p>6.87965827295557E-008</text:p>
          </table:table-cell>
          <table:table-cell table:formula="of:=  ( ( ( BETAINV(RAND(); [.$D$2];[.$E$2]) + [.$F$2]) *[.$A10] *[.$B10] ) + RAND() ) / [.$G$2]" office:value-type="float" office:value="0.0000000525287771830335" calcext:value-type="float">
            <text:p>5.25287771830335E-008</text:p>
          </table:table-cell>
          <table:table-cell table:formula="of:=  ( ( ( BETAINV(RAND(); [.$D$2];[.$E$2]) + [.$F$2]) *[.$A10] *[.$B10] ) + RAND() ) / [.$G$2]" office:value-type="float" office:value="0.0000000214610577793792" calcext:value-type="float">
            <text:p>2.14610577793792E-008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  ( ( ( BETAINV(RAND(); [.$D$2];[.$E$2]) + [.$F$2]) *[.$A11] *[.$B11] ) + RAND() ) / [.$G$2]" office:value-type="float" office:value="0.0000000575407248456031" calcext:value-type="float">
            <text:p>5.75407248456031E-008</text:p>
          </table:table-cell>
          <table:table-cell table:formula="of:=  ( ( ( BETAINV(RAND(); [.$D$2];[.$E$2]) + [.$F$2]) *[.$A11] *[.$B11] ) + RAND() ) / [.$G$2]" office:value-type="float" office:value="0.0000000574458363931626" calcext:value-type="float">
            <text:p>5.74458363931626E-008</text:p>
          </table:table-cell>
          <table:table-cell table:formula="of:=  ( ( ( BETAINV(RAND(); [.$D$2];[.$E$2]) + [.$F$2]) *[.$A11] *[.$B11] ) + RAND() ) / [.$G$2]" office:value-type="float" office:value="0.0000000541492921300232" calcext:value-type="float">
            <text:p>5.41492921300232E-008</text:p>
          </table:table-cell>
          <table:table-cell table:formula="of:=  ( ( ( BETAINV(RAND(); [.$D$2];[.$E$2]) + [.$F$2]) *[.$A11] *[.$B11] ) + RAND() ) / [.$G$2]" office:value-type="float" office:value="0.0000000888530070660636" calcext:value-type="float">
            <text:p>8.88530070660636E-008</text:p>
          </table:table-cell>
          <table:table-cell table:formula="of:=  ( ( ( BETAINV(RAND(); [.$D$2];[.$E$2]) + [.$F$2]) *[.$A11] *[.$B11] ) + RAND() ) / [.$G$2]" office:value-type="float" office:value="0.000000000382347870618105" calcext:value-type="float">
            <text:p>3.82347870618105E-010</text:p>
          </table:table-cell>
          <table:table-cell table:formula="of:=  ( ( ( BETAINV(RAND(); [.$D$2];[.$E$2]) + [.$F$2]) *[.$A11] *[.$B11] ) + RAND() ) / [.$G$2]" office:value-type="float" office:value="0.0000000852505050599575" calcext:value-type="float">
            <text:p>8.52505050599575E-008</text:p>
          </table:table-cell>
          <table:table-cell table:formula="of:=  ( ( ( BETAINV(RAND(); [.$D$2];[.$E$2]) + [.$F$2]) *[.$A11] *[.$B11] ) + RAND() ) / [.$G$2]" office:value-type="float" office:value="0.0000000298083597328514" calcext:value-type="float">
            <text:p>2.98083597328514E-008</text:p>
          </table:table-cell>
          <table:table-cell table:formula="of:=  ( ( ( BETAINV(RAND(); [.$D$2];[.$E$2]) + [.$F$2]) *[.$A11] *[.$B11] ) + RAND() ) / [.$G$2]" office:value-type="float" office:value="0.000000070259785791859" calcext:value-type="float">
            <text:p>7.0259785791859E-008</text:p>
          </table:table-cell>
          <table:table-cell table:formula="of:=  ( ( ( BETAINV(RAND(); [.$D$2];[.$E$2]) + [.$F$2]) *[.$A11] *[.$B11] ) + RAND() ) / [.$G$2]" office:value-type="float" office:value="0.0000000694361911388114" calcext:value-type="float">
            <text:p>6.94361911388114E-008</text:p>
          </table:table-cell>
          <table:table-cell table:formula="of:=  ( ( ( BETAINV(RAND(); [.$D$2];[.$E$2]) + [.$F$2]) *[.$A11] *[.$B11] ) + RAND() ) / [.$G$2]" office:value-type="float" office:value="0.00000000210824201349169" calcext:value-type="float">
            <text:p>2.10824201349169E-009</text:p>
          </table:table-cell>
          <table:table-cell table:formula="of:=  ( ( ( BETAINV(RAND(); [.$D$2];[.$E$2]) + [.$F$2]) *[.$A11] *[.$B11] ) + RAND() ) / [.$G$2]" office:value-type="float" office:value="0.0000000830452956492081" calcext:value-type="float">
            <text:p>0.000000083</text:p>
          </table:table-cell>
          <table:table-cell table:formula="of:=  ( ( ( BETAINV(RAND(); [.$D$2];[.$E$2]) + [.$F$2]) *[.$A11] *[.$B11] ) + RAND() ) / [.$G$2]" office:value-type="float" office:value="0.0000000614080640487373" calcext:value-type="float">
            <text:p>6.14080640487373E-008</text:p>
          </table:table-cell>
          <table:table-cell table:formula="of:=  ( ( ( BETAINV(RAND(); [.$D$2];[.$E$2]) + [.$F$2]) *[.$A11] *[.$B11] ) + RAND() ) / [.$G$2]" office:value-type="float" office:value="0.0000000897337950067595" calcext:value-type="float">
            <text:p>8.97337950067595E-008</text:p>
          </table:table-cell>
          <table:table-cell table:formula="of:=  ( ( ( BETAINV(RAND(); [.$D$2];[.$E$2]) + [.$F$2]) *[.$A11] *[.$B11] ) + RAND() ) / [.$G$2]" office:value-type="float" office:value="0.0000000998524737311527" calcext:value-type="float">
            <text:p>9.98524737311527E-008</text:p>
          </table:table-cell>
          <table:table-cell table:formula="of:=  ( ( ( BETAINV(RAND(); [.$D$2];[.$E$2]) + [.$F$2]) *[.$A11] *[.$B11] ) + RAND() ) / [.$G$2]" office:value-type="float" office:value="0.0000000454694133484736" calcext:value-type="float">
            <text:p>4.54694133484736E-008</text:p>
          </table:table-cell>
          <table:table-cell table:formula="of:=  ( ( ( BETAINV(RAND(); [.$D$2];[.$E$2]) + [.$F$2]) *[.$A11] *[.$B11] ) + RAND() ) / [.$G$2]" office:value-type="float" office:value="0.0000000779232732253149" calcext:value-type="float">
            <text:p>7.79232732253149E-008</text:p>
          </table:table-cell>
          <table:table-cell table:formula="of:=  ( ( ( BETAINV(RAND(); [.$D$2];[.$E$2]) + [.$F$2]) *[.$A11] *[.$B11] ) + RAND() ) / [.$G$2]" office:value-type="float" office:value="0.0000000965146620059386" calcext:value-type="float">
            <text:p>9.65146620059386E-008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  ( ( ( BETAINV(RAND(); [.$D$2];[.$E$2]) + [.$F$2]) *[.$A12] *[.$B12] ) + RAND() ) / [.$G$2]" office:value-type="float" office:value="0.0000000940790112596005" calcext:value-type="float">
            <text:p>9.40790112596005E-008</text:p>
          </table:table-cell>
          <table:table-cell table:formula="of:=  ( ( ( BETAINV(RAND(); [.$D$2];[.$E$2]) + [.$F$2]) *[.$A12] *[.$B12] ) + RAND() ) / [.$G$2]" office:value-type="float" office:value="0.0000000794487925013527" calcext:value-type="float">
            <text:p>7.94487925013527E-008</text:p>
          </table:table-cell>
          <table:table-cell table:formula="of:=  ( ( ( BETAINV(RAND(); [.$D$2];[.$E$2]) + [.$F$2]) *[.$A12] *[.$B12] ) + RAND() ) / [.$G$2]" office:value-type="float" office:value="0.0000000329181611305103" calcext:value-type="float">
            <text:p>3.29181611305103E-008</text:p>
          </table:table-cell>
          <table:table-cell table:formula="of:=  ( ( ( BETAINV(RAND(); [.$D$2];[.$E$2]) + [.$F$2]) *[.$A12] *[.$B12] ) + RAND() ) / [.$G$2]" office:value-type="float" office:value="0.0000000338224214036018" calcext:value-type="float">
            <text:p>3.38224214036018E-008</text:p>
          </table:table-cell>
          <table:table-cell table:formula="of:=  ( ( ( BETAINV(RAND(); [.$D$2];[.$E$2]) + [.$F$2]) *[.$A12] *[.$B12] ) + RAND() ) / [.$G$2]" office:value-type="float" office:value="0.0000000987282401416451" calcext:value-type="float">
            <text:p>9.87282401416451E-008</text:p>
          </table:table-cell>
          <table:table-cell table:formula="of:=  ( ( ( BETAINV(RAND(); [.$D$2];[.$E$2]) + [.$F$2]) *[.$A12] *[.$B12] ) + RAND() ) / [.$G$2]" office:value-type="float" office:value="0.0000000761392297921702" calcext:value-type="float">
            <text:p>7.61392297921702E-008</text:p>
          </table:table-cell>
          <table:table-cell table:formula="of:=  ( ( ( BETAINV(RAND(); [.$D$2];[.$E$2]) + [.$F$2]) *[.$A12] *[.$B12] ) + RAND() ) / [.$G$2]" office:value-type="float" office:value="0.0000000571207228815183" calcext:value-type="float">
            <text:p>5.71207228815183E-008</text:p>
          </table:table-cell>
          <table:table-cell table:formula="of:=  ( ( ( BETAINV(RAND(); [.$D$2];[.$E$2]) + [.$F$2]) *[.$A12] *[.$B12] ) + RAND() ) / [.$G$2]" office:value-type="float" office:value="0.0000000936193828703836" calcext:value-type="float">
            <text:p>9.36193828703836E-008</text:p>
          </table:table-cell>
          <table:table-cell table:formula="of:=  ( ( ( BETAINV(RAND(); [.$D$2];[.$E$2]) + [.$F$2]) *[.$A12] *[.$B12] ) + RAND() ) / [.$G$2]" office:value-type="float" office:value="0.0000000215527723543346" calcext:value-type="float">
            <text:p>2.15527723543346E-008</text:p>
          </table:table-cell>
          <table:table-cell table:formula="of:=  ( ( ( BETAINV(RAND(); [.$D$2];[.$E$2]) + [.$F$2]) *[.$A12] *[.$B12] ) + RAND() ) / [.$G$2]" office:value-type="float" office:value="0.000000025876995595172" calcext:value-type="float">
            <text:p>2.5876995595172E-008</text:p>
          </table:table-cell>
          <table:table-cell table:formula="of:=  ( ( ( BETAINV(RAND(); [.$D$2];[.$E$2]) + [.$F$2]) *[.$A12] *[.$B12] ) + RAND() ) / [.$G$2]" office:value-type="float" office:value="0.0000000237439223565161" calcext:value-type="float">
            <text:p>2.37439223565161E-008</text:p>
          </table:table-cell>
          <table:table-cell table:formula="of:=  ( ( ( BETAINV(RAND(); [.$D$2];[.$E$2]) + [.$F$2]) *[.$A12] *[.$B12] ) + RAND() ) / [.$G$2]" office:value-type="float" office:value="0.0000000215282588964328" calcext:value-type="float">
            <text:p>2.15282588964328E-008</text:p>
          </table:table-cell>
          <table:table-cell table:formula="of:=  ( ( ( BETAINV(RAND(); [.$D$2];[.$E$2]) + [.$F$2]) *[.$A12] *[.$B12] ) + RAND() ) / [.$G$2]" office:value-type="float" office:value="0.0000000577065964229405" calcext:value-type="float">
            <text:p>5.77065964229405E-008</text:p>
          </table:table-cell>
          <table:table-cell table:formula="of:=  ( ( ( BETAINV(RAND(); [.$D$2];[.$E$2]) + [.$F$2]) *[.$A12] *[.$B12] ) + RAND() ) / [.$G$2]" office:value-type="float" office:value="0.0000000548304534051567" calcext:value-type="float">
            <text:p>5.48304534051567E-008</text:p>
          </table:table-cell>
          <table:table-cell table:formula="of:=  ( ( ( BETAINV(RAND(); [.$D$2];[.$E$2]) + [.$F$2]) *[.$A12] *[.$B12] ) + RAND() ) / [.$G$2]" office:value-type="float" office:value="0.0000000627610394265503" calcext:value-type="float">
            <text:p>6.27610394265503E-008</text:p>
          </table:table-cell>
          <table:table-cell table:formula="of:=  ( ( ( BETAINV(RAND(); [.$D$2];[.$E$2]) + [.$F$2]) *[.$A12] *[.$B12] ) + RAND() ) / [.$G$2]" office:value-type="float" office:value="0.0000000970608526142314" calcext:value-type="float">
            <text:p>9.70608526142314E-008</text:p>
          </table:table-cell>
          <table:table-cell table:formula="of:=  ( ( ( BETAINV(RAND(); [.$D$2];[.$E$2]) + [.$F$2]) *[.$A12] *[.$B12] ) + RAND() ) / [.$G$2]" office:value-type="float" office:value="0.0000000839071005349979" calcext:value-type="float">
            <text:p>8.39071005349979E-008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  ( ( ( BETAINV(RAND(); [.$D$2];[.$E$2]) + [.$F$2]) *[.$A13] *[.$B13] ) + RAND() ) / [.$G$2]" office:value-type="float" office:value="0.0000000630159375723451" calcext:value-type="float">
            <text:p>0.000000063</text:p>
          </table:table-cell>
          <table:table-cell table:formula="of:=  ( ( ( BETAINV(RAND(); [.$D$2];[.$E$2]) + [.$F$2]) *[.$A13] *[.$B13] ) + RAND() ) / [.$G$2]" office:value-type="float" office:value="0.0000000201758855720982" calcext:value-type="float">
            <text:p>2.01758855720982E-008</text:p>
          </table:table-cell>
          <table:table-cell table:formula="of:=  ( ( ( BETAINV(RAND(); [.$D$2];[.$E$2]) + [.$F$2]) *[.$A13] *[.$B13] ) + RAND() ) / [.$G$2]" office:value-type="float" office:value="0.0000000753689764300361" calcext:value-type="float">
            <text:p>7.53689764300361E-008</text:p>
          </table:table-cell>
          <table:table-cell table:formula="of:=  ( ( ( BETAINV(RAND(); [.$D$2];[.$E$2]) + [.$F$2]) *[.$A13] *[.$B13] ) + RAND() ) / [.$G$2]" office:value-type="float" office:value="0.0000000540824652882293" calcext:value-type="float">
            <text:p>5.40824652882293E-008</text:p>
          </table:table-cell>
          <table:table-cell table:formula="of:=  ( ( ( BETAINV(RAND(); [.$D$2];[.$E$2]) + [.$F$2]) *[.$A13] *[.$B13] ) + RAND() ) / [.$G$2]" office:value-type="float" office:value="0.0000000989892695331946" calcext:value-type="float">
            <text:p>0.000000099</text:p>
          </table:table-cell>
          <table:table-cell table:formula="of:=  ( ( ( BETAINV(RAND(); [.$D$2];[.$E$2]) + [.$F$2]) *[.$A13] *[.$B13] ) + RAND() ) / [.$G$2]" office:value-type="float" office:value="0.0000000271641469094902" calcext:value-type="float">
            <text:p>2.71641469094902E-008</text:p>
          </table:table-cell>
          <table:table-cell table:formula="of:=  ( ( ( BETAINV(RAND(); [.$D$2];[.$E$2]) + [.$F$2]) *[.$A13] *[.$B13] ) + RAND() ) / [.$G$2]" office:value-type="float" office:value="0.0000000666361400624737" calcext:value-type="float">
            <text:p>6.66361400624737E-008</text:p>
          </table:table-cell>
          <table:table-cell table:formula="of:=  ( ( ( BETAINV(RAND(); [.$D$2];[.$E$2]) + [.$F$2]) *[.$A13] *[.$B13] ) + RAND() ) / [.$G$2]" office:value-type="float" office:value="0.0000000012240833370015" calcext:value-type="float">
            <text:p>1.2240833370015E-009</text:p>
          </table:table-cell>
          <table:table-cell table:formula="of:=  ( ( ( BETAINV(RAND(); [.$D$2];[.$E$2]) + [.$F$2]) *[.$A13] *[.$B13] ) + RAND() ) / [.$G$2]" office:value-type="float" office:value="0.00000004341375825461" calcext:value-type="float">
            <text:p>4.341375825461E-008</text:p>
          </table:table-cell>
          <table:table-cell table:formula="of:=  ( ( ( BETAINV(RAND(); [.$D$2];[.$E$2]) + [.$F$2]) *[.$A13] *[.$B13] ) + RAND() ) / [.$G$2]" office:value-type="float" office:value="0.0000000218442521290854" calcext:value-type="float">
            <text:p>2.18442521290854E-008</text:p>
          </table:table-cell>
          <table:table-cell table:formula="of:=  ( ( ( BETAINV(RAND(); [.$D$2];[.$E$2]) + [.$F$2]) *[.$A13] *[.$B13] ) + RAND() ) / [.$G$2]" office:value-type="float" office:value="0.0000000656465001404285" calcext:value-type="float">
            <text:p>6.56465001404285E-008</text:p>
          </table:table-cell>
          <table:table-cell table:formula="of:=  ( ( ( BETAINV(RAND(); [.$D$2];[.$E$2]) + [.$F$2]) *[.$A13] *[.$B13] ) + RAND() ) / [.$G$2]" office:value-type="float" office:value="0.0000000436018022242934" calcext:value-type="float">
            <text:p>4.36018022242934E-008</text:p>
          </table:table-cell>
          <table:table-cell table:formula="of:=  ( ( ( BETAINV(RAND(); [.$D$2];[.$E$2]) + [.$F$2]) *[.$A13] *[.$B13] ) + RAND() ) / [.$G$2]" office:value-type="float" office:value="0.0000000901308063184843" calcext:value-type="float">
            <text:p>9.01308063184843E-008</text:p>
          </table:table-cell>
          <table:table-cell table:formula="of:=  ( ( ( BETAINV(RAND(); [.$D$2];[.$E$2]) + [.$F$2]) *[.$A13] *[.$B13] ) + RAND() ) / [.$G$2]" office:value-type="float" office:value="0.0000000817049571545795" calcext:value-type="float">
            <text:p>8.17049571545795E-008</text:p>
          </table:table-cell>
          <table:table-cell table:formula="of:=  ( ( ( BETAINV(RAND(); [.$D$2];[.$E$2]) + [.$F$2]) *[.$A13] *[.$B13] ) + RAND() ) / [.$G$2]" office:value-type="float" office:value="0.0000000736983554903418" calcext:value-type="float">
            <text:p>7.36983554903418E-008</text:p>
          </table:table-cell>
          <table:table-cell table:formula="of:=  ( ( ( BETAINV(RAND(); [.$D$2];[.$E$2]) + [.$F$2]) *[.$A13] *[.$B13] ) + RAND() ) / [.$G$2]" office:value-type="float" office:value="0.0000000302154432982206" calcext:value-type="float">
            <text:p>3.02154432982206E-008</text:p>
          </table:table-cell>
          <table:table-cell table:formula="of:=  ( ( ( BETAINV(RAND(); [.$D$2];[.$E$2]) + [.$F$2]) *[.$A13] *[.$B13] ) + RAND() ) / [.$G$2]" office:value-type="float" office:value="0.0000000513868186622858" calcext:value-type="float">
            <text:p>5.13868186622858E-008</text:p>
          </table:table-cell>
          <table:table-cell table:number-columns-repeated="100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  ( ( ( BETAINV(RAND(); [.$D$2];[.$E$2]) + [.$F$2]) *[.$A14] *[.$B14] ) + RAND() ) / [.$G$2]" office:value-type="float" office:value="0.0000000213493399554864" calcext:value-type="float">
            <text:p>2.13493399554864E-008</text:p>
          </table:table-cell>
          <table:table-cell table:formula="of:=  ( ( ( BETAINV(RAND(); [.$D$2];[.$E$2]) + [.$F$2]) *[.$A14] *[.$B14] ) + RAND() ) / [.$G$2]" office:value-type="float" office:value="0.0000000835040868027136" calcext:value-type="float">
            <text:p>8.35040868027136E-008</text:p>
          </table:table-cell>
          <table:table-cell table:formula="of:=  ( ( ( BETAINV(RAND(); [.$D$2];[.$E$2]) + [.$F$2]) *[.$A14] *[.$B14] ) + RAND() ) / [.$G$2]" office:value-type="float" office:value="0.0000000209055995335802" calcext:value-type="float">
            <text:p>2.09055995335802E-008</text:p>
          </table:table-cell>
          <table:table-cell table:formula="of:=  ( ( ( BETAINV(RAND(); [.$D$2];[.$E$2]) + [.$F$2]) *[.$A14] *[.$B14] ) + RAND() ) / [.$G$2]" office:value-type="float" office:value="0.00000000306100777816027" calcext:value-type="float">
            <text:p>3.06100777816027E-009</text:p>
          </table:table-cell>
          <table:table-cell table:formula="of:=  ( ( ( BETAINV(RAND(); [.$D$2];[.$E$2]) + [.$F$2]) *[.$A14] *[.$B14] ) + RAND() ) / [.$G$2]" office:value-type="float" office:value="0.0000000320388537365943" calcext:value-type="float">
            <text:p>0.000000032</text:p>
          </table:table-cell>
          <table:table-cell table:formula="of:=  ( ( ( BETAINV(RAND(); [.$D$2];[.$E$2]) + [.$F$2]) *[.$A14] *[.$B14] ) + RAND() ) / [.$G$2]" office:value-type="float" office:value="0.0000000280476985964924" calcext:value-type="float">
            <text:p>0.000000028</text:p>
          </table:table-cell>
          <table:table-cell table:formula="of:=  ( ( ( BETAINV(RAND(); [.$D$2];[.$E$2]) + [.$F$2]) *[.$A14] *[.$B14] ) + RAND() ) / [.$G$2]" office:value-type="float" office:value="0.000000027923762309365" calcext:value-type="float">
            <text:p>2.7923762309365E-008</text:p>
          </table:table-cell>
          <table:table-cell table:formula="of:=  ( ( ( BETAINV(RAND(); [.$D$2];[.$E$2]) + [.$F$2]) *[.$A14] *[.$B14] ) + RAND() ) / [.$G$2]" office:value-type="float" office:value="0.000000000499225710518658" calcext:value-type="float">
            <text:p>4.99225710518658E-010</text:p>
          </table:table-cell>
          <table:table-cell table:formula="of:=  ( ( ( BETAINV(RAND(); [.$D$2];[.$E$2]) + [.$F$2]) *[.$A14] *[.$B14] ) + RAND() ) / [.$G$2]" office:value-type="float" office:value="0.0000000797173286322504" calcext:value-type="float">
            <text:p>7.97173286322504E-008</text:p>
          </table:table-cell>
          <table:table-cell table:formula="of:=  ( ( ( BETAINV(RAND(); [.$D$2];[.$E$2]) + [.$F$2]) *[.$A14] *[.$B14] ) + RAND() ) / [.$G$2]" office:value-type="float" office:value="0.0000000753797412151471" calcext:value-type="float">
            <text:p>7.53797412151471E-008</text:p>
          </table:table-cell>
          <table:table-cell table:formula="of:=  ( ( ( BETAINV(RAND(); [.$D$2];[.$E$2]) + [.$F$2]) *[.$A14] *[.$B14] ) + RAND() ) / [.$G$2]" office:value-type="float" office:value="0.0000000469470861135051" calcext:value-type="float">
            <text:p>4.69470861135051E-008</text:p>
          </table:table-cell>
          <table:table-cell table:formula="of:=  ( ( ( BETAINV(RAND(); [.$D$2];[.$E$2]) + [.$F$2]) *[.$A14] *[.$B14] ) + RAND() ) / [.$G$2]" office:value-type="float" office:value="0.0000000518869368359447" calcext:value-type="float">
            <text:p>5.18869368359447E-008</text:p>
          </table:table-cell>
          <table:table-cell table:formula="of:=  ( ( ( BETAINV(RAND(); [.$D$2];[.$E$2]) + [.$F$2]) *[.$A14] *[.$B14] ) + RAND() ) / [.$G$2]" office:value-type="float" office:value="0.000000012689543934539" calcext:value-type="float">
            <text:p>1.2689543934539E-008</text:p>
          </table:table-cell>
          <table:table-cell table:formula="of:=  ( ( ( BETAINV(RAND(); [.$D$2];[.$E$2]) + [.$F$2]) *[.$A14] *[.$B14] ) + RAND() ) / [.$G$2]" office:value-type="float" office:value="0.0000000776882785372436" calcext:value-type="float">
            <text:p>7.76882785372436E-008</text:p>
          </table:table-cell>
          <table:table-cell table:formula="of:=  ( ( ( BETAINV(RAND(); [.$D$2];[.$E$2]) + [.$F$2]) *[.$A14] *[.$B14] ) + RAND() ) / [.$G$2]" office:value-type="float" office:value="0.0000000669546065386385" calcext:value-type="float">
            <text:p>0.000000067</text:p>
          </table:table-cell>
          <table:table-cell table:formula="of:=  ( ( ( BETAINV(RAND(); [.$D$2];[.$E$2]) + [.$F$2]) *[.$A14] *[.$B14] ) + RAND() ) / [.$G$2]" office:value-type="float" office:value="0.000000040525112580508" calcext:value-type="float">
            <text:p>4.0525112580508E-008</text:p>
          </table:table-cell>
          <table:table-cell table:formula="of:=  ( ( ( BETAINV(RAND(); [.$D$2];[.$E$2]) + [.$F$2]) *[.$A14] *[.$B14] ) + RAND() ) / [.$G$2]" office:value-type="float" office:value="0.0000000143500867299736" calcext:value-type="float">
            <text:p>1.43500867299736E-008</text:p>
          </table:table-cell>
          <table:table-cell table:number-columns-repeated="100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  ( ( ( BETAINV(RAND(); [.$D$2];[.$E$2]) + [.$F$2]) *[.$A15] *[.$B15] ) + RAND() ) / [.$G$2]" office:value-type="float" office:value="0.0000000198710021562874" calcext:value-type="float">
            <text:p>1.98710021562874E-008</text:p>
          </table:table-cell>
          <table:table-cell table:formula="of:=  ( ( ( BETAINV(RAND(); [.$D$2];[.$E$2]) + [.$F$2]) *[.$A15] *[.$B15] ) + RAND() ) / [.$G$2]" office:value-type="float" office:value="0.0000000986093532759696" calcext:value-type="float">
            <text:p>9.86093532759696E-008</text:p>
          </table:table-cell>
          <table:table-cell table:formula="of:=  ( ( ( BETAINV(RAND(); [.$D$2];[.$E$2]) + [.$F$2]) *[.$A15] *[.$B15] ) + RAND() ) / [.$G$2]" office:value-type="float" office:value="0.0000000770333103137091" calcext:value-type="float">
            <text:p>0.000000077</text:p>
          </table:table-cell>
          <table:table-cell table:formula="of:=  ( ( ( BETAINV(RAND(); [.$D$2];[.$E$2]) + [.$F$2]) *[.$A15] *[.$B15] ) + RAND() ) / [.$G$2]" office:value-type="float" office:value="0.0000000752566871000454" calcext:value-type="float">
            <text:p>7.52566871000454E-008</text:p>
          </table:table-cell>
          <table:table-cell table:formula="of:=  ( ( ( BETAINV(RAND(); [.$D$2];[.$E$2]) + [.$F$2]) *[.$A15] *[.$B15] ) + RAND() ) / [.$G$2]" office:value-type="float" office:value="0.0000000492589929839596" calcext:value-type="float">
            <text:p>4.92589929839596E-008</text:p>
          </table:table-cell>
          <table:table-cell table:formula="of:=  ( ( ( BETAINV(RAND(); [.$D$2];[.$E$2]) + [.$F$2]) *[.$A15] *[.$B15] ) + RAND() ) / [.$G$2]" office:value-type="float" office:value="0.0000000909120282623917" calcext:value-type="float">
            <text:p>9.09120282623917E-008</text:p>
          </table:table-cell>
          <table:table-cell table:formula="of:=  ( ( ( BETAINV(RAND(); [.$D$2];[.$E$2]) + [.$F$2]) *[.$A15] *[.$B15] ) + RAND() ) / [.$G$2]" office:value-type="float" office:value="0.0000000277615897823125" calcext:value-type="float">
            <text:p>2.77615897823125E-008</text:p>
          </table:table-cell>
          <table:table-cell table:formula="of:=  ( ( ( BETAINV(RAND(); [.$D$2];[.$E$2]) + [.$F$2]) *[.$A15] *[.$B15] ) + RAND() ) / [.$G$2]" office:value-type="float" office:value="0.000000046724356058985" calcext:value-type="float">
            <text:p>4.6724356058985E-008</text:p>
          </table:table-cell>
          <table:table-cell table:formula="of:=  ( ( ( BETAINV(RAND(); [.$D$2];[.$E$2]) + [.$F$2]) *[.$A15] *[.$B15] ) + RAND() ) / [.$G$2]" office:value-type="float" office:value="0.0000000852049048291519" calcext:value-type="float">
            <text:p>8.52049048291519E-008</text:p>
          </table:table-cell>
          <table:table-cell table:formula="of:=  ( ( ( BETAINV(RAND(); [.$D$2];[.$E$2]) + [.$F$2]) *[.$A15] *[.$B15] ) + RAND() ) / [.$G$2]" office:value-type="float" office:value="0.0000000409098954871297" calcext:value-type="float">
            <text:p>4.09098954871297E-008</text:p>
          </table:table-cell>
          <table:table-cell table:formula="of:=  ( ( ( BETAINV(RAND(); [.$D$2];[.$E$2]) + [.$F$2]) *[.$A15] *[.$B15] ) + RAND() ) / [.$G$2]" office:value-type="float" office:value="0.0000000420375015120953" calcext:value-type="float">
            <text:p>0.000000042</text:p>
          </table:table-cell>
          <table:table-cell table:formula="of:=  ( ( ( BETAINV(RAND(); [.$D$2];[.$E$2]) + [.$F$2]) *[.$A15] *[.$B15] ) + RAND() ) / [.$G$2]" office:value-type="float" office:value="0.0000000262003673939034" calcext:value-type="float">
            <text:p>2.62003673939034E-008</text:p>
          </table:table-cell>
          <table:table-cell table:formula="of:=  ( ( ( BETAINV(RAND(); [.$D$2];[.$E$2]) + [.$F$2]) *[.$A15] *[.$B15] ) + RAND() ) / [.$G$2]" office:value-type="float" office:value="0.0000000792352760210633" calcext:value-type="float">
            <text:p>7.92352760210633E-008</text:p>
          </table:table-cell>
          <table:table-cell table:formula="of:=  ( ( ( BETAINV(RAND(); [.$D$2];[.$E$2]) + [.$F$2]) *[.$A15] *[.$B15] ) + RAND() ) / [.$G$2]" office:value-type="float" office:value="0.00000000293904312420636" calcext:value-type="float">
            <text:p>2.93904312420636E-009</text:p>
          </table:table-cell>
          <table:table-cell table:formula="of:=  ( ( ( BETAINV(RAND(); [.$D$2];[.$E$2]) + [.$F$2]) *[.$A15] *[.$B15] ) + RAND() ) / [.$G$2]" office:value-type="float" office:value="0.0000000817101141205058" calcext:value-type="float">
            <text:p>8.17101141205058E-008</text:p>
          </table:table-cell>
          <table:table-cell table:formula="of:=  ( ( ( BETAINV(RAND(); [.$D$2];[.$E$2]) + [.$F$2]) *[.$A15] *[.$B15] ) + RAND() ) / [.$G$2]" office:value-type="float" office:value="0.0000000792167205363512" calcext:value-type="float">
            <text:p>7.92167205363512E-008</text:p>
          </table:table-cell>
          <table:table-cell table:formula="of:=  ( ( ( BETAINV(RAND(); [.$D$2];[.$E$2]) + [.$F$2]) *[.$A15] *[.$B15] ) + RAND() ) / [.$G$2]" office:value-type="float" office:value="0.0000000780234792269766" calcext:value-type="float">
            <text:p>0.000000078</text:p>
          </table:table-cell>
          <table:table-cell table:number-columns-repeated="100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formula="of:=  ( ( ( BETAINV(RAND(); [.$D$2];[.$E$2]) + [.$F$2]) *[.$A16] *[.$B16] ) + RAND() ) / [.$G$2]" office:value-type="float" office:value="0.000000068191503174603" calcext:value-type="float">
            <text:p>6.8191503174603E-008</text:p>
          </table:table-cell>
          <table:table-cell table:formula="of:=  ( ( ( BETAINV(RAND(); [.$D$2];[.$E$2]) + [.$F$2]) *[.$A16] *[.$B16] ) + RAND() ) / [.$G$2]" office:value-type="float" office:value="0.0000000461570111801848" calcext:value-type="float">
            <text:p>4.61570111801848E-008</text:p>
          </table:table-cell>
          <table:table-cell table:formula="of:=  ( ( ( BETAINV(RAND(); [.$D$2];[.$E$2]) + [.$F$2]) *[.$A16] *[.$B16] ) + RAND() ) / [.$G$2]" office:value-type="float" office:value="0.00000000633704767096788" calcext:value-type="float">
            <text:p>6.33704767096788E-009</text:p>
          </table:table-cell>
          <table:table-cell table:formula="of:=  ( ( ( BETAINV(RAND(); [.$D$2];[.$E$2]) + [.$F$2]) *[.$A16] *[.$B16] ) + RAND() ) / [.$G$2]" office:value-type="float" office:value="0.0000000552949770586565" calcext:value-type="float">
            <text:p>5.52949770586565E-008</text:p>
          </table:table-cell>
          <table:table-cell table:formula="of:=  ( ( ( BETAINV(RAND(); [.$D$2];[.$E$2]) + [.$F$2]) *[.$A16] *[.$B16] ) + RAND() ) / [.$G$2]" office:value-type="float" office:value="0.0000000505645661149174" calcext:value-type="float">
            <text:p>5.05645661149174E-008</text:p>
          </table:table-cell>
          <table:table-cell table:formula="of:=  ( ( ( BETAINV(RAND(); [.$D$2];[.$E$2]) + [.$F$2]) *[.$A16] *[.$B16] ) + RAND() ) / [.$G$2]" office:value-type="float" office:value="0.0000000632033684058115" calcext:value-type="float">
            <text:p>6.32033684058115E-008</text:p>
          </table:table-cell>
          <table:table-cell table:formula="of:=  ( ( ( BETAINV(RAND(); [.$D$2];[.$E$2]) + [.$F$2]) *[.$A16] *[.$B16] ) + RAND() ) / [.$G$2]" office:value-type="float" office:value="0.00000000104418725240976" calcext:value-type="float">
            <text:p>0.000000001</text:p>
          </table:table-cell>
          <table:table-cell table:formula="of:=  ( ( ( BETAINV(RAND(); [.$D$2];[.$E$2]) + [.$F$2]) *[.$A16] *[.$B16] ) + RAND() ) / [.$G$2]" office:value-type="float" office:value="0.0000000743915628641844" calcext:value-type="float">
            <text:p>7.43915628641844E-008</text:p>
          </table:table-cell>
          <table:table-cell table:formula="of:=  ( ( ( BETAINV(RAND(); [.$D$2];[.$E$2]) + [.$F$2]) *[.$A16] *[.$B16] ) + RAND() ) / [.$G$2]" office:value-type="float" office:value="0.0000000189281459897757" calcext:value-type="float">
            <text:p>1.89281459897757E-008</text:p>
          </table:table-cell>
          <table:table-cell table:formula="of:=  ( ( ( BETAINV(RAND(); [.$D$2];[.$E$2]) + [.$F$2]) *[.$A16] *[.$B16] ) + RAND() ) / [.$G$2]" office:value-type="float" office:value="0.0000000511441190028563" calcext:value-type="float">
            <text:p>5.11441190028563E-008</text:p>
          </table:table-cell>
          <table:table-cell table:formula="of:=  ( ( ( BETAINV(RAND(); [.$D$2];[.$E$2]) + [.$F$2]) *[.$A16] *[.$B16] ) + RAND() ) / [.$G$2]" office:value-type="float" office:value="0.0000000509379990398884" calcext:value-type="float">
            <text:p>5.09379990398884E-008</text:p>
          </table:table-cell>
          <table:table-cell table:formula="of:=  ( ( ( BETAINV(RAND(); [.$D$2];[.$E$2]) + [.$F$2]) *[.$A16] *[.$B16] ) + RAND() ) / [.$G$2]" office:value-type="float" office:value="0.0000000948515921132639" calcext:value-type="float">
            <text:p>9.48515921132639E-008</text:p>
          </table:table-cell>
          <table:table-cell table:formula="of:=  ( ( ( BETAINV(RAND(); [.$D$2];[.$E$2]) + [.$F$2]) *[.$A16] *[.$B16] ) + RAND() ) / [.$G$2]" office:value-type="float" office:value="0.0000000273444540100172" calcext:value-type="float">
            <text:p>2.73444540100172E-008</text:p>
          </table:table-cell>
          <table:table-cell table:formula="of:=  ( ( ( BETAINV(RAND(); [.$D$2];[.$E$2]) + [.$F$2]) *[.$A16] *[.$B16] ) + RAND() ) / [.$G$2]" office:value-type="float" office:value="0.0000000385400549741462" calcext:value-type="float">
            <text:p>3.85400549741462E-008</text:p>
          </table:table-cell>
          <table:table-cell table:formula="of:=  ( ( ( BETAINV(RAND(); [.$D$2];[.$E$2]) + [.$F$2]) *[.$A16] *[.$B16] ) + RAND() ) / [.$G$2]" office:value-type="float" office:value="0.0000000896611505420879" calcext:value-type="float">
            <text:p>8.96611505420879E-008</text:p>
          </table:table-cell>
          <table:table-cell table:formula="of:=  ( ( ( BETAINV(RAND(); [.$D$2];[.$E$2]) + [.$F$2]) *[.$A16] *[.$B16] ) + RAND() ) / [.$G$2]" office:value-type="float" office:value="0.0000000186745250830427" calcext:value-type="float">
            <text:p>1.86745250830427E-008</text:p>
          </table:table-cell>
          <table:table-cell table:formula="of:=  ( ( ( BETAINV(RAND(); [.$D$2];[.$E$2]) + [.$F$2]) *[.$A16] *[.$B16] ) + RAND() ) / [.$G$2]" office:value-type="float" office:value="0.0000000445471605286002" calcext:value-type="float">
            <text:p>4.45471605286002E-008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formula="of:=  ( ( ( BETAINV(RAND(); [.$D$2];[.$E$2]) + [.$F$2]) *[.$A17] *[.$B17] ) + RAND() ) / [.$G$2]" office:value-type="float" office:value="0.0000000971828351961449" calcext:value-type="float">
            <text:p>9.71828351961449E-008</text:p>
          </table:table-cell>
          <table:table-cell table:formula="of:=  ( ( ( BETAINV(RAND(); [.$D$2];[.$E$2]) + [.$F$2]) *[.$A17] *[.$B17] ) + RAND() ) / [.$G$2]" office:value-type="float" office:value="0.0000000765942146535963" calcext:value-type="float">
            <text:p>7.65942146535963E-008</text:p>
          </table:table-cell>
          <table:table-cell table:formula="of:=  ( ( ( BETAINV(RAND(); [.$D$2];[.$E$2]) + [.$F$2]) *[.$A17] *[.$B17] ) + RAND() ) / [.$G$2]" office:value-type="float" office:value="0.00000000618920531123877" calcext:value-type="float">
            <text:p>6.18920531123877E-009</text:p>
          </table:table-cell>
          <table:table-cell table:formula="of:=  ( ( ( BETAINV(RAND(); [.$D$2];[.$E$2]) + [.$F$2]) *[.$A17] *[.$B17] ) + RAND() ) / [.$G$2]" office:value-type="float" office:value="0.0000000462960479548201" calcext:value-type="float">
            <text:p>4.62960479548201E-008</text:p>
          </table:table-cell>
          <table:table-cell table:formula="of:=  ( ( ( BETAINV(RAND(); [.$D$2];[.$E$2]) + [.$F$2]) *[.$A17] *[.$B17] ) + RAND() ) / [.$G$2]" office:value-type="float" office:value="0.00000000655995300039649" calcext:value-type="float">
            <text:p>6.55995300039649E-009</text:p>
          </table:table-cell>
          <table:table-cell table:formula="of:=  ( ( ( BETAINV(RAND(); [.$D$2];[.$E$2]) + [.$F$2]) *[.$A17] *[.$B17] ) + RAND() ) / [.$G$2]" office:value-type="float" office:value="0.0000000685941524803638" calcext:value-type="float">
            <text:p>6.85941524803638E-008</text:p>
          </table:table-cell>
          <table:table-cell table:formula="of:=  ( ( ( BETAINV(RAND(); [.$D$2];[.$E$2]) + [.$F$2]) *[.$A17] *[.$B17] ) + RAND() ) / [.$G$2]" office:value-type="float" office:value="0.0000000900378506630659" calcext:value-type="float">
            <text:p>0.00000009</text:p>
          </table:table-cell>
          <table:table-cell table:formula="of:=  ( ( ( BETAINV(RAND(); [.$D$2];[.$E$2]) + [.$F$2]) *[.$A17] *[.$B17] ) + RAND() ) / [.$G$2]" office:value-type="float" office:value="0.0000000132091337116435" calcext:value-type="float">
            <text:p>1.32091337116435E-008</text:p>
          </table:table-cell>
          <table:table-cell table:formula="of:=  ( ( ( BETAINV(RAND(); [.$D$2];[.$E$2]) + [.$F$2]) *[.$A17] *[.$B17] ) + RAND() ) / [.$G$2]" office:value-type="float" office:value="0.00000000971294068731368" calcext:value-type="float">
            <text:p>9.71294068731368E-009</text:p>
          </table:table-cell>
          <table:table-cell table:formula="of:=  ( ( ( BETAINV(RAND(); [.$D$2];[.$E$2]) + [.$F$2]) *[.$A17] *[.$B17] ) + RAND() ) / [.$G$2]" office:value-type="float" office:value="0.0000000710130576975644" calcext:value-type="float">
            <text:p>0.000000071</text:p>
          </table:table-cell>
          <table:table-cell table:formula="of:=  ( ( ( BETAINV(RAND(); [.$D$2];[.$E$2]) + [.$F$2]) *[.$A17] *[.$B17] ) + RAND() ) / [.$G$2]" office:value-type="float" office:value="0.0000000785958458436653" calcext:value-type="float">
            <text:p>7.85958458436653E-008</text:p>
          </table:table-cell>
          <table:table-cell table:formula="of:=  ( ( ( BETAINV(RAND(); [.$D$2];[.$E$2]) + [.$F$2]) *[.$A17] *[.$B17] ) + RAND() ) / [.$G$2]" office:value-type="float" office:value="0.0000000978780498262495" calcext:value-type="float">
            <text:p>9.78780498262495E-008</text:p>
          </table:table-cell>
          <table:table-cell table:formula="of:=  ( ( ( BETAINV(RAND(); [.$D$2];[.$E$2]) + [.$F$2]) *[.$A17] *[.$B17] ) + RAND() ) / [.$G$2]" office:value-type="float" office:value="0.0000000306157079990953" calcext:value-type="float">
            <text:p>3.06157079990953E-008</text:p>
          </table:table-cell>
          <table:table-cell table:formula="of:=  ( ( ( BETAINV(RAND(); [.$D$2];[.$E$2]) + [.$F$2]) *[.$A17] *[.$B17] ) + RAND() ) / [.$G$2]" office:value-type="float" office:value="0.000000068658860004507" calcext:value-type="float">
            <text:p>6.8658860004507E-008</text:p>
          </table:table-cell>
          <table:table-cell table:formula="of:=  ( ( ( BETAINV(RAND(); [.$D$2];[.$E$2]) + [.$F$2]) *[.$A17] *[.$B17] ) + RAND() ) / [.$G$2]" office:value-type="float" office:value="0.00000000877647362649441" calcext:value-type="float">
            <text:p>8.77647362649441E-009</text:p>
          </table:table-cell>
          <table:table-cell table:formula="of:=  ( ( ( BETAINV(RAND(); [.$D$2];[.$E$2]) + [.$F$2]) *[.$A17] *[.$B17] ) + RAND() ) / [.$G$2]" office:value-type="float" office:value="0.0000000492746525909752" calcext:value-type="float">
            <text:p>4.92746525909752E-008</text:p>
          </table:table-cell>
          <table:table-cell table:formula="of:=  ( ( ( BETAINV(RAND(); [.$D$2];[.$E$2]) + [.$F$2]) *[.$A17] *[.$B17] ) + RAND() ) / [.$G$2]" office:value-type="float" office:value="0.000000018017705809325" calcext:value-type="float">
            <text:p>0.000000018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 ( ( ( BETAINV(RAND(); [.$D$2];[.$E$2]) + [.$F$2]) *[.$A18] *[.$B18] ) + RAND() ) / [.$G$2]" office:value-type="float" office:value="0.0000000646988416556269" calcext:value-type="float">
            <text:p>6.46988416556269E-008</text:p>
          </table:table-cell>
          <table:table-cell table:formula="of:=  ( ( ( BETAINV(RAND(); [.$D$2];[.$E$2]) + [.$F$2]) *[.$A18] *[.$B18] ) + RAND() ) / [.$G$2]" office:value-type="float" office:value="0.0000000719988594995812" calcext:value-type="float">
            <text:p>0.000000072</text:p>
          </table:table-cell>
          <table:table-cell table:formula="of:=  ( ( ( BETAINV(RAND(); [.$D$2];[.$E$2]) + [.$F$2]) *[.$A18] *[.$B18] ) + RAND() ) / [.$G$2]" office:value-type="float" office:value="0.0000000274275655625388" calcext:value-type="float">
            <text:p>2.74275655625388E-008</text:p>
          </table:table-cell>
          <table:table-cell table:formula="of:=  ( ( ( BETAINV(RAND(); [.$D$2];[.$E$2]) + [.$F$2]) *[.$A18] *[.$B18] ) + RAND() ) / [.$G$2]" office:value-type="float" office:value="0.00000000156187058892101" calcext:value-type="float">
            <text:p>1.56187058892101E-009</text:p>
          </table:table-cell>
          <table:table-cell table:formula="of:=  ( ( ( BETAINV(RAND(); [.$D$2];[.$E$2]) + [.$F$2]) *[.$A18] *[.$B18] ) + RAND() ) / [.$G$2]" office:value-type="float" office:value="0.0000000603636359563097" calcext:value-type="float">
            <text:p>6.03636359563097E-008</text:p>
          </table:table-cell>
          <table:table-cell table:formula="of:=  ( ( ( BETAINV(RAND(); [.$D$2];[.$E$2]) + [.$F$2]) *[.$A18] *[.$B18] ) + RAND() ) / [.$G$2]" office:value-type="float" office:value="0.0000000313146481756121" calcext:value-type="float">
            <text:p>3.13146481756121E-008</text:p>
          </table:table-cell>
          <table:table-cell table:formula="of:=  ( ( ( BETAINV(RAND(); [.$D$2];[.$E$2]) + [.$F$2]) *[.$A18] *[.$B18] ) + RAND() ) / [.$G$2]" office:value-type="float" office:value="0.0000000537781861145049" calcext:value-type="float">
            <text:p>5.37781861145049E-008</text:p>
          </table:table-cell>
          <table:table-cell table:formula="of:=  ( ( ( BETAINV(RAND(); [.$D$2];[.$E$2]) + [.$F$2]) *[.$A18] *[.$B18] ) + RAND() ) / [.$G$2]" office:value-type="float" office:value="0.0000000506802526302636" calcext:value-type="float">
            <text:p>5.06802526302636E-008</text:p>
          </table:table-cell>
          <table:table-cell table:formula="of:=  ( ( ( BETAINV(RAND(); [.$D$2];[.$E$2]) + [.$F$2]) *[.$A18] *[.$B18] ) + RAND() ) / [.$G$2]" office:value-type="float" office:value="0.0000000916511748917401" calcext:value-type="float">
            <text:p>9.16511748917401E-008</text:p>
          </table:table-cell>
          <table:table-cell table:formula="of:=  ( ( ( BETAINV(RAND(); [.$D$2];[.$E$2]) + [.$F$2]) *[.$A18] *[.$B18] ) + RAND() ) / [.$G$2]" office:value-type="float" office:value="0.0000000440504303202033" calcext:value-type="float">
            <text:p>4.40504303202033E-008</text:p>
          </table:table-cell>
          <table:table-cell table:formula="of:=  ( ( ( BETAINV(RAND(); [.$D$2];[.$E$2]) + [.$F$2]) *[.$A18] *[.$B18] ) + RAND() ) / [.$G$2]" office:value-type="float" office:value="0.0000000694449036614969" calcext:value-type="float">
            <text:p>6.94449036614969E-008</text:p>
          </table:table-cell>
          <table:table-cell table:formula="of:=  ( ( ( BETAINV(RAND(); [.$D$2];[.$E$2]) + [.$F$2]) *[.$A18] *[.$B18] ) + RAND() ) / [.$G$2]" office:value-type="float" office:value="0.0000000393284951569512" calcext:value-type="float">
            <text:p>3.93284951569512E-008</text:p>
          </table:table-cell>
          <table:table-cell table:formula="of:=  ( ( ( BETAINV(RAND(); [.$D$2];[.$E$2]) + [.$F$2]) *[.$A18] *[.$B18] ) + RAND() ) / [.$G$2]" office:value-type="float" office:value="0.000000055343115166761" calcext:value-type="float">
            <text:p>5.5343115166761E-008</text:p>
          </table:table-cell>
          <table:table-cell table:formula="of:=  ( ( ( BETAINV(RAND(); [.$D$2];[.$E$2]) + [.$F$2]) *[.$A18] *[.$B18] ) + RAND() ) / [.$G$2]" office:value-type="float" office:value="0.0000000946213662158698" calcext:value-type="float">
            <text:p>9.46213662158698E-008</text:p>
          </table:table-cell>
          <table:table-cell table:formula="of:=  ( ( ( BETAINV(RAND(); [.$D$2];[.$E$2]) + [.$F$2]) *[.$A18] *[.$B18] ) + RAND() ) / [.$G$2]" office:value-type="float" office:value="0.00000000185460830107331" calcext:value-type="float">
            <text:p>1.85460830107331E-009</text:p>
          </table:table-cell>
          <table:table-cell table:formula="of:=  ( ( ( BETAINV(RAND(); [.$D$2];[.$E$2]) + [.$F$2]) *[.$A18] *[.$B18] ) + RAND() ) / [.$G$2]" office:value-type="float" office:value="0.0000000365752461832017" calcext:value-type="float">
            <text:p>3.65752461832017E-008</text:p>
          </table:table-cell>
          <table:table-cell table:formula="of:=  ( ( ( BETAINV(RAND(); [.$D$2];[.$E$2]) + [.$F$2]) *[.$A18] *[.$B18] ) + RAND() ) / [.$G$2]" office:value-type="float" office:value="0.0000000974259209353477" calcext:value-type="float">
            <text:p>9.74259209353477E-008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  ( ( ( BETAINV(RAND(); [.$D$2];[.$E$2]) + [.$F$2]) *[.$A19] *[.$B19] ) + RAND() ) / [.$G$2]" office:value-type="float" office:value="0.00000109399946644008" calcext:value-type="float">
            <text:p>0.000001094</text:p>
          </table:table-cell>
          <table:table-cell table:formula="of:=  ( ( ( BETAINV(RAND(); [.$D$2];[.$E$2]) + [.$F$2]) *[.$A19] *[.$B19] ) + RAND() ) / [.$G$2]" office:value-type="float" office:value="0.00000114164364956642" calcext:value-type="float">
            <text:p>1.14164364956642E-006</text:p>
          </table:table-cell>
          <table:table-cell table:formula="of:=  ( ( ( BETAINV(RAND(); [.$D$2];[.$E$2]) + [.$F$2]) *[.$A19] *[.$B19] ) + RAND() ) / [.$G$2]" office:value-type="float" office:value="0.00000103769266060539" calcext:value-type="float">
            <text:p>1.03769266060539E-006</text:p>
          </table:table-cell>
          <table:table-cell table:formula="of:=  ( ( ( BETAINV(RAND(); [.$D$2];[.$E$2]) + [.$F$2]) *[.$A19] *[.$B19] ) + RAND() ) / [.$G$2]" office:value-type="float" office:value="0.00000106566880239017" calcext:value-type="float">
            <text:p>1.06566880239017E-006</text:p>
          </table:table-cell>
          <table:table-cell table:formula="of:=  ( ( ( BETAINV(RAND(); [.$D$2];[.$E$2]) + [.$F$2]) *[.$A19] *[.$B19] ) + RAND() ) / [.$G$2]" office:value-type="float" office:value="0.00000112494304832785" calcext:value-type="float">
            <text:p>1.12494304832785E-006</text:p>
          </table:table-cell>
          <table:table-cell table:formula="of:=  ( ( ( BETAINV(RAND(); [.$D$2];[.$E$2]) + [.$F$2]) *[.$A19] *[.$B19] ) + RAND() ) / [.$G$2]" office:value-type="float" office:value="0.00000104240989440082" calcext:value-type="float">
            <text:p>1.04240989440082E-006</text:p>
          </table:table-cell>
          <table:table-cell table:formula="of:=  ( ( ( BETAINV(RAND(); [.$D$2];[.$E$2]) + [.$F$2]) *[.$A19] *[.$B19] ) + RAND() ) / [.$G$2]" office:value-type="float" office:value="0.00000102610063848173" calcext:value-type="float">
            <text:p>1.02610063848173E-006</text:p>
          </table:table-cell>
          <table:table-cell table:formula="of:=  ( ( ( BETAINV(RAND(); [.$D$2];[.$E$2]) + [.$F$2]) *[.$A19] *[.$B19] ) + RAND() ) / [.$G$2]" office:value-type="float" office:value="0.00000108271753273505" calcext:value-type="float">
            <text:p>1.08271753273505E-006</text:p>
          </table:table-cell>
          <table:table-cell table:formula="of:=  ( ( ( BETAINV(RAND(); [.$D$2];[.$E$2]) + [.$F$2]) *[.$A19] *[.$B19] ) + RAND() ) / [.$G$2]" office:value-type="float" office:value="0.00000108060121283798" calcext:value-type="float">
            <text:p>1.08060121283798E-006</text:p>
          </table:table-cell>
          <table:table-cell table:formula="of:=  ( ( ( BETAINV(RAND(); [.$D$2];[.$E$2]) + [.$F$2]) *[.$A19] *[.$B19] ) + RAND() ) / [.$G$2]" office:value-type="float" office:value="0.00000107280205873812" calcext:value-type="float">
            <text:p>1.07280205873812E-006</text:p>
          </table:table-cell>
          <table:table-cell table:formula="of:=  ( ( ( BETAINV(RAND(); [.$D$2];[.$E$2]) + [.$F$2]) *[.$A19] *[.$B19] ) + RAND() ) / [.$G$2]" office:value-type="float" office:value="0.00000102155977124379" calcext:value-type="float">
            <text:p>1.02155977124379E-006</text:p>
          </table:table-cell>
          <table:table-cell table:formula="of:=  ( ( ( BETAINV(RAND(); [.$D$2];[.$E$2]) + [.$F$2]) *[.$A19] *[.$B19] ) + RAND() ) / [.$G$2]" office:value-type="float" office:value="0.00000107008309193729" calcext:value-type="float">
            <text:p>1.07008309193729E-006</text:p>
          </table:table-cell>
          <table:table-cell table:formula="of:=  ( ( ( BETAINV(RAND(); [.$D$2];[.$E$2]) + [.$F$2]) *[.$A19] *[.$B19] ) + RAND() ) / [.$G$2]" office:value-type="float" office:value="0.00000110898806530212" calcext:value-type="float">
            <text:p>0.000001109</text:p>
          </table:table-cell>
          <table:table-cell table:formula="of:=  ( ( ( BETAINV(RAND(); [.$D$2];[.$E$2]) + [.$F$2]) *[.$A19] *[.$B19] ) + RAND() ) / [.$G$2]" office:value-type="float" office:value="0.00000102935059327509" calcext:value-type="float">
            <text:p>1.02935059327509E-006</text:p>
          </table:table-cell>
          <table:table-cell table:formula="of:=  ( ( ( BETAINV(RAND(); [.$D$2];[.$E$2]) + [.$F$2]) *[.$A19] *[.$B19] ) + RAND() ) / [.$G$2]" office:value-type="float" office:value="0.00000105348720411762" calcext:value-type="float">
            <text:p>1.05348720411762E-006</text:p>
          </table:table-cell>
          <table:table-cell table:formula="of:=  ( ( ( BETAINV(RAND(); [.$D$2];[.$E$2]) + [.$F$2]) *[.$A19] *[.$B19] ) + RAND() ) / [.$G$2]" office:value-type="float" office:value="0.00000106531223209718" calcext:value-type="float">
            <text:p>1.06531223209718E-006</text:p>
          </table:table-cell>
          <table:table-cell table:formula="of:=  ( ( ( BETAINV(RAND(); [.$D$2];[.$E$2]) + [.$F$2]) *[.$A19] *[.$B19] ) + RAND() ) / [.$G$2]" office:value-type="float" office:value="0.00000110931849475532" calcext:value-type="float">
            <text:p>1.10931849475532E-006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 ( ( ( BETAINV(RAND(); [.$D$2];[.$E$2]) + [.$F$2]) *[.$A20] *[.$B20] ) + RAND() ) / [.$G$2]" office:value-type="float" office:value="0.00000207976404455743" calcext:value-type="float">
            <text:p>2.07976404455743E-006</text:p>
          </table:table-cell>
          <table:table-cell table:formula="of:=  ( ( ( BETAINV(RAND(); [.$D$2];[.$E$2]) + [.$F$2]) *[.$A20] *[.$B20] ) + RAND() ) / [.$G$2]" office:value-type="float" office:value="0.00000205856744058158" calcext:value-type="float">
            <text:p>2.05856744058158E-006</text:p>
          </table:table-cell>
          <table:table-cell table:formula="of:=  ( ( ( BETAINV(RAND(); [.$D$2];[.$E$2]) + [.$F$2]) *[.$A20] *[.$B20] ) + RAND() ) / [.$G$2]" office:value-type="float" office:value="0.00000201825785617072" calcext:value-type="float">
            <text:p>2.01825785617072E-006</text:p>
          </table:table-cell>
          <table:table-cell table:formula="of:=  ( ( ( BETAINV(RAND(); [.$D$2];[.$E$2]) + [.$F$2]) *[.$A20] *[.$B20] ) + RAND() ) / [.$G$2]" office:value-type="float" office:value="0.00000203614395418309" calcext:value-type="float">
            <text:p>2.03614395418309E-006</text:p>
          </table:table-cell>
          <table:table-cell table:formula="of:=  ( ( ( BETAINV(RAND(); [.$D$2];[.$E$2]) + [.$F$2]) *[.$A20] *[.$B20] ) + RAND() ) / [.$G$2]" office:value-type="float" office:value="0.0000020460103205644" calcext:value-type="float">
            <text:p>0.000002046</text:p>
          </table:table-cell>
          <table:table-cell table:formula="of:=  ( ( ( BETAINV(RAND(); [.$D$2];[.$E$2]) + [.$F$2]) *[.$A20] *[.$B20] ) + RAND() ) / [.$G$2]" office:value-type="float" office:value="0.00000204395414772248" calcext:value-type="float">
            <text:p>0.000002044</text:p>
          </table:table-cell>
          <table:table-cell table:formula="of:=  ( ( ( BETAINV(RAND(); [.$D$2];[.$E$2]) + [.$F$2]) *[.$A20] *[.$B20] ) + RAND() ) / [.$G$2]" office:value-type="float" office:value="0.0000020291692594104" calcext:value-type="float">
            <text:p>2.0291692594104E-006</text:p>
          </table:table-cell>
          <table:table-cell table:formula="of:=  ( ( ( BETAINV(RAND(); [.$D$2];[.$E$2]) + [.$F$2]) *[.$A20] *[.$B20] ) + RAND() ) / [.$G$2]" office:value-type="float" office:value="0.00000201197523724537" calcext:value-type="float">
            <text:p>0.000002012</text:p>
          </table:table-cell>
          <table:table-cell table:formula="of:=  ( ( ( BETAINV(RAND(); [.$D$2];[.$E$2]) + [.$F$2]) *[.$A20] *[.$B20] ) + RAND() ) / [.$G$2]" office:value-type="float" office:value="0.00000207495953784248" calcext:value-type="float">
            <text:p>0.000002075</text:p>
          </table:table-cell>
          <table:table-cell table:formula="of:=  ( ( ( BETAINV(RAND(); [.$D$2];[.$E$2]) + [.$F$2]) *[.$A20] *[.$B20] ) + RAND() ) / [.$G$2]" office:value-type="float" office:value="0.00000201039877713027" calcext:value-type="float">
            <text:p>2.01039877713027E-006</text:p>
          </table:table-cell>
          <table:table-cell table:formula="of:=  ( ( ( BETAINV(RAND(); [.$D$2];[.$E$2]) + [.$F$2]) *[.$A20] *[.$B20] ) + RAND() ) / [.$G$2]" office:value-type="float" office:value="0.00000210823828783668" calcext:value-type="float">
            <text:p>2.10823828783668E-006</text:p>
          </table:table-cell>
          <table:table-cell table:formula="of:=  ( ( ( BETAINV(RAND(); [.$D$2];[.$E$2]) + [.$F$2]) *[.$A20] *[.$B20] ) + RAND() ) / [.$G$2]" office:value-type="float" office:value="0.0000020657378961465" calcext:value-type="float">
            <text:p>2.0657378961465E-006</text:p>
          </table:table-cell>
          <table:table-cell table:formula="of:=  ( ( ( BETAINV(RAND(); [.$D$2];[.$E$2]) + [.$F$2]) *[.$A20] *[.$B20] ) + RAND() ) / [.$G$2]" office:value-type="float" office:value="0.00000202757246503274" calcext:value-type="float">
            <text:p>2.02757246503274E-006</text:p>
          </table:table-cell>
          <table:table-cell table:formula="of:=  ( ( ( BETAINV(RAND(); [.$D$2];[.$E$2]) + [.$F$2]) *[.$A20] *[.$B20] ) + RAND() ) / [.$G$2]" office:value-type="float" office:value="0.0000020397794658224" calcext:value-type="float">
            <text:p>2.0397794658224E-006</text:p>
          </table:table-cell>
          <table:table-cell table:formula="of:=  ( ( ( BETAINV(RAND(); [.$D$2];[.$E$2]) + [.$F$2]) *[.$A20] *[.$B20] ) + RAND() ) / [.$G$2]" office:value-type="float" office:value="0.0000020848122518987" calcext:value-type="float">
            <text:p>2.0848122518987E-006</text:p>
          </table:table-cell>
          <table:table-cell table:formula="of:=  ( ( ( BETAINV(RAND(); [.$D$2];[.$E$2]) + [.$F$2]) *[.$A20] *[.$B20] ) + RAND() ) / [.$G$2]" office:value-type="float" office:value="0.00000203535677175356" calcext:value-type="float">
            <text:p>2.03535677175356E-006</text:p>
          </table:table-cell>
          <table:table-cell table:formula="of:=  ( ( ( BETAINV(RAND(); [.$D$2];[.$E$2]) + [.$F$2]) *[.$A20] *[.$B20] ) + RAND() ) / [.$G$2]" office:value-type="float" office:value="0.00000207520408136171" calcext:value-type="float">
            <text:p>2.07520408136171E-006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 ( ( ( BETAINV(RAND(); [.$D$2];[.$E$2]) + [.$F$2]) *[.$A21] *[.$B21] ) + RAND() ) / [.$G$2]" office:value-type="float" office:value="0.00000400964827176744" calcext:value-type="float">
            <text:p>4.00964827176744E-006</text:p>
          </table:table-cell>
          <table:table-cell table:formula="of:=  ( ( ( BETAINV(RAND(); [.$D$2];[.$E$2]) + [.$F$2]) *[.$A21] *[.$B21] ) + RAND() ) / [.$G$2]" office:value-type="float" office:value="0.00000405880576282276" calcext:value-type="float">
            <text:p>4.05880576282276E-006</text:p>
          </table:table-cell>
          <table:table-cell table:formula="of:=  ( ( ( BETAINV(RAND(); [.$D$2];[.$E$2]) + [.$F$2]) *[.$A21] *[.$B21] ) + RAND() ) / [.$G$2]" office:value-type="float" office:value="0.0000041220938695648" calcext:value-type="float">
            <text:p>4.1220938695648E-006</text:p>
          </table:table-cell>
          <table:table-cell table:formula="of:=  ( ( ( BETAINV(RAND(); [.$D$2];[.$E$2]) + [.$F$2]) *[.$A21] *[.$B21] ) + RAND() ) / [.$G$2]" office:value-type="float" office:value="0.0000040897126744454" calcext:value-type="float">
            <text:p>4.0897126744454E-006</text:p>
          </table:table-cell>
          <table:table-cell table:formula="of:=  ( ( ( BETAINV(RAND(); [.$D$2];[.$E$2]) + [.$F$2]) *[.$A21] *[.$B21] ) + RAND() ) / [.$G$2]" office:value-type="float" office:value="0.00000414318766234361" calcext:value-type="float">
            <text:p>4.14318766234361E-006</text:p>
          </table:table-cell>
          <table:table-cell table:formula="of:=  ( ( ( BETAINV(RAND(); [.$D$2];[.$E$2]) + [.$F$2]) *[.$A21] *[.$B21] ) + RAND() ) / [.$G$2]" office:value-type="float" office:value="0.00000410069108389633" calcext:value-type="float">
            <text:p>4.10069108389633E-006</text:p>
          </table:table-cell>
          <table:table-cell table:formula="of:=  ( ( ( BETAINV(RAND(); [.$D$2];[.$E$2]) + [.$F$2]) *[.$A21] *[.$B21] ) + RAND() ) / [.$G$2]" office:value-type="float" office:value="0.00000424498359554089" calcext:value-type="float">
            <text:p>0.000004245</text:p>
          </table:table-cell>
          <table:table-cell table:formula="of:=  ( ( ( BETAINV(RAND(); [.$D$2];[.$E$2]) + [.$F$2]) *[.$A21] *[.$B21] ) + RAND() ) / [.$G$2]" office:value-type="float" office:value="0.00000406590440701015" calcext:value-type="float">
            <text:p>4.06590440701015E-006</text:p>
          </table:table-cell>
          <table:table-cell table:formula="of:=  ( ( ( BETAINV(RAND(); [.$D$2];[.$E$2]) + [.$F$2]) *[.$A21] *[.$B21] ) + RAND() ) / [.$G$2]" office:value-type="float" office:value="0.00000405248500523062" calcext:value-type="float">
            <text:p>4.05248500523062E-006</text:p>
          </table:table-cell>
          <table:table-cell table:formula="of:=  ( ( ( BETAINV(RAND(); [.$D$2];[.$E$2]) + [.$F$2]) *[.$A21] *[.$B21] ) + RAND() ) / [.$G$2]" office:value-type="float" office:value="0.00000416580544581861" calcext:value-type="float">
            <text:p>4.16580544581861E-006</text:p>
          </table:table-cell>
          <table:table-cell table:formula="of:=  ( ( ( BETAINV(RAND(); [.$D$2];[.$E$2]) + [.$F$2]) *[.$A21] *[.$B21] ) + RAND() ) / [.$G$2]" office:value-type="float" office:value="0.00000406723444541129" calcext:value-type="float">
            <text:p>4.06723444541129E-006</text:p>
          </table:table-cell>
          <table:table-cell table:formula="of:=  ( ( ( BETAINV(RAND(); [.$D$2];[.$E$2]) + [.$F$2]) *[.$A21] *[.$B21] ) + RAND() ) / [.$G$2]" office:value-type="float" office:value="0.00000419436345458808" calcext:value-type="float">
            <text:p>4.19436345458808E-006</text:p>
          </table:table-cell>
          <table:table-cell table:formula="of:=  ( ( ( BETAINV(RAND(); [.$D$2];[.$E$2]) + [.$F$2]) *[.$A21] *[.$B21] ) + RAND() ) / [.$G$2]" office:value-type="float" office:value="0.00000410236252996648" calcext:value-type="float">
            <text:p>4.10236252996648E-006</text:p>
          </table:table-cell>
          <table:table-cell table:formula="of:=  ( ( ( BETAINV(RAND(); [.$D$2];[.$E$2]) + [.$F$2]) *[.$A21] *[.$B21] ) + RAND() ) / [.$G$2]" office:value-type="float" office:value="0.00000413182400377499" calcext:value-type="float">
            <text:p>4.13182400377499E-006</text:p>
          </table:table-cell>
          <table:table-cell table:formula="of:=  ( ( ( BETAINV(RAND(); [.$D$2];[.$E$2]) + [.$F$2]) *[.$A21] *[.$B21] ) + RAND() ) / [.$G$2]" office:value-type="float" office:value="0.00000404646088512864" calcext:value-type="float">
            <text:p>4.04646088512864E-006</text:p>
          </table:table-cell>
          <table:table-cell table:formula="of:=  ( ( ( BETAINV(RAND(); [.$D$2];[.$E$2]) + [.$F$2]) *[.$A21] *[.$B21] ) + RAND() ) / [.$G$2]" office:value-type="float" office:value="0.00000403488187217817" calcext:value-type="float">
            <text:p>4.03488187217817E-006</text:p>
          </table:table-cell>
          <table:table-cell table:formula="of:=  ( ( ( BETAINV(RAND(); [.$D$2];[.$E$2]) + [.$F$2]) *[.$A21] *[.$B21] ) + RAND() ) / [.$G$2]" office:value-type="float" office:value="0.00000410931008375903" calcext:value-type="float">
            <text:p>4.10931008375903E-006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  ( ( ( BETAINV(RAND(); [.$D$2];[.$E$2]) + [.$F$2]) *[.$A22] *[.$B22] ) + RAND() ) / [.$G$2]" office:value-type="float" office:value="0.00000828706179184741" calcext:value-type="float">
            <text:p>8.28706179184741E-006</text:p>
          </table:table-cell>
          <table:table-cell table:formula="of:=  ( ( ( BETAINV(RAND(); [.$D$2];[.$E$2]) + [.$F$2]) *[.$A22] *[.$B22] ) + RAND() ) / [.$G$2]" office:value-type="float" office:value="0.00000822646455954564" calcext:value-type="float">
            <text:p>8.22646455954564E-006</text:p>
          </table:table-cell>
          <table:table-cell table:formula="of:=  ( ( ( BETAINV(RAND(); [.$D$2];[.$E$2]) + [.$F$2]) *[.$A22] *[.$B22] ) + RAND() ) / [.$G$2]" office:value-type="float" office:value="0.00000818670950403547" calcext:value-type="float">
            <text:p>8.18670950403547E-006</text:p>
          </table:table-cell>
          <table:table-cell table:formula="of:=  ( ( ( BETAINV(RAND(); [.$D$2];[.$E$2]) + [.$F$2]) *[.$A22] *[.$B22] ) + RAND() ) / [.$G$2]" office:value-type="float" office:value="0.00000803337418257961" calcext:value-type="float">
            <text:p>8.03337418257961E-006</text:p>
          </table:table-cell>
          <table:table-cell table:formula="of:=  ( ( ( BETAINV(RAND(); [.$D$2];[.$E$2]) + [.$F$2]) *[.$A22] *[.$B22] ) + RAND() ) / [.$G$2]" office:value-type="float" office:value="0.00000807380583232304" calcext:value-type="float">
            <text:p>8.07380583232304E-006</text:p>
          </table:table-cell>
          <table:table-cell table:formula="of:=  ( ( ( BETAINV(RAND(); [.$D$2];[.$E$2]) + [.$F$2]) *[.$A22] *[.$B22] ) + RAND() ) / [.$G$2]" office:value-type="float" office:value="0.00000810956910758707" calcext:value-type="float">
            <text:p>8.10956910758707E-006</text:p>
          </table:table-cell>
          <table:table-cell table:formula="of:=  ( ( ( BETAINV(RAND(); [.$D$2];[.$E$2]) + [.$F$2]) *[.$A22] *[.$B22] ) + RAND() ) / [.$G$2]" office:value-type="float" office:value="0.00000816920406934059" calcext:value-type="float">
            <text:p>8.16920406934059E-006</text:p>
          </table:table-cell>
          <table:table-cell table:formula="of:=  ( ( ( BETAINV(RAND(); [.$D$2];[.$E$2]) + [.$F$2]) *[.$A22] *[.$B22] ) + RAND() ) / [.$G$2]" office:value-type="float" office:value="0.00000820136125183713" calcext:value-type="float">
            <text:p>8.20136125183713E-006</text:p>
          </table:table-cell>
          <table:table-cell table:formula="of:=  ( ( ( BETAINV(RAND(); [.$D$2];[.$E$2]) + [.$F$2]) *[.$A22] *[.$B22] ) + RAND() ) / [.$G$2]" office:value-type="float" office:value="0.00000836203270316034" calcext:value-type="float">
            <text:p>0.000008362</text:p>
          </table:table-cell>
          <table:table-cell table:formula="of:=  ( ( ( BETAINV(RAND(); [.$D$2];[.$E$2]) + [.$F$2]) *[.$A22] *[.$B22] ) + RAND() ) / [.$G$2]" office:value-type="float" office:value="0.00000821790264990531" calcext:value-type="float">
            <text:p>8.21790264990531E-006</text:p>
          </table:table-cell>
          <table:table-cell table:formula="of:=  ( ( ( BETAINV(RAND(); [.$D$2];[.$E$2]) + [.$F$2]) *[.$A22] *[.$B22] ) + RAND() ) / [.$G$2]" office:value-type="float" office:value="0.00000804686283140355" calcext:value-type="float">
            <text:p>8.04686283140355E-006</text:p>
          </table:table-cell>
          <table:table-cell table:formula="of:=  ( ( ( BETAINV(RAND(); [.$D$2];[.$E$2]) + [.$F$2]) *[.$A22] *[.$B22] ) + RAND() ) / [.$G$2]" office:value-type="float" office:value="0.00000825846581690727" calcext:value-type="float">
            <text:p>8.25846581690727E-006</text:p>
          </table:table-cell>
          <table:table-cell table:formula="of:=  ( ( ( BETAINV(RAND(); [.$D$2];[.$E$2]) + [.$F$2]) *[.$A22] *[.$B22] ) + RAND() ) / [.$G$2]" office:value-type="float" office:value="0.00000815820381225766" calcext:value-type="float">
            <text:p>8.15820381225766E-006</text:p>
          </table:table-cell>
          <table:table-cell table:formula="of:=  ( ( ( BETAINV(RAND(); [.$D$2];[.$E$2]) + [.$F$2]) *[.$A22] *[.$B22] ) + RAND() ) / [.$G$2]" office:value-type="float" office:value="0.00000811976318687196" calcext:value-type="float">
            <text:p>8.11976318687196E-006</text:p>
          </table:table-cell>
          <table:table-cell table:formula="of:=  ( ( ( BETAINV(RAND(); [.$D$2];[.$E$2]) + [.$F$2]) *[.$A22] *[.$B22] ) + RAND() ) / [.$G$2]" office:value-type="float" office:value="0.00000824883774368511" calcext:value-type="float">
            <text:p>8.24883774368511E-006</text:p>
          </table:table-cell>
          <table:table-cell table:formula="of:=  ( ( ( BETAINV(RAND(); [.$D$2];[.$E$2]) + [.$F$2]) *[.$A22] *[.$B22] ) + RAND() ) / [.$G$2]" office:value-type="float" office:value="0.00000804060772090386" calcext:value-type="float">
            <text:p>8.04060772090386E-006</text:p>
          </table:table-cell>
          <table:table-cell table:formula="of:=  ( ( ( BETAINV(RAND(); [.$D$2];[.$E$2]) + [.$F$2]) *[.$A22] *[.$B22] ) + RAND() ) / [.$G$2]" office:value-type="float" office:value="0.0000080663143115034" calcext:value-type="float">
            <text:p>8.0663143115034E-006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  ( ( ( BETAINV(RAND(); [.$D$2];[.$E$2]) + [.$F$2]) *[.$A23] *[.$B23] ) + RAND() ) / [.$G$2]" office:value-type="float" office:value="0.0000163582095961706" calcext:value-type="float">
            <text:p>1.63582095961706E-005</text:p>
          </table:table-cell>
          <table:table-cell table:formula="of:=  ( ( ( BETAINV(RAND(); [.$D$2];[.$E$2]) + [.$F$2]) *[.$A23] *[.$B23] ) + RAND() ) / [.$G$2]" office:value-type="float" office:value="0.000016421899176513" calcext:value-type="float">
            <text:p>1.6421899176513E-005</text:p>
          </table:table-cell>
          <table:table-cell table:formula="of:=  ( ( ( BETAINV(RAND(); [.$D$2];[.$E$2]) + [.$F$2]) *[.$A23] *[.$B23] ) + RAND() ) / [.$G$2]" office:value-type="float" office:value="0.0000167618776683" calcext:value-type="float">
            <text:p>1.67618776683E-005</text:p>
          </table:table-cell>
          <table:table-cell table:formula="of:=  ( ( ( BETAINV(RAND(); [.$D$2];[.$E$2]) + [.$F$2]) *[.$A23] *[.$B23] ) + RAND() ) / [.$G$2]" office:value-type="float" office:value="0.0000165787902591898" calcext:value-type="float">
            <text:p>1.65787902591898E-005</text:p>
          </table:table-cell>
          <table:table-cell table:formula="of:=  ( ( ( BETAINV(RAND(); [.$D$2];[.$E$2]) + [.$F$2]) *[.$A23] *[.$B23] ) + RAND() ) / [.$G$2]" office:value-type="float" office:value="0.0000163660591842379" calcext:value-type="float">
            <text:p>1.63660591842379E-005</text:p>
          </table:table-cell>
          <table:table-cell table:formula="of:=  ( ( ( BETAINV(RAND(); [.$D$2];[.$E$2]) + [.$F$2]) *[.$A23] *[.$B23] ) + RAND() ) / [.$G$2]" office:value-type="float" office:value="0.0000161949603595995" calcext:value-type="float">
            <text:p>0.000016195</text:p>
          </table:table-cell>
          <table:table-cell table:formula="of:=  ( ( ( BETAINV(RAND(); [.$D$2];[.$E$2]) + [.$F$2]) *[.$A23] *[.$B23] ) + RAND() ) / [.$G$2]" office:value-type="float" office:value="0.0000165402229268329" calcext:value-type="float">
            <text:p>1.65402229268329E-005</text:p>
          </table:table-cell>
          <table:table-cell table:formula="of:=  ( ( ( BETAINV(RAND(); [.$D$2];[.$E$2]) + [.$F$2]) *[.$A23] *[.$B23] ) + RAND() ) / [.$G$2]" office:value-type="float" office:value="0.0000160950134197353" calcext:value-type="float">
            <text:p>0.000016095</text:p>
          </table:table-cell>
          <table:table-cell table:formula="of:=  ( ( ( BETAINV(RAND(); [.$D$2];[.$E$2]) + [.$F$2]) *[.$A23] *[.$B23] ) + RAND() ) / [.$G$2]" office:value-type="float" office:value="0.0000165242814850532" calcext:value-type="float">
            <text:p>1.65242814850532E-005</text:p>
          </table:table-cell>
          <table:table-cell table:formula="of:=  ( ( ( BETAINV(RAND(); [.$D$2];[.$E$2]) + [.$F$2]) *[.$A23] *[.$B23] ) + RAND() ) / [.$G$2]" office:value-type="float" office:value="0.0000161608987455269" calcext:value-type="float">
            <text:p>1.61608987455269E-005</text:p>
          </table:table-cell>
          <table:table-cell table:formula="of:=  ( ( ( BETAINV(RAND(); [.$D$2];[.$E$2]) + [.$F$2]) *[.$A23] *[.$B23] ) + RAND() ) / [.$G$2]" office:value-type="float" office:value="0.0000161476255190578" calcext:value-type="float">
            <text:p>1.61476255190578E-005</text:p>
          </table:table-cell>
          <table:table-cell table:formula="of:=  ( ( ( BETAINV(RAND(); [.$D$2];[.$E$2]) + [.$F$2]) *[.$A23] *[.$B23] ) + RAND() ) / [.$G$2]" office:value-type="float" office:value="0.0000165449461801126" calcext:value-type="float">
            <text:p>1.65449461801126E-005</text:p>
          </table:table-cell>
          <table:table-cell table:formula="of:=  ( ( ( BETAINV(RAND(); [.$D$2];[.$E$2]) + [.$F$2]) *[.$A23] *[.$B23] ) + RAND() ) / [.$G$2]" office:value-type="float" office:value="0.0000163980567678135" calcext:value-type="float">
            <text:p>1.63980567678135E-005</text:p>
          </table:table-cell>
          <table:table-cell table:formula="of:=  ( ( ( BETAINV(RAND(); [.$D$2];[.$E$2]) + [.$F$2]) *[.$A23] *[.$B23] ) + RAND() ) / [.$G$2]" office:value-type="float" office:value="0.0000160142953935757" calcext:value-type="float">
            <text:p>1.60142953935757E-005</text:p>
          </table:table-cell>
          <table:table-cell table:formula="of:=  ( ( ( BETAINV(RAND(); [.$D$2];[.$E$2]) + [.$F$2]) *[.$A23] *[.$B23] ) + RAND() ) / [.$G$2]" office:value-type="float" office:value="0.0000161743991172704" calcext:value-type="float">
            <text:p>1.61743991172704E-005</text:p>
          </table:table-cell>
          <table:table-cell table:formula="of:=  ( ( ( BETAINV(RAND(); [.$D$2];[.$E$2]) + [.$F$2]) *[.$A23] *[.$B23] ) + RAND() ) / [.$G$2]" office:value-type="float" office:value="0.0000166016320732193" calcext:value-type="float">
            <text:p>1.66016320732193E-005</text:p>
          </table:table-cell>
          <table:table-cell table:formula="of:=  ( ( ( BETAINV(RAND(); [.$D$2];[.$E$2]) + [.$F$2]) *[.$A23] *[.$B23] ) + RAND() ) / [.$G$2]" office:value-type="float" office:value="0.0000164068887681388" calcext:value-type="float">
            <text:p>1.64068887681388E-005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  ( ( ( BETAINV(RAND(); [.$D$2];[.$E$2]) + [.$F$2]) *[.$A24] *[.$B24] ) + RAND() ) / [.$G$2]" office:value-type="float" office:value="0.000032826985757832" calcext:value-type="float">
            <text:p>0.000032827</text:p>
          </table:table-cell>
          <table:table-cell table:formula="of:=  ( ( ( BETAINV(RAND(); [.$D$2];[.$E$2]) + [.$F$2]) *[.$A24] *[.$B24] ) + RAND() ) / [.$G$2]" office:value-type="float" office:value="0.0000320849350842889" calcext:value-type="float">
            <text:p>3.20849350842889E-005</text:p>
          </table:table-cell>
          <table:table-cell table:formula="of:=  ( ( ( BETAINV(RAND(); [.$D$2];[.$E$2]) + [.$F$2]) *[.$A24] *[.$B24] ) + RAND() ) / [.$G$2]" office:value-type="float" office:value="0.0000326318132210321" calcext:value-type="float">
            <text:p>3.26318132210321E-005</text:p>
          </table:table-cell>
          <table:table-cell table:formula="of:=  ( ( ( BETAINV(RAND(); [.$D$2];[.$E$2]) + [.$F$2]) *[.$A24] *[.$B24] ) + RAND() ) / [.$G$2]" office:value-type="float" office:value="0.0000335951996818177" calcext:value-type="float">
            <text:p>3.35951996818177E-005</text:p>
          </table:table-cell>
          <table:table-cell table:formula="of:=  ( ( ( BETAINV(RAND(); [.$D$2];[.$E$2]) + [.$F$2]) *[.$A24] *[.$B24] ) + RAND() ) / [.$G$2]" office:value-type="float" office:value="0.0000324969317287249" calcext:value-type="float">
            <text:p>3.24969317287249E-005</text:p>
          </table:table-cell>
          <table:table-cell table:formula="of:=  ( ( ( BETAINV(RAND(); [.$D$2];[.$E$2]) + [.$F$2]) *[.$A24] *[.$B24] ) + RAND() ) / [.$G$2]" office:value-type="float" office:value="0.0000337941708474572" calcext:value-type="float">
            <text:p>3.37941708474572E-005</text:p>
          </table:table-cell>
          <table:table-cell table:formula="of:=  ( ( ( BETAINV(RAND(); [.$D$2];[.$E$2]) + [.$F$2]) *[.$A24] *[.$B24] ) + RAND() ) / [.$G$2]" office:value-type="float" office:value="0.0000323004833245154" calcext:value-type="float">
            <text:p>3.23004833245154E-005</text:p>
          </table:table-cell>
          <table:table-cell table:formula="of:=  ( ( ( BETAINV(RAND(); [.$D$2];[.$E$2]) + [.$F$2]) *[.$A24] *[.$B24] ) + RAND() ) / [.$G$2]" office:value-type="float" office:value="0.0000331123913671472" calcext:value-type="float">
            <text:p>3.31123913671472E-005</text:p>
          </table:table-cell>
          <table:table-cell table:formula="of:=  ( ( ( BETAINV(RAND(); [.$D$2];[.$E$2]) + [.$F$2]) *[.$A24] *[.$B24] ) + RAND() ) / [.$G$2]" office:value-type="float" office:value="0.0000326017754136725" calcext:value-type="float">
            <text:p>3.26017754136725E-005</text:p>
          </table:table-cell>
          <table:table-cell table:formula="of:=  ( ( ( BETAINV(RAND(); [.$D$2];[.$E$2]) + [.$F$2]) *[.$A24] *[.$B24] ) + RAND() ) / [.$G$2]" office:value-type="float" office:value="0.000032224419561827" calcext:value-type="float">
            <text:p>3.2224419561827E-005</text:p>
          </table:table-cell>
          <table:table-cell table:formula="of:=  ( ( ( BETAINV(RAND(); [.$D$2];[.$E$2]) + [.$F$2]) *[.$A24] *[.$B24] ) + RAND() ) / [.$G$2]" office:value-type="float" office:value="0.0000334086171993593" calcext:value-type="float">
            <text:p>3.34086171993593E-005</text:p>
          </table:table-cell>
          <table:table-cell table:formula="of:=  ( ( ( BETAINV(RAND(); [.$D$2];[.$E$2]) + [.$F$2]) *[.$A24] *[.$B24] ) + RAND() ) / [.$G$2]" office:value-type="float" office:value="0.0000327204862976378" calcext:value-type="float">
            <text:p>3.27204862976378E-005</text:p>
          </table:table-cell>
          <table:table-cell table:formula="of:=  ( ( ( BETAINV(RAND(); [.$D$2];[.$E$2]) + [.$F$2]) *[.$A24] *[.$B24] ) + RAND() ) / [.$G$2]" office:value-type="float" office:value="0.0000320927251678557" calcext:value-type="float">
            <text:p>3.20927251678557E-005</text:p>
          </table:table-cell>
          <table:table-cell table:formula="of:=  ( ( ( BETAINV(RAND(); [.$D$2];[.$E$2]) + [.$F$2]) *[.$A24] *[.$B24] ) + RAND() ) / [.$G$2]" office:value-type="float" office:value="0.0000322084128169115" calcext:value-type="float">
            <text:p>3.22084128169115E-005</text:p>
          </table:table-cell>
          <table:table-cell table:formula="of:=  ( ( ( BETAINV(RAND(); [.$D$2];[.$E$2]) + [.$F$2]) *[.$A24] *[.$B24] ) + RAND() ) / [.$G$2]" office:value-type="float" office:value="0.0000321471643047242" calcext:value-type="float">
            <text:p>3.21471643047242E-005</text:p>
          </table:table-cell>
          <table:table-cell table:formula="of:=  ( ( ( BETAINV(RAND(); [.$D$2];[.$E$2]) + [.$F$2]) *[.$A24] *[.$B24] ) + RAND() ) / [.$G$2]" office:value-type="float" office:value="0.0000329729032234518" calcext:value-type="float">
            <text:p>3.29729032234518E-005</text:p>
          </table:table-cell>
          <table:table-cell table:formula="of:=  ( ( ( BETAINV(RAND(); [.$D$2];[.$E$2]) + [.$F$2]) *[.$A24] *[.$B24] ) + RAND() ) / [.$G$2]" office:value-type="float" office:value="0.0000321398624380632" calcext:value-type="float">
            <text:p>3.21398624380632E-005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  ( ( ( BETAINV(RAND(); [.$D$2];[.$E$2]) + [.$F$2]) *[.$A25] *[.$B25] ) + RAND() ) / [.$G$2]" office:value-type="float" office:value="0.0000647376747314062" calcext:value-type="float">
            <text:p>6.47376747314062E-005</text:p>
          </table:table-cell>
          <table:table-cell table:formula="of:=  ( ( ( BETAINV(RAND(); [.$D$2];[.$E$2]) + [.$F$2]) *[.$A25] *[.$B25] ) + RAND() ) / [.$G$2]" office:value-type="float" office:value="0.0000662035647452809" calcext:value-type="float">
            <text:p>6.62035647452809E-005</text:p>
          </table:table-cell>
          <table:table-cell table:formula="of:=  ( ( ( BETAINV(RAND(); [.$D$2];[.$E$2]) + [.$F$2]) *[.$A25] *[.$B25] ) + RAND() ) / [.$G$2]" office:value-type="float" office:value="0.0000645442649885264" calcext:value-type="float">
            <text:p>6.45442649885264E-005</text:p>
          </table:table-cell>
          <table:table-cell table:formula="of:=  ( ( ( BETAINV(RAND(); [.$D$2];[.$E$2]) + [.$F$2]) *[.$A25] *[.$B25] ) + RAND() ) / [.$G$2]" office:value-type="float" office:value="0.0000643703041167762" calcext:value-type="float">
            <text:p>6.43703041167762E-005</text:p>
          </table:table-cell>
          <table:table-cell table:formula="of:=  ( ( ( BETAINV(RAND(); [.$D$2];[.$E$2]) + [.$F$2]) *[.$A25] *[.$B25] ) + RAND() ) / [.$G$2]" office:value-type="float" office:value="0.0000645725613590607" calcext:value-type="float">
            <text:p>6.45725613590607E-005</text:p>
          </table:table-cell>
          <table:table-cell table:formula="of:=  ( ( ( BETAINV(RAND(); [.$D$2];[.$E$2]) + [.$F$2]) *[.$A25] *[.$B25] ) + RAND() ) / [.$G$2]" office:value-type="float" office:value="0.0000641847033680977" calcext:value-type="float">
            <text:p>6.41847033680977E-005</text:p>
          </table:table-cell>
          <table:table-cell table:formula="of:=  ( ( ( BETAINV(RAND(); [.$D$2];[.$E$2]) + [.$F$2]) *[.$A25] *[.$B25] ) + RAND() ) / [.$G$2]" office:value-type="float" office:value="0.0000642351399783523" calcext:value-type="float">
            <text:p>6.42351399783523E-005</text:p>
          </table:table-cell>
          <table:table-cell table:formula="of:=  ( ( ( BETAINV(RAND(); [.$D$2];[.$E$2]) + [.$F$2]) *[.$A25] *[.$B25] ) + RAND() ) / [.$G$2]" office:value-type="float" office:value="0.0000666496224695891" calcext:value-type="float">
            <text:p>6.66496224695891E-005</text:p>
          </table:table-cell>
          <table:table-cell table:formula="of:=  ( ( ( BETAINV(RAND(); [.$D$2];[.$E$2]) + [.$F$2]) *[.$A25] *[.$B25] ) + RAND() ) / [.$G$2]" office:value-type="float" office:value="0.0000657722307139563" calcext:value-type="float">
            <text:p>6.57722307139563E-005</text:p>
          </table:table-cell>
          <table:table-cell table:formula="of:=  ( ( ( BETAINV(RAND(); [.$D$2];[.$E$2]) + [.$F$2]) *[.$A25] *[.$B25] ) + RAND() ) / [.$G$2]" office:value-type="float" office:value="0.0000643236046952548" calcext:value-type="float">
            <text:p>6.43236046952548E-005</text:p>
          </table:table-cell>
          <table:table-cell table:formula="of:=  ( ( ( BETAINV(RAND(); [.$D$2];[.$E$2]) + [.$F$2]) *[.$A25] *[.$B25] ) + RAND() ) / [.$G$2]" office:value-type="float" office:value="0.0000648740003508276" calcext:value-type="float">
            <text:p>0.000064874</text:p>
          </table:table-cell>
          <table:table-cell table:formula="of:=  ( ( ( BETAINV(RAND(); [.$D$2];[.$E$2]) + [.$F$2]) *[.$A25] *[.$B25] ) + RAND() ) / [.$G$2]" office:value-type="float" office:value="0.0000648345812866698" calcext:value-type="float">
            <text:p>6.48345812866698E-005</text:p>
          </table:table-cell>
          <table:table-cell table:formula="of:=  ( ( ( BETAINV(RAND(); [.$D$2];[.$E$2]) + [.$F$2]) *[.$A25] *[.$B25] ) + RAND() ) / [.$G$2]" office:value-type="float" office:value="0.0000653180800656192" calcext:value-type="float">
            <text:p>6.53180800656192E-005</text:p>
          </table:table-cell>
          <table:table-cell table:formula="of:=  ( ( ( BETAINV(RAND(); [.$D$2];[.$E$2]) + [.$F$2]) *[.$A25] *[.$B25] ) + RAND() ) / [.$G$2]" office:value-type="float" office:value="0.0000642109237257494" calcext:value-type="float">
            <text:p>6.42109237257494E-005</text:p>
          </table:table-cell>
          <table:table-cell table:formula="of:=  ( ( ( BETAINV(RAND(); [.$D$2];[.$E$2]) + [.$F$2]) *[.$A25] *[.$B25] ) + RAND() ) / [.$G$2]" office:value-type="float" office:value="0.0000647675492967131" calcext:value-type="float">
            <text:p>6.47675492967131E-005</text:p>
          </table:table-cell>
          <table:table-cell table:formula="of:=  ( ( ( BETAINV(RAND(); [.$D$2];[.$E$2]) + [.$F$2]) *[.$A25] *[.$B25] ) + RAND() ) / [.$G$2]" office:value-type="float" office:value="0.0000651642987865669" calcext:value-type="float">
            <text:p>6.51642987865669E-005</text:p>
          </table:table-cell>
          <table:table-cell table:formula="of:=  ( ( ( BETAINV(RAND(); [.$D$2];[.$E$2]) + [.$F$2]) *[.$A25] *[.$B25] ) + RAND() ) / [.$G$2]" office:value-type="float" office:value="0.0000650533770425835" calcext:value-type="float">
            <text:p>6.50533770425835E-005</text:p>
          </table:table-cell>
          <table:table-cell table:number-columns-repeated="100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  ( ( ( BETAINV(RAND(); [.$D$2];[.$E$2]) + [.$F$2]) *[.$A26] *[.$B26] ) + RAND() ) / [.$G$2]" office:value-type="float" office:value="0.000131994228102322" calcext:value-type="float">
            <text:p>0.0001319942</text:p>
          </table:table-cell>
          <table:table-cell table:formula="of:=  ( ( ( BETAINV(RAND(); [.$D$2];[.$E$2]) + [.$F$2]) *[.$A26] *[.$B26] ) + RAND() ) / [.$G$2]" office:value-type="float" office:value="0.000128147264566603" calcext:value-type="float">
            <text:p>0.0001281473</text:p>
          </table:table-cell>
          <table:table-cell table:formula="of:=  ( ( ( BETAINV(RAND(); [.$D$2];[.$E$2]) + [.$F$2]) *[.$A26] *[.$B26] ) + RAND() ) / [.$G$2]" office:value-type="float" office:value="0.000134680693844936" calcext:value-type="float">
            <text:p>0.0001346807</text:p>
          </table:table-cell>
          <table:table-cell table:formula="of:=  ( ( ( BETAINV(RAND(); [.$D$2];[.$E$2]) + [.$F$2]) *[.$A26] *[.$B26] ) + RAND() ) / [.$G$2]" office:value-type="float" office:value="0.000128320668872287" calcext:value-type="float">
            <text:p>0.0001283207</text:p>
          </table:table-cell>
          <table:table-cell table:formula="of:=  ( ( ( BETAINV(RAND(); [.$D$2];[.$E$2]) + [.$F$2]) *[.$A26] *[.$B26] ) + RAND() ) / [.$G$2]" office:value-type="float" office:value="0.000128332455773011" calcext:value-type="float">
            <text:p>0.0001283325</text:p>
          </table:table-cell>
          <table:table-cell table:formula="of:=  ( ( ( BETAINV(RAND(); [.$D$2];[.$E$2]) + [.$F$2]) *[.$A26] *[.$B26] ) + RAND() ) / [.$G$2]" office:value-type="float" office:value="0.000131219470305259" calcext:value-type="float">
            <text:p>0.0001312195</text:p>
          </table:table-cell>
          <table:table-cell table:formula="of:=  ( ( ( BETAINV(RAND(); [.$D$2];[.$E$2]) + [.$F$2]) *[.$A26] *[.$B26] ) + RAND() ) / [.$G$2]" office:value-type="float" office:value="0.000132484631069435" calcext:value-type="float">
            <text:p>0.0001324846</text:p>
          </table:table-cell>
          <table:table-cell table:formula="of:=  ( ( ( BETAINV(RAND(); [.$D$2];[.$E$2]) + [.$F$2]) *[.$A26] *[.$B26] ) + RAND() ) / [.$G$2]" office:value-type="float" office:value="0.000129054959987691" calcext:value-type="float">
            <text:p>0.000129055</text:p>
          </table:table-cell>
          <table:table-cell table:formula="of:=  ( ( ( BETAINV(RAND(); [.$D$2];[.$E$2]) + [.$F$2]) *[.$A26] *[.$B26] ) + RAND() ) / [.$G$2]" office:value-type="float" office:value="0.000129527662929226" calcext:value-type="float">
            <text:p>0.0001295277</text:p>
          </table:table-cell>
          <table:table-cell table:formula="of:=  ( ( ( BETAINV(RAND(); [.$D$2];[.$E$2]) + [.$F$2]) *[.$A26] *[.$B26] ) + RAND() ) / [.$G$2]" office:value-type="float" office:value="0.000128613070170243" calcext:value-type="float">
            <text:p>0.0001286131</text:p>
          </table:table-cell>
          <table:table-cell table:formula="of:=  ( ( ( BETAINV(RAND(); [.$D$2];[.$E$2]) + [.$F$2]) *[.$A26] *[.$B26] ) + RAND() ) / [.$G$2]" office:value-type="float" office:value="0.000128118325845999" calcext:value-type="float">
            <text:p>0.0001281183</text:p>
          </table:table-cell>
          <table:table-cell table:formula="of:=  ( ( ( BETAINV(RAND(); [.$D$2];[.$E$2]) + [.$F$2]) *[.$A26] *[.$B26] ) + RAND() ) / [.$G$2]" office:value-type="float" office:value="0.000130829391311165" calcext:value-type="float">
            <text:p>0.0001308294</text:p>
          </table:table-cell>
          <table:table-cell table:formula="of:=  ( ( ( BETAINV(RAND(); [.$D$2];[.$E$2]) + [.$F$2]) *[.$A26] *[.$B26] ) + RAND() ) / [.$G$2]" office:value-type="float" office:value="0.000129421547601732" calcext:value-type="float">
            <text:p>0.0001294215</text:p>
          </table:table-cell>
          <table:table-cell table:formula="of:=  ( ( ( BETAINV(RAND(); [.$D$2];[.$E$2]) + [.$F$2]) *[.$A26] *[.$B26] ) + RAND() ) / [.$G$2]" office:value-type="float" office:value="0.000128823531695213" calcext:value-type="float">
            <text:p>0.0001288235</text:p>
          </table:table-cell>
          <table:table-cell table:formula="of:=  ( ( ( BETAINV(RAND(); [.$D$2];[.$E$2]) + [.$F$2]) *[.$A26] *[.$B26] ) + RAND() ) / [.$G$2]" office:value-type="float" office:value="0.000135985709235107" calcext:value-type="float">
            <text:p>0.0001359857</text:p>
          </table:table-cell>
          <table:table-cell table:formula="of:=  ( ( ( BETAINV(RAND(); [.$D$2];[.$E$2]) + [.$F$2]) *[.$A26] *[.$B26] ) + RAND() ) / [.$G$2]" office:value-type="float" office:value="0.000129427397963873" calcext:value-type="float">
            <text:p>0.0001294274</text:p>
          </table:table-cell>
          <table:table-cell table:formula="of:=  ( ( ( BETAINV(RAND(); [.$D$2];[.$E$2]) + [.$F$2]) *[.$A26] *[.$B26] ) + RAND() ) / [.$G$2]" office:value-type="float" office:value="0.000132735706872872" calcext:value-type="float">
            <text:p>0.0001327357</text:p>
          </table:table-cell>
          <table:table-cell table:number-columns-repeated="100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  ( ( ( BETAINV(RAND(); [.$D$2];[.$E$2]) + [.$F$2]) *[.$A27] *[.$B27] ) + RAND() ) / [.$G$2]" office:value-type="float" office:value="0.000258452773098263" calcext:value-type="float">
            <text:p>0.0002584528</text:p>
          </table:table-cell>
          <table:table-cell table:formula="of:=  ( ( ( BETAINV(RAND(); [.$D$2];[.$E$2]) + [.$F$2]) *[.$A27] *[.$B27] ) + RAND() ) / [.$G$2]" office:value-type="float" office:value="0.000265334764796144" calcext:value-type="float">
            <text:p>0.0002653348</text:p>
          </table:table-cell>
          <table:table-cell table:formula="of:=  ( ( ( BETAINV(RAND(); [.$D$2];[.$E$2]) + [.$F$2]) *[.$A27] *[.$B27] ) + RAND() ) / [.$G$2]" office:value-type="float" office:value="0.000257957694779096" calcext:value-type="float">
            <text:p>0.0002579577</text:p>
          </table:table-cell>
          <table:table-cell table:formula="of:=  ( ( ( BETAINV(RAND(); [.$D$2];[.$E$2]) + [.$F$2]) *[.$A27] *[.$B27] ) + RAND() ) / [.$G$2]" office:value-type="float" office:value="0.000256573748699928" calcext:value-type="float">
            <text:p>0.0002565737</text:p>
          </table:table-cell>
          <table:table-cell table:formula="of:=  ( ( ( BETAINV(RAND(); [.$D$2];[.$E$2]) + [.$F$2]) *[.$A27] *[.$B27] ) + RAND() ) / [.$G$2]" office:value-type="float" office:value="0.00025850397276419" calcext:value-type="float">
            <text:p>0.000258504</text:p>
          </table:table-cell>
          <table:table-cell table:formula="of:=  ( ( ( BETAINV(RAND(); [.$D$2];[.$E$2]) + [.$F$2]) *[.$A27] *[.$B27] ) + RAND() ) / [.$G$2]" office:value-type="float" office:value="0.00026050875282326" calcext:value-type="float">
            <text:p>0.0002605088</text:p>
          </table:table-cell>
          <table:table-cell table:formula="of:=  ( ( ( BETAINV(RAND(); [.$D$2];[.$E$2]) + [.$F$2]) *[.$A27] *[.$B27] ) + RAND() ) / [.$G$2]" office:value-type="float" office:value="0.00025739750926375" calcext:value-type="float">
            <text:p>0.0002573975</text:p>
          </table:table-cell>
          <table:table-cell table:formula="of:=  ( ( ( BETAINV(RAND(); [.$D$2];[.$E$2]) + [.$F$2]) *[.$A27] *[.$B27] ) + RAND() ) / [.$G$2]" office:value-type="float" office:value="0.000259144859710662" calcext:value-type="float">
            <text:p>0.0002591449</text:p>
          </table:table-cell>
          <table:table-cell table:formula="of:=  ( ( ( BETAINV(RAND(); [.$D$2];[.$E$2]) + [.$F$2]) *[.$A27] *[.$B27] ) + RAND() ) / [.$G$2]" office:value-type="float" office:value="0.000257376867890837" calcext:value-type="float">
            <text:p>0.0002573769</text:p>
          </table:table-cell>
          <table:table-cell table:formula="of:=  ( ( ( BETAINV(RAND(); [.$D$2];[.$E$2]) + [.$F$2]) *[.$A27] *[.$B27] ) + RAND() ) / [.$G$2]" office:value-type="float" office:value="0.000260583341974768" calcext:value-type="float">
            <text:p>0.0002605833</text:p>
          </table:table-cell>
          <table:table-cell table:formula="of:=  ( ( ( BETAINV(RAND(); [.$D$2];[.$E$2]) + [.$F$2]) *[.$A27] *[.$B27] ) + RAND() ) / [.$G$2]" office:value-type="float" office:value="0.00025678639434112" calcext:value-type="float">
            <text:p>0.0002567864</text:p>
          </table:table-cell>
          <table:table-cell table:formula="of:=  ( ( ( BETAINV(RAND(); [.$D$2];[.$E$2]) + [.$F$2]) *[.$A27] *[.$B27] ) + RAND() ) / [.$G$2]" office:value-type="float" office:value="0.000265828935720719" calcext:value-type="float">
            <text:p>0.0002658289</text:p>
          </table:table-cell>
          <table:table-cell table:formula="of:=  ( ( ( BETAINV(RAND(); [.$D$2];[.$E$2]) + [.$F$2]) *[.$A27] *[.$B27] ) + RAND() ) / [.$G$2]" office:value-type="float" office:value="0.000262459337173854" calcext:value-type="float">
            <text:p>0.0002624593</text:p>
          </table:table-cell>
          <table:table-cell table:formula="of:=  ( ( ( BETAINV(RAND(); [.$D$2];[.$E$2]) + [.$F$2]) *[.$A27] *[.$B27] ) + RAND() ) / [.$G$2]" office:value-type="float" office:value="0.000259028655211202" calcext:value-type="float">
            <text:p>0.0002590287</text:p>
          </table:table-cell>
          <table:table-cell table:formula="of:=  ( ( ( BETAINV(RAND(); [.$D$2];[.$E$2]) + [.$F$2]) *[.$A27] *[.$B27] ) + RAND() ) / [.$G$2]" office:value-type="float" office:value="0.000256372607609351" calcext:value-type="float">
            <text:p>0.0002563726</text:p>
          </table:table-cell>
          <table:table-cell table:formula="of:=  ( ( ( BETAINV(RAND(); [.$D$2];[.$E$2]) + [.$F$2]) *[.$A27] *[.$B27] ) + RAND() ) / [.$G$2]" office:value-type="float" office:value="0.000259390930878495" calcext:value-type="float">
            <text:p>0.0002593909</text:p>
          </table:table-cell>
          <table:table-cell table:formula="of:=  ( ( ( BETAINV(RAND(); [.$D$2];[.$E$2]) + [.$F$2]) *[.$A27] *[.$B27] ) + RAND() ) / [.$G$2]" office:value-type="float" office:value="0.000259334019634999" calcext:value-type="float">
            <text:p>0.000259334</text:p>
          </table:table-cell>
          <table:table-cell table:number-columns-repeated="100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formula="of:=  ( ( ( BETAINV(RAND(); [.$D$2];[.$E$2]) + [.$F$2]) *[.$A28] *[.$B28] ) + RAND() ) / [.$G$2]" office:value-type="float" office:value="0.000515734764808485" calcext:value-type="float">
            <text:p>0.0005157348</text:p>
          </table:table-cell>
          <table:table-cell table:formula="of:=  ( ( ( BETAINV(RAND(); [.$D$2];[.$E$2]) + [.$F$2]) *[.$A28] *[.$B28] ) + RAND() ) / [.$G$2]" office:value-type="float" office:value="0.000514058017180931" calcext:value-type="float">
            <text:p>0.000514058</text:p>
          </table:table-cell>
          <table:table-cell table:formula="of:=  ( ( ( BETAINV(RAND(); [.$D$2];[.$E$2]) + [.$F$2]) *[.$A28] *[.$B28] ) + RAND() ) / [.$G$2]" office:value-type="float" office:value="0.000517812110380685" calcext:value-type="float">
            <text:p>0.0005178121</text:p>
          </table:table-cell>
          <table:table-cell table:formula="of:=  ( ( ( BETAINV(RAND(); [.$D$2];[.$E$2]) + [.$F$2]) *[.$A28] *[.$B28] ) + RAND() ) / [.$G$2]" office:value-type="float" office:value="0.000513886733885075" calcext:value-type="float">
            <text:p>0.0005138867</text:p>
          </table:table-cell>
          <table:table-cell table:formula="of:=  ( ( ( BETAINV(RAND(); [.$D$2];[.$E$2]) + [.$F$2]) *[.$A28] *[.$B28] ) + RAND() ) / [.$G$2]" office:value-type="float" office:value="0.000537106547887419" calcext:value-type="float">
            <text:p>0.0005371065</text:p>
          </table:table-cell>
          <table:table-cell table:formula="of:=  ( ( ( BETAINV(RAND(); [.$D$2];[.$E$2]) + [.$F$2]) *[.$A28] *[.$B28] ) + RAND() ) / [.$G$2]" office:value-type="float" office:value="0.000533426021189886" calcext:value-type="float">
            <text:p>0.000533426</text:p>
          </table:table-cell>
          <table:table-cell table:formula="of:=  ( ( ( BETAINV(RAND(); [.$D$2];[.$E$2]) + [.$F$2]) *[.$A28] *[.$B28] ) + RAND() ) / [.$G$2]" office:value-type="float" office:value="0.00051868015452459" calcext:value-type="float">
            <text:p>0.0005186802</text:p>
          </table:table-cell>
          <table:table-cell table:formula="of:=  ( ( ( BETAINV(RAND(); [.$D$2];[.$E$2]) + [.$F$2]) *[.$A28] *[.$B28] ) + RAND() ) / [.$G$2]" office:value-type="float" office:value="0.000513778917427983" calcext:value-type="float">
            <text:p>0.0005137789</text:p>
          </table:table-cell>
          <table:table-cell table:formula="of:=  ( ( ( BETAINV(RAND(); [.$D$2];[.$E$2]) + [.$F$2]) *[.$A28] *[.$B28] ) + RAND() ) / [.$G$2]" office:value-type="float" office:value="0.000513551817200064" calcext:value-type="float">
            <text:p>0.0005135518</text:p>
          </table:table-cell>
          <table:table-cell table:formula="of:=  ( ( ( BETAINV(RAND(); [.$D$2];[.$E$2]) + [.$F$2]) *[.$A28] *[.$B28] ) + RAND() ) / [.$G$2]" office:value-type="float" office:value="0.000515462178754638" calcext:value-type="float">
            <text:p>0.0005154622</text:p>
          </table:table-cell>
          <table:table-cell table:formula="of:=  ( ( ( BETAINV(RAND(); [.$D$2];[.$E$2]) + [.$F$2]) *[.$A28] *[.$B28] ) + RAND() ) / [.$G$2]" office:value-type="float" office:value="0.000513920303079276" calcext:value-type="float">
            <text:p>0.0005139203</text:p>
          </table:table-cell>
          <table:table-cell table:formula="of:=  ( ( ( BETAINV(RAND(); [.$D$2];[.$E$2]) + [.$F$2]) *[.$A28] *[.$B28] ) + RAND() ) / [.$G$2]" office:value-type="float" office:value="0.000512304542603539" calcext:value-type="float">
            <text:p>0.0005123045</text:p>
          </table:table-cell>
          <table:table-cell table:formula="of:=  ( ( ( BETAINV(RAND(); [.$D$2];[.$E$2]) + [.$F$2]) *[.$A28] *[.$B28] ) + RAND() ) / [.$G$2]" office:value-type="float" office:value="0.000515886480005867" calcext:value-type="float">
            <text:p>0.0005158865</text:p>
          </table:table-cell>
          <table:table-cell table:formula="of:=  ( ( ( BETAINV(RAND(); [.$D$2];[.$E$2]) + [.$F$2]) *[.$A28] *[.$B28] ) + RAND() ) / [.$G$2]" office:value-type="float" office:value="0.000528913576547046" calcext:value-type="float">
            <text:p>0.0005289136</text:p>
          </table:table-cell>
          <table:table-cell table:formula="of:=  ( ( ( BETAINV(RAND(); [.$D$2];[.$E$2]) + [.$F$2]) *[.$A28] *[.$B28] ) + RAND() ) / [.$G$2]" office:value-type="float" office:value="0.000512779651119186" calcext:value-type="float">
            <text:p>0.0005127797</text:p>
          </table:table-cell>
          <table:table-cell table:formula="of:=  ( ( ( BETAINV(RAND(); [.$D$2];[.$E$2]) + [.$F$2]) *[.$A28] *[.$B28] ) + RAND() ) / [.$G$2]" office:value-type="float" office:value="0.000521925504389014" calcext:value-type="float">
            <text:p>0.0005219255</text:p>
          </table:table-cell>
          <table:table-cell table:formula="of:=  ( ( ( BETAINV(RAND(); [.$D$2];[.$E$2]) + [.$F$2]) *[.$A28] *[.$B28] ) + RAND() ) / [.$G$2]" office:value-type="float" office:value="0.000519823883181152" calcext:value-type="float">
            <text:p>0.0005198239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formula="of:=  ( ( ( BETAINV(RAND(); [.$D$2];[.$E$2]) + [.$F$2]) *[.$A29] *[.$B29] ) + RAND() ) / [.$G$2]" office:value-type="float" office:value="0.00104295718815533" calcext:value-type="float">
            <text:p>0.0010429572</text:p>
          </table:table-cell>
          <table:table-cell table:formula="of:=  ( ( ( BETAINV(RAND(); [.$D$2];[.$E$2]) + [.$F$2]) *[.$A29] *[.$B29] ) + RAND() ) / [.$G$2]" office:value-type="float" office:value="0.00105514924622683" calcext:value-type="float">
            <text:p>0.0010551492</text:p>
          </table:table-cell>
          <table:table-cell table:formula="of:=  ( ( ( BETAINV(RAND(); [.$D$2];[.$E$2]) + [.$F$2]) *[.$A29] *[.$B29] ) + RAND() ) / [.$G$2]" office:value-type="float" office:value="0.00104902315980787" calcext:value-type="float">
            <text:p>0.0010490232</text:p>
          </table:table-cell>
          <table:table-cell table:formula="of:=  ( ( ( BETAINV(RAND(); [.$D$2];[.$E$2]) + [.$F$2]) *[.$A29] *[.$B29] ) + RAND() ) / [.$G$2]" office:value-type="float" office:value="0.00103069266064338" calcext:value-type="float">
            <text:p>0.0010306927</text:p>
          </table:table-cell>
          <table:table-cell table:formula="of:=  ( ( ( BETAINV(RAND(); [.$D$2];[.$E$2]) + [.$F$2]) *[.$A29] *[.$B29] ) + RAND() ) / [.$G$2]" office:value-type="float" office:value="0.00103499028542009" calcext:value-type="float">
            <text:p>0.0010349903</text:p>
          </table:table-cell>
          <table:table-cell table:formula="of:=  ( ( ( BETAINV(RAND(); [.$D$2];[.$E$2]) + [.$F$2]) *[.$A29] *[.$B29] ) + RAND() ) / [.$G$2]" office:value-type="float" office:value="0.00104496078282402" calcext:value-type="float">
            <text:p>0.0010449608</text:p>
          </table:table-cell>
          <table:table-cell table:formula="of:=  ( ( ( BETAINV(RAND(); [.$D$2];[.$E$2]) + [.$F$2]) *[.$A29] *[.$B29] ) + RAND() ) / [.$G$2]" office:value-type="float" office:value="0.00103749722414527" calcext:value-type="float">
            <text:p>0.0010374972</text:p>
          </table:table-cell>
          <table:table-cell table:formula="of:=  ( ( ( BETAINV(RAND(); [.$D$2];[.$E$2]) + [.$F$2]) *[.$A29] *[.$B29] ) + RAND() ) / [.$G$2]" office:value-type="float" office:value="0.0010271798505681" calcext:value-type="float">
            <text:p>0.0010271799</text:p>
          </table:table-cell>
          <table:table-cell table:formula="of:=  ( ( ( BETAINV(RAND(); [.$D$2];[.$E$2]) + [.$F$2]) *[.$A29] *[.$B29] ) + RAND() ) / [.$G$2]" office:value-type="float" office:value="0.00106881935031334" calcext:value-type="float">
            <text:p>0.0010688194</text:p>
          </table:table-cell>
          <table:table-cell table:formula="of:=  ( ( ( BETAINV(RAND(); [.$D$2];[.$E$2]) + [.$F$2]) *[.$A29] *[.$B29] ) + RAND() ) / [.$G$2]" office:value-type="float" office:value="0.00103086218444037" calcext:value-type="float">
            <text:p>0.0010308622</text:p>
          </table:table-cell>
          <table:table-cell table:formula="of:=  ( ( ( BETAINV(RAND(); [.$D$2];[.$E$2]) + [.$F$2]) *[.$A29] *[.$B29] ) + RAND() ) / [.$G$2]" office:value-type="float" office:value="0.00102585447996829" calcext:value-type="float">
            <text:p>0.0010258545</text:p>
          </table:table-cell>
          <table:table-cell table:formula="of:=  ( ( ( BETAINV(RAND(); [.$D$2];[.$E$2]) + [.$F$2]) *[.$A29] *[.$B29] ) + RAND() ) / [.$G$2]" office:value-type="float" office:value="0.00102492052594552" calcext:value-type="float">
            <text:p>0.0010249205</text:p>
          </table:table-cell>
          <table:table-cell table:formula="of:=  ( ( ( BETAINV(RAND(); [.$D$2];[.$E$2]) + [.$F$2]) *[.$A29] *[.$B29] ) + RAND() ) / [.$G$2]" office:value-type="float" office:value="0.00103183494155134" calcext:value-type="float">
            <text:p>0.0010318349</text:p>
          </table:table-cell>
          <table:table-cell table:formula="of:=  ( ( ( BETAINV(RAND(); [.$D$2];[.$E$2]) + [.$F$2]) *[.$A29] *[.$B29] ) + RAND() ) / [.$G$2]" office:value-type="float" office:value="0.001044783504575" calcext:value-type="float">
            <text:p>0.0010447835</text:p>
          </table:table-cell>
          <table:table-cell table:formula="of:=  ( ( ( BETAINV(RAND(); [.$D$2];[.$E$2]) + [.$F$2]) *[.$A29] *[.$B29] ) + RAND() ) / [.$G$2]" office:value-type="float" office:value="0.00104228594554719" calcext:value-type="float">
            <text:p>0.0010422859</text:p>
          </table:table-cell>
          <table:table-cell table:formula="of:=  ( ( ( BETAINV(RAND(); [.$D$2];[.$E$2]) + [.$F$2]) *[.$A29] *[.$B29] ) + RAND() ) / [.$G$2]" office:value-type="float" office:value="0.00105290411736568" calcext:value-type="float">
            <text:p>0.0010529041</text:p>
          </table:table-cell>
          <table:table-cell table:formula="of:=  ( ( ( BETAINV(RAND(); [.$D$2];[.$E$2]) + [.$F$2]) *[.$A29] *[.$B29] ) + RAND() ) / [.$G$2]" office:value-type="float" office:value="0.00103787494082016" calcext:value-type="float">
            <text:p>0.0010378749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 ( ( ( BETAINV(RAND(); [.$D$2];[.$E$2]) + [.$F$2]) *[.$A30] *[.$B30] ) + RAND() ) / [.$G$2]" office:value-type="float" office:value="0.0000000995096892584115" calcext:value-type="float">
            <text:p>9.95096892584115E-008</text:p>
          </table:table-cell>
          <table:table-cell table:formula="of:=  ( ( ( BETAINV(RAND(); [.$D$2];[.$E$2]) + [.$F$2]) *[.$A30] *[.$B30] ) + RAND() ) / [.$G$2]" office:value-type="float" office:value="0.0000000545276077464223" calcext:value-type="float">
            <text:p>5.45276077464223E-008</text:p>
          </table:table-cell>
          <table:table-cell table:formula="of:=  ( ( ( BETAINV(RAND(); [.$D$2];[.$E$2]) + [.$F$2]) *[.$A30] *[.$B30] ) + RAND() ) / [.$G$2]" office:value-type="float" office:value="0.0000000437470275675878" calcext:value-type="float">
            <text:p>4.37470275675878E-008</text:p>
          </table:table-cell>
          <table:table-cell table:formula="of:=  ( ( ( BETAINV(RAND(); [.$D$2];[.$E$2]) + [.$F$2]) *[.$A30] *[.$B30] ) + RAND() ) / [.$G$2]" office:value-type="float" office:value="0.0000000587925206171349" calcext:value-type="float">
            <text:p>5.87925206171349E-008</text:p>
          </table:table-cell>
          <table:table-cell table:formula="of:=  ( ( ( BETAINV(RAND(); [.$D$2];[.$E$2]) + [.$F$2]) *[.$A30] *[.$B30] ) + RAND() ) / [.$G$2]" office:value-type="float" office:value="0.00000000483204165939242" calcext:value-type="float">
            <text:p>4.83204165939242E-009</text:p>
          </table:table-cell>
          <table:table-cell table:formula="of:=  ( ( ( BETAINV(RAND(); [.$D$2];[.$E$2]) + [.$F$2]) *[.$A30] *[.$B30] ) + RAND() ) / [.$G$2]" office:value-type="float" office:value="0.0000000304897634545341" calcext:value-type="float">
            <text:p>3.04897634545341E-008</text:p>
          </table:table-cell>
          <table:table-cell table:formula="of:=  ( ( ( BETAINV(RAND(); [.$D$2];[.$E$2]) + [.$F$2]) *[.$A30] *[.$B30] ) + RAND() ) / [.$G$2]" office:value-type="float" office:value="0.0000000873321253107861" calcext:value-type="float">
            <text:p>8.73321253107861E-008</text:p>
          </table:table-cell>
          <table:table-cell table:formula="of:=  ( ( ( BETAINV(RAND(); [.$D$2];[.$E$2]) + [.$F$2]) *[.$A30] *[.$B30] ) + RAND() ) / [.$G$2]" office:value-type="float" office:value="0.0000000358940143836662" calcext:value-type="float">
            <text:p>3.58940143836662E-008</text:p>
          </table:table-cell>
          <table:table-cell table:formula="of:=  ( ( ( BETAINV(RAND(); [.$D$2];[.$E$2]) + [.$F$2]) *[.$A30] *[.$B30] ) + RAND() ) / [.$G$2]" office:value-type="float" office:value="0.00000000978718202095479" calcext:value-type="float">
            <text:p>9.78718202095479E-009</text:p>
          </table:table-cell>
          <table:table-cell table:formula="of:=  ( ( ( BETAINV(RAND(); [.$D$2];[.$E$2]) + [.$F$2]) *[.$A30] *[.$B30] ) + RAND() ) / [.$G$2]" office:value-type="float" office:value="0.0000000591116338269785" calcext:value-type="float">
            <text:p>5.91116338269785E-008</text:p>
          </table:table-cell>
          <table:table-cell table:formula="of:=  ( ( ( BETAINV(RAND(); [.$D$2];[.$E$2]) + [.$F$2]) *[.$A30] *[.$B30] ) + RAND() ) / [.$G$2]" office:value-type="float" office:value="0.0000000879507555859163" calcext:value-type="float">
            <text:p>0.000000088</text:p>
          </table:table-cell>
          <table:table-cell table:formula="of:=  ( ( ( BETAINV(RAND(); [.$D$2];[.$E$2]) + [.$F$2]) *[.$A30] *[.$B30] ) + RAND() ) / [.$G$2]" office:value-type="float" office:value="0.0000000704212368233129" calcext:value-type="float">
            <text:p>7.04212368233129E-008</text:p>
          </table:table-cell>
          <table:table-cell table:formula="of:=  ( ( ( BETAINV(RAND(); [.$D$2];[.$E$2]) + [.$F$2]) *[.$A30] *[.$B30] ) + RAND() ) / [.$G$2]" office:value-type="float" office:value="0.0000000490100847790018" calcext:value-type="float">
            <text:p>0.000000049</text:p>
          </table:table-cell>
          <table:table-cell table:formula="of:=  ( ( ( BETAINV(RAND(); [.$D$2];[.$E$2]) + [.$F$2]) *[.$A30] *[.$B30] ) + RAND() ) / [.$G$2]" office:value-type="float" office:value="0.0000000455048993928358" calcext:value-type="float">
            <text:p>4.55048993928358E-008</text:p>
          </table:table-cell>
          <table:table-cell table:formula="of:=  ( ( ( BETAINV(RAND(); [.$D$2];[.$E$2]) + [.$F$2]) *[.$A30] *[.$B30] ) + RAND() ) / [.$G$2]" office:value-type="float" office:value="0.0000000628824508050457" calcext:value-type="float">
            <text:p>6.28824508050457E-008</text:p>
          </table:table-cell>
          <table:table-cell table:formula="of:=  ( ( ( BETAINV(RAND(); [.$D$2];[.$E$2]) + [.$F$2]) *[.$A30] *[.$B30] ) + RAND() ) / [.$G$2]" office:value-type="float" office:value="0.00000006013886872679" calcext:value-type="float">
            <text:p>6.013886872679E-008</text:p>
          </table:table-cell>
          <table:table-cell table:formula="of:=  ( ( ( BETAINV(RAND(); [.$D$2];[.$E$2]) + [.$F$2]) *[.$A30] *[.$B30] ) + RAND() ) / [.$G$2]" office:value-type="float" office:value="0.0000000300055896863341" calcext:value-type="float">
            <text:p>0.00000003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 ( ( ( BETAINV(RAND(); [.$D$2];[.$E$2]) + [.$F$2]) *[.$A31] *[.$B31] ) + RAND() ) / [.$G$2]" office:value-type="float" office:value="0.00000206844901305511" calcext:value-type="float">
            <text:p>2.06844901305511E-006</text:p>
          </table:table-cell>
          <table:table-cell table:formula="of:=  ( ( ( BETAINV(RAND(); [.$D$2];[.$E$2]) + [.$F$2]) *[.$A31] *[.$B31] ) + RAND() ) / [.$G$2]" office:value-type="float" office:value="0.00000201496779331155" calcext:value-type="float">
            <text:p>0.000002015</text:p>
          </table:table-cell>
          <table:table-cell table:formula="of:=  ( ( ( BETAINV(RAND(); [.$D$2];[.$E$2]) + [.$F$2]) *[.$A31] *[.$B31] ) + RAND() ) / [.$G$2]" office:value-type="float" office:value="0.00000207016641301343" calcext:value-type="float">
            <text:p>2.07016641301343E-006</text:p>
          </table:table-cell>
          <table:table-cell table:formula="of:=  ( ( ( BETAINV(RAND(); [.$D$2];[.$E$2]) + [.$F$2]) *[.$A31] *[.$B31] ) + RAND() ) / [.$G$2]" office:value-type="float" office:value="0.00000217074843809233" calcext:value-type="float">
            <text:p>2.17074843809233E-006</text:p>
          </table:table-cell>
          <table:table-cell table:formula="of:=  ( ( ( BETAINV(RAND(); [.$D$2];[.$E$2]) + [.$F$2]) *[.$A31] *[.$B31] ) + RAND() ) / [.$G$2]" office:value-type="float" office:value="0.00000200713586396374" calcext:value-type="float">
            <text:p>2.00713586396374E-006</text:p>
          </table:table-cell>
          <table:table-cell table:formula="of:=  ( ( ( BETAINV(RAND(); [.$D$2];[.$E$2]) + [.$F$2]) *[.$A31] *[.$B31] ) + RAND() ) / [.$G$2]" office:value-type="float" office:value="0.00000213761863910392" calcext:value-type="float">
            <text:p>2.13761863910392E-006</text:p>
          </table:table-cell>
          <table:table-cell table:formula="of:=  ( ( ( BETAINV(RAND(); [.$D$2];[.$E$2]) + [.$F$2]) *[.$A31] *[.$B31] ) + RAND() ) / [.$G$2]" office:value-type="float" office:value="0.00000210071826499021" calcext:value-type="float">
            <text:p>2.10071826499021E-006</text:p>
          </table:table-cell>
          <table:table-cell table:formula="of:=  ( ( ( BETAINV(RAND(); [.$D$2];[.$E$2]) + [.$F$2]) *[.$A31] *[.$B31] ) + RAND() ) / [.$G$2]" office:value-type="float" office:value="0.00000210363621921045" calcext:value-type="float">
            <text:p>2.10363621921045E-006</text:p>
          </table:table-cell>
          <table:table-cell table:formula="of:=  ( ( ( BETAINV(RAND(); [.$D$2];[.$E$2]) + [.$F$2]) *[.$A31] *[.$B31] ) + RAND() ) / [.$G$2]" office:value-type="float" office:value="0.00000205830510595789" calcext:value-type="float">
            <text:p>2.05830510595789E-006</text:p>
          </table:table-cell>
          <table:table-cell table:formula="of:=  ( ( ( BETAINV(RAND(); [.$D$2];[.$E$2]) + [.$F$2]) *[.$A31] *[.$B31] ) + RAND() ) / [.$G$2]" office:value-type="float" office:value="0.00000208854496529682" calcext:value-type="float">
            <text:p>2.08854496529682E-006</text:p>
          </table:table-cell>
          <table:table-cell table:formula="of:=  ( ( ( BETAINV(RAND(); [.$D$2];[.$E$2]) + [.$F$2]) *[.$A31] *[.$B31] ) + RAND() ) / [.$G$2]" office:value-type="float" office:value="0.0000020303330057824" calcext:value-type="float">
            <text:p>2.0303330057824E-006</text:p>
          </table:table-cell>
          <table:table-cell table:formula="of:=  ( ( ( BETAINV(RAND(); [.$D$2];[.$E$2]) + [.$F$2]) *[.$A31] *[.$B31] ) + RAND() ) / [.$G$2]" office:value-type="float" office:value="0.00000203282470077221" calcext:value-type="float">
            <text:p>2.03282470077221E-006</text:p>
          </table:table-cell>
          <table:table-cell table:formula="of:=  ( ( ( BETAINV(RAND(); [.$D$2];[.$E$2]) + [.$F$2]) *[.$A31] *[.$B31] ) + RAND() ) / [.$G$2]" office:value-type="float" office:value="0.00000207530177379453" calcext:value-type="float">
            <text:p>2.07530177379453E-006</text:p>
          </table:table-cell>
          <table:table-cell table:formula="of:=  ( ( ( BETAINV(RAND(); [.$D$2];[.$E$2]) + [.$F$2]) *[.$A31] *[.$B31] ) + RAND() ) / [.$G$2]" office:value-type="float" office:value="0.00000211373087610354" calcext:value-type="float">
            <text:p>2.11373087610354E-006</text:p>
          </table:table-cell>
          <table:table-cell table:formula="of:=  ( ( ( BETAINV(RAND(); [.$D$2];[.$E$2]) + [.$F$2]) *[.$A31] *[.$B31] ) + RAND() ) / [.$G$2]" office:value-type="float" office:value="0.00000205902519431522" calcext:value-type="float">
            <text:p>0.000002059</text:p>
          </table:table-cell>
          <table:table-cell table:formula="of:=  ( ( ( BETAINV(RAND(); [.$D$2];[.$E$2]) + [.$F$2]) *[.$A31] *[.$B31] ) + RAND() ) / [.$G$2]" office:value-type="float" office:value="0.00000212944678419476" calcext:value-type="float">
            <text:p>2.12944678419476E-006</text:p>
          </table:table-cell>
          <table:table-cell table:formula="of:=  ( ( ( BETAINV(RAND(); [.$D$2];[.$E$2]) + [.$F$2]) *[.$A31] *[.$B31] ) + RAND() ) / [.$G$2]" office:value-type="float" office:value="0.00000201849784313841" calcext:value-type="float">
            <text:p>2.01849784313841E-006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  ( ( ( BETAINV(RAND(); [.$D$2];[.$E$2]) + [.$F$2]) *[.$A32] *[.$B32] ) + RAND() ) / [.$G$2]" office:value-type="float" office:value="0.00000408356677152419" calcext:value-type="float">
            <text:p>4.08356677152419E-006</text:p>
          </table:table-cell>
          <table:table-cell table:formula="of:=  ( ( ( BETAINV(RAND(); [.$D$2];[.$E$2]) + [.$F$2]) *[.$A32] *[.$B32] ) + RAND() ) / [.$G$2]" office:value-type="float" office:value="0.00000409850162880264" calcext:value-type="float">
            <text:p>4.09850162880264E-006</text:p>
          </table:table-cell>
          <table:table-cell table:formula="of:=  ( ( ( BETAINV(RAND(); [.$D$2];[.$E$2]) + [.$F$2]) *[.$A32] *[.$B32] ) + RAND() ) / [.$G$2]" office:value-type="float" office:value="0.00000411555396444569" calcext:value-type="float">
            <text:p>4.11555396444569E-006</text:p>
          </table:table-cell>
          <table:table-cell table:formula="of:=  ( ( ( BETAINV(RAND(); [.$D$2];[.$E$2]) + [.$F$2]) *[.$A32] *[.$B32] ) + RAND() ) / [.$G$2]" office:value-type="float" office:value="0.00000404232249450605" calcext:value-type="float">
            <text:p>4.04232249450605E-006</text:p>
          </table:table-cell>
          <table:table-cell table:formula="of:=  ( ( ( BETAINV(RAND(); [.$D$2];[.$E$2]) + [.$F$2]) *[.$A32] *[.$B32] ) + RAND() ) / [.$G$2]" office:value-type="float" office:value="0.00000405604388952489" calcext:value-type="float">
            <text:p>0.000004056</text:p>
          </table:table-cell>
          <table:table-cell table:formula="of:=  ( ( ( BETAINV(RAND(); [.$D$2];[.$E$2]) + [.$F$2]) *[.$A32] *[.$B32] ) + RAND() ) / [.$G$2]" office:value-type="float" office:value="0.00000407586803955461" calcext:value-type="float">
            <text:p>4.07586803955461E-006</text:p>
          </table:table-cell>
          <table:table-cell table:formula="of:=  ( ( ( BETAINV(RAND(); [.$D$2];[.$E$2]) + [.$F$2]) *[.$A32] *[.$B32] ) + RAND() ) / [.$G$2]" office:value-type="float" office:value="0.00000418486268362682" calcext:value-type="float">
            <text:p>4.18486268362682E-006</text:p>
          </table:table-cell>
          <table:table-cell table:formula="of:=  ( ( ( BETAINV(RAND(); [.$D$2];[.$E$2]) + [.$F$2]) *[.$A32] *[.$B32] ) + RAND() ) / [.$G$2]" office:value-type="float" office:value="0.00000405489845219103" calcext:value-type="float">
            <text:p>4.05489845219103E-006</text:p>
          </table:table-cell>
          <table:table-cell table:formula="of:=  ( ( ( BETAINV(RAND(); [.$D$2];[.$E$2]) + [.$F$2]) *[.$A32] *[.$B32] ) + RAND() ) / [.$G$2]" office:value-type="float" office:value="0.00000414938575574243" calcext:value-type="float">
            <text:p>4.14938575574243E-006</text:p>
          </table:table-cell>
          <table:table-cell table:formula="of:=  ( ( ( BETAINV(RAND(); [.$D$2];[.$E$2]) + [.$F$2]) *[.$A32] *[.$B32] ) + RAND() ) / [.$G$2]" office:value-type="float" office:value="0.00000410521654920509" calcext:value-type="float">
            <text:p>4.10521654920509E-006</text:p>
          </table:table-cell>
          <table:table-cell table:formula="of:=  ( ( ( BETAINV(RAND(); [.$D$2];[.$E$2]) + [.$F$2]) *[.$A32] *[.$B32] ) + RAND() ) / [.$G$2]" office:value-type="float" office:value="0.00000405446349302063" calcext:value-type="float">
            <text:p>4.05446349302063E-006</text:p>
          </table:table-cell>
          <table:table-cell table:formula="of:=  ( ( ( BETAINV(RAND(); [.$D$2];[.$E$2]) + [.$F$2]) *[.$A32] *[.$B32] ) + RAND() ) / [.$G$2]" office:value-type="float" office:value="0.00000438620331940458" calcext:value-type="float">
            <text:p>4.38620331940458E-006</text:p>
          </table:table-cell>
          <table:table-cell table:formula="of:=  ( ( ( BETAINV(RAND(); [.$D$2];[.$E$2]) + [.$F$2]) *[.$A32] *[.$B32] ) + RAND() ) / [.$G$2]" office:value-type="float" office:value="0.00000413299410223573" calcext:value-type="float">
            <text:p>0.000004133</text:p>
          </table:table-cell>
          <table:table-cell table:formula="of:=  ( ( ( BETAINV(RAND(); [.$D$2];[.$E$2]) + [.$F$2]) *[.$A32] *[.$B32] ) + RAND() ) / [.$G$2]" office:value-type="float" office:value="0.00000418584581121921" calcext:value-type="float">
            <text:p>4.18584581121921E-006</text:p>
          </table:table-cell>
          <table:table-cell table:formula="of:=  ( ( ( BETAINV(RAND(); [.$D$2];[.$E$2]) + [.$F$2]) *[.$A32] *[.$B32] ) + RAND() ) / [.$G$2]" office:value-type="float" office:value="0.00000412156898374398" calcext:value-type="float">
            <text:p>4.12156898374398E-006</text:p>
          </table:table-cell>
          <table:table-cell table:formula="of:=  ( ( ( BETAINV(RAND(); [.$D$2];[.$E$2]) + [.$F$2]) *[.$A32] *[.$B32] ) + RAND() ) / [.$G$2]" office:value-type="float" office:value="0.00000415133871586891" calcext:value-type="float">
            <text:p>4.15133871586891E-006</text:p>
          </table:table-cell>
          <table:table-cell table:formula="of:=  ( ( ( BETAINV(RAND(); [.$D$2];[.$E$2]) + [.$F$2]) *[.$A32] *[.$B32] ) + RAND() ) / [.$G$2]" office:value-type="float" office:value="0.00000409775019540923" calcext:value-type="float">
            <text:p>4.09775019540923E-006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 ( ( ( BETAINV(RAND(); [.$D$2];[.$E$2]) + [.$F$2]) *[.$A33] *[.$B33] ) + RAND() ) / [.$G$2]" office:value-type="float" office:value="0.00000804558402444944" calcext:value-type="float">
            <text:p>8.04558402444944E-006</text:p>
          </table:table-cell>
          <table:table-cell table:formula="of:=  ( ( ( BETAINV(RAND(); [.$D$2];[.$E$2]) + [.$F$2]) *[.$A33] *[.$B33] ) + RAND() ) / [.$G$2]" office:value-type="float" office:value="0.0000082304500504198" calcext:value-type="float">
            <text:p>8.2304500504198E-006</text:p>
          </table:table-cell>
          <table:table-cell table:formula="of:=  ( ( ( BETAINV(RAND(); [.$D$2];[.$E$2]) + [.$F$2]) *[.$A33] *[.$B33] ) + RAND() ) / [.$G$2]" office:value-type="float" office:value="0.00000815891536166098" calcext:value-type="float">
            <text:p>8.15891536166098E-006</text:p>
          </table:table-cell>
          <table:table-cell table:formula="of:=  ( ( ( BETAINV(RAND(); [.$D$2];[.$E$2]) + [.$F$2]) *[.$A33] *[.$B33] ) + RAND() ) / [.$G$2]" office:value-type="float" office:value="0.00000816474301690188" calcext:value-type="float">
            <text:p>8.16474301690188E-006</text:p>
          </table:table-cell>
          <table:table-cell table:formula="of:=  ( ( ( BETAINV(RAND(); [.$D$2];[.$E$2]) + [.$F$2]) *[.$A33] *[.$B33] ) + RAND() ) / [.$G$2]" office:value-type="float" office:value="0.00000805247889011929" calcext:value-type="float">
            <text:p>8.05247889011929E-006</text:p>
          </table:table-cell>
          <table:table-cell table:formula="of:=  ( ( ( BETAINV(RAND(); [.$D$2];[.$E$2]) + [.$F$2]) *[.$A33] *[.$B33] ) + RAND() ) / [.$G$2]" office:value-type="float" office:value="0.00000837351040258012" calcext:value-type="float">
            <text:p>8.37351040258012E-006</text:p>
          </table:table-cell>
          <table:table-cell table:formula="of:=  ( ( ( BETAINV(RAND(); [.$D$2];[.$E$2]) + [.$F$2]) *[.$A33] *[.$B33] ) + RAND() ) / [.$G$2]" office:value-type="float" office:value="0.0000082666862441783" calcext:value-type="float">
            <text:p>8.2666862441783E-006</text:p>
          </table:table-cell>
          <table:table-cell table:formula="of:=  ( ( ( BETAINV(RAND(); [.$D$2];[.$E$2]) + [.$F$2]) *[.$A33] *[.$B33] ) + RAND() ) / [.$G$2]" office:value-type="float" office:value="0.00000810747483084083" calcext:value-type="float">
            <text:p>8.10747483084083E-006</text:p>
          </table:table-cell>
          <table:table-cell table:formula="of:=  ( ( ( BETAINV(RAND(); [.$D$2];[.$E$2]) + [.$F$2]) *[.$A33] *[.$B33] ) + RAND() ) / [.$G$2]" office:value-type="float" office:value="0.00000809213484272789" calcext:value-type="float">
            <text:p>8.09213484272789E-006</text:p>
          </table:table-cell>
          <table:table-cell table:formula="of:=  ( ( ( BETAINV(RAND(); [.$D$2];[.$E$2]) + [.$F$2]) *[.$A33] *[.$B33] ) + RAND() ) / [.$G$2]" office:value-type="float" office:value="0.0000080561549484602" calcext:value-type="float">
            <text:p>8.0561549484602E-006</text:p>
          </table:table-cell>
          <table:table-cell table:formula="of:=  ( ( ( BETAINV(RAND(); [.$D$2];[.$E$2]) + [.$F$2]) *[.$A33] *[.$B33] ) + RAND() ) / [.$G$2]" office:value-type="float" office:value="0.00000812235541095671" calcext:value-type="float">
            <text:p>8.12235541095671E-006</text:p>
          </table:table-cell>
          <table:table-cell table:formula="of:=  ( ( ( BETAINV(RAND(); [.$D$2];[.$E$2]) + [.$F$2]) *[.$A33] *[.$B33] ) + RAND() ) / [.$G$2]" office:value-type="float" office:value="0.00000816851392671918" calcext:value-type="float">
            <text:p>8.16851392671918E-006</text:p>
          </table:table-cell>
          <table:table-cell table:formula="of:=  ( ( ( BETAINV(RAND(); [.$D$2];[.$E$2]) + [.$F$2]) *[.$A33] *[.$B33] ) + RAND() ) / [.$G$2]" office:value-type="float" office:value="0.00000808128996485972" calcext:value-type="float">
            <text:p>8.08128996485972E-006</text:p>
          </table:table-cell>
          <table:table-cell table:formula="of:=  ( ( ( BETAINV(RAND(); [.$D$2];[.$E$2]) + [.$F$2]) *[.$A33] *[.$B33] ) + RAND() ) / [.$G$2]" office:value-type="float" office:value="0.0000080480521243035" calcext:value-type="float">
            <text:p>8.0480521243035E-006</text:p>
          </table:table-cell>
          <table:table-cell table:formula="of:=  ( ( ( BETAINV(RAND(); [.$D$2];[.$E$2]) + [.$F$2]) *[.$A33] *[.$B33] ) + RAND() ) / [.$G$2]" office:value-type="float" office:value="0.00000822997282756031" calcext:value-type="float">
            <text:p>0.00000823</text:p>
          </table:table-cell>
          <table:table-cell table:formula="of:=  ( ( ( BETAINV(RAND(); [.$D$2];[.$E$2]) + [.$F$2]) *[.$A33] *[.$B33] ) + RAND() ) / [.$G$2]" office:value-type="float" office:value="0.00000819467476979075" calcext:value-type="float">
            <text:p>8.19467476979075E-006</text:p>
          </table:table-cell>
          <table:table-cell table:formula="of:=  ( ( ( BETAINV(RAND(); [.$D$2];[.$E$2]) + [.$F$2]) *[.$A33] *[.$B33] ) + RAND() ) / [.$G$2]" office:value-type="float" office:value="0.00000840453288200138" calcext:value-type="float">
            <text:p>8.40453288200138E-006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  ( ( ( BETAINV(RAND(); [.$D$2];[.$E$2]) + [.$F$2]) *[.$A34] *[.$B34] ) + RAND() ) / [.$G$2]" office:value-type="float" office:value="0.0000161541055435774" calcext:value-type="float">
            <text:p>1.61541055435774E-005</text:p>
          </table:table-cell>
          <table:table-cell table:formula="of:=  ( ( ( BETAINV(RAND(); [.$D$2];[.$E$2]) + [.$F$2]) *[.$A34] *[.$B34] ) + RAND() ) / [.$G$2]" office:value-type="float" office:value="0.0000167680074257018" calcext:value-type="float">
            <text:p>0.000016768</text:p>
          </table:table-cell>
          <table:table-cell table:formula="of:=  ( ( ( BETAINV(RAND(); [.$D$2];[.$E$2]) + [.$F$2]) *[.$A34] *[.$B34] ) + RAND() ) / [.$G$2]" office:value-type="float" office:value="0.0000163383201103548" calcext:value-type="float">
            <text:p>1.63383201103548E-005</text:p>
          </table:table-cell>
          <table:table-cell table:formula="of:=  ( ( ( BETAINV(RAND(); [.$D$2];[.$E$2]) + [.$F$2]) *[.$A34] *[.$B34] ) + RAND() ) / [.$G$2]" office:value-type="float" office:value="0.0000161208044277373" calcext:value-type="float">
            <text:p>1.61208044277373E-005</text:p>
          </table:table-cell>
          <table:table-cell table:formula="of:=  ( ( ( BETAINV(RAND(); [.$D$2];[.$E$2]) + [.$F$2]) *[.$A34] *[.$B34] ) + RAND() ) / [.$G$2]" office:value-type="float" office:value="0.000016439665289562" calcext:value-type="float">
            <text:p>1.6439665289562E-005</text:p>
          </table:table-cell>
          <table:table-cell table:formula="of:=  ( ( ( BETAINV(RAND(); [.$D$2];[.$E$2]) + [.$F$2]) *[.$A34] *[.$B34] ) + RAND() ) / [.$G$2]" office:value-type="float" office:value="0.0000166209914663227" calcext:value-type="float">
            <text:p>0.000016621</text:p>
          </table:table-cell>
          <table:table-cell table:formula="of:=  ( ( ( BETAINV(RAND(); [.$D$2];[.$E$2]) + [.$F$2]) *[.$A34] *[.$B34] ) + RAND() ) / [.$G$2]" office:value-type="float" office:value="0.0000161574320829066" calcext:value-type="float">
            <text:p>1.61574320829066E-005</text:p>
          </table:table-cell>
          <table:table-cell table:formula="of:=  ( ( ( BETAINV(RAND(); [.$D$2];[.$E$2]) + [.$F$2]) *[.$A34] *[.$B34] ) + RAND() ) / [.$G$2]" office:value-type="float" office:value="0.0000169490120200301" calcext:value-type="float">
            <text:p>0.000016949</text:p>
          </table:table-cell>
          <table:table-cell table:formula="of:=  ( ( ( BETAINV(RAND(); [.$D$2];[.$E$2]) + [.$F$2]) *[.$A34] *[.$B34] ) + RAND() ) / [.$G$2]" office:value-type="float" office:value="0.000016206357421001" calcext:value-type="float">
            <text:p>1.6206357421001E-005</text:p>
          </table:table-cell>
          <table:table-cell table:formula="of:=  ( ( ( BETAINV(RAND(); [.$D$2];[.$E$2]) + [.$F$2]) *[.$A34] *[.$B34] ) + RAND() ) / [.$G$2]" office:value-type="float" office:value="0.0000160410987697874" calcext:value-type="float">
            <text:p>1.60410987697874E-005</text:p>
          </table:table-cell>
          <table:table-cell table:formula="of:=  ( ( ( BETAINV(RAND(); [.$D$2];[.$E$2]) + [.$F$2]) *[.$A34] *[.$B34] ) + RAND() ) / [.$G$2]" office:value-type="float" office:value="0.0000166607406776519" calcext:value-type="float">
            <text:p>1.66607406776519E-005</text:p>
          </table:table-cell>
          <table:table-cell table:formula="of:=  ( ( ( BETAINV(RAND(); [.$D$2];[.$E$2]) + [.$F$2]) *[.$A34] *[.$B34] ) + RAND() ) / [.$G$2]" office:value-type="float" office:value="0.0000161056782854925" calcext:value-type="float">
            <text:p>1.61056782854925E-005</text:p>
          </table:table-cell>
          <table:table-cell table:formula="of:=  ( ( ( BETAINV(RAND(); [.$D$2];[.$E$2]) + [.$F$2]) *[.$A34] *[.$B34] ) + RAND() ) / [.$G$2]" office:value-type="float" office:value="0.000016305891675927" calcext:value-type="float">
            <text:p>1.6305891675927E-005</text:p>
          </table:table-cell>
          <table:table-cell table:formula="of:=  ( ( ( BETAINV(RAND(); [.$D$2];[.$E$2]) + [.$F$2]) *[.$A34] *[.$B34] ) + RAND() ) / [.$G$2]" office:value-type="float" office:value="0.0000166763663571711" calcext:value-type="float">
            <text:p>1.66763663571711E-005</text:p>
          </table:table-cell>
          <table:table-cell table:formula="of:=  ( ( ( BETAINV(RAND(); [.$D$2];[.$E$2]) + [.$F$2]) *[.$A34] *[.$B34] ) + RAND() ) / [.$G$2]" office:value-type="float" office:value="0.0000168592299681851" calcext:value-type="float">
            <text:p>1.68592299681851E-005</text:p>
          </table:table-cell>
          <table:table-cell table:formula="of:=  ( ( ( BETAINV(RAND(); [.$D$2];[.$E$2]) + [.$F$2]) *[.$A34] *[.$B34] ) + RAND() ) / [.$G$2]" office:value-type="float" office:value="0.000016444113672713" calcext:value-type="float">
            <text:p>1.6444113672713E-005</text:p>
          </table:table-cell>
          <table:table-cell table:formula="of:=  ( ( ( BETAINV(RAND(); [.$D$2];[.$E$2]) + [.$F$2]) *[.$A34] *[.$B34] ) + RAND() ) / [.$G$2]" office:value-type="float" office:value="0.0000160968112218045" calcext:value-type="float">
            <text:p>1.60968112218045E-005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  ( ( ( BETAINV(RAND(); [.$D$2];[.$E$2]) + [.$F$2]) *[.$A35] *[.$B35] ) + RAND() ) / [.$G$2]" office:value-type="float" office:value="0.0000320876621205568" calcext:value-type="float">
            <text:p>3.20876621205568E-005</text:p>
          </table:table-cell>
          <table:table-cell table:formula="of:=  ( ( ( BETAINV(RAND(); [.$D$2];[.$E$2]) + [.$F$2]) *[.$A35] *[.$B35] ) + RAND() ) / [.$G$2]" office:value-type="float" office:value="0.0000324389053244007" calcext:value-type="float">
            <text:p>3.24389053244007E-005</text:p>
          </table:table-cell>
          <table:table-cell table:formula="of:=  ( ( ( BETAINV(RAND(); [.$D$2];[.$E$2]) + [.$F$2]) *[.$A35] *[.$B35] ) + RAND() ) / [.$G$2]" office:value-type="float" office:value="0.0000335601223644652" calcext:value-type="float">
            <text:p>3.35601223644652E-005</text:p>
          </table:table-cell>
          <table:table-cell table:formula="of:=  ( ( ( BETAINV(RAND(); [.$D$2];[.$E$2]) + [.$F$2]) *[.$A35] *[.$B35] ) + RAND() ) / [.$G$2]" office:value-type="float" office:value="0.000032411344468964" calcext:value-type="float">
            <text:p>3.2411344468964E-005</text:p>
          </table:table-cell>
          <table:table-cell table:formula="of:=  ( ( ( BETAINV(RAND(); [.$D$2];[.$E$2]) + [.$F$2]) *[.$A35] *[.$B35] ) + RAND() ) / [.$G$2]" office:value-type="float" office:value="0.0000322641253350455" calcext:value-type="float">
            <text:p>3.22641253350455E-005</text:p>
          </table:table-cell>
          <table:table-cell table:formula="of:=  ( ( ( BETAINV(RAND(); [.$D$2];[.$E$2]) + [.$F$2]) *[.$A35] *[.$B35] ) + RAND() ) / [.$G$2]" office:value-type="float" office:value="0.0000322396692121288" calcext:value-type="float">
            <text:p>3.22396692121288E-005</text:p>
          </table:table-cell>
          <table:table-cell table:formula="of:=  ( ( ( BETAINV(RAND(); [.$D$2];[.$E$2]) + [.$F$2]) *[.$A35] *[.$B35] ) + RAND() ) / [.$G$2]" office:value-type="float" office:value="0.0000327198099735023" calcext:value-type="float">
            <text:p>3.27198099735023E-005</text:p>
          </table:table-cell>
          <table:table-cell table:formula="of:=  ( ( ( BETAINV(RAND(); [.$D$2];[.$E$2]) + [.$F$2]) *[.$A35] *[.$B35] ) + RAND() ) / [.$G$2]" office:value-type="float" office:value="0.0000328072254616928" calcext:value-type="float">
            <text:p>3.28072254616928E-005</text:p>
          </table:table-cell>
          <table:table-cell table:formula="of:=  ( ( ( BETAINV(RAND(); [.$D$2];[.$E$2]) + [.$F$2]) *[.$A35] *[.$B35] ) + RAND() ) / [.$G$2]" office:value-type="float" office:value="0.0000331801272222761" calcext:value-type="float">
            <text:p>3.31801272222761E-005</text:p>
          </table:table-cell>
          <table:table-cell table:formula="of:=  ( ( ( BETAINV(RAND(); [.$D$2];[.$E$2]) + [.$F$2]) *[.$A35] *[.$B35] ) + RAND() ) / [.$G$2]" office:value-type="float" office:value="0.000032721454512927" calcext:value-type="float">
            <text:p>3.2721454512927E-005</text:p>
          </table:table-cell>
          <table:table-cell table:formula="of:=  ( ( ( BETAINV(RAND(); [.$D$2];[.$E$2]) + [.$F$2]) *[.$A35] *[.$B35] ) + RAND() ) / [.$G$2]" office:value-type="float" office:value="0.0000325114578447796" calcext:value-type="float">
            <text:p>3.25114578447796E-005</text:p>
          </table:table-cell>
          <table:table-cell table:formula="of:=  ( ( ( BETAINV(RAND(); [.$D$2];[.$E$2]) + [.$F$2]) *[.$A35] *[.$B35] ) + RAND() ) / [.$G$2]" office:value-type="float" office:value="0.0000326492602850307" calcext:value-type="float">
            <text:p>3.26492602850307E-005</text:p>
          </table:table-cell>
          <table:table-cell table:formula="of:=  ( ( ( BETAINV(RAND(); [.$D$2];[.$E$2]) + [.$F$2]) *[.$A35] *[.$B35] ) + RAND() ) / [.$G$2]" office:value-type="float" office:value="0.0000327055707528485" calcext:value-type="float">
            <text:p>3.27055707528485E-005</text:p>
          </table:table-cell>
          <table:table-cell table:formula="of:=  ( ( ( BETAINV(RAND(); [.$D$2];[.$E$2]) + [.$F$2]) *[.$A35] *[.$B35] ) + RAND() ) / [.$G$2]" office:value-type="float" office:value="0.00003238051266407" calcext:value-type="float">
            <text:p>3.238051266407E-005</text:p>
          </table:table-cell>
          <table:table-cell table:formula="of:=  ( ( ( BETAINV(RAND(); [.$D$2];[.$E$2]) + [.$F$2]) *[.$A35] *[.$B35] ) + RAND() ) / [.$G$2]" office:value-type="float" office:value="0.000032531975965149" calcext:value-type="float">
            <text:p>0.000032532</text:p>
          </table:table-cell>
          <table:table-cell table:formula="of:=  ( ( ( BETAINV(RAND(); [.$D$2];[.$E$2]) + [.$F$2]) *[.$A35] *[.$B35] ) + RAND() ) / [.$G$2]" office:value-type="float" office:value="0.0000320974300589946" calcext:value-type="float">
            <text:p>3.20974300589946E-005</text:p>
          </table:table-cell>
          <table:table-cell table:formula="of:=  ( ( ( BETAINV(RAND(); [.$D$2];[.$E$2]) + [.$F$2]) *[.$A35] *[.$B35] ) + RAND() ) / [.$G$2]" office:value-type="float" office:value="0.0000330232507057695" calcext:value-type="float">
            <text:p>3.30232507057695E-005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  ( ( ( BETAINV(RAND(); [.$D$2];[.$E$2]) + [.$F$2]) *[.$A36] *[.$B36] ) + RAND() ) / [.$G$2]" office:value-type="float" office:value="0.0000640422262649451" calcext:value-type="float">
            <text:p>6.40422262649451E-005</text:p>
          </table:table-cell>
          <table:table-cell table:formula="of:=  ( ( ( BETAINV(RAND(); [.$D$2];[.$E$2]) + [.$F$2]) *[.$A36] *[.$B36] ) + RAND() ) / [.$G$2]" office:value-type="float" office:value="0.0000644735394939154" calcext:value-type="float">
            <text:p>6.44735394939154E-005</text:p>
          </table:table-cell>
          <table:table-cell table:formula="of:=  ( ( ( BETAINV(RAND(); [.$D$2];[.$E$2]) + [.$F$2]) *[.$A36] *[.$B36] ) + RAND() ) / [.$G$2]" office:value-type="float" office:value="0.0000646481829849969" calcext:value-type="float">
            <text:p>6.46481829849969E-005</text:p>
          </table:table-cell>
          <table:table-cell table:formula="of:=  ( ( ( BETAINV(RAND(); [.$D$2];[.$E$2]) + [.$F$2]) *[.$A36] *[.$B36] ) + RAND() ) / [.$G$2]" office:value-type="float" office:value="0.0000678784896366651" calcext:value-type="float">
            <text:p>6.78784896366651E-005</text:p>
          </table:table-cell>
          <table:table-cell table:formula="of:=  ( ( ( BETAINV(RAND(); [.$D$2];[.$E$2]) + [.$F$2]) *[.$A36] *[.$B36] ) + RAND() ) / [.$G$2]" office:value-type="float" office:value="0.0000643173604388043" calcext:value-type="float">
            <text:p>6.43173604388043E-005</text:p>
          </table:table-cell>
          <table:table-cell table:formula="of:=  ( ( ( BETAINV(RAND(); [.$D$2];[.$E$2]) + [.$F$2]) *[.$A36] *[.$B36] ) + RAND() ) / [.$G$2]" office:value-type="float" office:value="0.0000655448664004531" calcext:value-type="float">
            <text:p>6.55448664004531E-005</text:p>
          </table:table-cell>
          <table:table-cell table:formula="of:=  ( ( ( BETAINV(RAND(); [.$D$2];[.$E$2]) + [.$F$2]) *[.$A36] *[.$B36] ) + RAND() ) / [.$G$2]" office:value-type="float" office:value="0.0000661829568674311" calcext:value-type="float">
            <text:p>0.000066183</text:p>
          </table:table-cell>
          <table:table-cell table:formula="of:=  ( ( ( BETAINV(RAND(); [.$D$2];[.$E$2]) + [.$F$2]) *[.$A36] *[.$B36] ) + RAND() ) / [.$G$2]" office:value-type="float" office:value="0.0000641397905053322" calcext:value-type="float">
            <text:p>6.41397905053322E-005</text:p>
          </table:table-cell>
          <table:table-cell table:formula="of:=  ( ( ( BETAINV(RAND(); [.$D$2];[.$E$2]) + [.$F$2]) *[.$A36] *[.$B36] ) + RAND() ) / [.$G$2]" office:value-type="float" office:value="0.0000655003158793163" calcext:value-type="float">
            <text:p>6.55003158793163E-005</text:p>
          </table:table-cell>
          <table:table-cell table:formula="of:=  ( ( ( BETAINV(RAND(); [.$D$2];[.$E$2]) + [.$F$2]) *[.$A36] *[.$B36] ) + RAND() ) / [.$G$2]" office:value-type="float" office:value="0.0000657813845522638" calcext:value-type="float">
            <text:p>6.57813845522638E-005</text:p>
          </table:table-cell>
          <table:table-cell table:formula="of:=  ( ( ( BETAINV(RAND(); [.$D$2];[.$E$2]) + [.$F$2]) *[.$A36] *[.$B36] ) + RAND() ) / [.$G$2]" office:value-type="float" office:value="0.0000647072466946834" calcext:value-type="float">
            <text:p>6.47072466946834E-005</text:p>
          </table:table-cell>
          <table:table-cell table:formula="of:=  ( ( ( BETAINV(RAND(); [.$D$2];[.$E$2]) + [.$F$2]) *[.$A36] *[.$B36] ) + RAND() ) / [.$G$2]" office:value-type="float" office:value="0.0000669812822443648" calcext:value-type="float">
            <text:p>6.69812822443648E-005</text:p>
          </table:table-cell>
          <table:table-cell table:formula="of:=  ( ( ( BETAINV(RAND(); [.$D$2];[.$E$2]) + [.$F$2]) *[.$A36] *[.$B36] ) + RAND() ) / [.$G$2]" office:value-type="float" office:value="0.0000644735009242486" calcext:value-type="float">
            <text:p>6.44735009242486E-005</text:p>
          </table:table-cell>
          <table:table-cell table:formula="of:=  ( ( ( BETAINV(RAND(); [.$D$2];[.$E$2]) + [.$F$2]) *[.$A36] *[.$B36] ) + RAND() ) / [.$G$2]" office:value-type="float" office:value="0.0000643265274096463" calcext:value-type="float">
            <text:p>6.43265274096463E-005</text:p>
          </table:table-cell>
          <table:table-cell table:formula="of:=  ( ( ( BETAINV(RAND(); [.$D$2];[.$E$2]) + [.$F$2]) *[.$A36] *[.$B36] ) + RAND() ) / [.$G$2]" office:value-type="float" office:value="0.0000658744190395795" calcext:value-type="float">
            <text:p>6.58744190395795E-005</text:p>
          </table:table-cell>
          <table:table-cell table:formula="of:=  ( ( ( BETAINV(RAND(); [.$D$2];[.$E$2]) + [.$F$2]) *[.$A36] *[.$B36] ) + RAND() ) / [.$G$2]" office:value-type="float" office:value="0.0000646179201784987" calcext:value-type="float">
            <text:p>6.46179201784987E-005</text:p>
          </table:table-cell>
          <table:table-cell table:formula="of:=  ( ( ( BETAINV(RAND(); [.$D$2];[.$E$2]) + [.$F$2]) *[.$A36] *[.$B36] ) + RAND() ) / [.$G$2]" office:value-type="float" office:value="0.0000644534616411083" calcext:value-type="float">
            <text:p>6.44534616411083E-005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  ( ( ( BETAINV(RAND(); [.$D$2];[.$E$2]) + [.$F$2]) *[.$A37] *[.$B37] ) + RAND() ) / [.$G$2]" office:value-type="float" office:value="0.00012838404605854" calcext:value-type="float">
            <text:p>0.000128384</text:p>
          </table:table-cell>
          <table:table-cell table:formula="of:=  ( ( ( BETAINV(RAND(); [.$D$2];[.$E$2]) + [.$F$2]) *[.$A37] *[.$B37] ) + RAND() ) / [.$G$2]" office:value-type="float" office:value="0.000129869148873033" calcext:value-type="float">
            <text:p>0.0001298691</text:p>
          </table:table-cell>
          <table:table-cell table:formula="of:=  ( ( ( BETAINV(RAND(); [.$D$2];[.$E$2]) + [.$F$2]) *[.$A37] *[.$B37] ) + RAND() ) / [.$G$2]" office:value-type="float" office:value="0.000128480794927289" calcext:value-type="float">
            <text:p>0.0001284808</text:p>
          </table:table-cell>
          <table:table-cell table:formula="of:=  ( ( ( BETAINV(RAND(); [.$D$2];[.$E$2]) + [.$F$2]) *[.$A37] *[.$B37] ) + RAND() ) / [.$G$2]" office:value-type="float" office:value="0.000133382945660555" calcext:value-type="float">
            <text:p>0.0001333829</text:p>
          </table:table-cell>
          <table:table-cell table:formula="of:=  ( ( ( BETAINV(RAND(); [.$D$2];[.$E$2]) + [.$F$2]) *[.$A37] *[.$B37] ) + RAND() ) / [.$G$2]" office:value-type="float" office:value="0.000128166929401947" calcext:value-type="float">
            <text:p>0.0001281669</text:p>
          </table:table-cell>
          <table:table-cell table:formula="of:=  ( ( ( BETAINV(RAND(); [.$D$2];[.$E$2]) + [.$F$2]) *[.$A37] *[.$B37] ) + RAND() ) / [.$G$2]" office:value-type="float" office:value="0.000128181621825911" calcext:value-type="float">
            <text:p>0.0001281816</text:p>
          </table:table-cell>
          <table:table-cell table:formula="of:=  ( ( ( BETAINV(RAND(); [.$D$2];[.$E$2]) + [.$F$2]) *[.$A37] *[.$B37] ) + RAND() ) / [.$G$2]" office:value-type="float" office:value="0.000132183580372729" calcext:value-type="float">
            <text:p>0.0001321836</text:p>
          </table:table-cell>
          <table:table-cell table:formula="of:=  ( ( ( BETAINV(RAND(); [.$D$2];[.$E$2]) + [.$F$2]) *[.$A37] *[.$B37] ) + RAND() ) / [.$G$2]" office:value-type="float" office:value="0.000129359047305525" calcext:value-type="float">
            <text:p>0.000129359</text:p>
          </table:table-cell>
          <table:table-cell table:formula="of:=  ( ( ( BETAINV(RAND(); [.$D$2];[.$E$2]) + [.$F$2]) *[.$A37] *[.$B37] ) + RAND() ) / [.$G$2]" office:value-type="float" office:value="0.000130963345736424" calcext:value-type="float">
            <text:p>0.0001309633</text:p>
          </table:table-cell>
          <table:table-cell table:formula="of:=  ( ( ( BETAINV(RAND(); [.$D$2];[.$E$2]) + [.$F$2]) *[.$A37] *[.$B37] ) + RAND() ) / [.$G$2]" office:value-type="float" office:value="0.000129140960214686" calcext:value-type="float">
            <text:p>0.000129141</text:p>
          </table:table-cell>
          <table:table-cell table:formula="of:=  ( ( ( BETAINV(RAND(); [.$D$2];[.$E$2]) + [.$F$2]) *[.$A37] *[.$B37] ) + RAND() ) / [.$G$2]" office:value-type="float" office:value="0.000128067259226488" calcext:value-type="float">
            <text:p>0.0001280673</text:p>
          </table:table-cell>
          <table:table-cell table:formula="of:=  ( ( ( BETAINV(RAND(); [.$D$2];[.$E$2]) + [.$F$2]) *[.$A37] *[.$B37] ) + RAND() ) / [.$G$2]" office:value-type="float" office:value="0.000129804384479161" calcext:value-type="float">
            <text:p>0.0001298044</text:p>
          </table:table-cell>
          <table:table-cell table:formula="of:=  ( ( ( BETAINV(RAND(); [.$D$2];[.$E$2]) + [.$F$2]) *[.$A37] *[.$B37] ) + RAND() ) / [.$G$2]" office:value-type="float" office:value="0.000131317044352677" calcext:value-type="float">
            <text:p>0.000131317</text:p>
          </table:table-cell>
          <table:table-cell table:formula="of:=  ( ( ( BETAINV(RAND(); [.$D$2];[.$E$2]) + [.$F$2]) *[.$A37] *[.$B37] ) + RAND() ) / [.$G$2]" office:value-type="float" office:value="0.000132519977703627" calcext:value-type="float">
            <text:p>0.00013252</text:p>
          </table:table-cell>
          <table:table-cell table:formula="of:=  ( ( ( BETAINV(RAND(); [.$D$2];[.$E$2]) + [.$F$2]) *[.$A37] *[.$B37] ) + RAND() ) / [.$G$2]" office:value-type="float" office:value="0.00013055468735938" calcext:value-type="float">
            <text:p>0.0001305547</text:p>
          </table:table-cell>
          <table:table-cell table:formula="of:=  ( ( ( BETAINV(RAND(); [.$D$2];[.$E$2]) + [.$F$2]) *[.$A37] *[.$B37] ) + RAND() ) / [.$G$2]" office:value-type="float" office:value="0.000128697950173437" calcext:value-type="float">
            <text:p>0.000128698</text:p>
          </table:table-cell>
          <table:table-cell table:formula="of:=  ( ( ( BETAINV(RAND(); [.$D$2];[.$E$2]) + [.$F$2]) *[.$A37] *[.$B37] ) + RAND() ) / [.$G$2]" office:value-type="float" office:value="0.000128496105277694" calcext:value-type="float">
            <text:p>0.0001284961</text:p>
          </table:table-cell>
          <table:table-cell table:number-columns-repeated="100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formula="of:=  ( ( ( BETAINV(RAND(); [.$D$2];[.$E$2]) + [.$F$2]) *[.$A38] *[.$B38] ) + RAND() ) / [.$G$2]" office:value-type="float" office:value="0.000261795082031368" calcext:value-type="float">
            <text:p>0.0002617951</text:p>
          </table:table-cell>
          <table:table-cell table:formula="of:=  ( ( ( BETAINV(RAND(); [.$D$2];[.$E$2]) + [.$F$2]) *[.$A38] *[.$B38] ) + RAND() ) / [.$G$2]" office:value-type="float" office:value="0.000263419481732201" calcext:value-type="float">
            <text:p>0.0002634195</text:p>
          </table:table-cell>
          <table:table-cell table:formula="of:=  ( ( ( BETAINV(RAND(); [.$D$2];[.$E$2]) + [.$F$2]) *[.$A38] *[.$B38] ) + RAND() ) / [.$G$2]" office:value-type="float" office:value="0.000260150250553671" calcext:value-type="float">
            <text:p>0.0002601503</text:p>
          </table:table-cell>
          <table:table-cell table:formula="of:=  ( ( ( BETAINV(RAND(); [.$D$2];[.$E$2]) + [.$F$2]) *[.$A38] *[.$B38] ) + RAND() ) / [.$G$2]" office:value-type="float" office:value="0.000258904077870164" calcext:value-type="float">
            <text:p>0.0002589041</text:p>
          </table:table-cell>
          <table:table-cell table:formula="of:=  ( ( ( BETAINV(RAND(); [.$D$2];[.$E$2]) + [.$F$2]) *[.$A38] *[.$B38] ) + RAND() ) / [.$G$2]" office:value-type="float" office:value="0.000264812723753516" calcext:value-type="float">
            <text:p>0.0002648127</text:p>
          </table:table-cell>
          <table:table-cell table:formula="of:=  ( ( ( BETAINV(RAND(); [.$D$2];[.$E$2]) + [.$F$2]) *[.$A38] *[.$B38] ) + RAND() ) / [.$G$2]" office:value-type="float" office:value="0.000263290429271575" calcext:value-type="float">
            <text:p>0.0002632904</text:p>
          </table:table-cell>
          <table:table-cell table:formula="of:=  ( ( ( BETAINV(RAND(); [.$D$2];[.$E$2]) + [.$F$2]) *[.$A38] *[.$B38] ) + RAND() ) / [.$G$2]" office:value-type="float" office:value="0.000256894967831574" calcext:value-type="float">
            <text:p>0.000256895</text:p>
          </table:table-cell>
          <table:table-cell table:formula="of:=  ( ( ( BETAINV(RAND(); [.$D$2];[.$E$2]) + [.$F$2]) *[.$A38] *[.$B38] ) + RAND() ) / [.$G$2]" office:value-type="float" office:value="0.000257687556896439" calcext:value-type="float">
            <text:p>0.0002576876</text:p>
          </table:table-cell>
          <table:table-cell table:formula="of:=  ( ( ( BETAINV(RAND(); [.$D$2];[.$E$2]) + [.$F$2]) *[.$A38] *[.$B38] ) + RAND() ) / [.$G$2]" office:value-type="float" office:value="0.000259511484903719" calcext:value-type="float">
            <text:p>0.0002595115</text:p>
          </table:table-cell>
          <table:table-cell table:formula="of:=  ( ( ( BETAINV(RAND(); [.$D$2];[.$E$2]) + [.$F$2]) *[.$A38] *[.$B38] ) + RAND() ) / [.$G$2]" office:value-type="float" office:value="0.000259013650137018" calcext:value-type="float">
            <text:p>0.0002590137</text:p>
          </table:table-cell>
          <table:table-cell table:formula="of:=  ( ( ( BETAINV(RAND(); [.$D$2];[.$E$2]) + [.$F$2]) *[.$A38] *[.$B38] ) + RAND() ) / [.$G$2]" office:value-type="float" office:value="0.000260689654581768" calcext:value-type="float">
            <text:p>0.0002606897</text:p>
          </table:table-cell>
          <table:table-cell table:formula="of:=  ( ( ( BETAINV(RAND(); [.$D$2];[.$E$2]) + [.$F$2]) *[.$A38] *[.$B38] ) + RAND() ) / [.$G$2]" office:value-type="float" office:value="0.00025935014596071" calcext:value-type="float">
            <text:p>0.0002593501</text:p>
          </table:table-cell>
          <table:table-cell table:formula="of:=  ( ( ( BETAINV(RAND(); [.$D$2];[.$E$2]) + [.$F$2]) *[.$A38] *[.$B38] ) + RAND() ) / [.$G$2]" office:value-type="float" office:value="0.000258264787603083" calcext:value-type="float">
            <text:p>0.0002582648</text:p>
          </table:table-cell>
          <table:table-cell table:formula="of:=  ( ( ( BETAINV(RAND(); [.$D$2];[.$E$2]) + [.$F$2]) *[.$A38] *[.$B38] ) + RAND() ) / [.$G$2]" office:value-type="float" office:value="0.000259223646006011" calcext:value-type="float">
            <text:p>0.0002592236</text:p>
          </table:table-cell>
          <table:table-cell table:formula="of:=  ( ( ( BETAINV(RAND(); [.$D$2];[.$E$2]) + [.$F$2]) *[.$A38] *[.$B38] ) + RAND() ) / [.$G$2]" office:value-type="float" office:value="0.000267409798037285" calcext:value-type="float">
            <text:p>0.0002674098</text:p>
          </table:table-cell>
          <table:table-cell table:formula="of:=  ( ( ( BETAINV(RAND(); [.$D$2];[.$E$2]) + [.$F$2]) *[.$A38] *[.$B38] ) + RAND() ) / [.$G$2]" office:value-type="float" office:value="0.000256127432374289" calcext:value-type="float">
            <text:p>0.0002561274</text:p>
          </table:table-cell>
          <table:table-cell table:formula="of:=  ( ( ( BETAINV(RAND(); [.$D$2];[.$E$2]) + [.$F$2]) *[.$A38] *[.$B38] ) + RAND() ) / [.$G$2]" office:value-type="float" office:value="0.000264730515078732" calcext:value-type="float">
            <text:p>0.0002647305</text:p>
          </table:table-cell>
          <table:table-cell table:number-columns-repeated="100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  ( ( ( BETAINV(RAND(); [.$D$2];[.$E$2]) + [.$F$2]) *[.$A39] *[.$B39] ) + RAND() ) / [.$G$2]" office:value-type="float" office:value="0.000534168811371402" calcext:value-type="float">
            <text:p>0.0005341688</text:p>
          </table:table-cell>
          <table:table-cell table:formula="of:=  ( ( ( BETAINV(RAND(); [.$D$2];[.$E$2]) + [.$F$2]) *[.$A39] *[.$B39] ) + RAND() ) / [.$G$2]" office:value-type="float" office:value="0.000516970947328777" calcext:value-type="float">
            <text:p>0.0005169709</text:p>
          </table:table-cell>
          <table:table-cell table:formula="of:=  ( ( ( BETAINV(RAND(); [.$D$2];[.$E$2]) + [.$F$2]) *[.$A39] *[.$B39] ) + RAND() ) / [.$G$2]" office:value-type="float" office:value="0.000512098221149119" calcext:value-type="float">
            <text:p>0.0005120982</text:p>
          </table:table-cell>
          <table:table-cell table:formula="of:=  ( ( ( BETAINV(RAND(); [.$D$2];[.$E$2]) + [.$F$2]) *[.$A39] *[.$B39] ) + RAND() ) / [.$G$2]" office:value-type="float" office:value="0.000516171210877422" calcext:value-type="float">
            <text:p>0.0005161712</text:p>
          </table:table-cell>
          <table:table-cell table:formula="of:=  ( ( ( BETAINV(RAND(); [.$D$2];[.$E$2]) + [.$F$2]) *[.$A39] *[.$B39] ) + RAND() ) / [.$G$2]" office:value-type="float" office:value="0.00053503549819995" calcext:value-type="float">
            <text:p>0.0005350355</text:p>
          </table:table-cell>
          <table:table-cell table:formula="of:=  ( ( ( BETAINV(RAND(); [.$D$2];[.$E$2]) + [.$F$2]) *[.$A39] *[.$B39] ) + RAND() ) / [.$G$2]" office:value-type="float" office:value="0.000526817755851615" calcext:value-type="float">
            <text:p>0.0005268178</text:p>
          </table:table-cell>
          <table:table-cell table:formula="of:=  ( ( ( BETAINV(RAND(); [.$D$2];[.$E$2]) + [.$F$2]) *[.$A39] *[.$B39] ) + RAND() ) / [.$G$2]" office:value-type="float" office:value="0.000512976564330443" calcext:value-type="float">
            <text:p>0.0005129766</text:p>
          </table:table-cell>
          <table:table-cell table:formula="of:=  ( ( ( BETAINV(RAND(); [.$D$2];[.$E$2]) + [.$F$2]) *[.$A39] *[.$B39] ) + RAND() ) / [.$G$2]" office:value-type="float" office:value="0.000534220942296328" calcext:value-type="float">
            <text:p>0.0005342209</text:p>
          </table:table-cell>
          <table:table-cell table:formula="of:=  ( ( ( BETAINV(RAND(); [.$D$2];[.$E$2]) + [.$F$2]) *[.$A39] *[.$B39] ) + RAND() ) / [.$G$2]" office:value-type="float" office:value="0.000515642355901589" calcext:value-type="float">
            <text:p>0.0005156424</text:p>
          </table:table-cell>
          <table:table-cell table:formula="of:=  ( ( ( BETAINV(RAND(); [.$D$2];[.$E$2]) + [.$F$2]) *[.$A39] *[.$B39] ) + RAND() ) / [.$G$2]" office:value-type="float" office:value="0.000520368426282801" calcext:value-type="float">
            <text:p>0.0005203684</text:p>
          </table:table-cell>
          <table:table-cell table:formula="of:=  ( ( ( BETAINV(RAND(); [.$D$2];[.$E$2]) + [.$F$2]) *[.$A39] *[.$B39] ) + RAND() ) / [.$G$2]" office:value-type="float" office:value="0.000518584227171042" calcext:value-type="float">
            <text:p>0.0005185842</text:p>
          </table:table-cell>
          <table:table-cell table:formula="of:=  ( ( ( BETAINV(RAND(); [.$D$2];[.$E$2]) + [.$F$2]) *[.$A39] *[.$B39] ) + RAND() ) / [.$G$2]" office:value-type="float" office:value="0.00052657360961767" calcext:value-type="float">
            <text:p>0.0005265736</text:p>
          </table:table-cell>
          <table:table-cell table:formula="of:=  ( ( ( BETAINV(RAND(); [.$D$2];[.$E$2]) + [.$F$2]) *[.$A39] *[.$B39] ) + RAND() ) / [.$G$2]" office:value-type="float" office:value="0.00052255607454695" calcext:value-type="float">
            <text:p>0.0005225561</text:p>
          </table:table-cell>
          <table:table-cell table:formula="of:=  ( ( ( BETAINV(RAND(); [.$D$2];[.$E$2]) + [.$F$2]) *[.$A39] *[.$B39] ) + RAND() ) / [.$G$2]" office:value-type="float" office:value="0.000544585027054287" calcext:value-type="float">
            <text:p>0.000544585</text:p>
          </table:table-cell>
          <table:table-cell table:formula="of:=  ( ( ( BETAINV(RAND(); [.$D$2];[.$E$2]) + [.$F$2]) *[.$A39] *[.$B39] ) + RAND() ) / [.$G$2]" office:value-type="float" office:value="0.00052037978771425" calcext:value-type="float">
            <text:p>0.0005203798</text:p>
          </table:table-cell>
          <table:table-cell table:formula="of:=  ( ( ( BETAINV(RAND(); [.$D$2];[.$E$2]) + [.$F$2]) *[.$A39] *[.$B39] ) + RAND() ) / [.$G$2]" office:value-type="float" office:value="0.000523583055566092" calcext:value-type="float">
            <text:p>0.0005235831</text:p>
          </table:table-cell>
          <table:table-cell table:formula="of:=  ( ( ( BETAINV(RAND(); [.$D$2];[.$E$2]) + [.$F$2]) *[.$A39] *[.$B39] ) + RAND() ) / [.$G$2]" office:value-type="float" office:value="0.000516203818220428" calcext:value-type="float">
            <text:p>0.0005162038</text:p>
          </table:table-cell>
          <table:table-cell table:number-columns-repeated="100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formula="of:=  ( ( ( BETAINV(RAND(); [.$D$2];[.$E$2]) + [.$F$2]) *[.$A40] *[.$B40] ) + RAND() ) / [.$G$2]" office:value-type="float" office:value="0.00102659026214856" calcext:value-type="float">
            <text:p>0.0010265903</text:p>
          </table:table-cell>
          <table:table-cell table:formula="of:=  ( ( ( BETAINV(RAND(); [.$D$2];[.$E$2]) + [.$F$2]) *[.$A40] *[.$B40] ) + RAND() ) / [.$G$2]" office:value-type="float" office:value="0.00105914907019536" calcext:value-type="float">
            <text:p>0.0010591491</text:p>
          </table:table-cell>
          <table:table-cell table:formula="of:=  ( ( ( BETAINV(RAND(); [.$D$2];[.$E$2]) + [.$F$2]) *[.$A40] *[.$B40] ) + RAND() ) / [.$G$2]" office:value-type="float" office:value="0.00103987709277328" calcext:value-type="float">
            <text:p>0.0010398771</text:p>
          </table:table-cell>
          <table:table-cell table:formula="of:=  ( ( ( BETAINV(RAND(); [.$D$2];[.$E$2]) + [.$F$2]) *[.$A40] *[.$B40] ) + RAND() ) / [.$G$2]" office:value-type="float" office:value="0.00104600063519421" calcext:value-type="float">
            <text:p>0.0010460006</text:p>
          </table:table-cell>
          <table:table-cell table:formula="of:=  ( ( ( BETAINV(RAND(); [.$D$2];[.$E$2]) + [.$F$2]) *[.$A40] *[.$B40] ) + RAND() ) / [.$G$2]" office:value-type="float" office:value="0.00103400611129515" calcext:value-type="float">
            <text:p>0.0010340061</text:p>
          </table:table-cell>
          <table:table-cell table:formula="of:=  ( ( ( BETAINV(RAND(); [.$D$2];[.$E$2]) + [.$F$2]) *[.$A40] *[.$B40] ) + RAND() ) / [.$G$2]" office:value-type="float" office:value="0.00103212603698402" calcext:value-type="float">
            <text:p>0.001032126</text:p>
          </table:table-cell>
          <table:table-cell table:formula="of:=  ( ( ( BETAINV(RAND(); [.$D$2];[.$E$2]) + [.$F$2]) *[.$A40] *[.$B40] ) + RAND() ) / [.$G$2]" office:value-type="float" office:value="0.00105408712019868" calcext:value-type="float">
            <text:p>0.0010540871</text:p>
          </table:table-cell>
          <table:table-cell table:formula="of:=  ( ( ( BETAINV(RAND(); [.$D$2];[.$E$2]) + [.$F$2]) *[.$A40] *[.$B40] ) + RAND() ) / [.$G$2]" office:value-type="float" office:value="0.00104870563613126" calcext:value-type="float">
            <text:p>0.0010487056</text:p>
          </table:table-cell>
          <table:table-cell table:formula="of:=  ( ( ( BETAINV(RAND(); [.$D$2];[.$E$2]) + [.$F$2]) *[.$A40] *[.$B40] ) + RAND() ) / [.$G$2]" office:value-type="float" office:value="0.00102929571615543" calcext:value-type="float">
            <text:p>0.0010292957</text:p>
          </table:table-cell>
          <table:table-cell table:formula="of:=  ( ( ( BETAINV(RAND(); [.$D$2];[.$E$2]) + [.$F$2]) *[.$A40] *[.$B40] ) + RAND() ) / [.$G$2]" office:value-type="float" office:value="0.00107595109605234" calcext:value-type="float">
            <text:p>0.0010759511</text:p>
          </table:table-cell>
          <table:table-cell table:formula="of:=  ( ( ( BETAINV(RAND(); [.$D$2];[.$E$2]) + [.$F$2]) *[.$A40] *[.$B40] ) + RAND() ) / [.$G$2]" office:value-type="float" office:value="0.0010305812945614" calcext:value-type="float">
            <text:p>0.0010305813</text:p>
          </table:table-cell>
          <table:table-cell table:formula="of:=  ( ( ( BETAINV(RAND(); [.$D$2];[.$E$2]) + [.$F$2]) *[.$A40] *[.$B40] ) + RAND() ) / [.$G$2]" office:value-type="float" office:value="0.00103561047740664" calcext:value-type="float">
            <text:p>0.0010356105</text:p>
          </table:table-cell>
          <table:table-cell table:formula="of:=  ( ( ( BETAINV(RAND(); [.$D$2];[.$E$2]) + [.$F$2]) *[.$A40] *[.$B40] ) + RAND() ) / [.$G$2]" office:value-type="float" office:value="0.00106894126725461" calcext:value-type="float">
            <text:p>0.0010689413</text:p>
          </table:table-cell>
          <table:table-cell table:formula="of:=  ( ( ( BETAINV(RAND(); [.$D$2];[.$E$2]) + [.$F$2]) *[.$A40] *[.$B40] ) + RAND() ) / [.$G$2]" office:value-type="float" office:value="0.00104417284978307" calcext:value-type="float">
            <text:p>0.0010441728</text:p>
          </table:table-cell>
          <table:table-cell table:formula="of:=  ( ( ( BETAINV(RAND(); [.$D$2];[.$E$2]) + [.$F$2]) *[.$A40] *[.$B40] ) + RAND() ) / [.$G$2]" office:value-type="float" office:value="0.00103331200153347" calcext:value-type="float">
            <text:p>0.001033312</text:p>
          </table:table-cell>
          <table:table-cell table:formula="of:=  ( ( ( BETAINV(RAND(); [.$D$2];[.$E$2]) + [.$F$2]) *[.$A40] *[.$B40] ) + RAND() ) / [.$G$2]" office:value-type="float" office:value="0.00104454022760583" calcext:value-type="float">
            <text:p>0.0010445402</text:p>
          </table:table-cell>
          <table:table-cell table:formula="of:=  ( ( ( BETAINV(RAND(); [.$D$2];[.$E$2]) + [.$F$2]) *[.$A40] *[.$B40] ) + RAND() ) / [.$G$2]" office:value-type="float" office:value="0.00104318058471927" calcext:value-type="float">
            <text:p>0.0010431806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formula="of:=  ( ( ( BETAINV(RAND(); [.$D$2];[.$E$2]) + [.$F$2]) *[.$A41] *[.$B41] ) + RAND() ) / [.$G$2]" office:value-type="float" office:value="0.00207078241928526" calcext:value-type="float">
            <text:p>0.0020707824</text:p>
          </table:table-cell>
          <table:table-cell table:formula="of:=  ( ( ( BETAINV(RAND(); [.$D$2];[.$E$2]) + [.$F$2]) *[.$A41] *[.$B41] ) + RAND() ) / [.$G$2]" office:value-type="float" office:value="0.00208748642580722" calcext:value-type="float">
            <text:p>0.0020874864</text:p>
          </table:table-cell>
          <table:table-cell table:formula="of:=  ( ( ( BETAINV(RAND(); [.$D$2];[.$E$2]) + [.$F$2]) *[.$A41] *[.$B41] ) + RAND() ) / [.$G$2]" office:value-type="float" office:value="0.00205200270571314" calcext:value-type="float">
            <text:p>0.0020520027</text:p>
          </table:table-cell>
          <table:table-cell table:formula="of:=  ( ( ( BETAINV(RAND(); [.$D$2];[.$E$2]) + [.$F$2]) *[.$A41] *[.$B41] ) + RAND() ) / [.$G$2]" office:value-type="float" office:value="0.00205797450749618" calcext:value-type="float">
            <text:p>0.0020579745</text:p>
          </table:table-cell>
          <table:table-cell table:formula="of:=  ( ( ( BETAINV(RAND(); [.$D$2];[.$E$2]) + [.$F$2]) *[.$A41] *[.$B41] ) + RAND() ) / [.$G$2]" office:value-type="float" office:value="0.00206792476117598" calcext:value-type="float">
            <text:p>0.0020679248</text:p>
          </table:table-cell>
          <table:table-cell table:formula="of:=  ( ( ( BETAINV(RAND(); [.$D$2];[.$E$2]) + [.$F$2]) *[.$A41] *[.$B41] ) + RAND() ) / [.$G$2]" office:value-type="float" office:value="0.00210378662732203" calcext:value-type="float">
            <text:p>0.0021037866</text:p>
          </table:table-cell>
          <table:table-cell table:formula="of:=  ( ( ( BETAINV(RAND(); [.$D$2];[.$E$2]) + [.$F$2]) *[.$A41] *[.$B41] ) + RAND() ) / [.$G$2]" office:value-type="float" office:value="0.0020729567729543" calcext:value-type="float">
            <text:p>0.0020729568</text:p>
          </table:table-cell>
          <table:table-cell table:formula="of:=  ( ( ( BETAINV(RAND(); [.$D$2];[.$E$2]) + [.$F$2]) *[.$A41] *[.$B41] ) + RAND() ) / [.$G$2]" office:value-type="float" office:value="0.00205532243777197" calcext:value-type="float">
            <text:p>0.0020553224</text:p>
          </table:table-cell>
          <table:table-cell table:formula="of:=  ( ( ( BETAINV(RAND(); [.$D$2];[.$E$2]) + [.$F$2]) *[.$A41] *[.$B41] ) + RAND() ) / [.$G$2]" office:value-type="float" office:value="0.00206110131795333" calcext:value-type="float">
            <text:p>0.0020611013</text:p>
          </table:table-cell>
          <table:table-cell table:formula="of:=  ( ( ( BETAINV(RAND(); [.$D$2];[.$E$2]) + [.$F$2]) *[.$A41] *[.$B41] ) + RAND() ) / [.$G$2]" office:value-type="float" office:value="0.00206327031287341" calcext:value-type="float">
            <text:p>0.0020632703</text:p>
          </table:table-cell>
          <table:table-cell table:formula="of:=  ( ( ( BETAINV(RAND(); [.$D$2];[.$E$2]) + [.$F$2]) *[.$A41] *[.$B41] ) + RAND() ) / [.$G$2]" office:value-type="float" office:value="0.00211619919989703" calcext:value-type="float">
            <text:p>0.0021161992</text:p>
          </table:table-cell>
          <table:table-cell table:formula="of:=  ( ( ( BETAINV(RAND(); [.$D$2];[.$E$2]) + [.$F$2]) *[.$A41] *[.$B41] ) + RAND() ) / [.$G$2]" office:value-type="float" office:value="0.00211747391976981" calcext:value-type="float">
            <text:p>0.0021174739</text:p>
          </table:table-cell>
          <table:table-cell table:formula="of:=  ( ( ( BETAINV(RAND(); [.$D$2];[.$E$2]) + [.$F$2]) *[.$A41] *[.$B41] ) + RAND() ) / [.$G$2]" office:value-type="float" office:value="0.00205855593514943" calcext:value-type="float">
            <text:p>0.0020585559</text:p>
          </table:table-cell>
          <table:table-cell table:formula="of:=  ( ( ( BETAINV(RAND(); [.$D$2];[.$E$2]) + [.$F$2]) *[.$A41] *[.$B41] ) + RAND() ) / [.$G$2]" office:value-type="float" office:value="0.00205573397625023" calcext:value-type="float">
            <text:p>0.002055734</text:p>
          </table:table-cell>
          <table:table-cell table:formula="of:=  ( ( ( BETAINV(RAND(); [.$D$2];[.$E$2]) + [.$F$2]) *[.$A41] *[.$B41] ) + RAND() ) / [.$G$2]" office:value-type="float" office:value="0.00205975311885859" calcext:value-type="float">
            <text:p>0.0020597531</text:p>
          </table:table-cell>
          <table:table-cell table:formula="of:=  ( ( ( BETAINV(RAND(); [.$D$2];[.$E$2]) + [.$F$2]) *[.$A41] *[.$B41] ) + RAND() ) / [.$G$2]" office:value-type="float" office:value="0.00205072589855502" calcext:value-type="float">
            <text:p>0.0020507259</text:p>
          </table:table-cell>
          <table:table-cell table:formula="of:=  ( ( ( BETAINV(RAND(); [.$D$2];[.$E$2]) + [.$F$2]) *[.$A41] *[.$B41] ) + RAND() ) / [.$G$2]" office:value-type="float" office:value="0.00210379271657066" calcext:value-type="float">
            <text:p>0.0021037927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 ( ( ( BETAINV(RAND(); [.$D$2];[.$E$2]) + [.$F$2]) *[.$A42] *[.$B42] ) + RAND() ) / [.$G$2]" office:value-type="float" office:value="0.0000000130266709486023" calcext:value-type="float">
            <text:p>0.000000013</text:p>
          </table:table-cell>
          <table:table-cell table:formula="of:=  ( ( ( BETAINV(RAND(); [.$D$2];[.$E$2]) + [.$F$2]) *[.$A42] *[.$B42] ) + RAND() ) / [.$G$2]" office:value-type="float" office:value="0.000000033318715612404" calcext:value-type="float">
            <text:p>3.3318715612404E-008</text:p>
          </table:table-cell>
          <table:table-cell table:formula="of:=  ( ( ( BETAINV(RAND(); [.$D$2];[.$E$2]) + [.$F$2]) *[.$A42] *[.$B42] ) + RAND() ) / [.$G$2]" office:value-type="float" office:value="0.0000000978820961201564" calcext:value-type="float">
            <text:p>9.78820961201564E-008</text:p>
          </table:table-cell>
          <table:table-cell table:formula="of:=  ( ( ( BETAINV(RAND(); [.$D$2];[.$E$2]) + [.$F$2]) *[.$A42] *[.$B42] ) + RAND() ) / [.$G$2]" office:value-type="float" office:value="0.0000000966388808796182" calcext:value-type="float">
            <text:p>9.66388808796182E-008</text:p>
          </table:table-cell>
          <table:table-cell table:formula="of:=  ( ( ( BETAINV(RAND(); [.$D$2];[.$E$2]) + [.$F$2]) *[.$A42] *[.$B42] ) + RAND() ) / [.$G$2]" office:value-type="float" office:value="0.0000000989016011124477" calcext:value-type="float">
            <text:p>9.89016011124477E-008</text:p>
          </table:table-cell>
          <table:table-cell table:formula="of:=  ( ( ( BETAINV(RAND(); [.$D$2];[.$E$2]) + [.$F$2]) *[.$A42] *[.$B42] ) + RAND() ) / [.$G$2]" office:value-type="float" office:value="0.0000000749499191064388" calcext:value-type="float">
            <text:p>7.49499191064388E-008</text:p>
          </table:table-cell>
          <table:table-cell table:formula="of:=  ( ( ( BETAINV(RAND(); [.$D$2];[.$E$2]) + [.$F$2]) *[.$A42] *[.$B42] ) + RAND() ) / [.$G$2]" office:value-type="float" office:value="0.000000030085030850023" calcext:value-type="float">
            <text:p>3.0085030850023E-008</text:p>
          </table:table-cell>
          <table:table-cell table:formula="of:=  ( ( ( BETAINV(RAND(); [.$D$2];[.$E$2]) + [.$F$2]) *[.$A42] *[.$B42] ) + RAND() ) / [.$G$2]" office:value-type="float" office:value="0.0000000544766577426344" calcext:value-type="float">
            <text:p>5.44766577426344E-008</text:p>
          </table:table-cell>
          <table:table-cell table:formula="of:=  ( ( ( BETAINV(RAND(); [.$D$2];[.$E$2]) + [.$F$2]) *[.$A42] *[.$B42] ) + RAND() ) / [.$G$2]" office:value-type="float" office:value="0.0000000382868668064475" calcext:value-type="float">
            <text:p>3.82868668064475E-008</text:p>
          </table:table-cell>
          <table:table-cell table:formula="of:=  ( ( ( BETAINV(RAND(); [.$D$2];[.$E$2]) + [.$F$2]) *[.$A42] *[.$B42] ) + RAND() ) / [.$G$2]" office:value-type="float" office:value="0.0000000774467599345371" calcext:value-type="float">
            <text:p>7.74467599345371E-008</text:p>
          </table:table-cell>
          <table:table-cell table:formula="of:=  ( ( ( BETAINV(RAND(); [.$D$2];[.$E$2]) + [.$F$2]) *[.$A42] *[.$B42] ) + RAND() ) / [.$G$2]" office:value-type="float" office:value="0.000000076088326307945" calcext:value-type="float">
            <text:p>7.6088326307945E-008</text:p>
          </table:table-cell>
          <table:table-cell table:formula="of:=  ( ( ( BETAINV(RAND(); [.$D$2];[.$E$2]) + [.$F$2]) *[.$A42] *[.$B42] ) + RAND() ) / [.$G$2]" office:value-type="float" office:value="0.000000045180531963706" calcext:value-type="float">
            <text:p>4.5180531963706E-008</text:p>
          </table:table-cell>
          <table:table-cell table:formula="of:=  ( ( ( BETAINV(RAND(); [.$D$2];[.$E$2]) + [.$F$2]) *[.$A42] *[.$B42] ) + RAND() ) / [.$G$2]" office:value-type="float" office:value="0.0000000923970853444189" calcext:value-type="float">
            <text:p>9.23970853444189E-008</text:p>
          </table:table-cell>
          <table:table-cell table:formula="of:=  ( ( ( BETAINV(RAND(); [.$D$2];[.$E$2]) + [.$F$2]) *[.$A42] *[.$B42] ) + RAND() ) / [.$G$2]" office:value-type="float" office:value="0.0000000416246560402215" calcext:value-type="float">
            <text:p>4.16246560402215E-008</text:p>
          </table:table-cell>
          <table:table-cell table:formula="of:=  ( ( ( BETAINV(RAND(); [.$D$2];[.$E$2]) + [.$F$2]) *[.$A42] *[.$B42] ) + RAND() ) / [.$G$2]" office:value-type="float" office:value="0.0000000729308963753283" calcext:value-type="float">
            <text:p>7.29308963753283E-008</text:p>
          </table:table-cell>
          <table:table-cell table:formula="of:=  ( ( ( BETAINV(RAND(); [.$D$2];[.$E$2]) + [.$F$2]) *[.$A42] *[.$B42] ) + RAND() ) / [.$G$2]" office:value-type="float" office:value="0.0000000311316998908296" calcext:value-type="float">
            <text:p>3.11316998908296E-008</text:p>
          </table:table-cell>
          <table:table-cell table:formula="of:=  ( ( ( BETAINV(RAND(); [.$D$2];[.$E$2]) + [.$F$2]) *[.$A42] *[.$B42] ) + RAND() ) / [.$G$2]" office:value-type="float" office:value="0.0000000597096209181473" calcext:value-type="float">
            <text:p>5.97096209181473E-00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  ( ( ( BETAINV(RAND(); [.$D$2];[.$E$2]) + [.$F$2]) *[.$A43] *[.$B43] ) + RAND() ) / [.$G$2]" office:value-type="float" office:value="0.00000409183031731291" calcext:value-type="float">
            <text:p>4.09183031731291E-006</text:p>
          </table:table-cell>
          <table:table-cell table:formula="of:=  ( ( ( BETAINV(RAND(); [.$D$2];[.$E$2]) + [.$F$2]) *[.$A43] *[.$B43] ) + RAND() ) / [.$G$2]" office:value-type="float" office:value="0.00000407590633334126" calcext:value-type="float">
            <text:p>4.07590633334126E-006</text:p>
          </table:table-cell>
          <table:table-cell table:formula="of:=  ( ( ( BETAINV(RAND(); [.$D$2];[.$E$2]) + [.$F$2]) *[.$A43] *[.$B43] ) + RAND() ) / [.$G$2]" office:value-type="float" office:value="0.00000417660045347404" calcext:value-type="float">
            <text:p>4.17660045347404E-006</text:p>
          </table:table-cell>
          <table:table-cell table:formula="of:=  ( ( ( BETAINV(RAND(); [.$D$2];[.$E$2]) + [.$F$2]) *[.$A43] *[.$B43] ) + RAND() ) / [.$G$2]" office:value-type="float" office:value="0.00000417253046582007" calcext:value-type="float">
            <text:p>4.17253046582007E-006</text:p>
          </table:table-cell>
          <table:table-cell table:formula="of:=  ( ( ( BETAINV(RAND(); [.$D$2];[.$E$2]) + [.$F$2]) *[.$A43] *[.$B43] ) + RAND() ) / [.$G$2]" office:value-type="float" office:value="0.00000404712784258294" calcext:value-type="float">
            <text:p>4.04712784258294E-006</text:p>
          </table:table-cell>
          <table:table-cell table:formula="of:=  ( ( ( BETAINV(RAND(); [.$D$2];[.$E$2]) + [.$F$2]) *[.$A43] *[.$B43] ) + RAND() ) / [.$G$2]" office:value-type="float" office:value="0.00000437767706153034" calcext:value-type="float">
            <text:p>4.37767706153034E-006</text:p>
          </table:table-cell>
          <table:table-cell table:formula="of:=  ( ( ( BETAINV(RAND(); [.$D$2];[.$E$2]) + [.$F$2]) *[.$A43] *[.$B43] ) + RAND() ) / [.$G$2]" office:value-type="float" office:value="0.00000422826958295227" calcext:value-type="float">
            <text:p>4.22826958295227E-006</text:p>
          </table:table-cell>
          <table:table-cell table:formula="of:=  ( ( ( BETAINV(RAND(); [.$D$2];[.$E$2]) + [.$F$2]) *[.$A43] *[.$B43] ) + RAND() ) / [.$G$2]" office:value-type="float" office:value="0.00000407196690300109" calcext:value-type="float">
            <text:p>0.000004072</text:p>
          </table:table-cell>
          <table:table-cell table:formula="of:=  ( ( ( BETAINV(RAND(); [.$D$2];[.$E$2]) + [.$F$2]) *[.$A43] *[.$B43] ) + RAND() ) / [.$G$2]" office:value-type="float" office:value="0.00000412847612514059" calcext:value-type="float">
            <text:p>4.12847612514059E-006</text:p>
          </table:table-cell>
          <table:table-cell table:formula="of:=  ( ( ( BETAINV(RAND(); [.$D$2];[.$E$2]) + [.$F$2]) *[.$A43] *[.$B43] ) + RAND() ) / [.$G$2]" office:value-type="float" office:value="0.00000404783477067115" calcext:value-type="float">
            <text:p>4.04783477067115E-006</text:p>
          </table:table-cell>
          <table:table-cell table:formula="of:=  ( ( ( BETAINV(RAND(); [.$D$2];[.$E$2]) + [.$F$2]) *[.$A43] *[.$B43] ) + RAND() ) / [.$G$2]" office:value-type="float" office:value="0.00000406102834443936" calcext:value-type="float">
            <text:p>0.000004061</text:p>
          </table:table-cell>
          <table:table-cell table:formula="of:=  ( ( ( BETAINV(RAND(); [.$D$2];[.$E$2]) + [.$F$2]) *[.$A43] *[.$B43] ) + RAND() ) / [.$G$2]" office:value-type="float" office:value="0.00000404008002068834" calcext:value-type="float">
            <text:p>4.04008002068834E-006</text:p>
          </table:table-cell>
          <table:table-cell table:formula="of:=  ( ( ( BETAINV(RAND(); [.$D$2];[.$E$2]) + [.$F$2]) *[.$A43] *[.$B43] ) + RAND() ) / [.$G$2]" office:value-type="float" office:value="0.00000421156551164699" calcext:value-type="float">
            <text:p>4.21156551164699E-006</text:p>
          </table:table-cell>
          <table:table-cell table:formula="of:=  ( ( ( BETAINV(RAND(); [.$D$2];[.$E$2]) + [.$F$2]) *[.$A43] *[.$B43] ) + RAND() ) / [.$G$2]" office:value-type="float" office:value="0.00000412556398272435" calcext:value-type="float">
            <text:p>4.12556398272435E-006</text:p>
          </table:table-cell>
          <table:table-cell table:formula="of:=  ( ( ( BETAINV(RAND(); [.$D$2];[.$E$2]) + [.$F$2]) *[.$A43] *[.$B43] ) + RAND() ) / [.$G$2]" office:value-type="float" office:value="0.00000423800829986028" calcext:value-type="float">
            <text:p>0.000004238</text:p>
          </table:table-cell>
          <table:table-cell table:formula="of:=  ( ( ( BETAINV(RAND(); [.$D$2];[.$E$2]) + [.$F$2]) *[.$A43] *[.$B43] ) + RAND() ) / [.$G$2]" office:value-type="float" office:value="0.00000410973337855168" calcext:value-type="float">
            <text:p>4.10973337855168E-006</text:p>
          </table:table-cell>
          <table:table-cell table:formula="of:=  ( ( ( BETAINV(RAND(); [.$D$2];[.$E$2]) + [.$F$2]) *[.$A43] *[.$B43] ) + RAND() ) / [.$G$2]" office:value-type="float" office:value="0.0000040348847188692" calcext:value-type="float">
            <text:p>4.0348847188692E-006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  ( ( ( BETAINV(RAND(); [.$D$2];[.$E$2]) + [.$F$2]) *[.$A44] *[.$B44] ) + RAND() ) / [.$G$2]" office:value-type="float" office:value="0.0000080385898528459" calcext:value-type="float">
            <text:p>8.0385898528459E-006</text:p>
          </table:table-cell>
          <table:table-cell table:formula="of:=  ( ( ( BETAINV(RAND(); [.$D$2];[.$E$2]) + [.$F$2]) *[.$A44] *[.$B44] ) + RAND() ) / [.$G$2]" office:value-type="float" office:value="0.0000081389250195097" calcext:value-type="float">
            <text:p>8.1389250195097E-006</text:p>
          </table:table-cell>
          <table:table-cell table:formula="of:=  ( ( ( BETAINV(RAND(); [.$D$2];[.$E$2]) + [.$F$2]) *[.$A44] *[.$B44] ) + RAND() ) / [.$G$2]" office:value-type="float" office:value="0.00000804034681771348" calcext:value-type="float">
            <text:p>8.04034681771348E-006</text:p>
          </table:table-cell>
          <table:table-cell table:formula="of:=  ( ( ( BETAINV(RAND(); [.$D$2];[.$E$2]) + [.$F$2]) *[.$A44] *[.$B44] ) + RAND() ) / [.$G$2]" office:value-type="float" office:value="0.00000810387708729553" calcext:value-type="float">
            <text:p>8.10387708729553E-006</text:p>
          </table:table-cell>
          <table:table-cell table:formula="of:=  ( ( ( BETAINV(RAND(); [.$D$2];[.$E$2]) + [.$F$2]) *[.$A44] *[.$B44] ) + RAND() ) / [.$G$2]" office:value-type="float" office:value="0.00000815490455553071" calcext:value-type="float">
            <text:p>8.15490455553071E-006</text:p>
          </table:table-cell>
          <table:table-cell table:formula="of:=  ( ( ( BETAINV(RAND(); [.$D$2];[.$E$2]) + [.$F$2]) *[.$A44] *[.$B44] ) + RAND() ) / [.$G$2]" office:value-type="float" office:value="0.00000822849611151602" calcext:value-type="float">
            <text:p>8.22849611151602E-006</text:p>
          </table:table-cell>
          <table:table-cell table:formula="of:=  ( ( ( BETAINV(RAND(); [.$D$2];[.$E$2]) + [.$F$2]) *[.$A44] *[.$B44] ) + RAND() ) / [.$G$2]" office:value-type="float" office:value="0.00000810774884909827" calcext:value-type="float">
            <text:p>8.10774884909827E-006</text:p>
          </table:table-cell>
          <table:table-cell table:formula="of:=  ( ( ( BETAINV(RAND(); [.$D$2];[.$E$2]) + [.$F$2]) *[.$A44] *[.$B44] ) + RAND() ) / [.$G$2]" office:value-type="float" office:value="0.00000819652812595543" calcext:value-type="float">
            <text:p>8.19652812595543E-006</text:p>
          </table:table-cell>
          <table:table-cell table:formula="of:=  ( ( ( BETAINV(RAND(); [.$D$2];[.$E$2]) + [.$F$2]) *[.$A44] *[.$B44] ) + RAND() ) / [.$G$2]" office:value-type="float" office:value="0.0000080837680221138" calcext:value-type="float">
            <text:p>8.0837680221138E-006</text:p>
          </table:table-cell>
          <table:table-cell table:formula="of:=  ( ( ( BETAINV(RAND(); [.$D$2];[.$E$2]) + [.$F$2]) *[.$A44] *[.$B44] ) + RAND() ) / [.$G$2]" office:value-type="float" office:value="0.00000815995800009863" calcext:value-type="float">
            <text:p>0.00000816</text:p>
          </table:table-cell>
          <table:table-cell table:formula="of:=  ( ( ( BETAINV(RAND(); [.$D$2];[.$E$2]) + [.$F$2]) *[.$A44] *[.$B44] ) + RAND() ) / [.$G$2]" office:value-type="float" office:value="0.00000823622621283507" calcext:value-type="float">
            <text:p>8.23622621283507E-006</text:p>
          </table:table-cell>
          <table:table-cell table:formula="of:=  ( ( ( BETAINV(RAND(); [.$D$2];[.$E$2]) + [.$F$2]) *[.$A44] *[.$B44] ) + RAND() ) / [.$G$2]" office:value-type="float" office:value="0.00000810248590427205" calcext:value-type="float">
            <text:p>8.10248590427205E-006</text:p>
          </table:table-cell>
          <table:table-cell table:formula="of:=  ( ( ( BETAINV(RAND(); [.$D$2];[.$E$2]) + [.$F$2]) *[.$A44] *[.$B44] ) + RAND() ) / [.$G$2]" office:value-type="float" office:value="0.00000817045189250717" calcext:value-type="float">
            <text:p>8.17045189250717E-006</text:p>
          </table:table-cell>
          <table:table-cell table:formula="of:=  ( ( ( BETAINV(RAND(); [.$D$2];[.$E$2]) + [.$F$2]) *[.$A44] *[.$B44] ) + RAND() ) / [.$G$2]" office:value-type="float" office:value="0.00000805623383228326" calcext:value-type="float">
            <text:p>8.05623383228326E-006</text:p>
          </table:table-cell>
          <table:table-cell table:formula="of:=  ( ( ( BETAINV(RAND(); [.$D$2];[.$E$2]) + [.$F$2]) *[.$A44] *[.$B44] ) + RAND() ) / [.$G$2]" office:value-type="float" office:value="0.0000081689659201861" calcext:value-type="float">
            <text:p>0.000008169</text:p>
          </table:table-cell>
          <table:table-cell table:formula="of:=  ( ( ( BETAINV(RAND(); [.$D$2];[.$E$2]) + [.$F$2]) *[.$A44] *[.$B44] ) + RAND() ) / [.$G$2]" office:value-type="float" office:value="0.00000836201866401747" calcext:value-type="float">
            <text:p>0.000008362</text:p>
          </table:table-cell>
          <table:table-cell table:formula="of:=  ( ( ( BETAINV(RAND(); [.$D$2];[.$E$2]) + [.$F$2]) *[.$A44] *[.$B44] ) + RAND() ) / [.$G$2]" office:value-type="float" office:value="0.00000819074292652474" calcext:value-type="float">
            <text:p>8.19074292652474E-006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  ( ( ( BETAINV(RAND(); [.$D$2];[.$E$2]) + [.$F$2]) *[.$A45] *[.$B45] ) + RAND() ) / [.$G$2]" office:value-type="float" office:value="0.0000161999650525616" calcext:value-type="float">
            <text:p>0.0000162</text:p>
          </table:table-cell>
          <table:table-cell table:formula="of:=  ( ( ( BETAINV(RAND(); [.$D$2];[.$E$2]) + [.$F$2]) *[.$A45] *[.$B45] ) + RAND() ) / [.$G$2]" office:value-type="float" office:value="0.0000164150393866814" calcext:value-type="float">
            <text:p>0.000016415</text:p>
          </table:table-cell>
          <table:table-cell table:formula="of:=  ( ( ( BETAINV(RAND(); [.$D$2];[.$E$2]) + [.$F$2]) *[.$A45] *[.$B45] ) + RAND() ) / [.$G$2]" office:value-type="float" office:value="0.0000161979035289009" calcext:value-type="float">
            <text:p>1.61979035289009E-005</text:p>
          </table:table-cell>
          <table:table-cell table:formula="of:=  ( ( ( BETAINV(RAND(); [.$D$2];[.$E$2]) + [.$F$2]) *[.$A45] *[.$B45] ) + RAND() ) / [.$G$2]" office:value-type="float" office:value="0.0000166174411880401" calcext:value-type="float">
            <text:p>1.66174411880401E-005</text:p>
          </table:table-cell>
          <table:table-cell table:formula="of:=  ( ( ( BETAINV(RAND(); [.$D$2];[.$E$2]) + [.$F$2]) *[.$A45] *[.$B45] ) + RAND() ) / [.$G$2]" office:value-type="float" office:value="0.0000161447097905486" calcext:value-type="float">
            <text:p>1.61447097905486E-005</text:p>
          </table:table-cell>
          <table:table-cell table:formula="of:=  ( ( ( BETAINV(RAND(); [.$D$2];[.$E$2]) + [.$F$2]) *[.$A45] *[.$B45] ) + RAND() ) / [.$G$2]" office:value-type="float" office:value="0.0000160634007592608" calcext:value-type="float">
            <text:p>1.60634007592608E-005</text:p>
          </table:table-cell>
          <table:table-cell table:formula="of:=  ( ( ( BETAINV(RAND(); [.$D$2];[.$E$2]) + [.$F$2]) *[.$A45] *[.$B45] ) + RAND() ) / [.$G$2]" office:value-type="float" office:value="0.000016369303334644" calcext:value-type="float">
            <text:p>1.6369303334644E-005</text:p>
          </table:table-cell>
          <table:table-cell table:formula="of:=  ( ( ( BETAINV(RAND(); [.$D$2];[.$E$2]) + [.$F$2]) *[.$A45] *[.$B45] ) + RAND() ) / [.$G$2]" office:value-type="float" office:value="0.0000161684218824581" calcext:value-type="float">
            <text:p>1.61684218824581E-005</text:p>
          </table:table-cell>
          <table:table-cell table:formula="of:=  ( ( ( BETAINV(RAND(); [.$D$2];[.$E$2]) + [.$F$2]) *[.$A45] *[.$B45] ) + RAND() ) / [.$G$2]" office:value-type="float" office:value="0.0000162237500419624" calcext:value-type="float">
            <text:p>1.62237500419624E-005</text:p>
          </table:table-cell>
          <table:table-cell table:formula="of:=  ( ( ( BETAINV(RAND(); [.$D$2];[.$E$2]) + [.$F$2]) *[.$A45] *[.$B45] ) + RAND() ) / [.$G$2]" office:value-type="float" office:value="0.0000164295917622111" calcext:value-type="float">
            <text:p>1.64295917622111E-005</text:p>
          </table:table-cell>
          <table:table-cell table:formula="of:=  ( ( ( BETAINV(RAND(); [.$D$2];[.$E$2]) + [.$F$2]) *[.$A45] *[.$B45] ) + RAND() ) / [.$G$2]" office:value-type="float" office:value="0.0000165648859742916" calcext:value-type="float">
            <text:p>1.65648859742916E-005</text:p>
          </table:table-cell>
          <table:table-cell table:formula="of:=  ( ( ( BETAINV(RAND(); [.$D$2];[.$E$2]) + [.$F$2]) *[.$A45] *[.$B45] ) + RAND() ) / [.$G$2]" office:value-type="float" office:value="0.0000164419894212815" calcext:value-type="float">
            <text:p>0.000016442</text:p>
          </table:table-cell>
          <table:table-cell table:formula="of:=  ( ( ( BETAINV(RAND(); [.$D$2];[.$E$2]) + [.$F$2]) *[.$A45] *[.$B45] ) + RAND() ) / [.$G$2]" office:value-type="float" office:value="0.000016185032185799" calcext:value-type="float">
            <text:p>0.000016185</text:p>
          </table:table-cell>
          <table:table-cell table:formula="of:=  ( ( ( BETAINV(RAND(); [.$D$2];[.$E$2]) + [.$F$2]) *[.$A45] *[.$B45] ) + RAND() ) / [.$G$2]" office:value-type="float" office:value="0.0000163844613015042" calcext:value-type="float">
            <text:p>1.63844613015042E-005</text:p>
          </table:table-cell>
          <table:table-cell table:formula="of:=  ( ( ( BETAINV(RAND(); [.$D$2];[.$E$2]) + [.$F$2]) *[.$A45] *[.$B45] ) + RAND() ) / [.$G$2]" office:value-type="float" office:value="0.0000166524066572967" calcext:value-type="float">
            <text:p>1.66524066572967E-005</text:p>
          </table:table-cell>
          <table:table-cell table:formula="of:=  ( ( ( BETAINV(RAND(); [.$D$2];[.$E$2]) + [.$F$2]) *[.$A45] *[.$B45] ) + RAND() ) / [.$G$2]" office:value-type="float" office:value="0.0000160826251010046" calcext:value-type="float">
            <text:p>1.60826251010046E-005</text:p>
          </table:table-cell>
          <table:table-cell table:formula="of:=  ( ( ( BETAINV(RAND(); [.$D$2];[.$E$2]) + [.$F$2]) *[.$A45] *[.$B45] ) + RAND() ) / [.$G$2]" office:value-type="float" office:value="0.0000161265997354216" calcext:value-type="float">
            <text:p>1.61265997354216E-005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  ( ( ( BETAINV(RAND(); [.$D$2];[.$E$2]) + [.$F$2]) *[.$A46] *[.$B46] ) + RAND() ) / [.$G$2]" office:value-type="float" office:value="0.0000320941204154382" calcext:value-type="float">
            <text:p>3.20941204154382E-005</text:p>
          </table:table-cell>
          <table:table-cell table:formula="of:=  ( ( ( BETAINV(RAND(); [.$D$2];[.$E$2]) + [.$F$2]) *[.$A46] *[.$B46] ) + RAND() ) / [.$G$2]" office:value-type="float" office:value="0.0000325346622410216" calcext:value-type="float">
            <text:p>3.25346622410216E-005</text:p>
          </table:table-cell>
          <table:table-cell table:formula="of:=  ( ( ( BETAINV(RAND(); [.$D$2];[.$E$2]) + [.$F$2]) *[.$A46] *[.$B46] ) + RAND() ) / [.$G$2]" office:value-type="float" office:value="0.0000329768904994386" calcext:value-type="float">
            <text:p>3.29768904994386E-005</text:p>
          </table:table-cell>
          <table:table-cell table:formula="of:=  ( ( ( BETAINV(RAND(); [.$D$2];[.$E$2]) + [.$F$2]) *[.$A46] *[.$B46] ) + RAND() ) / [.$G$2]" office:value-type="float" office:value="0.0000324957785258953" calcext:value-type="float">
            <text:p>3.24957785258953E-005</text:p>
          </table:table-cell>
          <table:table-cell table:formula="of:=  ( ( ( BETAINV(RAND(); [.$D$2];[.$E$2]) + [.$F$2]) *[.$A46] *[.$B46] ) + RAND() ) / [.$G$2]" office:value-type="float" office:value="0.0000321124179401563" calcext:value-type="float">
            <text:p>3.21124179401563E-005</text:p>
          </table:table-cell>
          <table:table-cell table:formula="of:=  ( ( ( BETAINV(RAND(); [.$D$2];[.$E$2]) + [.$F$2]) *[.$A46] *[.$B46] ) + RAND() ) / [.$G$2]" office:value-type="float" office:value="0.0000340565219570019" calcext:value-type="float">
            <text:p>3.40565219570019E-005</text:p>
          </table:table-cell>
          <table:table-cell table:formula="of:=  ( ( ( BETAINV(RAND(); [.$D$2];[.$E$2]) + [.$F$2]) *[.$A46] *[.$B46] ) + RAND() ) / [.$G$2]" office:value-type="float" office:value="0.0000323105805868833" calcext:value-type="float">
            <text:p>3.23105805868833E-005</text:p>
          </table:table-cell>
          <table:table-cell table:formula="of:=  ( ( ( BETAINV(RAND(); [.$D$2];[.$E$2]) + [.$F$2]) *[.$A46] *[.$B46] ) + RAND() ) / [.$G$2]" office:value-type="float" office:value="0.0000321511054121737" calcext:value-type="float">
            <text:p>3.21511054121737E-005</text:p>
          </table:table-cell>
          <table:table-cell table:formula="of:=  ( ( ( BETAINV(RAND(); [.$D$2];[.$E$2]) + [.$F$2]) *[.$A46] *[.$B46] ) + RAND() ) / [.$G$2]" office:value-type="float" office:value="0.0000337257402773795" calcext:value-type="float">
            <text:p>3.37257402773795E-005</text:p>
          </table:table-cell>
          <table:table-cell table:formula="of:=  ( ( ( BETAINV(RAND(); [.$D$2];[.$E$2]) + [.$F$2]) *[.$A46] *[.$B46] ) + RAND() ) / [.$G$2]" office:value-type="float" office:value="0.0000322682696673452" calcext:value-type="float">
            <text:p>3.22682696673452E-005</text:p>
          </table:table-cell>
          <table:table-cell table:formula="of:=  ( ( ( BETAINV(RAND(); [.$D$2];[.$E$2]) + [.$F$2]) *[.$A46] *[.$B46] ) + RAND() ) / [.$G$2]" office:value-type="float" office:value="0.0000329197713275348" calcext:value-type="float">
            <text:p>3.29197713275348E-005</text:p>
          </table:table-cell>
          <table:table-cell table:formula="of:=  ( ( ( BETAINV(RAND(); [.$D$2];[.$E$2]) + [.$F$2]) *[.$A46] *[.$B46] ) + RAND() ) / [.$G$2]" office:value-type="float" office:value="0.0000321260835016978" calcext:value-type="float">
            <text:p>3.21260835016978E-005</text:p>
          </table:table-cell>
          <table:table-cell table:formula="of:=  ( ( ( BETAINV(RAND(); [.$D$2];[.$E$2]) + [.$F$2]) *[.$A46] *[.$B46] ) + RAND() ) / [.$G$2]" office:value-type="float" office:value="0.0000328147077501937" calcext:value-type="float">
            <text:p>3.28147077501937E-005</text:p>
          </table:table-cell>
          <table:table-cell table:formula="of:=  ( ( ( BETAINV(RAND(); [.$D$2];[.$E$2]) + [.$F$2]) *[.$A46] *[.$B46] ) + RAND() ) / [.$G$2]" office:value-type="float" office:value="0.0000325019314251051" calcext:value-type="float">
            <text:p>3.25019314251051E-005</text:p>
          </table:table-cell>
          <table:table-cell table:formula="of:=  ( ( ( BETAINV(RAND(); [.$D$2];[.$E$2]) + [.$F$2]) *[.$A46] *[.$B46] ) + RAND() ) / [.$G$2]" office:value-type="float" office:value="0.0000323055048985224" calcext:value-type="float">
            <text:p>3.23055048985224E-005</text:p>
          </table:table-cell>
          <table:table-cell table:formula="of:=  ( ( ( BETAINV(RAND(); [.$D$2];[.$E$2]) + [.$F$2]) *[.$A46] *[.$B46] ) + RAND() ) / [.$G$2]" office:value-type="float" office:value="0.0000334994519185291" calcext:value-type="float">
            <text:p>3.34994519185291E-005</text:p>
          </table:table-cell>
          <table:table-cell table:formula="of:=  ( ( ( BETAINV(RAND(); [.$D$2];[.$E$2]) + [.$F$2]) *[.$A46] *[.$B46] ) + RAND() ) / [.$G$2]" office:value-type="float" office:value="0.0000320948197564607" calcext:value-type="float">
            <text:p>3.20948197564607E-005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  ( ( ( BETAINV(RAND(); [.$D$2];[.$E$2]) + [.$F$2]) *[.$A47] *[.$B47] ) + RAND() ) / [.$G$2]" office:value-type="float" office:value="0.0000665221104051736" calcext:value-type="float">
            <text:p>6.65221104051736E-005</text:p>
          </table:table-cell>
          <table:table-cell table:formula="of:=  ( ( ( BETAINV(RAND(); [.$D$2];[.$E$2]) + [.$F$2]) *[.$A47] *[.$B47] ) + RAND() ) / [.$G$2]" office:value-type="float" office:value="0.00006549743098962" calcext:value-type="float">
            <text:p>6.549743098962E-005</text:p>
          </table:table-cell>
          <table:table-cell table:formula="of:=  ( ( ( BETAINV(RAND(); [.$D$2];[.$E$2]) + [.$F$2]) *[.$A47] *[.$B47] ) + RAND() ) / [.$G$2]" office:value-type="float" office:value="0.0000658975208636565" calcext:value-type="float">
            <text:p>6.58975208636565E-005</text:p>
          </table:table-cell>
          <table:table-cell table:formula="of:=  ( ( ( BETAINV(RAND(); [.$D$2];[.$E$2]) + [.$F$2]) *[.$A47] *[.$B47] ) + RAND() ) / [.$G$2]" office:value-type="float" office:value="0.0000649534848304089" calcext:value-type="float">
            <text:p>6.49534848304089E-005</text:p>
          </table:table-cell>
          <table:table-cell table:formula="of:=  ( ( ( BETAINV(RAND(); [.$D$2];[.$E$2]) + [.$F$2]) *[.$A47] *[.$B47] ) + RAND() ) / [.$G$2]" office:value-type="float" office:value="0.00006661830945831" calcext:value-type="float">
            <text:p>6.661830945831E-005</text:p>
          </table:table-cell>
          <table:table-cell table:formula="of:=  ( ( ( BETAINV(RAND(); [.$D$2];[.$E$2]) + [.$F$2]) *[.$A47] *[.$B47] ) + RAND() ) / [.$G$2]" office:value-type="float" office:value="0.0000649745173307455" calcext:value-type="float">
            <text:p>6.49745173307455E-005</text:p>
          </table:table-cell>
          <table:table-cell table:formula="of:=  ( ( ( BETAINV(RAND(); [.$D$2];[.$E$2]) + [.$F$2]) *[.$A47] *[.$B47] ) + RAND() ) / [.$G$2]" office:value-type="float" office:value="0.0000653583911692952" calcext:value-type="float">
            <text:p>6.53583911692952E-005</text:p>
          </table:table-cell>
          <table:table-cell table:formula="of:=  ( ( ( BETAINV(RAND(); [.$D$2];[.$E$2]) + [.$F$2]) *[.$A47] *[.$B47] ) + RAND() ) / [.$G$2]" office:value-type="float" office:value="0.0000641117225018337" calcext:value-type="float">
            <text:p>6.41117225018337E-005</text:p>
          </table:table-cell>
          <table:table-cell table:formula="of:=  ( ( ( BETAINV(RAND(); [.$D$2];[.$E$2]) + [.$F$2]) *[.$A47] *[.$B47] ) + RAND() ) / [.$G$2]" office:value-type="float" office:value="0.000065317315635678" calcext:value-type="float">
            <text:p>6.5317315635678E-005</text:p>
          </table:table-cell>
          <table:table-cell table:formula="of:=  ( ( ( BETAINV(RAND(); [.$D$2];[.$E$2]) + [.$F$2]) *[.$A47] *[.$B47] ) + RAND() ) / [.$G$2]" office:value-type="float" office:value="0.000065519931097414" calcext:value-type="float">
            <text:p>6.5519931097414E-005</text:p>
          </table:table-cell>
          <table:table-cell table:formula="of:=  ( ( ( BETAINV(RAND(); [.$D$2];[.$E$2]) + [.$F$2]) *[.$A47] *[.$B47] ) + RAND() ) / [.$G$2]" office:value-type="float" office:value="0.0000644518328639361" calcext:value-type="float">
            <text:p>6.44518328639361E-005</text:p>
          </table:table-cell>
          <table:table-cell table:formula="of:=  ( ( ( BETAINV(RAND(); [.$D$2];[.$E$2]) + [.$F$2]) *[.$A47] *[.$B47] ) + RAND() ) / [.$G$2]" office:value-type="float" office:value="0.0000651484353048776" calcext:value-type="float">
            <text:p>6.51484353048776E-005</text:p>
          </table:table-cell>
          <table:table-cell table:formula="of:=  ( ( ( BETAINV(RAND(); [.$D$2];[.$E$2]) + [.$F$2]) *[.$A47] *[.$B47] ) + RAND() ) / [.$G$2]" office:value-type="float" office:value="0.0000641628260344035" calcext:value-type="float">
            <text:p>6.41628260344035E-005</text:p>
          </table:table-cell>
          <table:table-cell table:formula="of:=  ( ( ( BETAINV(RAND(); [.$D$2];[.$E$2]) + [.$F$2]) *[.$A47] *[.$B47] ) + RAND() ) / [.$G$2]" office:value-type="float" office:value="0.000064422454483105" calcext:value-type="float">
            <text:p>6.4422454483105E-005</text:p>
          </table:table-cell>
          <table:table-cell table:formula="of:=  ( ( ( BETAINV(RAND(); [.$D$2];[.$E$2]) + [.$F$2]) *[.$A47] *[.$B47] ) + RAND() ) / [.$G$2]" office:value-type="float" office:value="0.0000642998882418468" calcext:value-type="float">
            <text:p>6.42998882418468E-005</text:p>
          </table:table-cell>
          <table:table-cell table:formula="of:=  ( ( ( BETAINV(RAND(); [.$D$2];[.$E$2]) + [.$F$2]) *[.$A47] *[.$B47] ) + RAND() ) / [.$G$2]" office:value-type="float" office:value="0.000064165410587769" calcext:value-type="float">
            <text:p>6.4165410587769E-005</text:p>
          </table:table-cell>
          <table:table-cell table:formula="of:=  ( ( ( BETAINV(RAND(); [.$D$2];[.$E$2]) + [.$F$2]) *[.$A47] *[.$B47] ) + RAND() ) / [.$G$2]" office:value-type="float" office:value="0.0000644933090612081" calcext:value-type="float">
            <text:p>6.44933090612081E-005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  ( ( ( BETAINV(RAND(); [.$D$2];[.$E$2]) + [.$F$2]) *[.$A48] *[.$B48] ) + RAND() ) / [.$G$2]" office:value-type="float" office:value="0.000129966174634188" calcext:value-type="float">
            <text:p>0.0001299662</text:p>
          </table:table-cell>
          <table:table-cell table:formula="of:=  ( ( ( BETAINV(RAND(); [.$D$2];[.$E$2]) + [.$F$2]) *[.$A48] *[.$B48] ) + RAND() ) / [.$G$2]" office:value-type="float" office:value="0.000129805986268965" calcext:value-type="float">
            <text:p>0.000129806</text:p>
          </table:table-cell>
          <table:table-cell table:formula="of:=  ( ( ( BETAINV(RAND(); [.$D$2];[.$E$2]) + [.$F$2]) *[.$A48] *[.$B48] ) + RAND() ) / [.$G$2]" office:value-type="float" office:value="0.000130627252804789" calcext:value-type="float">
            <text:p>0.0001306273</text:p>
          </table:table-cell>
          <table:table-cell table:formula="of:=  ( ( ( BETAINV(RAND(); [.$D$2];[.$E$2]) + [.$F$2]) *[.$A48] *[.$B48] ) + RAND() ) / [.$G$2]" office:value-type="float" office:value="0.000129332919995316" calcext:value-type="float">
            <text:p>0.0001293329</text:p>
          </table:table-cell>
          <table:table-cell table:formula="of:=  ( ( ( BETAINV(RAND(); [.$D$2];[.$E$2]) + [.$F$2]) *[.$A48] *[.$B48] ) + RAND() ) / [.$G$2]" office:value-type="float" office:value="0.000128677552898585" calcext:value-type="float">
            <text:p>0.0001286776</text:p>
          </table:table-cell>
          <table:table-cell table:formula="of:=  ( ( ( BETAINV(RAND(); [.$D$2];[.$E$2]) + [.$F$2]) *[.$A48] *[.$B48] ) + RAND() ) / [.$G$2]" office:value-type="float" office:value="0.000128361720087015" calcext:value-type="float">
            <text:p>0.0001283617</text:p>
          </table:table-cell>
          <table:table-cell table:formula="of:=  ( ( ( BETAINV(RAND(); [.$D$2];[.$E$2]) + [.$F$2]) *[.$A48] *[.$B48] ) + RAND() ) / [.$G$2]" office:value-type="float" office:value="0.000128815323556557" calcext:value-type="float">
            <text:p>0.0001288153</text:p>
          </table:table-cell>
          <table:table-cell table:formula="of:=  ( ( ( BETAINV(RAND(); [.$D$2];[.$E$2]) + [.$F$2]) *[.$A48] *[.$B48] ) + RAND() ) / [.$G$2]" office:value-type="float" office:value="0.00013156745403397" calcext:value-type="float">
            <text:p>0.0001315675</text:p>
          </table:table-cell>
          <table:table-cell table:formula="of:=  ( ( ( BETAINV(RAND(); [.$D$2];[.$E$2]) + [.$F$2]) *[.$A48] *[.$B48] ) + RAND() ) / [.$G$2]" office:value-type="float" office:value="0.000133998569979447" calcext:value-type="float">
            <text:p>0.0001339986</text:p>
          </table:table-cell>
          <table:table-cell table:formula="of:=  ( ( ( BETAINV(RAND(); [.$D$2];[.$E$2]) + [.$F$2]) *[.$A48] *[.$B48] ) + RAND() ) / [.$G$2]" office:value-type="float" office:value="0.000128034900371332" calcext:value-type="float">
            <text:p>0.0001280349</text:p>
          </table:table-cell>
          <table:table-cell table:formula="of:=  ( ( ( BETAINV(RAND(); [.$D$2];[.$E$2]) + [.$F$2]) *[.$A48] *[.$B48] ) + RAND() ) / [.$G$2]" office:value-type="float" office:value="0.00012845126317269" calcext:value-type="float">
            <text:p>0.0001284513</text:p>
          </table:table-cell>
          <table:table-cell table:formula="of:=  ( ( ( BETAINV(RAND(); [.$D$2];[.$E$2]) + [.$F$2]) *[.$A48] *[.$B48] ) + RAND() ) / [.$G$2]" office:value-type="float" office:value="0.000130620517002043" calcext:value-type="float">
            <text:p>0.0001306205</text:p>
          </table:table-cell>
          <table:table-cell table:formula="of:=  ( ( ( BETAINV(RAND(); [.$D$2];[.$E$2]) + [.$F$2]) *[.$A48] *[.$B48] ) + RAND() ) / [.$G$2]" office:value-type="float" office:value="0.000130744581565926" calcext:value-type="float">
            <text:p>0.0001307446</text:p>
          </table:table-cell>
          <table:table-cell table:formula="of:=  ( ( ( BETAINV(RAND(); [.$D$2];[.$E$2]) + [.$F$2]) *[.$A48] *[.$B48] ) + RAND() ) / [.$G$2]" office:value-type="float" office:value="0.000128828476995516" calcext:value-type="float">
            <text:p>0.0001288285</text:p>
          </table:table-cell>
          <table:table-cell table:formula="of:=  ( ( ( BETAINV(RAND(); [.$D$2];[.$E$2]) + [.$F$2]) *[.$A48] *[.$B48] ) + RAND() ) / [.$G$2]" office:value-type="float" office:value="0.00012911304761944" calcext:value-type="float">
            <text:p>0.000129113</text:p>
          </table:table-cell>
          <table:table-cell table:formula="of:=  ( ( ( BETAINV(RAND(); [.$D$2];[.$E$2]) + [.$F$2]) *[.$A48] *[.$B48] ) + RAND() ) / [.$G$2]" office:value-type="float" office:value="0.000129508609396875" calcext:value-type="float">
            <text:p>0.0001295086</text:p>
          </table:table-cell>
          <table:table-cell table:formula="of:=  ( ( ( BETAINV(RAND(); [.$D$2];[.$E$2]) + [.$F$2]) *[.$A48] *[.$B48] ) + RAND() ) / [.$G$2]" office:value-type="float" office:value="0.000130146452402678" calcext:value-type="float">
            <text:p>0.0001301465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  ( ( ( BETAINV(RAND(); [.$D$2];[.$E$2]) + [.$F$2]) *[.$A49] *[.$B49] ) + RAND() ) / [.$G$2]" office:value-type="float" office:value="0.000261085967259961" calcext:value-type="float">
            <text:p>0.000261086</text:p>
          </table:table-cell>
          <table:table-cell table:formula="of:=  ( ( ( BETAINV(RAND(); [.$D$2];[.$E$2]) + [.$F$2]) *[.$A49] *[.$B49] ) + RAND() ) / [.$G$2]" office:value-type="float" office:value="0.000259190066402355" calcext:value-type="float">
            <text:p>0.0002591901</text:p>
          </table:table-cell>
          <table:table-cell table:formula="of:=  ( ( ( BETAINV(RAND(); [.$D$2];[.$E$2]) + [.$F$2]) *[.$A49] *[.$B49] ) + RAND() ) / [.$G$2]" office:value-type="float" office:value="0.000265848811804875" calcext:value-type="float">
            <text:p>0.0002658488</text:p>
          </table:table-cell>
          <table:table-cell table:formula="of:=  ( ( ( BETAINV(RAND(); [.$D$2];[.$E$2]) + [.$F$2]) *[.$A49] *[.$B49] ) + RAND() ) / [.$G$2]" office:value-type="float" office:value="0.000267672073306343" calcext:value-type="float">
            <text:p>0.0002676721</text:p>
          </table:table-cell>
          <table:table-cell table:formula="of:=  ( ( ( BETAINV(RAND(); [.$D$2];[.$E$2]) + [.$F$2]) *[.$A49] *[.$B49] ) + RAND() ) / [.$G$2]" office:value-type="float" office:value="0.000260727887353485" calcext:value-type="float">
            <text:p>0.0002607279</text:p>
          </table:table-cell>
          <table:table-cell table:formula="of:=  ( ( ( BETAINV(RAND(); [.$D$2];[.$E$2]) + [.$F$2]) *[.$A49] *[.$B49] ) + RAND() ) / [.$G$2]" office:value-type="float" office:value="0.000260407525902117" calcext:value-type="float">
            <text:p>0.0002604075</text:p>
          </table:table-cell>
          <table:table-cell table:formula="of:=  ( ( ( BETAINV(RAND(); [.$D$2];[.$E$2]) + [.$F$2]) *[.$A49] *[.$B49] ) + RAND() ) / [.$G$2]" office:value-type="float" office:value="0.000258952209096561" calcext:value-type="float">
            <text:p>0.0002589522</text:p>
          </table:table-cell>
          <table:table-cell table:formula="of:=  ( ( ( BETAINV(RAND(); [.$D$2];[.$E$2]) + [.$F$2]) *[.$A49] *[.$B49] ) + RAND() ) / [.$G$2]" office:value-type="float" office:value="0.000263852573881807" calcext:value-type="float">
            <text:p>0.0002638526</text:p>
          </table:table-cell>
          <table:table-cell table:formula="of:=  ( ( ( BETAINV(RAND(); [.$D$2];[.$E$2]) + [.$F$2]) *[.$A49] *[.$B49] ) + RAND() ) / [.$G$2]" office:value-type="float" office:value="0.000256748913818273" calcext:value-type="float">
            <text:p>0.0002567489</text:p>
          </table:table-cell>
          <table:table-cell table:formula="of:=  ( ( ( BETAINV(RAND(); [.$D$2];[.$E$2]) + [.$F$2]) *[.$A49] *[.$B49] ) + RAND() ) / [.$G$2]" office:value-type="float" office:value="0.000256025533785007" calcext:value-type="float">
            <text:p>0.0002560255</text:p>
          </table:table-cell>
          <table:table-cell table:formula="of:=  ( ( ( BETAINV(RAND(); [.$D$2];[.$E$2]) + [.$F$2]) *[.$A49] *[.$B49] ) + RAND() ) / [.$G$2]" office:value-type="float" office:value="0.000268487080566294" calcext:value-type="float">
            <text:p>0.0002684871</text:p>
          </table:table-cell>
          <table:table-cell table:formula="of:=  ( ( ( BETAINV(RAND(); [.$D$2];[.$E$2]) + [.$F$2]) *[.$A49] *[.$B49] ) + RAND() ) / [.$G$2]" office:value-type="float" office:value="0.000259341550161454" calcext:value-type="float">
            <text:p>0.0002593416</text:p>
          </table:table-cell>
          <table:table-cell table:formula="of:=  ( ( ( BETAINV(RAND(); [.$D$2];[.$E$2]) + [.$F$2]) *[.$A49] *[.$B49] ) + RAND() ) / [.$G$2]" office:value-type="float" office:value="0.000262536631641269" calcext:value-type="float">
            <text:p>0.0002625366</text:p>
          </table:table-cell>
          <table:table-cell table:formula="of:=  ( ( ( BETAINV(RAND(); [.$D$2];[.$E$2]) + [.$F$2]) *[.$A49] *[.$B49] ) + RAND() ) / [.$G$2]" office:value-type="float" office:value="0.000256937832745359" calcext:value-type="float">
            <text:p>0.0002569378</text:p>
          </table:table-cell>
          <table:table-cell table:formula="of:=  ( ( ( BETAINV(RAND(); [.$D$2];[.$E$2]) + [.$F$2]) *[.$A49] *[.$B49] ) + RAND() ) / [.$G$2]" office:value-type="float" office:value="0.000259435209717421" calcext:value-type="float">
            <text:p>0.0002594352</text:p>
          </table:table-cell>
          <table:table-cell table:formula="of:=  ( ( ( BETAINV(RAND(); [.$D$2];[.$E$2]) + [.$F$2]) *[.$A49] *[.$B49] ) + RAND() ) / [.$G$2]" office:value-type="float" office:value="0.000263340552127075" calcext:value-type="float">
            <text:p>0.0002633406</text:p>
          </table:table-cell>
          <table:table-cell table:formula="of:=  ( ( ( BETAINV(RAND(); [.$D$2];[.$E$2]) + [.$F$2]) *[.$A49] *[.$B49] ) + RAND() ) / [.$G$2]" office:value-type="float" office:value="0.000257011498830955" calcext:value-type="float">
            <text:p>0.0002570115</text:p>
          </table:table-cell>
          <table:table-cell table:number-columns-repeated="100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  ( ( ( BETAINV(RAND(); [.$D$2];[.$E$2]) + [.$F$2]) *[.$A50] *[.$B50] ) + RAND() ) / [.$G$2]" office:value-type="float" office:value="0.00051887887759572" calcext:value-type="float">
            <text:p>0.0005188789</text:p>
          </table:table-cell>
          <table:table-cell table:formula="of:=  ( ( ( BETAINV(RAND(); [.$D$2];[.$E$2]) + [.$F$2]) *[.$A50] *[.$B50] ) + RAND() ) / [.$G$2]" office:value-type="float" office:value="0.000533598190143051" calcext:value-type="float">
            <text:p>0.0005335982</text:p>
          </table:table-cell>
          <table:table-cell table:formula="of:=  ( ( ( BETAINV(RAND(); [.$D$2];[.$E$2]) + [.$F$2]) *[.$A50] *[.$B50] ) + RAND() ) / [.$G$2]" office:value-type="float" office:value="0.000521989863757696" calcext:value-type="float">
            <text:p>0.0005219899</text:p>
          </table:table-cell>
          <table:table-cell table:formula="of:=  ( ( ( BETAINV(RAND(); [.$D$2];[.$E$2]) + [.$F$2]) *[.$A50] *[.$B50] ) + RAND() ) / [.$G$2]" office:value-type="float" office:value="0.000517093530570158" calcext:value-type="float">
            <text:p>0.0005170935</text:p>
          </table:table-cell>
          <table:table-cell table:formula="of:=  ( ( ( BETAINV(RAND(); [.$D$2];[.$E$2]) + [.$F$2]) *[.$A50] *[.$B50] ) + RAND() ) / [.$G$2]" office:value-type="float" office:value="0.000517742118855832" calcext:value-type="float">
            <text:p>0.0005177421</text:p>
          </table:table-cell>
          <table:table-cell table:formula="of:=  ( ( ( BETAINV(RAND(); [.$D$2];[.$E$2]) + [.$F$2]) *[.$A50] *[.$B50] ) + RAND() ) / [.$G$2]" office:value-type="float" office:value="0.000533908240871985" calcext:value-type="float">
            <text:p>0.0005339082</text:p>
          </table:table-cell>
          <table:table-cell table:formula="of:=  ( ( ( BETAINV(RAND(); [.$D$2];[.$E$2]) + [.$F$2]) *[.$A50] *[.$B50] ) + RAND() ) / [.$G$2]" office:value-type="float" office:value="0.000515307786377101" calcext:value-type="float">
            <text:p>0.0005153078</text:p>
          </table:table-cell>
          <table:table-cell table:formula="of:=  ( ( ( BETAINV(RAND(); [.$D$2];[.$E$2]) + [.$F$2]) *[.$A50] *[.$B50] ) + RAND() ) / [.$G$2]" office:value-type="float" office:value="0.000518562605805017" calcext:value-type="float">
            <text:p>0.0005185626</text:p>
          </table:table-cell>
          <table:table-cell table:formula="of:=  ( ( ( BETAINV(RAND(); [.$D$2];[.$E$2]) + [.$F$2]) *[.$A50] *[.$B50] ) + RAND() ) / [.$G$2]" office:value-type="float" office:value="0.000537529519534528" calcext:value-type="float">
            <text:p>0.0005375295</text:p>
          </table:table-cell>
          <table:table-cell table:formula="of:=  ( ( ( BETAINV(RAND(); [.$D$2];[.$E$2]) + [.$F$2]) *[.$A50] *[.$B50] ) + RAND() ) / [.$G$2]" office:value-type="float" office:value="0.000512323880877519" calcext:value-type="float">
            <text:p>0.0005123239</text:p>
          </table:table-cell>
          <table:table-cell table:formula="of:=  ( ( ( BETAINV(RAND(); [.$D$2];[.$E$2]) + [.$F$2]) *[.$A50] *[.$B50] ) + RAND() ) / [.$G$2]" office:value-type="float" office:value="0.00051540625960225" calcext:value-type="float">
            <text:p>0.0005154063</text:p>
          </table:table-cell>
          <table:table-cell table:formula="of:=  ( ( ( BETAINV(RAND(); [.$D$2];[.$E$2]) + [.$F$2]) *[.$A50] *[.$B50] ) + RAND() ) / [.$G$2]" office:value-type="float" office:value="0.000527815764667358" calcext:value-type="float">
            <text:p>0.0005278158</text:p>
          </table:table-cell>
          <table:table-cell table:formula="of:=  ( ( ( BETAINV(RAND(); [.$D$2];[.$E$2]) + [.$F$2]) *[.$A50] *[.$B50] ) + RAND() ) / [.$G$2]" office:value-type="float" office:value="0.00053321802665953" calcext:value-type="float">
            <text:p>0.000533218</text:p>
          </table:table-cell>
          <table:table-cell table:formula="of:=  ( ( ( BETAINV(RAND(); [.$D$2];[.$E$2]) + [.$F$2]) *[.$A50] *[.$B50] ) + RAND() ) / [.$G$2]" office:value-type="float" office:value="0.000521527726585049" calcext:value-type="float">
            <text:p>0.0005215277</text:p>
          </table:table-cell>
          <table:table-cell table:formula="of:=  ( ( ( BETAINV(RAND(); [.$D$2];[.$E$2]) + [.$F$2]) *[.$A50] *[.$B50] ) + RAND() ) / [.$G$2]" office:value-type="float" office:value="0.000514710499946286" calcext:value-type="float">
            <text:p>0.0005147105</text:p>
          </table:table-cell>
          <table:table-cell table:formula="of:=  ( ( ( BETAINV(RAND(); [.$D$2];[.$E$2]) + [.$F$2]) *[.$A50] *[.$B50] ) + RAND() ) / [.$G$2]" office:value-type="float" office:value="0.000516931831191543" calcext:value-type="float">
            <text:p>0.0005169318</text:p>
          </table:table-cell>
          <table:table-cell table:formula="of:=  ( ( ( BETAINV(RAND(); [.$D$2];[.$E$2]) + [.$F$2]) *[.$A50] *[.$B50] ) + RAND() ) / [.$G$2]" office:value-type="float" office:value="0.000521418098093822" calcext:value-type="float">
            <text:p>0.0005214181</text:p>
          </table:table-cell>
          <table:table-cell table:number-columns-repeated="100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  ( ( ( BETAINV(RAND(); [.$D$2];[.$E$2]) + [.$F$2]) *[.$A51] *[.$B51] ) + RAND() ) / [.$G$2]" office:value-type="float" office:value="0.00105395725761321" calcext:value-type="float">
            <text:p>0.0010539573</text:p>
          </table:table-cell>
          <table:table-cell table:formula="of:=  ( ( ( BETAINV(RAND(); [.$D$2];[.$E$2]) + [.$F$2]) *[.$A51] *[.$B51] ) + RAND() ) / [.$G$2]" office:value-type="float" office:value="0.00103761288065797" calcext:value-type="float">
            <text:p>0.0010376129</text:p>
          </table:table-cell>
          <table:table-cell table:formula="of:=  ( ( ( BETAINV(RAND(); [.$D$2];[.$E$2]) + [.$F$2]) *[.$A51] *[.$B51] ) + RAND() ) / [.$G$2]" office:value-type="float" office:value="0.00105401407430495" calcext:value-type="float">
            <text:p>0.0010540141</text:p>
          </table:table-cell>
          <table:table-cell table:formula="of:=  ( ( ( BETAINV(RAND(); [.$D$2];[.$E$2]) + [.$F$2]) *[.$A51] *[.$B51] ) + RAND() ) / [.$G$2]" office:value-type="float" office:value="0.00103947958092008" calcext:value-type="float">
            <text:p>0.0010394796</text:p>
          </table:table-cell>
          <table:table-cell table:formula="of:=  ( ( ( BETAINV(RAND(); [.$D$2];[.$E$2]) + [.$F$2]) *[.$A51] *[.$B51] ) + RAND() ) / [.$G$2]" office:value-type="float" office:value="0.00104547337377868" calcext:value-type="float">
            <text:p>0.0010454734</text:p>
          </table:table-cell>
          <table:table-cell table:formula="of:=  ( ( ( BETAINV(RAND(); [.$D$2];[.$E$2]) + [.$F$2]) *[.$A51] *[.$B51] ) + RAND() ) / [.$G$2]" office:value-type="float" office:value="0.00103212972660076" calcext:value-type="float">
            <text:p>0.0010321297</text:p>
          </table:table-cell>
          <table:table-cell table:formula="of:=  ( ( ( BETAINV(RAND(); [.$D$2];[.$E$2]) + [.$F$2]) *[.$A51] *[.$B51] ) + RAND() ) / [.$G$2]" office:value-type="float" office:value="0.00105447335879183" calcext:value-type="float">
            <text:p>0.0010544734</text:p>
          </table:table-cell>
          <table:table-cell table:formula="of:=  ( ( ( BETAINV(RAND(); [.$D$2];[.$E$2]) + [.$F$2]) *[.$A51] *[.$B51] ) + RAND() ) / [.$G$2]" office:value-type="float" office:value="0.00102946843435869" calcext:value-type="float">
            <text:p>0.0010294684</text:p>
          </table:table-cell>
          <table:table-cell table:formula="of:=  ( ( ( BETAINV(RAND(); [.$D$2];[.$E$2]) + [.$F$2]) *[.$A51] *[.$B51] ) + RAND() ) / [.$G$2]" office:value-type="float" office:value="0.00103872019698099" calcext:value-type="float">
            <text:p>0.0010387202</text:p>
          </table:table-cell>
          <table:table-cell table:formula="of:=  ( ( ( BETAINV(RAND(); [.$D$2];[.$E$2]) + [.$F$2]) *[.$A51] *[.$B51] ) + RAND() ) / [.$G$2]" office:value-type="float" office:value="0.00102752715721151" calcext:value-type="float">
            <text:p>0.0010275272</text:p>
          </table:table-cell>
          <table:table-cell table:formula="of:=  ( ( ( BETAINV(RAND(); [.$D$2];[.$E$2]) + [.$F$2]) *[.$A51] *[.$B51] ) + RAND() ) / [.$G$2]" office:value-type="float" office:value="0.00103462875267249" calcext:value-type="float">
            <text:p>0.0010346288</text:p>
          </table:table-cell>
          <table:table-cell table:formula="of:=  ( ( ( BETAINV(RAND(); [.$D$2];[.$E$2]) + [.$F$2]) *[.$A51] *[.$B51] ) + RAND() ) / [.$G$2]" office:value-type="float" office:value="0.00104026976204712" calcext:value-type="float">
            <text:p>0.0010402698</text:p>
          </table:table-cell>
          <table:table-cell table:formula="of:=  ( ( ( BETAINV(RAND(); [.$D$2];[.$E$2]) + [.$F$2]) *[.$A51] *[.$B51] ) + RAND() ) / [.$G$2]" office:value-type="float" office:value="0.00103184223915641" calcext:value-type="float">
            <text:p>0.0010318422</text:p>
          </table:table-cell>
          <table:table-cell table:formula="of:=  ( ( ( BETAINV(RAND(); [.$D$2];[.$E$2]) + [.$F$2]) *[.$A51] *[.$B51] ) + RAND() ) / [.$G$2]" office:value-type="float" office:value="0.00103102244806137" calcext:value-type="float">
            <text:p>0.0010310224</text:p>
          </table:table-cell>
          <table:table-cell table:formula="of:=  ( ( ( BETAINV(RAND(); [.$D$2];[.$E$2]) + [.$F$2]) *[.$A51] *[.$B51] ) + RAND() ) / [.$G$2]" office:value-type="float" office:value="0.00102480094787461" calcext:value-type="float">
            <text:p>0.0010248009</text:p>
          </table:table-cell>
          <table:table-cell table:formula="of:=  ( ( ( BETAINV(RAND(); [.$D$2];[.$E$2]) + [.$F$2]) *[.$A51] *[.$B51] ) + RAND() ) / [.$G$2]" office:value-type="float" office:value="0.00105464077337942" calcext:value-type="float">
            <text:p>0.0010546408</text:p>
          </table:table-cell>
          <table:table-cell table:formula="of:=  ( ( ( BETAINV(RAND(); [.$D$2];[.$E$2]) + [.$F$2]) *[.$A51] *[.$B51] ) + RAND() ) / [.$G$2]" office:value-type="float" office:value="0.0010267906363495" calcext:value-type="float">
            <text:p>0.0010267906</text:p>
          </table:table-cell>
          <table:table-cell table:number-columns-repeated="100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formula="of:=  ( ( ( BETAINV(RAND(); [.$D$2];[.$E$2]) + [.$F$2]) *[.$A52] *[.$B52] ) + RAND() ) / [.$G$2]" office:value-type="float" office:value="0.00210427617638608" calcext:value-type="float">
            <text:p>0.0021042762</text:p>
          </table:table-cell>
          <table:table-cell table:formula="of:=  ( ( ( BETAINV(RAND(); [.$D$2];[.$E$2]) + [.$F$2]) *[.$A52] *[.$B52] ) + RAND() ) / [.$G$2]" office:value-type="float" office:value="0.00205772726036779" calcext:value-type="float">
            <text:p>0.0020577273</text:p>
          </table:table-cell>
          <table:table-cell table:formula="of:=  ( ( ( BETAINV(RAND(); [.$D$2];[.$E$2]) + [.$F$2]) *[.$A52] *[.$B52] ) + RAND() ) / [.$G$2]" office:value-type="float" office:value="0.00207135127291715" calcext:value-type="float">
            <text:p>0.0020713513</text:p>
          </table:table-cell>
          <table:table-cell table:formula="of:=  ( ( ( BETAINV(RAND(); [.$D$2];[.$E$2]) + [.$F$2]) *[.$A52] *[.$B52] ) + RAND() ) / [.$G$2]" office:value-type="float" office:value="0.00211813517086973" calcext:value-type="float">
            <text:p>0.0021181352</text:p>
          </table:table-cell>
          <table:table-cell table:formula="of:=  ( ( ( BETAINV(RAND(); [.$D$2];[.$E$2]) + [.$F$2]) *[.$A52] *[.$B52] ) + RAND() ) / [.$G$2]" office:value-type="float" office:value="0.00205498226267405" calcext:value-type="float">
            <text:p>0.0020549823</text:p>
          </table:table-cell>
          <table:table-cell table:formula="of:=  ( ( ( BETAINV(RAND(); [.$D$2];[.$E$2]) + [.$F$2]) *[.$A52] *[.$B52] ) + RAND() ) / [.$G$2]" office:value-type="float" office:value="0.00207064799283552" calcext:value-type="float">
            <text:p>0.002070648</text:p>
          </table:table-cell>
          <table:table-cell table:formula="of:=  ( ( ( BETAINV(RAND(); [.$D$2];[.$E$2]) + [.$F$2]) *[.$A52] *[.$B52] ) + RAND() ) / [.$G$2]" office:value-type="float" office:value="0.00206423646513961" calcext:value-type="float">
            <text:p>0.0020642365</text:p>
          </table:table-cell>
          <table:table-cell table:formula="of:=  ( ( ( BETAINV(RAND(); [.$D$2];[.$E$2]) + [.$F$2]) *[.$A52] *[.$B52] ) + RAND() ) / [.$G$2]" office:value-type="float" office:value="0.00208649540312214" calcext:value-type="float">
            <text:p>0.0020864954</text:p>
          </table:table-cell>
          <table:table-cell table:formula="of:=  ( ( ( BETAINV(RAND(); [.$D$2];[.$E$2]) + [.$F$2]) *[.$A52] *[.$B52] ) + RAND() ) / [.$G$2]" office:value-type="float" office:value="0.00208569065169318" calcext:value-type="float">
            <text:p>0.0020856907</text:p>
          </table:table-cell>
          <table:table-cell table:formula="of:=  ( ( ( BETAINV(RAND(); [.$D$2];[.$E$2]) + [.$F$2]) *[.$A52] *[.$B52] ) + RAND() ) / [.$G$2]" office:value-type="float" office:value="0.00209455655390712" calcext:value-type="float">
            <text:p>0.0020945566</text:p>
          </table:table-cell>
          <table:table-cell table:formula="of:=  ( ( ( BETAINV(RAND(); [.$D$2];[.$E$2]) + [.$F$2]) *[.$A52] *[.$B52] ) + RAND() ) / [.$G$2]" office:value-type="float" office:value="0.00207539654479173" calcext:value-type="float">
            <text:p>0.0020753965</text:p>
          </table:table-cell>
          <table:table-cell table:formula="of:=  ( ( ( BETAINV(RAND(); [.$D$2];[.$E$2]) + [.$F$2]) *[.$A52] *[.$B52] ) + RAND() ) / [.$G$2]" office:value-type="float" office:value="0.00211283638568632" calcext:value-type="float">
            <text:p>0.0021128364</text:p>
          </table:table-cell>
          <table:table-cell table:formula="of:=  ( ( ( BETAINV(RAND(); [.$D$2];[.$E$2]) + [.$F$2]) *[.$A52] *[.$B52] ) + RAND() ) / [.$G$2]" office:value-type="float" office:value="0.00206436670745758" calcext:value-type="float">
            <text:p>0.0020643667</text:p>
          </table:table-cell>
          <table:table-cell table:formula="of:=  ( ( ( BETAINV(RAND(); [.$D$2];[.$E$2]) + [.$F$2]) *[.$A52] *[.$B52] ) + RAND() ) / [.$G$2]" office:value-type="float" office:value="0.00209354170736446" calcext:value-type="float">
            <text:p>0.0020935417</text:p>
          </table:table-cell>
          <table:table-cell table:formula="of:=  ( ( ( BETAINV(RAND(); [.$D$2];[.$E$2]) + [.$F$2]) *[.$A52] *[.$B52] ) + RAND() ) / [.$G$2]" office:value-type="float" office:value="0.00205280165410873" calcext:value-type="float">
            <text:p>0.0020528017</text:p>
          </table:table-cell>
          <table:table-cell table:formula="of:=  ( ( ( BETAINV(RAND(); [.$D$2];[.$E$2]) + [.$F$2]) *[.$A52] *[.$B52] ) + RAND() ) / [.$G$2]" office:value-type="float" office:value="0.00213022682369662" calcext:value-type="float">
            <text:p>0.0021302268</text:p>
          </table:table-cell>
          <table:table-cell table:formula="of:=  ( ( ( BETAINV(RAND(); [.$D$2];[.$E$2]) + [.$F$2]) *[.$A52] *[.$B52] ) + RAND() ) / [.$G$2]" office:value-type="float" office:value="0.00211686197969883" calcext:value-type="float">
            <text:p>0.002116862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formula="of:=  ( ( ( BETAINV(RAND(); [.$D$2];[.$E$2]) + [.$F$2]) *[.$A53] *[.$B53] ) + RAND() ) / [.$G$2]" office:value-type="float" office:value="0.00411502515240181" calcext:value-type="float">
            <text:p>0.0041150252</text:p>
          </table:table-cell>
          <table:table-cell table:formula="of:=  ( ( ( BETAINV(RAND(); [.$D$2];[.$E$2]) + [.$F$2]) *[.$A53] *[.$B53] ) + RAND() ) / [.$G$2]" office:value-type="float" office:value="0.00415413561879007" calcext:value-type="float">
            <text:p>0.0041541356</text:p>
          </table:table-cell>
          <table:table-cell table:formula="of:=  ( ( ( BETAINV(RAND(); [.$D$2];[.$E$2]) + [.$F$2]) *[.$A53] *[.$B53] ) + RAND() ) / [.$G$2]" office:value-type="float" office:value="0.0042471564450053" calcext:value-type="float">
            <text:p>0.0042471564</text:p>
          </table:table-cell>
          <table:table-cell table:formula="of:=  ( ( ( BETAINV(RAND(); [.$D$2];[.$E$2]) + [.$F$2]) *[.$A53] *[.$B53] ) + RAND() ) / [.$G$2]" office:value-type="float" office:value="0.00413614973888855" calcext:value-type="float">
            <text:p>0.0041361497</text:p>
          </table:table-cell>
          <table:table-cell table:formula="of:=  ( ( ( BETAINV(RAND(); [.$D$2];[.$E$2]) + [.$F$2]) *[.$A53] *[.$B53] ) + RAND() ) / [.$G$2]" office:value-type="float" office:value="0.00432463824087789" calcext:value-type="float">
            <text:p>0.0043246382</text:p>
          </table:table-cell>
          <table:table-cell table:formula="of:=  ( ( ( BETAINV(RAND(); [.$D$2];[.$E$2]) + [.$F$2]) *[.$A53] *[.$B53] ) + RAND() ) / [.$G$2]" office:value-type="float" office:value="0.00410640673202302" calcext:value-type="float">
            <text:p>0.0041064067</text:p>
          </table:table-cell>
          <table:table-cell table:formula="of:=  ( ( ( BETAINV(RAND(); [.$D$2];[.$E$2]) + [.$F$2]) *[.$A53] *[.$B53] ) + RAND() ) / [.$G$2]" office:value-type="float" office:value="0.00423340483976765" calcext:value-type="float">
            <text:p>0.0042334048</text:p>
          </table:table-cell>
          <table:table-cell table:formula="of:=  ( ( ( BETAINV(RAND(); [.$D$2];[.$E$2]) + [.$F$2]) *[.$A53] *[.$B53] ) + RAND() ) / [.$G$2]" office:value-type="float" office:value="0.00419171601017708" calcext:value-type="float">
            <text:p>0.004191716</text:p>
          </table:table-cell>
          <table:table-cell table:formula="of:=  ( ( ( BETAINV(RAND(); [.$D$2];[.$E$2]) + [.$F$2]) *[.$A53] *[.$B53] ) + RAND() ) / [.$G$2]" office:value-type="float" office:value="0.00411157279505046" calcext:value-type="float">
            <text:p>0.0041115728</text:p>
          </table:table-cell>
          <table:table-cell table:formula="of:=  ( ( ( BETAINV(RAND(); [.$D$2];[.$E$2]) + [.$F$2]) *[.$A53] *[.$B53] ) + RAND() ) / [.$G$2]" office:value-type="float" office:value="0.00414252849613542" calcext:value-type="float">
            <text:p>0.0041425285</text:p>
          </table:table-cell>
          <table:table-cell table:formula="of:=  ( ( ( BETAINV(RAND(); [.$D$2];[.$E$2]) + [.$F$2]) *[.$A53] *[.$B53] ) + RAND() ) / [.$G$2]" office:value-type="float" office:value="0.00413601067417978" calcext:value-type="float">
            <text:p>0.0041360107</text:p>
          </table:table-cell>
          <table:table-cell table:formula="of:=  ( ( ( BETAINV(RAND(); [.$D$2];[.$E$2]) + [.$F$2]) *[.$A53] *[.$B53] ) + RAND() ) / [.$G$2]" office:value-type="float" office:value="0.00410680847944103" calcext:value-type="float">
            <text:p>0.0041068085</text:p>
          </table:table-cell>
          <table:table-cell table:formula="of:=  ( ( ( BETAINV(RAND(); [.$D$2];[.$E$2]) + [.$F$2]) *[.$A53] *[.$B53] ) + RAND() ) / [.$G$2]" office:value-type="float" office:value="0.00412368553604589" calcext:value-type="float">
            <text:p>0.0041236855</text:p>
          </table:table-cell>
          <table:table-cell table:formula="of:=  ( ( ( BETAINV(RAND(); [.$D$2];[.$E$2]) + [.$F$2]) *[.$A53] *[.$B53] ) + RAND() ) / [.$G$2]" office:value-type="float" office:value="0.00421847247392281" calcext:value-type="float">
            <text:p>0.0042184725</text:p>
          </table:table-cell>
          <table:table-cell table:formula="of:=  ( ( ( BETAINV(RAND(); [.$D$2];[.$E$2]) + [.$F$2]) *[.$A53] *[.$B53] ) + RAND() ) / [.$G$2]" office:value-type="float" office:value="0.0041408320682431" calcext:value-type="float">
            <text:p>0.0041408321</text:p>
          </table:table-cell>
          <table:table-cell table:formula="of:=  ( ( ( BETAINV(RAND(); [.$D$2];[.$E$2]) + [.$F$2]) *[.$A53] *[.$B53] ) + RAND() ) / [.$G$2]" office:value-type="float" office:value="0.00419061781717703" calcext:value-type="float">
            <text:p>0.0041906178</text:p>
          </table:table-cell>
          <table:table-cell table:formula="of:=  ( ( ( BETAINV(RAND(); [.$D$2];[.$E$2]) + [.$F$2]) *[.$A53] *[.$B53] ) + RAND() ) / [.$G$2]" office:value-type="float" office:value="0.00417684159576632" calcext:value-type="float">
            <text:p>0.0041768416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 ( ( ( BETAINV(RAND(); [.$D$2];[.$E$2]) + [.$F$2]) *[.$A54] *[.$B54] ) + RAND() ) / [.$G$2]" office:value-type="float" office:value="0.0000000581916079856455" calcext:value-type="float">
            <text:p>5.81916079856455E-008</text:p>
          </table:table-cell>
          <table:table-cell table:formula="of:=  ( ( ( BETAINV(RAND(); [.$D$2];[.$E$2]) + [.$F$2]) *[.$A54] *[.$B54] ) + RAND() ) / [.$G$2]" office:value-type="float" office:value="0.00000000925544493366033" calcext:value-type="float">
            <text:p>9.25544493366033E-009</text:p>
          </table:table-cell>
          <table:table-cell table:formula="of:=  ( ( ( BETAINV(RAND(); [.$D$2];[.$E$2]) + [.$F$2]) *[.$A54] *[.$B54] ) + RAND() ) / [.$G$2]" office:value-type="float" office:value="0.0000000968391000991687" calcext:value-type="float">
            <text:p>9.68391000991687E-008</text:p>
          </table:table-cell>
          <table:table-cell table:formula="of:=  ( ( ( BETAINV(RAND(); [.$D$2];[.$E$2]) + [.$F$2]) *[.$A54] *[.$B54] ) + RAND() ) / [.$G$2]" office:value-type="float" office:value="0.0000000359748144866899" calcext:value-type="float">
            <text:p>0.000000036</text:p>
          </table:table-cell>
          <table:table-cell table:formula="of:=  ( ( ( BETAINV(RAND(); [.$D$2];[.$E$2]) + [.$F$2]) *[.$A54] *[.$B54] ) + RAND() ) / [.$G$2]" office:value-type="float" office:value="0.0000000791665219701827" calcext:value-type="float">
            <text:p>7.91665219701827E-008</text:p>
          </table:table-cell>
          <table:table-cell table:formula="of:=  ( ( ( BETAINV(RAND(); [.$D$2];[.$E$2]) + [.$F$2]) *[.$A54] *[.$B54] ) + RAND() ) / [.$G$2]" office:value-type="float" office:value="0.0000000830500650918111" calcext:value-type="float">
            <text:p>8.30500650918111E-008</text:p>
          </table:table-cell>
          <table:table-cell table:formula="of:=  ( ( ( BETAINV(RAND(); [.$D$2];[.$E$2]) + [.$F$2]) *[.$A54] *[.$B54] ) + RAND() ) / [.$G$2]" office:value-type="float" office:value="0.0000000189675693865865" calcext:value-type="float">
            <text:p>0.000000019</text:p>
          </table:table-cell>
          <table:table-cell table:formula="of:=  ( ( ( BETAINV(RAND(); [.$D$2];[.$E$2]) + [.$F$2]) *[.$A54] *[.$B54] ) + RAND() ) / [.$G$2]" office:value-type="float" office:value="0.0000000620533692650497" calcext:value-type="float">
            <text:p>6.20533692650497E-008</text:p>
          </table:table-cell>
          <table:table-cell table:formula="of:=  ( ( ( BETAINV(RAND(); [.$D$2];[.$E$2]) + [.$F$2]) *[.$A54] *[.$B54] ) + RAND() ) / [.$G$2]" office:value-type="float" office:value="0.0000000985447701066732" calcext:value-type="float">
            <text:p>9.85447701066732E-008</text:p>
          </table:table-cell>
          <table:table-cell table:formula="of:=  ( ( ( BETAINV(RAND(); [.$D$2];[.$E$2]) + [.$F$2]) *[.$A54] *[.$B54] ) + RAND() ) / [.$G$2]" office:value-type="float" office:value="0.0000000266535017406568" calcext:value-type="float">
            <text:p>2.66535017406568E-008</text:p>
          </table:table-cell>
          <table:table-cell table:formula="of:=  ( ( ( BETAINV(RAND(); [.$D$2];[.$E$2]) + [.$F$2]) *[.$A54] *[.$B54] ) + RAND() ) / [.$G$2]" office:value-type="float" office:value="0.0000000413197435671464" calcext:value-type="float">
            <text:p>4.13197435671464E-008</text:p>
          </table:table-cell>
          <table:table-cell table:formula="of:=  ( ( ( BETAINV(RAND(); [.$D$2];[.$E$2]) + [.$F$2]) *[.$A54] *[.$B54] ) + RAND() ) / [.$G$2]" office:value-type="float" office:value="0.0000000664451780263335" calcext:value-type="float">
            <text:p>6.64451780263335E-008</text:p>
          </table:table-cell>
          <table:table-cell table:formula="of:=  ( ( ( BETAINV(RAND(); [.$D$2];[.$E$2]) + [.$F$2]) *[.$A54] *[.$B54] ) + RAND() ) / [.$G$2]" office:value-type="float" office:value="0.0000000881672849413008" calcext:value-type="float">
            <text:p>8.81672849413008E-008</text:p>
          </table:table-cell>
          <table:table-cell table:formula="of:=  ( ( ( BETAINV(RAND(); [.$D$2];[.$E$2]) + [.$F$2]) *[.$A54] *[.$B54] ) + RAND() ) / [.$G$2]" office:value-type="float" office:value="0.0000000326153697445989" calcext:value-type="float">
            <text:p>3.26153697445989E-008</text:p>
          </table:table-cell>
          <table:table-cell table:formula="of:=  ( ( ( BETAINV(RAND(); [.$D$2];[.$E$2]) + [.$F$2]) *[.$A54] *[.$B54] ) + RAND() ) / [.$G$2]" office:value-type="float" office:value="0.000000096205834322609" calcext:value-type="float">
            <text:p>9.6205834322609E-008</text:p>
          </table:table-cell>
          <table:table-cell table:formula="of:=  ( ( ( BETAINV(RAND(); [.$D$2];[.$E$2]) + [.$F$2]) *[.$A54] *[.$B54] ) + RAND() ) / [.$G$2]" office:value-type="float" office:value="0.0000000163595671765506" calcext:value-type="float">
            <text:p>1.63595671765506E-008</text:p>
          </table:table-cell>
          <table:table-cell table:formula="of:=  ( ( ( BETAINV(RAND(); [.$D$2];[.$E$2]) + [.$F$2]) *[.$A54] *[.$B54] ) + RAND() ) / [.$G$2]" office:value-type="float" office:value="0.000000042249580216594" calcext:value-type="float">
            <text:p>4.2249580216594E-00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  ( ( ( BETAINV(RAND(); [.$D$2];[.$E$2]) + [.$F$2]) *[.$A55] *[.$B55] ) + RAND() ) / [.$G$2]" office:value-type="float" office:value="0.0000081593151463023" calcext:value-type="float">
            <text:p>8.1593151463023E-006</text:p>
          </table:table-cell>
          <table:table-cell table:formula="of:=  ( ( ( BETAINV(RAND(); [.$D$2];[.$E$2]) + [.$F$2]) *[.$A55] *[.$B55] ) + RAND() ) / [.$G$2]" office:value-type="float" office:value="0.00000830135591618061" calcext:value-type="float">
            <text:p>8.30135591618061E-006</text:p>
          </table:table-cell>
          <table:table-cell table:formula="of:=  ( ( ( BETAINV(RAND(); [.$D$2];[.$E$2]) + [.$F$2]) *[.$A55] *[.$B55] ) + RAND() ) / [.$G$2]" office:value-type="float" office:value="0.00000811421343348271" calcext:value-type="float">
            <text:p>8.11421343348271E-006</text:p>
          </table:table-cell>
          <table:table-cell table:formula="of:=  ( ( ( BETAINV(RAND(); [.$D$2];[.$E$2]) + [.$F$2]) *[.$A55] *[.$B55] ) + RAND() ) / [.$G$2]" office:value-type="float" office:value="0.00000819307221642183" calcext:value-type="float">
            <text:p>8.19307221642183E-006</text:p>
          </table:table-cell>
          <table:table-cell table:formula="of:=  ( ( ( BETAINV(RAND(); [.$D$2];[.$E$2]) + [.$F$2]) *[.$A55] *[.$B55] ) + RAND() ) / [.$G$2]" office:value-type="float" office:value="0.00000804817216046618" calcext:value-type="float">
            <text:p>8.04817216046618E-006</text:p>
          </table:table-cell>
          <table:table-cell table:formula="of:=  ( ( ( BETAINV(RAND(); [.$D$2];[.$E$2]) + [.$F$2]) *[.$A55] *[.$B55] ) + RAND() ) / [.$G$2]" office:value-type="float" office:value="0.0000081254877074005" calcext:value-type="float">
            <text:p>8.1254877074005E-006</text:p>
          </table:table-cell>
          <table:table-cell table:formula="of:=  ( ( ( BETAINV(RAND(); [.$D$2];[.$E$2]) + [.$F$2]) *[.$A55] *[.$B55] ) + RAND() ) / [.$G$2]" office:value-type="float" office:value="0.0000081807483501204" calcext:value-type="float">
            <text:p>8.1807483501204E-006</text:p>
          </table:table-cell>
          <table:table-cell table:formula="of:=  ( ( ( BETAINV(RAND(); [.$D$2];[.$E$2]) + [.$F$2]) *[.$A55] *[.$B55] ) + RAND() ) / [.$G$2]" office:value-type="float" office:value="0.00000814664734063296" calcext:value-type="float">
            <text:p>8.14664734063296E-006</text:p>
          </table:table-cell>
          <table:table-cell table:formula="of:=  ( ( ( BETAINV(RAND(); [.$D$2];[.$E$2]) + [.$F$2]) *[.$A55] *[.$B55] ) + RAND() ) / [.$G$2]" office:value-type="float" office:value="0.00000827755905283171" calcext:value-type="float">
            <text:p>8.27755905283171E-006</text:p>
          </table:table-cell>
          <table:table-cell table:formula="of:=  ( ( ( BETAINV(RAND(); [.$D$2];[.$E$2]) + [.$F$2]) *[.$A55] *[.$B55] ) + RAND() ) / [.$G$2]" office:value-type="float" office:value="0.00000814171159902726" calcext:value-type="float">
            <text:p>8.14171159902726E-006</text:p>
          </table:table-cell>
          <table:table-cell table:formula="of:=  ( ( ( BETAINV(RAND(); [.$D$2];[.$E$2]) + [.$F$2]) *[.$A55] *[.$B55] ) + RAND() ) / [.$G$2]" office:value-type="float" office:value="0.00000827670194549115" calcext:value-type="float">
            <text:p>8.27670194549115E-006</text:p>
          </table:table-cell>
          <table:table-cell table:formula="of:=  ( ( ( BETAINV(RAND(); [.$D$2];[.$E$2]) + [.$F$2]) *[.$A55] *[.$B55] ) + RAND() ) / [.$G$2]" office:value-type="float" office:value="0.00000807270113988027" calcext:value-type="float">
            <text:p>8.07270113988027E-006</text:p>
          </table:table-cell>
          <table:table-cell table:formula="of:=  ( ( ( BETAINV(RAND(); [.$D$2];[.$E$2]) + [.$F$2]) *[.$A55] *[.$B55] ) + RAND() ) / [.$G$2]" office:value-type="float" office:value="0.00000823096275627738" calcext:value-type="float">
            <text:p>0.000008231</text:p>
          </table:table-cell>
          <table:table-cell table:formula="of:=  ( ( ( BETAINV(RAND(); [.$D$2];[.$E$2]) + [.$F$2]) *[.$A55] *[.$B55] ) + RAND() ) / [.$G$2]" office:value-type="float" office:value="0.00000807411538294849" calcext:value-type="float">
            <text:p>8.07411538294849E-006</text:p>
          </table:table-cell>
          <table:table-cell table:formula="of:=  ( ( ( BETAINV(RAND(); [.$D$2];[.$E$2]) + [.$F$2]) *[.$A55] *[.$B55] ) + RAND() ) / [.$G$2]" office:value-type="float" office:value="0.00000820788697676697" calcext:value-type="float">
            <text:p>8.20788697676697E-006</text:p>
          </table:table-cell>
          <table:table-cell table:formula="of:=  ( ( ( BETAINV(RAND(); [.$D$2];[.$E$2]) + [.$F$2]) *[.$A55] *[.$B55] ) + RAND() ) / [.$G$2]" office:value-type="float" office:value="0.00000811252365335006" calcext:value-type="float">
            <text:p>8.11252365335006E-006</text:p>
          </table:table-cell>
          <table:table-cell table:formula="of:=  ( ( ( BETAINV(RAND(); [.$D$2];[.$E$2]) + [.$F$2]) *[.$A55] *[.$B55] ) + RAND() ) / [.$G$2]" office:value-type="float" office:value="0.00000809970356759094" calcext:value-type="float">
            <text:p>8.09970356759094E-006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  ( ( ( BETAINV(RAND(); [.$D$2];[.$E$2]) + [.$F$2]) *[.$A56] *[.$B56] ) + RAND() ) / [.$G$2]" office:value-type="float" office:value="0.0000162902828746883" calcext:value-type="float">
            <text:p>1.62902828746883E-005</text:p>
          </table:table-cell>
          <table:table-cell table:formula="of:=  ( ( ( BETAINV(RAND(); [.$D$2];[.$E$2]) + [.$F$2]) *[.$A56] *[.$B56] ) + RAND() ) / [.$G$2]" office:value-type="float" office:value="0.000016165802137284" calcext:value-type="float">
            <text:p>1.6165802137284E-005</text:p>
          </table:table-cell>
          <table:table-cell table:formula="of:=  ( ( ( BETAINV(RAND(); [.$D$2];[.$E$2]) + [.$F$2]) *[.$A56] *[.$B56] ) + RAND() ) / [.$G$2]" office:value-type="float" office:value="0.0000163574507134128" calcext:value-type="float">
            <text:p>1.63574507134128E-005</text:p>
          </table:table-cell>
          <table:table-cell table:formula="of:=  ( ( ( BETAINV(RAND(); [.$D$2];[.$E$2]) + [.$F$2]) *[.$A56] *[.$B56] ) + RAND() ) / [.$G$2]" office:value-type="float" office:value="0.0000160774435487217" calcext:value-type="float">
            <text:p>1.60774435487217E-005</text:p>
          </table:table-cell>
          <table:table-cell table:formula="of:=  ( ( ( BETAINV(RAND(); [.$D$2];[.$E$2]) + [.$F$2]) *[.$A56] *[.$B56] ) + RAND() ) / [.$G$2]" office:value-type="float" office:value="0.0000165584447078522" calcext:value-type="float">
            <text:p>1.65584447078522E-005</text:p>
          </table:table-cell>
          <table:table-cell table:formula="of:=  ( ( ( BETAINV(RAND(); [.$D$2];[.$E$2]) + [.$F$2]) *[.$A56] *[.$B56] ) + RAND() ) / [.$G$2]" office:value-type="float" office:value="0.0000165393293900524" calcext:value-type="float">
            <text:p>1.65393293900524E-005</text:p>
          </table:table-cell>
          <table:table-cell table:formula="of:=  ( ( ( BETAINV(RAND(); [.$D$2];[.$E$2]) + [.$F$2]) *[.$A56] *[.$B56] ) + RAND() ) / [.$G$2]" office:value-type="float" office:value="0.0000163150767368103" calcext:value-type="float">
            <text:p>1.63150767368103E-005</text:p>
          </table:table-cell>
          <table:table-cell table:formula="of:=  ( ( ( BETAINV(RAND(); [.$D$2];[.$E$2]) + [.$F$2]) *[.$A56] *[.$B56] ) + RAND() ) / [.$G$2]" office:value-type="float" office:value="0.0000162775378859472" calcext:value-type="float">
            <text:p>1.62775378859472E-005</text:p>
          </table:table-cell>
          <table:table-cell table:formula="of:=  ( ( ( BETAINV(RAND(); [.$D$2];[.$E$2]) + [.$F$2]) *[.$A56] *[.$B56] ) + RAND() ) / [.$G$2]" office:value-type="float" office:value="0.0000166516774062291" calcext:value-type="float">
            <text:p>1.66516774062291E-005</text:p>
          </table:table-cell>
          <table:table-cell table:formula="of:=  ( ( ( BETAINV(RAND(); [.$D$2];[.$E$2]) + [.$F$2]) *[.$A56] *[.$B56] ) + RAND() ) / [.$G$2]" office:value-type="float" office:value="0.0000163439433985616" calcext:value-type="float">
            <text:p>1.63439433985616E-005</text:p>
          </table:table-cell>
          <table:table-cell table:formula="of:=  ( ( ( BETAINV(RAND(); [.$D$2];[.$E$2]) + [.$F$2]) *[.$A56] *[.$B56] ) + RAND() ) / [.$G$2]" office:value-type="float" office:value="0.0000161217295295468" calcext:value-type="float">
            <text:p>1.61217295295468E-005</text:p>
          </table:table-cell>
          <table:table-cell table:formula="of:=  ( ( ( BETAINV(RAND(); [.$D$2];[.$E$2]) + [.$F$2]) *[.$A56] *[.$B56] ) + RAND() ) / [.$G$2]" office:value-type="float" office:value="0.0000163429850049289" calcext:value-type="float">
            <text:p>0.000016343</text:p>
          </table:table-cell>
          <table:table-cell table:formula="of:=  ( ( ( BETAINV(RAND(); [.$D$2];[.$E$2]) + [.$F$2]) *[.$A56] *[.$B56] ) + RAND() ) / [.$G$2]" office:value-type="float" office:value="0.0000163553412163176" calcext:value-type="float">
            <text:p>1.63553412163176E-005</text:p>
          </table:table-cell>
          <table:table-cell table:formula="of:=  ( ( ( BETAINV(RAND(); [.$D$2];[.$E$2]) + [.$F$2]) *[.$A56] *[.$B56] ) + RAND() ) / [.$G$2]" office:value-type="float" office:value="0.000016149454931203" calcext:value-type="float">
            <text:p>1.6149454931203E-005</text:p>
          </table:table-cell>
          <table:table-cell table:formula="of:=  ( ( ( BETAINV(RAND(); [.$D$2];[.$E$2]) + [.$F$2]) *[.$A56] *[.$B56] ) + RAND() ) / [.$G$2]" office:value-type="float" office:value="0.0000163804177437825" calcext:value-type="float">
            <text:p>1.63804177437825E-005</text:p>
          </table:table-cell>
          <table:table-cell table:formula="of:=  ( ( ( BETAINV(RAND(); [.$D$2];[.$E$2]) + [.$F$2]) *[.$A56] *[.$B56] ) + RAND() ) / [.$G$2]" office:value-type="float" office:value="0.0000164875853725192" calcext:value-type="float">
            <text:p>1.64875853725192E-005</text:p>
          </table:table-cell>
          <table:table-cell table:formula="of:=  ( ( ( BETAINV(RAND(); [.$D$2];[.$E$2]) + [.$F$2]) *[.$A56] *[.$B56] ) + RAND() ) / [.$G$2]" office:value-type="float" office:value="0.00001666135790884" calcext:value-type="float">
            <text:p>1.666135790884E-005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  ( ( ( BETAINV(RAND(); [.$D$2];[.$E$2]) + [.$F$2]) *[.$A57] *[.$B57] ) + RAND() ) / [.$G$2]" office:value-type="float" office:value="0.0000325141744178494" calcext:value-type="float">
            <text:p>3.25141744178494E-005</text:p>
          </table:table-cell>
          <table:table-cell table:formula="of:=  ( ( ( BETAINV(RAND(); [.$D$2];[.$E$2]) + [.$F$2]) *[.$A57] *[.$B57] ) + RAND() ) / [.$G$2]" office:value-type="float" office:value="0.0000328406569991574" calcext:value-type="float">
            <text:p>3.28406569991574E-005</text:p>
          </table:table-cell>
          <table:table-cell table:formula="of:=  ( ( ( BETAINV(RAND(); [.$D$2];[.$E$2]) + [.$F$2]) *[.$A57] *[.$B57] ) + RAND() ) / [.$G$2]" office:value-type="float" office:value="0.0000320779289126986" calcext:value-type="float">
            <text:p>3.20779289126986E-005</text:p>
          </table:table-cell>
          <table:table-cell table:formula="of:=  ( ( ( BETAINV(RAND(); [.$D$2];[.$E$2]) + [.$F$2]) *[.$A57] *[.$B57] ) + RAND() ) / [.$G$2]" office:value-type="float" office:value="0.000032091403357626" calcext:value-type="float">
            <text:p>3.2091403357626E-005</text:p>
          </table:table-cell>
          <table:table-cell table:formula="of:=  ( ( ( BETAINV(RAND(); [.$D$2];[.$E$2]) + [.$F$2]) *[.$A57] *[.$B57] ) + RAND() ) / [.$G$2]" office:value-type="float" office:value="0.0000324229598594679" calcext:value-type="float">
            <text:p>0.000032423</text:p>
          </table:table-cell>
          <table:table-cell table:formula="of:=  ( ( ( BETAINV(RAND(); [.$D$2];[.$E$2]) + [.$F$2]) *[.$A57] *[.$B57] ) + RAND() ) / [.$G$2]" office:value-type="float" office:value="0.0000320275953437212" calcext:value-type="float">
            <text:p>3.20275953437212E-005</text:p>
          </table:table-cell>
          <table:table-cell table:formula="of:=  ( ( ( BETAINV(RAND(); [.$D$2];[.$E$2]) + [.$F$2]) *[.$A57] *[.$B57] ) + RAND() ) / [.$G$2]" office:value-type="float" office:value="0.0000324107897212234" calcext:value-type="float">
            <text:p>3.24107897212234E-005</text:p>
          </table:table-cell>
          <table:table-cell table:formula="of:=  ( ( ( BETAINV(RAND(); [.$D$2];[.$E$2]) + [.$F$2]) *[.$A57] *[.$B57] ) + RAND() ) / [.$G$2]" office:value-type="float" office:value="0.0000342364731688538" calcext:value-type="float">
            <text:p>3.42364731688538E-005</text:p>
          </table:table-cell>
          <table:table-cell table:formula="of:=  ( ( ( BETAINV(RAND(); [.$D$2];[.$E$2]) + [.$F$2]) *[.$A57] *[.$B57] ) + RAND() ) / [.$G$2]" office:value-type="float" office:value="0.000032235333183586" calcext:value-type="float">
            <text:p>3.2235333183586E-005</text:p>
          </table:table-cell>
          <table:table-cell table:formula="of:=  ( ( ( BETAINV(RAND(); [.$D$2];[.$E$2]) + [.$F$2]) *[.$A57] *[.$B57] ) + RAND() ) / [.$G$2]" office:value-type="float" office:value="0.000032093752126498" calcext:value-type="float">
            <text:p>3.2093752126498E-005</text:p>
          </table:table-cell>
          <table:table-cell table:formula="of:=  ( ( ( BETAINV(RAND(); [.$D$2];[.$E$2]) + [.$F$2]) *[.$A57] *[.$B57] ) + RAND() ) / [.$G$2]" office:value-type="float" office:value="0.0000324462837771661" calcext:value-type="float">
            <text:p>3.24462837771661E-005</text:p>
          </table:table-cell>
          <table:table-cell table:formula="of:=  ( ( ( BETAINV(RAND(); [.$D$2];[.$E$2]) + [.$F$2]) *[.$A57] *[.$B57] ) + RAND() ) / [.$G$2]" office:value-type="float" office:value="0.0000339148456940292" calcext:value-type="float">
            <text:p>3.39148456940292E-005</text:p>
          </table:table-cell>
          <table:table-cell table:formula="of:=  ( ( ( BETAINV(RAND(); [.$D$2];[.$E$2]) + [.$F$2]) *[.$A57] *[.$B57] ) + RAND() ) / [.$G$2]" office:value-type="float" office:value="0.0000325946893306432" calcext:value-type="float">
            <text:p>3.25946893306432E-005</text:p>
          </table:table-cell>
          <table:table-cell table:formula="of:=  ( ( ( BETAINV(RAND(); [.$D$2];[.$E$2]) + [.$F$2]) *[.$A57] *[.$B57] ) + RAND() ) / [.$G$2]" office:value-type="float" office:value="0.0000322279882743435" calcext:value-type="float">
            <text:p>0.000032228</text:p>
          </table:table-cell>
          <table:table-cell table:formula="of:=  ( ( ( BETAINV(RAND(); [.$D$2];[.$E$2]) + [.$F$2]) *[.$A57] *[.$B57] ) + RAND() ) / [.$G$2]" office:value-type="float" office:value="0.0000324518862256072" calcext:value-type="float">
            <text:p>3.24518862256072E-005</text:p>
          </table:table-cell>
          <table:table-cell table:formula="of:=  ( ( ( BETAINV(RAND(); [.$D$2];[.$E$2]) + [.$F$2]) *[.$A57] *[.$B57] ) + RAND() ) / [.$G$2]" office:value-type="float" office:value="0.0000321784816034236" calcext:value-type="float">
            <text:p>3.21784816034236E-005</text:p>
          </table:table-cell>
          <table:table-cell table:formula="of:=  ( ( ( BETAINV(RAND(); [.$D$2];[.$E$2]) + [.$F$2]) *[.$A57] *[.$B57] ) + RAND() ) / [.$G$2]" office:value-type="float" office:value="0.0000321824322212114" calcext:value-type="float">
            <text:p>3.21824322212114E-005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  ( ( ( BETAINV(RAND(); [.$D$2];[.$E$2]) + [.$F$2]) *[.$A58] *[.$B58] ) + RAND() ) / [.$G$2]" office:value-type="float" office:value="0.0000664810425005156" calcext:value-type="float">
            <text:p>0.000066481</text:p>
          </table:table-cell>
          <table:table-cell table:formula="of:=  ( ( ( BETAINV(RAND(); [.$D$2];[.$E$2]) + [.$F$2]) *[.$A58] *[.$B58] ) + RAND() ) / [.$G$2]" office:value-type="float" office:value="0.0000657943731745259" calcext:value-type="float">
            <text:p>6.57943731745259E-005</text:p>
          </table:table-cell>
          <table:table-cell table:formula="of:=  ( ( ( BETAINV(RAND(); [.$D$2];[.$E$2]) + [.$F$2]) *[.$A58] *[.$B58] ) + RAND() ) / [.$G$2]" office:value-type="float" office:value="0.000066556530519612" calcext:value-type="float">
            <text:p>6.6556530519612E-005</text:p>
          </table:table-cell>
          <table:table-cell table:formula="of:=  ( ( ( BETAINV(RAND(); [.$D$2];[.$E$2]) + [.$F$2]) *[.$A58] *[.$B58] ) + RAND() ) / [.$G$2]" office:value-type="float" office:value="0.0000648070443539295" calcext:value-type="float">
            <text:p>0.000064807</text:p>
          </table:table-cell>
          <table:table-cell table:formula="of:=  ( ( ( BETAINV(RAND(); [.$D$2];[.$E$2]) + [.$F$2]) *[.$A58] *[.$B58] ) + RAND() ) / [.$G$2]" office:value-type="float" office:value="0.0000645259047699375" calcext:value-type="float">
            <text:p>6.45259047699375E-005</text:p>
          </table:table-cell>
          <table:table-cell table:formula="of:=  ( ( ( BETAINV(RAND(); [.$D$2];[.$E$2]) + [.$F$2]) *[.$A58] *[.$B58] ) + RAND() ) / [.$G$2]" office:value-type="float" office:value="0.0000660719170870992" calcext:value-type="float">
            <text:p>6.60719170870992E-005</text:p>
          </table:table-cell>
          <table:table-cell table:formula="of:=  ( ( ( BETAINV(RAND(); [.$D$2];[.$E$2]) + [.$F$2]) *[.$A58] *[.$B58] ) + RAND() ) / [.$G$2]" office:value-type="float" office:value="0.0000644765840662076" calcext:value-type="float">
            <text:p>6.44765840662076E-005</text:p>
          </table:table-cell>
          <table:table-cell table:formula="of:=  ( ( ( BETAINV(RAND(); [.$D$2];[.$E$2]) + [.$F$2]) *[.$A58] *[.$B58] ) + RAND() ) / [.$G$2]" office:value-type="float" office:value="0.0000651284045221757" calcext:value-type="float">
            <text:p>6.51284045221757E-005</text:p>
          </table:table-cell>
          <table:table-cell table:formula="of:=  ( ( ( BETAINV(RAND(); [.$D$2];[.$E$2]) + [.$F$2]) *[.$A58] *[.$B58] ) + RAND() ) / [.$G$2]" office:value-type="float" office:value="0.0000641350356086748" calcext:value-type="float">
            <text:p>0.000064135</text:p>
          </table:table-cell>
          <table:table-cell table:formula="of:=  ( ( ( BETAINV(RAND(); [.$D$2];[.$E$2]) + [.$F$2]) *[.$A58] *[.$B58] ) + RAND() ) / [.$G$2]" office:value-type="float" office:value="0.0000673761519514621" calcext:value-type="float">
            <text:p>6.73761519514621E-005</text:p>
          </table:table-cell>
          <table:table-cell table:formula="of:=  ( ( ( BETAINV(RAND(); [.$D$2];[.$E$2]) + [.$F$2]) *[.$A58] *[.$B58] ) + RAND() ) / [.$G$2]" office:value-type="float" office:value="0.0000644020233500124" calcext:value-type="float">
            <text:p>0.000064402</text:p>
          </table:table-cell>
          <table:table-cell table:formula="of:=  ( ( ( BETAINV(RAND(); [.$D$2];[.$E$2]) + [.$F$2]) *[.$A58] *[.$B58] ) + RAND() ) / [.$G$2]" office:value-type="float" office:value="0.0000645452382315207" calcext:value-type="float">
            <text:p>6.45452382315207E-005</text:p>
          </table:table-cell>
          <table:table-cell table:formula="of:=  ( ( ( BETAINV(RAND(); [.$D$2];[.$E$2]) + [.$F$2]) *[.$A58] *[.$B58] ) + RAND() ) / [.$G$2]" office:value-type="float" office:value="0.0000654036191502265" calcext:value-type="float">
            <text:p>6.54036191502265E-005</text:p>
          </table:table-cell>
          <table:table-cell table:formula="of:=  ( ( ( BETAINV(RAND(); [.$D$2];[.$E$2]) + [.$F$2]) *[.$A58] *[.$B58] ) + RAND() ) / [.$G$2]" office:value-type="float" office:value="0.0000647641285373044" calcext:value-type="float">
            <text:p>6.47641285373044E-005</text:p>
          </table:table-cell>
          <table:table-cell table:formula="of:=  ( ( ( BETAINV(RAND(); [.$D$2];[.$E$2]) + [.$F$2]) *[.$A58] *[.$B58] ) + RAND() ) / [.$G$2]" office:value-type="float" office:value="0.0000646955921681322" calcext:value-type="float">
            <text:p>6.46955921681322E-005</text:p>
          </table:table-cell>
          <table:table-cell table:formula="of:=  ( ( ( BETAINV(RAND(); [.$D$2];[.$E$2]) + [.$F$2]) *[.$A58] *[.$B58] ) + RAND() ) / [.$G$2]" office:value-type="float" office:value="0.0000681834620721273" calcext:value-type="float">
            <text:p>6.81834620721273E-005</text:p>
          </table:table-cell>
          <table:table-cell table:formula="of:=  ( ( ( BETAINV(RAND(); [.$D$2];[.$E$2]) + [.$F$2]) *[.$A58] *[.$B58] ) + RAND() ) / [.$G$2]" office:value-type="float" office:value="0.0000667401763338441" calcext:value-type="float">
            <text:p>6.67401763338441E-005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  ( ( ( BETAINV(RAND(); [.$D$2];[.$E$2]) + [.$F$2]) *[.$A59] *[.$B59] ) + RAND() ) / [.$G$2]" office:value-type="float" office:value="0.000131692106556471" calcext:value-type="float">
            <text:p>0.0001316921</text:p>
          </table:table-cell>
          <table:table-cell table:formula="of:=  ( ( ( BETAINV(RAND(); [.$D$2];[.$E$2]) + [.$F$2]) *[.$A59] *[.$B59] ) + RAND() ) / [.$G$2]" office:value-type="float" office:value="0.000128824741030348" calcext:value-type="float">
            <text:p>0.0001288247</text:p>
          </table:table-cell>
          <table:table-cell table:formula="of:=  ( ( ( BETAINV(RAND(); [.$D$2];[.$E$2]) + [.$F$2]) *[.$A59] *[.$B59] ) + RAND() ) / [.$G$2]" office:value-type="float" office:value="0.000130164258593216" calcext:value-type="float">
            <text:p>0.0001301643</text:p>
          </table:table-cell>
          <table:table-cell table:formula="of:=  ( ( ( BETAINV(RAND(); [.$D$2];[.$E$2]) + [.$F$2]) *[.$A59] *[.$B59] ) + RAND() ) / [.$G$2]" office:value-type="float" office:value="0.000128210534408383" calcext:value-type="float">
            <text:p>0.0001282105</text:p>
          </table:table-cell>
          <table:table-cell table:formula="of:=  ( ( ( BETAINV(RAND(); [.$D$2];[.$E$2]) + [.$F$2]) *[.$A59] *[.$B59] ) + RAND() ) / [.$G$2]" office:value-type="float" office:value="0.000132856684433057" calcext:value-type="float">
            <text:p>0.0001328567</text:p>
          </table:table-cell>
          <table:table-cell table:formula="of:=  ( ( ( BETAINV(RAND(); [.$D$2];[.$E$2]) + [.$F$2]) *[.$A59] *[.$B59] ) + RAND() ) / [.$G$2]" office:value-type="float" office:value="0.000128695077185456" calcext:value-type="float">
            <text:p>0.0001286951</text:p>
          </table:table-cell>
          <table:table-cell table:formula="of:=  ( ( ( BETAINV(RAND(); [.$D$2];[.$E$2]) + [.$F$2]) *[.$A59] *[.$B59] ) + RAND() ) / [.$G$2]" office:value-type="float" office:value="0.000129081000992656" calcext:value-type="float">
            <text:p>0.000129081</text:p>
          </table:table-cell>
          <table:table-cell table:formula="of:=  ( ( ( BETAINV(RAND(); [.$D$2];[.$E$2]) + [.$F$2]) *[.$A59] *[.$B59] ) + RAND() ) / [.$G$2]" office:value-type="float" office:value="0.000128663685698645" calcext:value-type="float">
            <text:p>0.0001286637</text:p>
          </table:table-cell>
          <table:table-cell table:formula="of:=  ( ( ( BETAINV(RAND(); [.$D$2];[.$E$2]) + [.$F$2]) *[.$A59] *[.$B59] ) + RAND() ) / [.$G$2]" office:value-type="float" office:value="0.000129869610645759" calcext:value-type="float">
            <text:p>0.0001298696</text:p>
          </table:table-cell>
          <table:table-cell table:formula="of:=  ( ( ( BETAINV(RAND(); [.$D$2];[.$E$2]) + [.$F$2]) *[.$A59] *[.$B59] ) + RAND() ) / [.$G$2]" office:value-type="float" office:value="0.000132667382612948" calcext:value-type="float">
            <text:p>0.0001326674</text:p>
          </table:table-cell>
          <table:table-cell table:formula="of:=  ( ( ( BETAINV(RAND(); [.$D$2];[.$E$2]) + [.$F$2]) *[.$A59] *[.$B59] ) + RAND() ) / [.$G$2]" office:value-type="float" office:value="0.000135219282060533" calcext:value-type="float">
            <text:p>0.0001352193</text:p>
          </table:table-cell>
          <table:table-cell table:formula="of:=  ( ( ( BETAINV(RAND(); [.$D$2];[.$E$2]) + [.$F$2]) *[.$A59] *[.$B59] ) + RAND() ) / [.$G$2]" office:value-type="float" office:value="0.000128551075794207" calcext:value-type="float">
            <text:p>0.0001285511</text:p>
          </table:table-cell>
          <table:table-cell table:formula="of:=  ( ( ( BETAINV(RAND(); [.$D$2];[.$E$2]) + [.$F$2]) *[.$A59] *[.$B59] ) + RAND() ) / [.$G$2]" office:value-type="float" office:value="0.000129920743802464" calcext:value-type="float">
            <text:p>0.0001299207</text:p>
          </table:table-cell>
          <table:table-cell table:formula="of:=  ( ( ( BETAINV(RAND(); [.$D$2];[.$E$2]) + [.$F$2]) *[.$A59] *[.$B59] ) + RAND() ) / [.$G$2]" office:value-type="float" office:value="0.000134235808507522" calcext:value-type="float">
            <text:p>0.0001342358</text:p>
          </table:table-cell>
          <table:table-cell table:formula="of:=  ( ( ( BETAINV(RAND(); [.$D$2];[.$E$2]) + [.$F$2]) *[.$A59] *[.$B59] ) + RAND() ) / [.$G$2]" office:value-type="float" office:value="0.000128316588040056" calcext:value-type="float">
            <text:p>0.0001283166</text:p>
          </table:table-cell>
          <table:table-cell table:formula="of:=  ( ( ( BETAINV(RAND(); [.$D$2];[.$E$2]) + [.$F$2]) *[.$A59] *[.$B59] ) + RAND() ) / [.$G$2]" office:value-type="float" office:value="0.000131944666332946" calcext:value-type="float">
            <text:p>0.0001319447</text:p>
          </table:table-cell>
          <table:table-cell table:formula="of:=  ( ( ( BETAINV(RAND(); [.$D$2];[.$E$2]) + [.$F$2]) *[.$A59] *[.$B59] ) + RAND() ) / [.$G$2]" office:value-type="float" office:value="0.000129023299319504" calcext:value-type="float">
            <text:p>0.0001290233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  ( ( ( BETAINV(RAND(); [.$D$2];[.$E$2]) + [.$F$2]) *[.$A60] *[.$B60] ) + RAND() ) / [.$G$2]" office:value-type="float" office:value="0.00025661863635261" calcext:value-type="float">
            <text:p>0.0002566186</text:p>
          </table:table-cell>
          <table:table-cell table:formula="of:=  ( ( ( BETAINV(RAND(); [.$D$2];[.$E$2]) + [.$F$2]) *[.$A60] *[.$B60] ) + RAND() ) / [.$G$2]" office:value-type="float" office:value="0.000259169609432608" calcext:value-type="float">
            <text:p>0.0002591696</text:p>
          </table:table-cell>
          <table:table-cell table:formula="of:=  ( ( ( BETAINV(RAND(); [.$D$2];[.$E$2]) + [.$F$2]) *[.$A60] *[.$B60] ) + RAND() ) / [.$G$2]" office:value-type="float" office:value="0.000257005285012324" calcext:value-type="float">
            <text:p>0.0002570053</text:p>
          </table:table-cell>
          <table:table-cell table:formula="of:=  ( ( ( BETAINV(RAND(); [.$D$2];[.$E$2]) + [.$F$2]) *[.$A60] *[.$B60] ) + RAND() ) / [.$G$2]" office:value-type="float" office:value="0.000263153306149529" calcext:value-type="float">
            <text:p>0.0002631533</text:p>
          </table:table-cell>
          <table:table-cell table:formula="of:=  ( ( ( BETAINV(RAND(); [.$D$2];[.$E$2]) + [.$F$2]) *[.$A60] *[.$B60] ) + RAND() ) / [.$G$2]" office:value-type="float" office:value="0.000256656636780594" calcext:value-type="float">
            <text:p>0.0002566566</text:p>
          </table:table-cell>
          <table:table-cell table:formula="of:=  ( ( ( BETAINV(RAND(); [.$D$2];[.$E$2]) + [.$F$2]) *[.$A60] *[.$B60] ) + RAND() ) / [.$G$2]" office:value-type="float" office:value="0.000260926228278063" calcext:value-type="float">
            <text:p>0.0002609262</text:p>
          </table:table-cell>
          <table:table-cell table:formula="of:=  ( ( ( BETAINV(RAND(); [.$D$2];[.$E$2]) + [.$F$2]) *[.$A60] *[.$B60] ) + RAND() ) / [.$G$2]" office:value-type="float" office:value="0.000272652175929866" calcext:value-type="float">
            <text:p>0.0002726522</text:p>
          </table:table-cell>
          <table:table-cell table:formula="of:=  ( ( ( BETAINV(RAND(); [.$D$2];[.$E$2]) + [.$F$2]) *[.$A60] *[.$B60] ) + RAND() ) / [.$G$2]" office:value-type="float" office:value="0.000259815786048108" calcext:value-type="float">
            <text:p>0.0002598158</text:p>
          </table:table-cell>
          <table:table-cell table:formula="of:=  ( ( ( BETAINV(RAND(); [.$D$2];[.$E$2]) + [.$F$2]) *[.$A60] *[.$B60] ) + RAND() ) / [.$G$2]" office:value-type="float" office:value="0.000264766257168219" calcext:value-type="float">
            <text:p>0.0002647663</text:p>
          </table:table-cell>
          <table:table-cell table:formula="of:=  ( ( ( BETAINV(RAND(); [.$D$2];[.$E$2]) + [.$F$2]) *[.$A60] *[.$B60] ) + RAND() ) / [.$G$2]" office:value-type="float" office:value="0.000256167872319881" calcext:value-type="float">
            <text:p>0.0002561679</text:p>
          </table:table-cell>
          <table:table-cell table:formula="of:=  ( ( ( BETAINV(RAND(); [.$D$2];[.$E$2]) + [.$F$2]) *[.$A60] *[.$B60] ) + RAND() ) / [.$G$2]" office:value-type="float" office:value="0.000257711009723134" calcext:value-type="float">
            <text:p>0.000257711</text:p>
          </table:table-cell>
          <table:table-cell table:formula="of:=  ( ( ( BETAINV(RAND(); [.$D$2];[.$E$2]) + [.$F$2]) *[.$A60] *[.$B60] ) + RAND() ) / [.$G$2]" office:value-type="float" office:value="0.000257613567231364" calcext:value-type="float">
            <text:p>0.0002576136</text:p>
          </table:table-cell>
          <table:table-cell table:formula="of:=  ( ( ( BETAINV(RAND(); [.$D$2];[.$E$2]) + [.$F$2]) *[.$A60] *[.$B60] ) + RAND() ) / [.$G$2]" office:value-type="float" office:value="0.000259722867707579" calcext:value-type="float">
            <text:p>0.0002597229</text:p>
          </table:table-cell>
          <table:table-cell table:formula="of:=  ( ( ( BETAINV(RAND(); [.$D$2];[.$E$2]) + [.$F$2]) *[.$A60] *[.$B60] ) + RAND() ) / [.$G$2]" office:value-type="float" office:value="0.000256511785816088" calcext:value-type="float">
            <text:p>0.0002565118</text:p>
          </table:table-cell>
          <table:table-cell table:formula="of:=  ( ( ( BETAINV(RAND(); [.$D$2];[.$E$2]) + [.$F$2]) *[.$A60] *[.$B60] ) + RAND() ) / [.$G$2]" office:value-type="float" office:value="0.00026654284556223" calcext:value-type="float">
            <text:p>0.0002665428</text:p>
          </table:table-cell>
          <table:table-cell table:formula="of:=  ( ( ( BETAINV(RAND(); [.$D$2];[.$E$2]) + [.$F$2]) *[.$A60] *[.$B60] ) + RAND() ) / [.$G$2]" office:value-type="float" office:value="0.00026100154610504" calcext:value-type="float">
            <text:p>0.0002610015</text:p>
          </table:table-cell>
          <table:table-cell table:formula="of:=  ( ( ( BETAINV(RAND(); [.$D$2];[.$E$2]) + [.$F$2]) *[.$A60] *[.$B60] ) + RAND() ) / [.$G$2]" office:value-type="float" office:value="0.000256239266623662" calcext:value-type="float">
            <text:p>0.0002562393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  ( ( ( BETAINV(RAND(); [.$D$2];[.$E$2]) + [.$F$2]) *[.$A61] *[.$B61] ) + RAND() ) / [.$G$2]" office:value-type="float" office:value="0.000529301708889612" calcext:value-type="float">
            <text:p>0.0005293017</text:p>
          </table:table-cell>
          <table:table-cell table:formula="of:=  ( ( ( BETAINV(RAND(); [.$D$2];[.$E$2]) + [.$F$2]) *[.$A61] *[.$B61] ) + RAND() ) / [.$G$2]" office:value-type="float" office:value="0.000516084561747709" calcext:value-type="float">
            <text:p>0.0005160846</text:p>
          </table:table-cell>
          <table:table-cell table:formula="of:=  ( ( ( BETAINV(RAND(); [.$D$2];[.$E$2]) + [.$F$2]) *[.$A61] *[.$B61] ) + RAND() ) / [.$G$2]" office:value-type="float" office:value="0.000518951659896941" calcext:value-type="float">
            <text:p>0.0005189517</text:p>
          </table:table-cell>
          <table:table-cell table:formula="of:=  ( ( ( BETAINV(RAND(); [.$D$2];[.$E$2]) + [.$F$2]) *[.$A61] *[.$B61] ) + RAND() ) / [.$G$2]" office:value-type="float" office:value="0.000513185401062024" calcext:value-type="float">
            <text:p>0.0005131854</text:p>
          </table:table-cell>
          <table:table-cell table:formula="of:=  ( ( ( BETAINV(RAND(); [.$D$2];[.$E$2]) + [.$F$2]) *[.$A61] *[.$B61] ) + RAND() ) / [.$G$2]" office:value-type="float" office:value="0.000527328937026504" calcext:value-type="float">
            <text:p>0.0005273289</text:p>
          </table:table-cell>
          <table:table-cell table:formula="of:=  ( ( ( BETAINV(RAND(); [.$D$2];[.$E$2]) + [.$F$2]) *[.$A61] *[.$B61] ) + RAND() ) / [.$G$2]" office:value-type="float" office:value="0.00052039706544708" calcext:value-type="float">
            <text:p>0.0005203971</text:p>
          </table:table-cell>
          <table:table-cell table:formula="of:=  ( ( ( BETAINV(RAND(); [.$D$2];[.$E$2]) + [.$F$2]) *[.$A61] *[.$B61] ) + RAND() ) / [.$G$2]" office:value-type="float" office:value="0.000533389201228162" calcext:value-type="float">
            <text:p>0.0005333892</text:p>
          </table:table-cell>
          <table:table-cell table:formula="of:=  ( ( ( BETAINV(RAND(); [.$D$2];[.$E$2]) + [.$F$2]) *[.$A61] *[.$B61] ) + RAND() ) / [.$G$2]" office:value-type="float" office:value="0.000521184953787857" calcext:value-type="float">
            <text:p>0.000521185</text:p>
          </table:table-cell>
          <table:table-cell table:formula="of:=  ( ( ( BETAINV(RAND(); [.$D$2];[.$E$2]) + [.$F$2]) *[.$A61] *[.$B61] ) + RAND() ) / [.$G$2]" office:value-type="float" office:value="0.000514931380550344" calcext:value-type="float">
            <text:p>0.0005149314</text:p>
          </table:table-cell>
          <table:table-cell table:formula="of:=  ( ( ( BETAINV(RAND(); [.$D$2];[.$E$2]) + [.$F$2]) *[.$A61] *[.$B61] ) + RAND() ) / [.$G$2]" office:value-type="float" office:value="0.000514169500958798" calcext:value-type="float">
            <text:p>0.0005141695</text:p>
          </table:table-cell>
          <table:table-cell table:formula="of:=  ( ( ( BETAINV(RAND(); [.$D$2];[.$E$2]) + [.$F$2]) *[.$A61] *[.$B61] ) + RAND() ) / [.$G$2]" office:value-type="float" office:value="0.000514844855930039" calcext:value-type="float">
            <text:p>0.0005148449</text:p>
          </table:table-cell>
          <table:table-cell table:formula="of:=  ( ( ( BETAINV(RAND(); [.$D$2];[.$E$2]) + [.$F$2]) *[.$A61] *[.$B61] ) + RAND() ) / [.$G$2]" office:value-type="float" office:value="0.000517351826004212" calcext:value-type="float">
            <text:p>0.0005173518</text:p>
          </table:table-cell>
          <table:table-cell table:formula="of:=  ( ( ( BETAINV(RAND(); [.$D$2];[.$E$2]) + [.$F$2]) *[.$A61] *[.$B61] ) + RAND() ) / [.$G$2]" office:value-type="float" office:value="0.000525526204778372" calcext:value-type="float">
            <text:p>0.0005255262</text:p>
          </table:table-cell>
          <table:table-cell table:formula="of:=  ( ( ( BETAINV(RAND(); [.$D$2];[.$E$2]) + [.$F$2]) *[.$A61] *[.$B61] ) + RAND() ) / [.$G$2]" office:value-type="float" office:value="0.000516083972591086" calcext:value-type="float">
            <text:p>0.000516084</text:p>
          </table:table-cell>
          <table:table-cell table:formula="of:=  ( ( ( BETAINV(RAND(); [.$D$2];[.$E$2]) + [.$F$2]) *[.$A61] *[.$B61] ) + RAND() ) / [.$G$2]" office:value-type="float" office:value="0.000532587674723385" calcext:value-type="float">
            <text:p>0.0005325877</text:p>
          </table:table-cell>
          <table:table-cell table:formula="of:=  ( ( ( BETAINV(RAND(); [.$D$2];[.$E$2]) + [.$F$2]) *[.$A61] *[.$B61] ) + RAND() ) / [.$G$2]" office:value-type="float" office:value="0.000514247414222388" calcext:value-type="float">
            <text:p>0.0005142474</text:p>
          </table:table-cell>
          <table:table-cell table:formula="of:=  ( ( ( BETAINV(RAND(); [.$D$2];[.$E$2]) + [.$F$2]) *[.$A61] *[.$B61] ) + RAND() ) / [.$G$2]" office:value-type="float" office:value="0.000523684195730809" calcext:value-type="float">
            <text:p>0.0005236842</text:p>
          </table:table-cell>
          <table:table-cell table:number-columns-repeated="100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formula="of:=  ( ( ( BETAINV(RAND(); [.$D$2];[.$E$2]) + [.$F$2]) *[.$A62] *[.$B62] ) + RAND() ) / [.$G$2]" office:value-type="float" office:value="0.00104449840768494" calcext:value-type="float">
            <text:p>0.0010444984</text:p>
          </table:table-cell>
          <table:table-cell table:formula="of:=  ( ( ( BETAINV(RAND(); [.$D$2];[.$E$2]) + [.$F$2]) *[.$A62] *[.$B62] ) + RAND() ) / [.$G$2]" office:value-type="float" office:value="0.00104235431750045" calcext:value-type="float">
            <text:p>0.0010423543</text:p>
          </table:table-cell>
          <table:table-cell table:formula="of:=  ( ( ( BETAINV(RAND(); [.$D$2];[.$E$2]) + [.$F$2]) *[.$A62] *[.$B62] ) + RAND() ) / [.$G$2]" office:value-type="float" office:value="0.00103634445335521" calcext:value-type="float">
            <text:p>0.0010363445</text:p>
          </table:table-cell>
          <table:table-cell table:formula="of:=  ( ( ( BETAINV(RAND(); [.$D$2];[.$E$2]) + [.$F$2]) *[.$A62] *[.$B62] ) + RAND() ) / [.$G$2]" office:value-type="float" office:value="0.00102624014947348" calcext:value-type="float">
            <text:p>0.0010262401</text:p>
          </table:table-cell>
          <table:table-cell table:formula="of:=  ( ( ( BETAINV(RAND(); [.$D$2];[.$E$2]) + [.$F$2]) *[.$A62] *[.$B62] ) + RAND() ) / [.$G$2]" office:value-type="float" office:value="0.00104195726835486" calcext:value-type="float">
            <text:p>0.0010419573</text:p>
          </table:table-cell>
          <table:table-cell table:formula="of:=  ( ( ( BETAINV(RAND(); [.$D$2];[.$E$2]) + [.$F$2]) *[.$A62] *[.$B62] ) + RAND() ) / [.$G$2]" office:value-type="float" office:value="0.00104976654478356" calcext:value-type="float">
            <text:p>0.0010497665</text:p>
          </table:table-cell>
          <table:table-cell table:formula="of:=  ( ( ( BETAINV(RAND(); [.$D$2];[.$E$2]) + [.$F$2]) *[.$A62] *[.$B62] ) + RAND() ) / [.$G$2]" office:value-type="float" office:value="0.00102511516730416" calcext:value-type="float">
            <text:p>0.0010251152</text:p>
          </table:table-cell>
          <table:table-cell table:formula="of:=  ( ( ( BETAINV(RAND(); [.$D$2];[.$E$2]) + [.$F$2]) *[.$A62] *[.$B62] ) + RAND() ) / [.$G$2]" office:value-type="float" office:value="0.00104940891503365" calcext:value-type="float">
            <text:p>0.0010494089</text:p>
          </table:table-cell>
          <table:table-cell table:formula="of:=  ( ( ( BETAINV(RAND(); [.$D$2];[.$E$2]) + [.$F$2]) *[.$A62] *[.$B62] ) + RAND() ) / [.$G$2]" office:value-type="float" office:value="0.00105978043798746" calcext:value-type="float">
            <text:p>0.0010597804</text:p>
          </table:table-cell>
          <table:table-cell table:formula="of:=  ( ( ( BETAINV(RAND(); [.$D$2];[.$E$2]) + [.$F$2]) *[.$A62] *[.$B62] ) + RAND() ) / [.$G$2]" office:value-type="float" office:value="0.00106027884630781" calcext:value-type="float">
            <text:p>0.0010602788</text:p>
          </table:table-cell>
          <table:table-cell table:formula="of:=  ( ( ( BETAINV(RAND(); [.$D$2];[.$E$2]) + [.$F$2]) *[.$A62] *[.$B62] ) + RAND() ) / [.$G$2]" office:value-type="float" office:value="0.00103005000334396" calcext:value-type="float">
            <text:p>0.00103005</text:p>
          </table:table-cell>
          <table:table-cell table:formula="of:=  ( ( ( BETAINV(RAND(); [.$D$2];[.$E$2]) + [.$F$2]) *[.$A62] *[.$B62] ) + RAND() ) / [.$G$2]" office:value-type="float" office:value="0.00105913363009194" calcext:value-type="float">
            <text:p>0.0010591336</text:p>
          </table:table-cell>
          <table:table-cell table:formula="of:=  ( ( ( BETAINV(RAND(); [.$D$2];[.$E$2]) + [.$F$2]) *[.$A62] *[.$B62] ) + RAND() ) / [.$G$2]" office:value-type="float" office:value="0.0010481981355497" calcext:value-type="float">
            <text:p>0.0010481981</text:p>
          </table:table-cell>
          <table:table-cell table:formula="of:=  ( ( ( BETAINV(RAND(); [.$D$2];[.$E$2]) + [.$F$2]) *[.$A62] *[.$B62] ) + RAND() ) / [.$G$2]" office:value-type="float" office:value="0.00103251726532593" calcext:value-type="float">
            <text:p>0.0010325173</text:p>
          </table:table-cell>
          <table:table-cell table:formula="of:=  ( ( ( BETAINV(RAND(); [.$D$2];[.$E$2]) + [.$F$2]) *[.$A62] *[.$B62] ) + RAND() ) / [.$G$2]" office:value-type="float" office:value="0.00103597321785543" calcext:value-type="float">
            <text:p>0.0010359732</text:p>
          </table:table-cell>
          <table:table-cell table:formula="of:=  ( ( ( BETAINV(RAND(); [.$D$2];[.$E$2]) + [.$F$2]) *[.$A62] *[.$B62] ) + RAND() ) / [.$G$2]" office:value-type="float" office:value="0.00103068505097813" calcext:value-type="float">
            <text:p>0.0010306851</text:p>
          </table:table-cell>
          <table:table-cell table:formula="of:=  ( ( ( BETAINV(RAND(); [.$D$2];[.$E$2]) + [.$F$2]) *[.$A62] *[.$B62] ) + RAND() ) / [.$G$2]" office:value-type="float" office:value="0.00103713632911539" calcext:value-type="float">
            <text:p>0.0010371363</text:p>
          </table:table-cell>
          <table:table-cell table:number-columns-repeated="100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  ( ( ( BETAINV(RAND(); [.$D$2];[.$E$2]) + [.$F$2]) *[.$A63] *[.$B63] ) + RAND() ) / [.$G$2]" office:value-type="float" office:value="0.00209169628319199" calcext:value-type="float">
            <text:p>0.0020916963</text:p>
          </table:table-cell>
          <table:table-cell table:formula="of:=  ( ( ( BETAINV(RAND(); [.$D$2];[.$E$2]) + [.$F$2]) *[.$A63] *[.$B63] ) + RAND() ) / [.$G$2]" office:value-type="float" office:value="0.00215520627219685" calcext:value-type="float">
            <text:p>0.0021552063</text:p>
          </table:table-cell>
          <table:table-cell table:formula="of:=  ( ( ( BETAINV(RAND(); [.$D$2];[.$E$2]) + [.$F$2]) *[.$A63] *[.$B63] ) + RAND() ) / [.$G$2]" office:value-type="float" office:value="0.00207233503935561" calcext:value-type="float">
            <text:p>0.002072335</text:p>
          </table:table-cell>
          <table:table-cell table:formula="of:=  ( ( ( BETAINV(RAND(); [.$D$2];[.$E$2]) + [.$F$2]) *[.$A63] *[.$B63] ) + RAND() ) / [.$G$2]" office:value-type="float" office:value="0.00205367191134998" calcext:value-type="float">
            <text:p>0.0020536719</text:p>
          </table:table-cell>
          <table:table-cell table:formula="of:=  ( ( ( BETAINV(RAND(); [.$D$2];[.$E$2]) + [.$F$2]) *[.$A63] *[.$B63] ) + RAND() ) / [.$G$2]" office:value-type="float" office:value="0.0020594669369698" calcext:value-type="float">
            <text:p>0.0020594669</text:p>
          </table:table-cell>
          <table:table-cell table:formula="of:=  ( ( ( BETAINV(RAND(); [.$D$2];[.$E$2]) + [.$F$2]) *[.$A63] *[.$B63] ) + RAND() ) / [.$G$2]" office:value-type="float" office:value="0.00205432532604572" calcext:value-type="float">
            <text:p>0.0020543253</text:p>
          </table:table-cell>
          <table:table-cell table:formula="of:=  ( ( ( BETAINV(RAND(); [.$D$2];[.$E$2]) + [.$F$2]) *[.$A63] *[.$B63] ) + RAND() ) / [.$G$2]" office:value-type="float" office:value="0.00206471226636384" calcext:value-type="float">
            <text:p>0.0020647123</text:p>
          </table:table-cell>
          <table:table-cell table:formula="of:=  ( ( ( BETAINV(RAND(); [.$D$2];[.$E$2]) + [.$F$2]) *[.$A63] *[.$B63] ) + RAND() ) / [.$G$2]" office:value-type="float" office:value="0.00211755644178428" calcext:value-type="float">
            <text:p>0.0021175564</text:p>
          </table:table-cell>
          <table:table-cell table:formula="of:=  ( ( ( BETAINV(RAND(); [.$D$2];[.$E$2]) + [.$F$2]) *[.$A63] *[.$B63] ) + RAND() ) / [.$G$2]" office:value-type="float" office:value="0.00210589847725091" calcext:value-type="float">
            <text:p>0.0021058985</text:p>
          </table:table-cell>
          <table:table-cell table:formula="of:=  ( ( ( BETAINV(RAND(); [.$D$2];[.$E$2]) + [.$F$2]) *[.$A63] *[.$B63] ) + RAND() ) / [.$G$2]" office:value-type="float" office:value="0.00207623891092817" calcext:value-type="float">
            <text:p>0.0020762389</text:p>
          </table:table-cell>
          <table:table-cell table:formula="of:=  ( ( ( BETAINV(RAND(); [.$D$2];[.$E$2]) + [.$F$2]) *[.$A63] *[.$B63] ) + RAND() ) / [.$G$2]" office:value-type="float" office:value="0.00205828591424987" calcext:value-type="float">
            <text:p>0.0020582859</text:p>
          </table:table-cell>
          <table:table-cell table:formula="of:=  ( ( ( BETAINV(RAND(); [.$D$2];[.$E$2]) + [.$F$2]) *[.$A63] *[.$B63] ) + RAND() ) / [.$G$2]" office:value-type="float" office:value="0.00206581539044256" calcext:value-type="float">
            <text:p>0.0020658154</text:p>
          </table:table-cell>
          <table:table-cell table:formula="of:=  ( ( ( BETAINV(RAND(); [.$D$2];[.$E$2]) + [.$F$2]) *[.$A63] *[.$B63] ) + RAND() ) / [.$G$2]" office:value-type="float" office:value="0.00205244243352272" calcext:value-type="float">
            <text:p>0.0020524424</text:p>
          </table:table-cell>
          <table:table-cell table:formula="of:=  ( ( ( BETAINV(RAND(); [.$D$2];[.$E$2]) + [.$F$2]) *[.$A63] *[.$B63] ) + RAND() ) / [.$G$2]" office:value-type="float" office:value="0.00207834489000091" calcext:value-type="float">
            <text:p>0.0020783449</text:p>
          </table:table-cell>
          <table:table-cell table:formula="of:=  ( ( ( BETAINV(RAND(); [.$D$2];[.$E$2]) + [.$F$2]) *[.$A63] *[.$B63] ) + RAND() ) / [.$G$2]" office:value-type="float" office:value="0.00210024070943229" calcext:value-type="float">
            <text:p>0.0021002407</text:p>
          </table:table-cell>
          <table:table-cell table:formula="of:=  ( ( ( BETAINV(RAND(); [.$D$2];[.$E$2]) + [.$F$2]) *[.$A63] *[.$B63] ) + RAND() ) / [.$G$2]" office:value-type="float" office:value="0.00206666179522131" calcext:value-type="float">
            <text:p>0.0020666618</text:p>
          </table:table-cell>
          <table:table-cell table:formula="of:=  ( ( ( BETAINV(RAND(); [.$D$2];[.$E$2]) + [.$F$2]) *[.$A63] *[.$B63] ) + RAND() ) / [.$G$2]" office:value-type="float" office:value="0.00204956421417528" calcext:value-type="float">
            <text:p>0.0020495642</text:p>
          </table:table-cell>
          <table:table-cell table:number-columns-repeated="100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table:formula="of:=  ( ( ( BETAINV(RAND(); [.$D$2];[.$E$2]) + [.$F$2]) *[.$A64] *[.$B64] ) + RAND() ) / [.$G$2]" office:value-type="float" office:value="0.00413589222427688" calcext:value-type="float">
            <text:p>0.0041358922</text:p>
          </table:table-cell>
          <table:table-cell table:formula="of:=  ( ( ( BETAINV(RAND(); [.$D$2];[.$E$2]) + [.$F$2]) *[.$A64] *[.$B64] ) + RAND() ) / [.$G$2]" office:value-type="float" office:value="0.00429281759154645" calcext:value-type="float">
            <text:p>0.0042928176</text:p>
          </table:table-cell>
          <table:table-cell table:formula="of:=  ( ( ( BETAINV(RAND(); [.$D$2];[.$E$2]) + [.$F$2]) *[.$A64] *[.$B64] ) + RAND() ) / [.$G$2]" office:value-type="float" office:value="0.00411422531714094" calcext:value-type="float">
            <text:p>0.0041142253</text:p>
          </table:table-cell>
          <table:table-cell table:formula="of:=  ( ( ( BETAINV(RAND(); [.$D$2];[.$E$2]) + [.$F$2]) *[.$A64] *[.$B64] ) + RAND() ) / [.$G$2]" office:value-type="float" office:value="0.00412029857204887" calcext:value-type="float">
            <text:p>0.0041202986</text:p>
          </table:table-cell>
          <table:table-cell table:formula="of:=  ( ( ( BETAINV(RAND(); [.$D$2];[.$E$2]) + [.$F$2]) *[.$A64] *[.$B64] ) + RAND() ) / [.$G$2]" office:value-type="float" office:value="0.00413751260031732" calcext:value-type="float">
            <text:p>0.0041375126</text:p>
          </table:table-cell>
          <table:table-cell table:formula="of:=  ( ( ( BETAINV(RAND(); [.$D$2];[.$E$2]) + [.$F$2]) *[.$A64] *[.$B64] ) + RAND() ) / [.$G$2]" office:value-type="float" office:value="0.00420518890047708" calcext:value-type="float">
            <text:p>0.0042051889</text:p>
          </table:table-cell>
          <table:table-cell table:formula="of:=  ( ( ( BETAINV(RAND(); [.$D$2];[.$E$2]) + [.$F$2]) *[.$A64] *[.$B64] ) + RAND() ) / [.$G$2]" office:value-type="float" office:value="0.0041132257929271" calcext:value-type="float">
            <text:p>0.0041132258</text:p>
          </table:table-cell>
          <table:table-cell table:formula="of:=  ( ( ( BETAINV(RAND(); [.$D$2];[.$E$2]) + [.$F$2]) *[.$A64] *[.$B64] ) + RAND() ) / [.$G$2]" office:value-type="float" office:value="0.00418505270730058" calcext:value-type="float">
            <text:p>0.0041850527</text:p>
          </table:table-cell>
          <table:table-cell table:formula="of:=  ( ( ( BETAINV(RAND(); [.$D$2];[.$E$2]) + [.$F$2]) *[.$A64] *[.$B64] ) + RAND() ) / [.$G$2]" office:value-type="float" office:value="0.00427073351905772" calcext:value-type="float">
            <text:p>0.0042707335</text:p>
          </table:table-cell>
          <table:table-cell table:formula="of:=  ( ( ( BETAINV(RAND(); [.$D$2];[.$E$2]) + [.$F$2]) *[.$A64] *[.$B64] ) + RAND() ) / [.$G$2]" office:value-type="float" office:value="0.0041523048960023" calcext:value-type="float">
            <text:p>0.0041523049</text:p>
          </table:table-cell>
          <table:table-cell table:formula="of:=  ( ( ( BETAINV(RAND(); [.$D$2];[.$E$2]) + [.$F$2]) *[.$A64] *[.$B64] ) + RAND() ) / [.$G$2]" office:value-type="float" office:value="0.00412518966158655" calcext:value-type="float">
            <text:p>0.0041251897</text:p>
          </table:table-cell>
          <table:table-cell table:formula="of:=  ( ( ( BETAINV(RAND(); [.$D$2];[.$E$2]) + [.$F$2]) *[.$A64] *[.$B64] ) + RAND() ) / [.$G$2]" office:value-type="float" office:value="0.00413599525915565" calcext:value-type="float">
            <text:p>0.0041359953</text:p>
          </table:table-cell>
          <table:table-cell table:formula="of:=  ( ( ( BETAINV(RAND(); [.$D$2];[.$E$2]) + [.$F$2]) *[.$A64] *[.$B64] ) + RAND() ) / [.$G$2]" office:value-type="float" office:value="0.00436288863116479" calcext:value-type="float">
            <text:p>0.0043628886</text:p>
          </table:table-cell>
          <table:table-cell table:formula="of:=  ( ( ( BETAINV(RAND(); [.$D$2];[.$E$2]) + [.$F$2]) *[.$A64] *[.$B64] ) + RAND() ) / [.$G$2]" office:value-type="float" office:value="0.00415857932302993" calcext:value-type="float">
            <text:p>0.0041585793</text:p>
          </table:table-cell>
          <table:table-cell table:formula="of:=  ( ( ( BETAINV(RAND(); [.$D$2];[.$E$2]) + [.$F$2]) *[.$A64] *[.$B64] ) + RAND() ) / [.$G$2]" office:value-type="float" office:value="0.00413980212560556" calcext:value-type="float">
            <text:p>0.0041398021</text:p>
          </table:table-cell>
          <table:table-cell table:formula="of:=  ( ( ( BETAINV(RAND(); [.$D$2];[.$E$2]) + [.$F$2]) *[.$A64] *[.$B64] ) + RAND() ) / [.$G$2]" office:value-type="float" office:value="0.00410548909073825" calcext:value-type="float">
            <text:p>0.0041054891</text:p>
          </table:table-cell>
          <table:table-cell table:formula="of:=  ( ( ( BETAINV(RAND(); [.$D$2];[.$E$2]) + [.$F$2]) *[.$A64] *[.$B64] ) + RAND() ) / [.$G$2]" office:value-type="float" office:value="0.00411934739755867" calcext:value-type="float">
            <text:p>0.0041193474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table:formula="of:=  ( ( ( BETAINV(RAND(); [.$D$2];[.$E$2]) + [.$F$2]) *[.$A65] *[.$B65] ) + RAND() ) / [.$G$2]" office:value-type="float" office:value="0.00820414145019928" calcext:value-type="float">
            <text:p>0.0082041415</text:p>
          </table:table-cell>
          <table:table-cell table:formula="of:=  ( ( ( BETAINV(RAND(); [.$D$2];[.$E$2]) + [.$F$2]) *[.$A65] *[.$B65] ) + RAND() ) / [.$G$2]" office:value-type="float" office:value="0.00830898390753375" calcext:value-type="float">
            <text:p>0.0083089839</text:p>
          </table:table-cell>
          <table:table-cell table:formula="of:=  ( ( ( BETAINV(RAND(); [.$D$2];[.$E$2]) + [.$F$2]) *[.$A65] *[.$B65] ) + RAND() ) / [.$G$2]" office:value-type="float" office:value="0.00825493804702616" calcext:value-type="float">
            <text:p>0.008254938</text:p>
          </table:table-cell>
          <table:table-cell table:formula="of:=  ( ( ( BETAINV(RAND(); [.$D$2];[.$E$2]) + [.$F$2]) *[.$A65] *[.$B65] ) + RAND() ) / [.$G$2]" office:value-type="float" office:value="0.00826740641688785" calcext:value-type="float">
            <text:p>0.0082674064</text:p>
          </table:table-cell>
          <table:table-cell table:formula="of:=  ( ( ( BETAINV(RAND(); [.$D$2];[.$E$2]) + [.$F$2]) *[.$A65] *[.$B65] ) + RAND() ) / [.$G$2]" office:value-type="float" office:value="0.00824603810144086" calcext:value-type="float">
            <text:p>0.0082460381</text:p>
          </table:table-cell>
          <table:table-cell table:formula="of:=  ( ( ( BETAINV(RAND(); [.$D$2];[.$E$2]) + [.$F$2]) *[.$A65] *[.$B65] ) + RAND() ) / [.$G$2]" office:value-type="float" office:value="0.00821397939708972" calcext:value-type="float">
            <text:p>0.0082139794</text:p>
          </table:table-cell>
          <table:table-cell table:formula="of:=  ( ( ( BETAINV(RAND(); [.$D$2];[.$E$2]) + [.$F$2]) *[.$A65] *[.$B65] ) + RAND() ) / [.$G$2]" office:value-type="float" office:value="0.00829076203797569" calcext:value-type="float">
            <text:p>0.008290762</text:p>
          </table:table-cell>
          <table:table-cell table:formula="of:=  ( ( ( BETAINV(RAND(); [.$D$2];[.$E$2]) + [.$F$2]) *[.$A65] *[.$B65] ) + RAND() ) / [.$G$2]" office:value-type="float" office:value="0.00831592038359087" calcext:value-type="float">
            <text:p>0.0083159204</text:p>
          </table:table-cell>
          <table:table-cell table:formula="of:=  ( ( ( BETAINV(RAND(); [.$D$2];[.$E$2]) + [.$F$2]) *[.$A65] *[.$B65] ) + RAND() ) / [.$G$2]" office:value-type="float" office:value="0.00838221872541966" calcext:value-type="float">
            <text:p>0.0083822187</text:p>
          </table:table-cell>
          <table:table-cell table:formula="of:=  ( ( ( BETAINV(RAND(); [.$D$2];[.$E$2]) + [.$F$2]) *[.$A65] *[.$B65] ) + RAND() ) / [.$G$2]" office:value-type="float" office:value="0.00846480486868921" calcext:value-type="float">
            <text:p>0.0084648049</text:p>
          </table:table-cell>
          <table:table-cell table:formula="of:=  ( ( ( BETAINV(RAND(); [.$D$2];[.$E$2]) + [.$F$2]) *[.$A65] *[.$B65] ) + RAND() ) / [.$G$2]" office:value-type="float" office:value="0.00820374918293182" calcext:value-type="float">
            <text:p>0.0082037492</text:p>
          </table:table-cell>
          <table:table-cell table:formula="of:=  ( ( ( BETAINV(RAND(); [.$D$2];[.$E$2]) + [.$F$2]) *[.$A65] *[.$B65] ) + RAND() ) / [.$G$2]" office:value-type="float" office:value="0.00823412209558664" calcext:value-type="float">
            <text:p>0.0082341221</text:p>
          </table:table-cell>
          <table:table-cell table:formula="of:=  ( ( ( BETAINV(RAND(); [.$D$2];[.$E$2]) + [.$F$2]) *[.$A65] *[.$B65] ) + RAND() ) / [.$G$2]" office:value-type="float" office:value="0.00823549068271238" calcext:value-type="float">
            <text:p>0.0082354907</text:p>
          </table:table-cell>
          <table:table-cell table:formula="of:=  ( ( ( BETAINV(RAND(); [.$D$2];[.$E$2]) + [.$F$2]) *[.$A65] *[.$B65] ) + RAND() ) / [.$G$2]" office:value-type="float" office:value="0.00824152557675611" calcext:value-type="float">
            <text:p>0.0082415256</text:p>
          </table:table-cell>
          <table:table-cell table:formula="of:=  ( ( ( BETAINV(RAND(); [.$D$2];[.$E$2]) + [.$F$2]) *[.$A65] *[.$B65] ) + RAND() ) / [.$G$2]" office:value-type="float" office:value="0.00838250515151194" calcext:value-type="float">
            <text:p>0.0083825052</text:p>
          </table:table-cell>
          <table:table-cell table:formula="of:=  ( ( ( BETAINV(RAND(); [.$D$2];[.$E$2]) + [.$F$2]) *[.$A65] *[.$B65] ) + RAND() ) / [.$G$2]" office:value-type="float" office:value="0.00822260548948822" calcext:value-type="float">
            <text:p>0.0082226055</text:p>
          </table:table-cell>
          <table:table-cell table:formula="of:=  ( ( ( BETAINV(RAND(); [.$D$2];[.$E$2]) + [.$F$2]) *[.$A65] *[.$B65] ) + RAND() ) / [.$G$2]" office:value-type="float" office:value="0.00833747410316971" calcext:value-type="float">
            <text:p>0.008337474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  ( ( ( BETAINV(RAND(); [.$D$2];[.$E$2]) + [.$F$2]) *[.$A66] *[.$B66] ) + RAND() ) / [.$G$2]" office:value-type="float" office:value="0.0000000119197273161262" calcext:value-type="float">
            <text:p>1.19197273161262E-008</text:p>
          </table:table-cell>
          <table:table-cell table:formula="of:=  ( ( ( BETAINV(RAND(); [.$D$2];[.$E$2]) + [.$F$2]) *[.$A66] *[.$B66] ) + RAND() ) / [.$G$2]" office:value-type="float" office:value="0.000000036871056444943" calcext:value-type="float">
            <text:p>3.6871056444943E-008</text:p>
          </table:table-cell>
          <table:table-cell table:formula="of:=  ( ( ( BETAINV(RAND(); [.$D$2];[.$E$2]) + [.$F$2]) *[.$A66] *[.$B66] ) + RAND() ) / [.$G$2]" office:value-type="float" office:value="0.0000000707343321526423" calcext:value-type="float">
            <text:p>7.07343321526423E-008</text:p>
          </table:table-cell>
          <table:table-cell table:formula="of:=  ( ( ( BETAINV(RAND(); [.$D$2];[.$E$2]) + [.$F$2]) *[.$A66] *[.$B66] ) + RAND() ) / [.$G$2]" office:value-type="float" office:value="0.000000071360646514222" calcext:value-type="float">
            <text:p>7.1360646514222E-008</text:p>
          </table:table-cell>
          <table:table-cell table:formula="of:=  ( ( ( BETAINV(RAND(); [.$D$2];[.$E$2]) + [.$F$2]) *[.$A66] *[.$B66] ) + RAND() ) / [.$G$2]" office:value-type="float" office:value="0.00000000727084996178746" calcext:value-type="float">
            <text:p>7.27084996178746E-009</text:p>
          </table:table-cell>
          <table:table-cell table:formula="of:=  ( ( ( BETAINV(RAND(); [.$D$2];[.$E$2]) + [.$F$2]) *[.$A66] *[.$B66] ) + RAND() ) / [.$G$2]" office:value-type="float" office:value="0.0000000340411319164559" calcext:value-type="float">
            <text:p>0.000000034</text:p>
          </table:table-cell>
          <table:table-cell table:formula="of:=  ( ( ( BETAINV(RAND(); [.$D$2];[.$E$2]) + [.$F$2]) *[.$A66] *[.$B66] ) + RAND() ) / [.$G$2]" office:value-type="float" office:value="0.0000000335711437044665" calcext:value-type="float">
            <text:p>3.35711437044665E-008</text:p>
          </table:table-cell>
          <table:table-cell table:formula="of:=  ( ( ( BETAINV(RAND(); [.$D$2];[.$E$2]) + [.$F$2]) *[.$A66] *[.$B66] ) + RAND() ) / [.$G$2]" office:value-type="float" office:value="0.00000000781345700379461" calcext:value-type="float">
            <text:p>7.81345700379461E-009</text:p>
          </table:table-cell>
          <table:table-cell table:formula="of:=  ( ( ( BETAINV(RAND(); [.$D$2];[.$E$2]) + [.$F$2]) *[.$A66] *[.$B66] ) + RAND() ) / [.$G$2]" office:value-type="float" office:value="0.0000000107249189633876" calcext:value-type="float">
            <text:p>1.07249189633876E-008</text:p>
          </table:table-cell>
          <table:table-cell table:formula="of:=  ( ( ( BETAINV(RAND(); [.$D$2];[.$E$2]) + [.$F$2]) *[.$A66] *[.$B66] ) + RAND() ) / [.$G$2]" office:value-type="float" office:value="0.0000000405661561293528" calcext:value-type="float">
            <text:p>4.05661561293528E-008</text:p>
          </table:table-cell>
          <table:table-cell table:formula="of:=  ( ( ( BETAINV(RAND(); [.$D$2];[.$E$2]) + [.$F$2]) *[.$A66] *[.$B66] ) + RAND() ) / [.$G$2]" office:value-type="float" office:value="0.0000000364136809716001" calcext:value-type="float">
            <text:p>3.64136809716001E-008</text:p>
          </table:table-cell>
          <table:table-cell table:formula="of:=  ( ( ( BETAINV(RAND(); [.$D$2];[.$E$2]) + [.$F$2]) *[.$A66] *[.$B66] ) + RAND() ) / [.$G$2]" office:value-type="float" office:value="0.0000000503229287685826" calcext:value-type="float">
            <text:p>5.03229287685826E-008</text:p>
          </table:table-cell>
          <table:table-cell table:formula="of:=  ( ( ( BETAINV(RAND(); [.$D$2];[.$E$2]) + [.$F$2]) *[.$A66] *[.$B66] ) + RAND() ) / [.$G$2]" office:value-type="float" office:value="0.0000000953406129032373" calcext:value-type="float">
            <text:p>9.53406129032373E-008</text:p>
          </table:table-cell>
          <table:table-cell table:formula="of:=  ( ( ( BETAINV(RAND(); [.$D$2];[.$E$2]) + [.$F$2]) *[.$A66] *[.$B66] ) + RAND() ) / [.$G$2]" office:value-type="float" office:value="0.0000000184325858019292" calcext:value-type="float">
            <text:p>1.84325858019292E-008</text:p>
          </table:table-cell>
          <table:table-cell table:formula="of:=  ( ( ( BETAINV(RAND(); [.$D$2];[.$E$2]) + [.$F$2]) *[.$A66] *[.$B66] ) + RAND() ) / [.$G$2]" office:value-type="float" office:value="0.0000000396513207582757" calcext:value-type="float">
            <text:p>3.96513207582757E-008</text:p>
          </table:table-cell>
          <table:table-cell table:formula="of:=  ( ( ( BETAINV(RAND(); [.$D$2];[.$E$2]) + [.$F$2]) *[.$A66] *[.$B66] ) + RAND() ) / [.$G$2]" office:value-type="float" office:value="0.0000000496135358233005" calcext:value-type="float">
            <text:p>4.96135358233005E-008</text:p>
          </table:table-cell>
          <table:table-cell table:formula="of:=  ( ( ( BETAINV(RAND(); [.$D$2];[.$E$2]) + [.$F$2]) *[.$A66] *[.$B66] ) + RAND() ) / [.$G$2]" office:value-type="float" office:value="0.0000000482917146058753" calcext:value-type="float">
            <text:p>4.82917146058753E-00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  ( ( ( BETAINV(RAND(); [.$D$2];[.$E$2]) + [.$F$2]) *[.$A67] *[.$B67] ) + RAND() ) / [.$G$2]" office:value-type="float" office:value="0.0000160175477281425" calcext:value-type="float">
            <text:p>1.60175477281425E-005</text:p>
          </table:table-cell>
          <table:table-cell table:formula="of:=  ( ( ( BETAINV(RAND(); [.$D$2];[.$E$2]) + [.$F$2]) *[.$A67] *[.$B67] ) + RAND() ) / [.$G$2]" office:value-type="float" office:value="0.0000164191537451799" calcext:value-type="float">
            <text:p>1.64191537451799E-005</text:p>
          </table:table-cell>
          <table:table-cell table:formula="of:=  ( ( ( BETAINV(RAND(); [.$D$2];[.$E$2]) + [.$F$2]) *[.$A67] *[.$B67] ) + RAND() ) / [.$G$2]" office:value-type="float" office:value="0.0000163162254957292" calcext:value-type="float">
            <text:p>1.63162254957292E-005</text:p>
          </table:table-cell>
          <table:table-cell table:formula="of:=  ( ( ( BETAINV(RAND(); [.$D$2];[.$E$2]) + [.$F$2]) *[.$A67] *[.$B67] ) + RAND() ) / [.$G$2]" office:value-type="float" office:value="0.0000164539626508576" calcext:value-type="float">
            <text:p>0.000016454</text:p>
          </table:table-cell>
          <table:table-cell table:formula="of:=  ( ( ( BETAINV(RAND(); [.$D$2];[.$E$2]) + [.$F$2]) *[.$A67] *[.$B67] ) + RAND() ) / [.$G$2]" office:value-type="float" office:value="0.0000164938784351137" calcext:value-type="float">
            <text:p>1.64938784351137E-005</text:p>
          </table:table-cell>
          <table:table-cell table:formula="of:=  ( ( ( BETAINV(RAND(); [.$D$2];[.$E$2]) + [.$F$2]) *[.$A67] *[.$B67] ) + RAND() ) / [.$G$2]" office:value-type="float" office:value="0.000016779044470184" calcext:value-type="float">
            <text:p>0.000016779</text:p>
          </table:table-cell>
          <table:table-cell table:formula="of:=  ( ( ( BETAINV(RAND(); [.$D$2];[.$E$2]) + [.$F$2]) *[.$A67] *[.$B67] ) + RAND() ) / [.$G$2]" office:value-type="float" office:value="0.000016195730052181" calcext:value-type="float">
            <text:p>1.6195730052181E-005</text:p>
          </table:table-cell>
          <table:table-cell table:formula="of:=  ( ( ( BETAINV(RAND(); [.$D$2];[.$E$2]) + [.$F$2]) *[.$A67] *[.$B67] ) + RAND() ) / [.$G$2]" office:value-type="float" office:value="0.0000160808699995831" calcext:value-type="float">
            <text:p>1.60808699995831E-005</text:p>
          </table:table-cell>
          <table:table-cell table:formula="of:=  ( ( ( BETAINV(RAND(); [.$D$2];[.$E$2]) + [.$F$2]) *[.$A67] *[.$B67] ) + RAND() ) / [.$G$2]" office:value-type="float" office:value="0.0000160201734814318" calcext:value-type="float">
            <text:p>1.60201734814318E-005</text:p>
          </table:table-cell>
          <table:table-cell table:formula="of:=  ( ( ( BETAINV(RAND(); [.$D$2];[.$E$2]) + [.$F$2]) *[.$A67] *[.$B67] ) + RAND() ) / [.$G$2]" office:value-type="float" office:value="0.0000166373149924767" calcext:value-type="float">
            <text:p>1.66373149924767E-005</text:p>
          </table:table-cell>
          <table:table-cell table:formula="of:=  ( ( ( BETAINV(RAND(); [.$D$2];[.$E$2]) + [.$F$2]) *[.$A67] *[.$B67] ) + RAND() ) / [.$G$2]" office:value-type="float" office:value="0.0000160841520944106" calcext:value-type="float">
            <text:p>1.60841520944106E-005</text:p>
          </table:table-cell>
          <table:table-cell table:formula="of:=  ( ( ( BETAINV(RAND(); [.$D$2];[.$E$2]) + [.$F$2]) *[.$A67] *[.$B67] ) + RAND() ) / [.$G$2]" office:value-type="float" office:value="0.0000168698367632632" calcext:value-type="float">
            <text:p>1.68698367632632E-005</text:p>
          </table:table-cell>
          <table:table-cell table:formula="of:=  ( ( ( BETAINV(RAND(); [.$D$2];[.$E$2]) + [.$F$2]) *[.$A67] *[.$B67] ) + RAND() ) / [.$G$2]" office:value-type="float" office:value="0.0000165431742903269" calcext:value-type="float">
            <text:p>1.65431742903269E-005</text:p>
          </table:table-cell>
          <table:table-cell table:formula="of:=  ( ( ( BETAINV(RAND(); [.$D$2];[.$E$2]) + [.$F$2]) *[.$A67] *[.$B67] ) + RAND() ) / [.$G$2]" office:value-type="float" office:value="0.0000160996779575892" calcext:value-type="float">
            <text:p>1.60996779575892E-005</text:p>
          </table:table-cell>
          <table:table-cell table:formula="of:=  ( ( ( BETAINV(RAND(); [.$D$2];[.$E$2]) + [.$F$2]) *[.$A67] *[.$B67] ) + RAND() ) / [.$G$2]" office:value-type="float" office:value="0.0000168498859115068" calcext:value-type="float">
            <text:p>1.68498859115068E-005</text:p>
          </table:table-cell>
          <table:table-cell table:formula="of:=  ( ( ( BETAINV(RAND(); [.$D$2];[.$E$2]) + [.$F$2]) *[.$A67] *[.$B67] ) + RAND() ) / [.$G$2]" office:value-type="float" office:value="0.000016042465733698" calcext:value-type="float">
            <text:p>1.6042465733698E-005</text:p>
          </table:table-cell>
          <table:table-cell table:formula="of:=  ( ( ( BETAINV(RAND(); [.$D$2];[.$E$2]) + [.$F$2]) *[.$A67] *[.$B67] ) + RAND() ) / [.$G$2]" office:value-type="float" office:value="0.0000161443215548152" calcext:value-type="float">
            <text:p>1.61443215548152E-005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  ( ( ( BETAINV(RAND(); [.$D$2];[.$E$2]) + [.$F$2]) *[.$A68] *[.$B68] ) + RAND() ) / [.$G$2]" office:value-type="float" office:value="0.0000323110232909972" calcext:value-type="float">
            <text:p>0.000032311</text:p>
          </table:table-cell>
          <table:table-cell table:formula="of:=  ( ( ( BETAINV(RAND(); [.$D$2];[.$E$2]) + [.$F$2]) *[.$A68] *[.$B68] ) + RAND() ) / [.$G$2]" office:value-type="float" office:value="0.0000329131263591542" calcext:value-type="float">
            <text:p>3.29131263591542E-005</text:p>
          </table:table-cell>
          <table:table-cell table:formula="of:=  ( ( ( BETAINV(RAND(); [.$D$2];[.$E$2]) + [.$F$2]) *[.$A68] *[.$B68] ) + RAND() ) / [.$G$2]" office:value-type="float" office:value="0.0000333113490824078" calcext:value-type="float">
            <text:p>3.33113490824078E-005</text:p>
          </table:table-cell>
          <table:table-cell table:formula="of:=  ( ( ( BETAINV(RAND(); [.$D$2];[.$E$2]) + [.$F$2]) *[.$A68] *[.$B68] ) + RAND() ) / [.$G$2]" office:value-type="float" office:value="0.0000321609272434999" calcext:value-type="float">
            <text:p>3.21609272434999E-005</text:p>
          </table:table-cell>
          <table:table-cell table:formula="of:=  ( ( ( BETAINV(RAND(); [.$D$2];[.$E$2]) + [.$F$2]) *[.$A68] *[.$B68] ) + RAND() ) / [.$G$2]" office:value-type="float" office:value="0.0000335357531552156" calcext:value-type="float">
            <text:p>3.35357531552156E-005</text:p>
          </table:table-cell>
          <table:table-cell table:formula="of:=  ( ( ( BETAINV(RAND(); [.$D$2];[.$E$2]) + [.$F$2]) *[.$A68] *[.$B68] ) + RAND() ) / [.$G$2]" office:value-type="float" office:value="0.0000321051084355431" calcext:value-type="float">
            <text:p>3.21051084355431E-005</text:p>
          </table:table-cell>
          <table:table-cell table:formula="of:=  ( ( ( BETAINV(RAND(); [.$D$2];[.$E$2]) + [.$F$2]) *[.$A68] *[.$B68] ) + RAND() ) / [.$G$2]" office:value-type="float" office:value="0.000032136543366331" calcext:value-type="float">
            <text:p>3.2136543366331E-005</text:p>
          </table:table-cell>
          <table:table-cell table:formula="of:=  ( ( ( BETAINV(RAND(); [.$D$2];[.$E$2]) + [.$F$2]) *[.$A68] *[.$B68] ) + RAND() ) / [.$G$2]" office:value-type="float" office:value="0.0000321168306716289" calcext:value-type="float">
            <text:p>3.21168306716289E-005</text:p>
          </table:table-cell>
          <table:table-cell table:formula="of:=  ( ( ( BETAINV(RAND(); [.$D$2];[.$E$2]) + [.$F$2]) *[.$A68] *[.$B68] ) + RAND() ) / [.$G$2]" office:value-type="float" office:value="0.0000322447356472946" calcext:value-type="float">
            <text:p>3.22447356472946E-005</text:p>
          </table:table-cell>
          <table:table-cell table:formula="of:=  ( ( ( BETAINV(RAND(); [.$D$2];[.$E$2]) + [.$F$2]) *[.$A68] *[.$B68] ) + RAND() ) / [.$G$2]" office:value-type="float" office:value="0.0000327137663932523" calcext:value-type="float">
            <text:p>3.27137663932523E-005</text:p>
          </table:table-cell>
          <table:table-cell table:formula="of:=  ( ( ( BETAINV(RAND(); [.$D$2];[.$E$2]) + [.$F$2]) *[.$A68] *[.$B68] ) + RAND() ) / [.$G$2]" office:value-type="float" office:value="0.0000322486334449446" calcext:value-type="float">
            <text:p>3.22486334449446E-005</text:p>
          </table:table-cell>
          <table:table-cell table:formula="of:=  ( ( ( BETAINV(RAND(); [.$D$2];[.$E$2]) + [.$F$2]) *[.$A68] *[.$B68] ) + RAND() ) / [.$G$2]" office:value-type="float" office:value="0.00003325604677254" calcext:value-type="float">
            <text:p>0.000033256</text:p>
          </table:table-cell>
          <table:table-cell table:formula="of:=  ( ( ( BETAINV(RAND(); [.$D$2];[.$E$2]) + [.$F$2]) *[.$A68] *[.$B68] ) + RAND() ) / [.$G$2]" office:value-type="float" office:value="0.0000322491595694417" calcext:value-type="float">
            <text:p>3.22491595694417E-005</text:p>
          </table:table-cell>
          <table:table-cell table:formula="of:=  ( ( ( BETAINV(RAND(); [.$D$2];[.$E$2]) + [.$F$2]) *[.$A68] *[.$B68] ) + RAND() ) / [.$G$2]" office:value-type="float" office:value="0.0000325486768907973" calcext:value-type="float">
            <text:p>3.25486768907973E-005</text:p>
          </table:table-cell>
          <table:table-cell table:formula="of:=  ( ( ( BETAINV(RAND(); [.$D$2];[.$E$2]) + [.$F$2]) *[.$A68] *[.$B68] ) + RAND() ) / [.$G$2]" office:value-type="float" office:value="0.0000324105359492766" calcext:value-type="float">
            <text:p>3.24105359492766E-005</text:p>
          </table:table-cell>
          <table:table-cell table:formula="of:=  ( ( ( BETAINV(RAND(); [.$D$2];[.$E$2]) + [.$F$2]) *[.$A68] *[.$B68] ) + RAND() ) / [.$G$2]" office:value-type="float" office:value="0.0000323534157612153" calcext:value-type="float">
            <text:p>3.23534157612153E-005</text:p>
          </table:table-cell>
          <table:table-cell table:formula="of:=  ( ( ( BETAINV(RAND(); [.$D$2];[.$E$2]) + [.$F$2]) *[.$A68] *[.$B68] ) + RAND() ) / [.$G$2]" office:value-type="float" office:value="0.0000324603703365517" calcext:value-type="float">
            <text:p>3.24603703365517E-005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  ( ( ( BETAINV(RAND(); [.$D$2];[.$E$2]) + [.$F$2]) *[.$A69] *[.$B69] ) + RAND() ) / [.$G$2]" office:value-type="float" office:value="0.0000645959733323064" calcext:value-type="float">
            <text:p>0.000064596</text:p>
          </table:table-cell>
          <table:table-cell table:formula="of:=  ( ( ( BETAINV(RAND(); [.$D$2];[.$E$2]) + [.$F$2]) *[.$A69] *[.$B69] ) + RAND() ) / [.$G$2]" office:value-type="float" office:value="0.0000642999968398339" calcext:value-type="float">
            <text:p>0.0000643</text:p>
          </table:table-cell>
          <table:table-cell table:formula="of:=  ( ( ( BETAINV(RAND(); [.$D$2];[.$E$2]) + [.$F$2]) *[.$A69] *[.$B69] ) + RAND() ) / [.$G$2]" office:value-type="float" office:value="0.0000650015089120121" calcext:value-type="float">
            <text:p>6.50015089120121E-005</text:p>
          </table:table-cell>
          <table:table-cell table:formula="of:=  ( ( ( BETAINV(RAND(); [.$D$2];[.$E$2]) + [.$F$2]) *[.$A69] *[.$B69] ) + RAND() ) / [.$G$2]" office:value-type="float" office:value="0.0000641563872522858" calcext:value-type="float">
            <text:p>6.41563872522858E-005</text:p>
          </table:table-cell>
          <table:table-cell table:formula="of:=  ( ( ( BETAINV(RAND(); [.$D$2];[.$E$2]) + [.$F$2]) *[.$A69] *[.$B69] ) + RAND() ) / [.$G$2]" office:value-type="float" office:value="0.0000641108285797081" calcext:value-type="float">
            <text:p>6.41108285797081E-005</text:p>
          </table:table-cell>
          <table:table-cell table:formula="of:=  ( ( ( BETAINV(RAND(); [.$D$2];[.$E$2]) + [.$F$2]) *[.$A69] *[.$B69] ) + RAND() ) / [.$G$2]" office:value-type="float" office:value="0.0000651716594790229" calcext:value-type="float">
            <text:p>6.51716594790229E-005</text:p>
          </table:table-cell>
          <table:table-cell table:formula="of:=  ( ( ( BETAINV(RAND(); [.$D$2];[.$E$2]) + [.$F$2]) *[.$A69] *[.$B69] ) + RAND() ) / [.$G$2]" office:value-type="float" office:value="0.000064439862701389" calcext:value-type="float">
            <text:p>6.4439862701389E-005</text:p>
          </table:table-cell>
          <table:table-cell table:formula="of:=  ( ( ( BETAINV(RAND(); [.$D$2];[.$E$2]) + [.$F$2]) *[.$A69] *[.$B69] ) + RAND() ) / [.$G$2]" office:value-type="float" office:value="0.000064319341834482" calcext:value-type="float">
            <text:p>6.4319341834482E-005</text:p>
          </table:table-cell>
          <table:table-cell table:formula="of:=  ( ( ( BETAINV(RAND(); [.$D$2];[.$E$2]) + [.$F$2]) *[.$A69] *[.$B69] ) + RAND() ) / [.$G$2]" office:value-type="float" office:value="0.0000648101931717741" calcext:value-type="float">
            <text:p>6.48101931717741E-005</text:p>
          </table:table-cell>
          <table:table-cell table:formula="of:=  ( ( ( BETAINV(RAND(); [.$D$2];[.$E$2]) + [.$F$2]) *[.$A69] *[.$B69] ) + RAND() ) / [.$G$2]" office:value-type="float" office:value="0.0000648357076701984" calcext:value-type="float">
            <text:p>6.48357076701984E-005</text:p>
          </table:table-cell>
          <table:table-cell table:formula="of:=  ( ( ( BETAINV(RAND(); [.$D$2];[.$E$2]) + [.$F$2]) *[.$A69] *[.$B69] ) + RAND() ) / [.$G$2]" office:value-type="float" office:value="0.000065344620255022" calcext:value-type="float">
            <text:p>6.5344620255022E-005</text:p>
          </table:table-cell>
          <table:table-cell table:formula="of:=  ( ( ( BETAINV(RAND(); [.$D$2];[.$E$2]) + [.$F$2]) *[.$A69] *[.$B69] ) + RAND() ) / [.$G$2]" office:value-type="float" office:value="0.0000648895112512573" calcext:value-type="float">
            <text:p>6.48895112512573E-005</text:p>
          </table:table-cell>
          <table:table-cell table:formula="of:=  ( ( ( BETAINV(RAND(); [.$D$2];[.$E$2]) + [.$F$2]) *[.$A69] *[.$B69] ) + RAND() ) / [.$G$2]" office:value-type="float" office:value="0.000064485788093241" calcext:value-type="float">
            <text:p>6.4485788093241E-005</text:p>
          </table:table-cell>
          <table:table-cell table:formula="of:=  ( ( ( BETAINV(RAND(); [.$D$2];[.$E$2]) + [.$F$2]) *[.$A69] *[.$B69] ) + RAND() ) / [.$G$2]" office:value-type="float" office:value="0.0000665527111768419" calcext:value-type="float">
            <text:p>6.65527111768419E-005</text:p>
          </table:table-cell>
          <table:table-cell table:formula="of:=  ( ( ( BETAINV(RAND(); [.$D$2];[.$E$2]) + [.$F$2]) *[.$A69] *[.$B69] ) + RAND() ) / [.$G$2]" office:value-type="float" office:value="0.0000656983543501167" calcext:value-type="float">
            <text:p>6.56983543501167E-005</text:p>
          </table:table-cell>
          <table:table-cell table:formula="of:=  ( ( ( BETAINV(RAND(); [.$D$2];[.$E$2]) + [.$F$2]) *[.$A69] *[.$B69] ) + RAND() ) / [.$G$2]" office:value-type="float" office:value="0.0000652871862855303" calcext:value-type="float">
            <text:p>6.52871862855303E-005</text:p>
          </table:table-cell>
          <table:table-cell table:formula="of:=  ( ( ( BETAINV(RAND(); [.$D$2];[.$E$2]) + [.$F$2]) *[.$A69] *[.$B69] ) + RAND() ) / [.$G$2]" office:value-type="float" office:value="0.0000641212737489736" calcext:value-type="float">
            <text:p>6.41212737489736E-005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  ( ( ( BETAINV(RAND(); [.$D$2];[.$E$2]) + [.$F$2]) *[.$A70] *[.$B70] ) + RAND() ) / [.$G$2]" office:value-type="float" office:value="0.000129953110974227" calcext:value-type="float">
            <text:p>0.0001299531</text:p>
          </table:table-cell>
          <table:table-cell table:formula="of:=  ( ( ( BETAINV(RAND(); [.$D$2];[.$E$2]) + [.$F$2]) *[.$A70] *[.$B70] ) + RAND() ) / [.$G$2]" office:value-type="float" office:value="0.000133324235595262" calcext:value-type="float">
            <text:p>0.0001333242</text:p>
          </table:table-cell>
          <table:table-cell table:formula="of:=  ( ( ( BETAINV(RAND(); [.$D$2];[.$E$2]) + [.$F$2]) *[.$A70] *[.$B70] ) + RAND() ) / [.$G$2]" office:value-type="float" office:value="0.000128255862462249" calcext:value-type="float">
            <text:p>0.0001282559</text:p>
          </table:table-cell>
          <table:table-cell table:formula="of:=  ( ( ( BETAINV(RAND(); [.$D$2];[.$E$2]) + [.$F$2]) *[.$A70] *[.$B70] ) + RAND() ) / [.$G$2]" office:value-type="float" office:value="0.000131479989555432" calcext:value-type="float">
            <text:p>0.00013148</text:p>
          </table:table-cell>
          <table:table-cell table:formula="of:=  ( ( ( BETAINV(RAND(); [.$D$2];[.$E$2]) + [.$F$2]) *[.$A70] *[.$B70] ) + RAND() ) / [.$G$2]" office:value-type="float" office:value="0.000135237484708048" calcext:value-type="float">
            <text:p>0.0001352375</text:p>
          </table:table-cell>
          <table:table-cell table:formula="of:=  ( ( ( BETAINV(RAND(); [.$D$2];[.$E$2]) + [.$F$2]) *[.$A70] *[.$B70] ) + RAND() ) / [.$G$2]" office:value-type="float" office:value="0.0001298579206497" calcext:value-type="float">
            <text:p>0.0001298579</text:p>
          </table:table-cell>
          <table:table-cell table:formula="of:=  ( ( ( BETAINV(RAND(); [.$D$2];[.$E$2]) + [.$F$2]) *[.$A70] *[.$B70] ) + RAND() ) / [.$G$2]" office:value-type="float" office:value="0.000128119801465382" calcext:value-type="float">
            <text:p>0.0001281198</text:p>
          </table:table-cell>
          <table:table-cell table:formula="of:=  ( ( ( BETAINV(RAND(); [.$D$2];[.$E$2]) + [.$F$2]) *[.$A70] *[.$B70] ) + RAND() ) / [.$G$2]" office:value-type="float" office:value="0.000132119256098767" calcext:value-type="float">
            <text:p>0.0001321193</text:p>
          </table:table-cell>
          <table:table-cell table:formula="of:=  ( ( ( BETAINV(RAND(); [.$D$2];[.$E$2]) + [.$F$2]) *[.$A70] *[.$B70] ) + RAND() ) / [.$G$2]" office:value-type="float" office:value="0.000128776701403183" calcext:value-type="float">
            <text:p>0.0001287767</text:p>
          </table:table-cell>
          <table:table-cell table:formula="of:=  ( ( ( BETAINV(RAND(); [.$D$2];[.$E$2]) + [.$F$2]) *[.$A70] *[.$B70] ) + RAND() ) / [.$G$2]" office:value-type="float" office:value="0.000129281844631125" calcext:value-type="float">
            <text:p>0.0001292818</text:p>
          </table:table-cell>
          <table:table-cell table:formula="of:=  ( ( ( BETAINV(RAND(); [.$D$2];[.$E$2]) + [.$F$2]) *[.$A70] *[.$B70] ) + RAND() ) / [.$G$2]" office:value-type="float" office:value="0.000132245731286868" calcext:value-type="float">
            <text:p>0.0001322457</text:p>
          </table:table-cell>
          <table:table-cell table:formula="of:=  ( ( ( BETAINV(RAND(); [.$D$2];[.$E$2]) + [.$F$2]) *[.$A70] *[.$B70] ) + RAND() ) / [.$G$2]" office:value-type="float" office:value="0.000133408898282359" calcext:value-type="float">
            <text:p>0.0001334089</text:p>
          </table:table-cell>
          <table:table-cell table:formula="of:=  ( ( ( BETAINV(RAND(); [.$D$2];[.$E$2]) + [.$F$2]) *[.$A70] *[.$B70] ) + RAND() ) / [.$G$2]" office:value-type="float" office:value="0.000132724337502649" calcext:value-type="float">
            <text:p>0.0001327243</text:p>
          </table:table-cell>
          <table:table-cell table:formula="of:=  ( ( ( BETAINV(RAND(); [.$D$2];[.$E$2]) + [.$F$2]) *[.$A70] *[.$B70] ) + RAND() ) / [.$G$2]" office:value-type="float" office:value="0.000132090612286908" calcext:value-type="float">
            <text:p>0.0001320906</text:p>
          </table:table-cell>
          <table:table-cell table:formula="of:=  ( ( ( BETAINV(RAND(); [.$D$2];[.$E$2]) + [.$F$2]) *[.$A70] *[.$B70] ) + RAND() ) / [.$G$2]" office:value-type="float" office:value="0.000130716349651746" calcext:value-type="float">
            <text:p>0.0001307163</text:p>
          </table:table-cell>
          <table:table-cell table:formula="of:=  ( ( ( BETAINV(RAND(); [.$D$2];[.$E$2]) + [.$F$2]) *[.$A70] *[.$B70] ) + RAND() ) / [.$G$2]" office:value-type="float" office:value="0.000130466434053405" calcext:value-type="float">
            <text:p>0.0001304664</text:p>
          </table:table-cell>
          <table:table-cell table:formula="of:=  ( ( ( BETAINV(RAND(); [.$D$2];[.$E$2]) + [.$F$2]) *[.$A70] *[.$B70] ) + RAND() ) / [.$G$2]" office:value-type="float" office:value="0.000130770752381728" calcext:value-type="float">
            <text:p>0.0001307708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  ( ( ( BETAINV(RAND(); [.$D$2];[.$E$2]) + [.$F$2]) *[.$A71] *[.$B71] ) + RAND() ) / [.$G$2]" office:value-type="float" office:value="0.000256097155683317" calcext:value-type="float">
            <text:p>0.0002560972</text:p>
          </table:table-cell>
          <table:table-cell table:formula="of:=  ( ( ( BETAINV(RAND(); [.$D$2];[.$E$2]) + [.$F$2]) *[.$A71] *[.$B71] ) + RAND() ) / [.$G$2]" office:value-type="float" office:value="0.000257865849625075" calcext:value-type="float">
            <text:p>0.0002578658</text:p>
          </table:table-cell>
          <table:table-cell table:formula="of:=  ( ( ( BETAINV(RAND(); [.$D$2];[.$E$2]) + [.$F$2]) *[.$A71] *[.$B71] ) + RAND() ) / [.$G$2]" office:value-type="float" office:value="0.000259792495144468" calcext:value-type="float">
            <text:p>0.0002597925</text:p>
          </table:table-cell>
          <table:table-cell table:formula="of:=  ( ( ( BETAINV(RAND(); [.$D$2];[.$E$2]) + [.$F$2]) *[.$A71] *[.$B71] ) + RAND() ) / [.$G$2]" office:value-type="float" office:value="0.000259017206317688" calcext:value-type="float">
            <text:p>0.0002590172</text:p>
          </table:table-cell>
          <table:table-cell table:formula="of:=  ( ( ( BETAINV(RAND(); [.$D$2];[.$E$2]) + [.$F$2]) *[.$A71] *[.$B71] ) + RAND() ) / [.$G$2]" office:value-type="float" office:value="0.000256913378126545" calcext:value-type="float">
            <text:p>0.0002569134</text:p>
          </table:table-cell>
          <table:table-cell table:formula="of:=  ( ( ( BETAINV(RAND(); [.$D$2];[.$E$2]) + [.$F$2]) *[.$A71] *[.$B71] ) + RAND() ) / [.$G$2]" office:value-type="float" office:value="0.000262799162296909" calcext:value-type="float">
            <text:p>0.0002627992</text:p>
          </table:table-cell>
          <table:table-cell table:formula="of:=  ( ( ( BETAINV(RAND(); [.$D$2];[.$E$2]) + [.$F$2]) *[.$A71] *[.$B71] ) + RAND() ) / [.$G$2]" office:value-type="float" office:value="0.000259518125960877" calcext:value-type="float">
            <text:p>0.0002595181</text:p>
          </table:table-cell>
          <table:table-cell table:formula="of:=  ( ( ( BETAINV(RAND(); [.$D$2];[.$E$2]) + [.$F$2]) *[.$A71] *[.$B71] ) + RAND() ) / [.$G$2]" office:value-type="float" office:value="0.000261035810115323" calcext:value-type="float">
            <text:p>0.0002610358</text:p>
          </table:table-cell>
          <table:table-cell table:formula="of:=  ( ( ( BETAINV(RAND(); [.$D$2];[.$E$2]) + [.$F$2]) *[.$A71] *[.$B71] ) + RAND() ) / [.$G$2]" office:value-type="float" office:value="0.000262402835841227" calcext:value-type="float">
            <text:p>0.0002624028</text:p>
          </table:table-cell>
          <table:table-cell table:formula="of:=  ( ( ( BETAINV(RAND(); [.$D$2];[.$E$2]) + [.$F$2]) *[.$A71] *[.$B71] ) + RAND() ) / [.$G$2]" office:value-type="float" office:value="0.000267466524270016" calcext:value-type="float">
            <text:p>0.0002674665</text:p>
          </table:table-cell>
          <table:table-cell table:formula="of:=  ( ( ( BETAINV(RAND(); [.$D$2];[.$E$2]) + [.$F$2]) *[.$A71] *[.$B71] ) + RAND() ) / [.$G$2]" office:value-type="float" office:value="0.000256154263797212" calcext:value-type="float">
            <text:p>0.0002561543</text:p>
          </table:table-cell>
          <table:table-cell table:formula="of:=  ( ( ( BETAINV(RAND(); [.$D$2];[.$E$2]) + [.$F$2]) *[.$A71] *[.$B71] ) + RAND() ) / [.$G$2]" office:value-type="float" office:value="0.000257124227945143" calcext:value-type="float">
            <text:p>0.0002571242</text:p>
          </table:table-cell>
          <table:table-cell table:formula="of:=  ( ( ( BETAINV(RAND(); [.$D$2];[.$E$2]) + [.$F$2]) *[.$A71] *[.$B71] ) + RAND() ) / [.$G$2]" office:value-type="float" office:value="0.000259876559606757" calcext:value-type="float">
            <text:p>0.0002598766</text:p>
          </table:table-cell>
          <table:table-cell table:formula="of:=  ( ( ( BETAINV(RAND(); [.$D$2];[.$E$2]) + [.$F$2]) *[.$A71] *[.$B71] ) + RAND() ) / [.$G$2]" office:value-type="float" office:value="0.000261640479778819" calcext:value-type="float">
            <text:p>0.0002616405</text:p>
          </table:table-cell>
          <table:table-cell table:formula="of:=  ( ( ( BETAINV(RAND(); [.$D$2];[.$E$2]) + [.$F$2]) *[.$A71] *[.$B71] ) + RAND() ) / [.$G$2]" office:value-type="float" office:value="0.000263074548037547" calcext:value-type="float">
            <text:p>0.0002630745</text:p>
          </table:table-cell>
          <table:table-cell table:formula="of:=  ( ( ( BETAINV(RAND(); [.$D$2];[.$E$2]) + [.$F$2]) *[.$A71] *[.$B71] ) + RAND() ) / [.$G$2]" office:value-type="float" office:value="0.000260727543646076" calcext:value-type="float">
            <text:p>0.0002607275</text:p>
          </table:table-cell>
          <table:table-cell table:formula="of:=  ( ( ( BETAINV(RAND(); [.$D$2];[.$E$2]) + [.$F$2]) *[.$A71] *[.$B71] ) + RAND() ) / [.$G$2]" office:value-type="float" office:value="0.000258003179077204" calcext:value-type="float">
            <text:p>0.0002580032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  ( ( ( BETAINV(RAND(); [.$D$2];[.$E$2]) + [.$F$2]) *[.$A72] *[.$B72] ) + RAND() ) / [.$G$2]" office:value-type="float" office:value="0.000514626431981631" calcext:value-type="float">
            <text:p>0.0005146264</text:p>
          </table:table-cell>
          <table:table-cell table:formula="of:=  ( ( ( BETAINV(RAND(); [.$D$2];[.$E$2]) + [.$F$2]) *[.$A72] *[.$B72] ) + RAND() ) / [.$G$2]" office:value-type="float" office:value="0.000512093289163653" calcext:value-type="float">
            <text:p>0.0005120933</text:p>
          </table:table-cell>
          <table:table-cell table:formula="of:=  ( ( ( BETAINV(RAND(); [.$D$2];[.$E$2]) + [.$F$2]) *[.$A72] *[.$B72] ) + RAND() ) / [.$G$2]" office:value-type="float" office:value="0.000514453060599805" calcext:value-type="float">
            <text:p>0.0005144531</text:p>
          </table:table-cell>
          <table:table-cell table:formula="of:=  ( ( ( BETAINV(RAND(); [.$D$2];[.$E$2]) + [.$F$2]) *[.$A72] *[.$B72] ) + RAND() ) / [.$G$2]" office:value-type="float" office:value="0.000523012102934652" calcext:value-type="float">
            <text:p>0.0005230121</text:p>
          </table:table-cell>
          <table:table-cell table:formula="of:=  ( ( ( BETAINV(RAND(); [.$D$2];[.$E$2]) + [.$F$2]) *[.$A72] *[.$B72] ) + RAND() ) / [.$G$2]" office:value-type="float" office:value="0.000521720063194225" calcext:value-type="float">
            <text:p>0.0005217201</text:p>
          </table:table-cell>
          <table:table-cell table:formula="of:=  ( ( ( BETAINV(RAND(); [.$D$2];[.$E$2]) + [.$F$2]) *[.$A72] *[.$B72] ) + RAND() ) / [.$G$2]" office:value-type="float" office:value="0.000513052297087658" calcext:value-type="float">
            <text:p>0.0005130523</text:p>
          </table:table-cell>
          <table:table-cell table:formula="of:=  ( ( ( BETAINV(RAND(); [.$D$2];[.$E$2]) + [.$F$2]) *[.$A72] *[.$B72] ) + RAND() ) / [.$G$2]" office:value-type="float" office:value="0.000537620075336781" calcext:value-type="float">
            <text:p>0.0005376201</text:p>
          </table:table-cell>
          <table:table-cell table:formula="of:=  ( ( ( BETAINV(RAND(); [.$D$2];[.$E$2]) + [.$F$2]) *[.$A72] *[.$B72] ) + RAND() ) / [.$G$2]" office:value-type="float" office:value="0.000512814352048137" calcext:value-type="float">
            <text:p>0.0005128144</text:p>
          </table:table-cell>
          <table:table-cell table:formula="of:=  ( ( ( BETAINV(RAND(); [.$D$2];[.$E$2]) + [.$F$2]) *[.$A72] *[.$B72] ) + RAND() ) / [.$G$2]" office:value-type="float" office:value="0.000513002421369145" calcext:value-type="float">
            <text:p>0.0005130024</text:p>
          </table:table-cell>
          <table:table-cell table:formula="of:=  ( ( ( BETAINV(RAND(); [.$D$2];[.$E$2]) + [.$F$2]) *[.$A72] *[.$B72] ) + RAND() ) / [.$G$2]" office:value-type="float" office:value="0.000527412629979477" calcext:value-type="float">
            <text:p>0.0005274126</text:p>
          </table:table-cell>
          <table:table-cell table:formula="of:=  ( ( ( BETAINV(RAND(); [.$D$2];[.$E$2]) + [.$F$2]) *[.$A72] *[.$B72] ) + RAND() ) / [.$G$2]" office:value-type="float" office:value="0.000524148379706871" calcext:value-type="float">
            <text:p>0.0005241484</text:p>
          </table:table-cell>
          <table:table-cell table:formula="of:=  ( ( ( BETAINV(RAND(); [.$D$2];[.$E$2]) + [.$F$2]) *[.$A72] *[.$B72] ) + RAND() ) / [.$G$2]" office:value-type="float" office:value="0.000515445569217015" calcext:value-type="float">
            <text:p>0.0005154456</text:p>
          </table:table-cell>
          <table:table-cell table:formula="of:=  ( ( ( BETAINV(RAND(); [.$D$2];[.$E$2]) + [.$F$2]) *[.$A72] *[.$B72] ) + RAND() ) / [.$G$2]" office:value-type="float" office:value="0.000515085523137774" calcext:value-type="float">
            <text:p>0.0005150855</text:p>
          </table:table-cell>
          <table:table-cell table:formula="of:=  ( ( ( BETAINV(RAND(); [.$D$2];[.$E$2]) + [.$F$2]) *[.$A72] *[.$B72] ) + RAND() ) / [.$G$2]" office:value-type="float" office:value="0.000520107720976896" calcext:value-type="float">
            <text:p>0.0005201077</text:p>
          </table:table-cell>
          <table:table-cell table:formula="of:=  ( ( ( BETAINV(RAND(); [.$D$2];[.$E$2]) + [.$F$2]) *[.$A72] *[.$B72] ) + RAND() ) / [.$G$2]" office:value-type="float" office:value="0.000518640470230476" calcext:value-type="float">
            <text:p>0.0005186405</text:p>
          </table:table-cell>
          <table:table-cell table:formula="of:=  ( ( ( BETAINV(RAND(); [.$D$2];[.$E$2]) + [.$F$2]) *[.$A72] *[.$B72] ) + RAND() ) / [.$G$2]" office:value-type="float" office:value="0.000512534093146641" calcext:value-type="float">
            <text:p>0.0005125341</text:p>
          </table:table-cell>
          <table:table-cell table:formula="of:=  ( ( ( BETAINV(RAND(); [.$D$2];[.$E$2]) + [.$F$2]) *[.$A72] *[.$B72] ) + RAND() ) / [.$G$2]" office:value-type="float" office:value="0.000514948397700792" calcext:value-type="float">
            <text:p>0.0005149484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  ( ( ( BETAINV(RAND(); [.$D$2];[.$E$2]) + [.$F$2]) *[.$A73] *[.$B73] ) + RAND() ) / [.$G$2]" office:value-type="float" office:value="0.00103627372384752" calcext:value-type="float">
            <text:p>0.0010362737</text:p>
          </table:table-cell>
          <table:table-cell table:formula="of:=  ( ( ( BETAINV(RAND(); [.$D$2];[.$E$2]) + [.$F$2]) *[.$A73] *[.$B73] ) + RAND() ) / [.$G$2]" office:value-type="float" office:value="0.00103893118117765" calcext:value-type="float">
            <text:p>0.0010389312</text:p>
          </table:table-cell>
          <table:table-cell table:formula="of:=  ( ( ( BETAINV(RAND(); [.$D$2];[.$E$2]) + [.$F$2]) *[.$A73] *[.$B73] ) + RAND() ) / [.$G$2]" office:value-type="float" office:value="0.00103834811564436" calcext:value-type="float">
            <text:p>0.0010383481</text:p>
          </table:table-cell>
          <table:table-cell table:formula="of:=  ( ( ( BETAINV(RAND(); [.$D$2];[.$E$2]) + [.$F$2]) *[.$A73] *[.$B73] ) + RAND() ) / [.$G$2]" office:value-type="float" office:value="0.00103693164520481" calcext:value-type="float">
            <text:p>0.0010369316</text:p>
          </table:table-cell>
          <table:table-cell table:formula="of:=  ( ( ( BETAINV(RAND(); [.$D$2];[.$E$2]) + [.$F$2]) *[.$A73] *[.$B73] ) + RAND() ) / [.$G$2]" office:value-type="float" office:value="0.00104668221948999" calcext:value-type="float">
            <text:p>0.0010466822</text:p>
          </table:table-cell>
          <table:table-cell table:formula="of:=  ( ( ( BETAINV(RAND(); [.$D$2];[.$E$2]) + [.$F$2]) *[.$A73] *[.$B73] ) + RAND() ) / [.$G$2]" office:value-type="float" office:value="0.00104013385355616" calcext:value-type="float">
            <text:p>0.0010401339</text:p>
          </table:table-cell>
          <table:table-cell table:formula="of:=  ( ( ( BETAINV(RAND(); [.$D$2];[.$E$2]) + [.$F$2]) *[.$A73] *[.$B73] ) + RAND() ) / [.$G$2]" office:value-type="float" office:value="0.00102418110742923" calcext:value-type="float">
            <text:p>0.0010241811</text:p>
          </table:table-cell>
          <table:table-cell table:formula="of:=  ( ( ( BETAINV(RAND(); [.$D$2];[.$E$2]) + [.$F$2]) *[.$A73] *[.$B73] ) + RAND() ) / [.$G$2]" office:value-type="float" office:value="0.00102580134006666" calcext:value-type="float">
            <text:p>0.0010258013</text:p>
          </table:table-cell>
          <table:table-cell table:formula="of:=  ( ( ( BETAINV(RAND(); [.$D$2];[.$E$2]) + [.$F$2]) *[.$A73] *[.$B73] ) + RAND() ) / [.$G$2]" office:value-type="float" office:value="0.00103482897351637" calcext:value-type="float">
            <text:p>0.001034829</text:p>
          </table:table-cell>
          <table:table-cell table:formula="of:=  ( ( ( BETAINV(RAND(); [.$D$2];[.$E$2]) + [.$F$2]) *[.$A73] *[.$B73] ) + RAND() ) / [.$G$2]" office:value-type="float" office:value="0.00102675406300546" calcext:value-type="float">
            <text:p>0.0010267541</text:p>
          </table:table-cell>
          <table:table-cell table:formula="of:=  ( ( ( BETAINV(RAND(); [.$D$2];[.$E$2]) + [.$F$2]) *[.$A73] *[.$B73] ) + RAND() ) / [.$G$2]" office:value-type="float" office:value="0.00103437522820889" calcext:value-type="float">
            <text:p>0.0010343752</text:p>
          </table:table-cell>
          <table:table-cell table:formula="of:=  ( ( ( BETAINV(RAND(); [.$D$2];[.$E$2]) + [.$F$2]) *[.$A73] *[.$B73] ) + RAND() ) / [.$G$2]" office:value-type="float" office:value="0.00103131601268616" calcext:value-type="float">
            <text:p>0.001031316</text:p>
          </table:table-cell>
          <table:table-cell table:formula="of:=  ( ( ( BETAINV(RAND(); [.$D$2];[.$E$2]) + [.$F$2]) *[.$A73] *[.$B73] ) + RAND() ) / [.$G$2]" office:value-type="float" office:value="0.00103208857510881" calcext:value-type="float">
            <text:p>0.0010320886</text:p>
          </table:table-cell>
          <table:table-cell table:formula="of:=  ( ( ( BETAINV(RAND(); [.$D$2];[.$E$2]) + [.$F$2]) *[.$A73] *[.$B73] ) + RAND() ) / [.$G$2]" office:value-type="float" office:value="0.00102828294328496" calcext:value-type="float">
            <text:p>0.0010282829</text:p>
          </table:table-cell>
          <table:table-cell table:formula="of:=  ( ( ( BETAINV(RAND(); [.$D$2];[.$E$2]) + [.$F$2]) *[.$A73] *[.$B73] ) + RAND() ) / [.$G$2]" office:value-type="float" office:value="0.00103238529078931" calcext:value-type="float">
            <text:p>0.0010323853</text:p>
          </table:table-cell>
          <table:table-cell table:formula="of:=  ( ( ( BETAINV(RAND(); [.$D$2];[.$E$2]) + [.$F$2]) *[.$A73] *[.$B73] ) + RAND() ) / [.$G$2]" office:value-type="float" office:value="0.00103181487524621" calcext:value-type="float">
            <text:p>0.0010318149</text:p>
          </table:table-cell>
          <table:table-cell table:formula="of:=  ( ( ( BETAINV(RAND(); [.$D$2];[.$E$2]) + [.$F$2]) *[.$A73] *[.$B73] ) + RAND() ) / [.$G$2]" office:value-type="float" office:value="0.00102686912132244" calcext:value-type="float">
            <text:p>0.0010268691</text:p>
          </table:table-cell>
          <table:table-cell table:number-columns-repeated="100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formula="of:=  ( ( ( BETAINV(RAND(); [.$D$2];[.$E$2]) + [.$F$2]) *[.$A74] *[.$B74] ) + RAND() ) / [.$G$2]" office:value-type="float" office:value="0.00204939925151126" calcext:value-type="float">
            <text:p>0.0020493993</text:p>
          </table:table-cell>
          <table:table-cell table:formula="of:=  ( ( ( BETAINV(RAND(); [.$D$2];[.$E$2]) + [.$F$2]) *[.$A74] *[.$B74] ) + RAND() ) / [.$G$2]" office:value-type="float" office:value="0.00204861419530362" calcext:value-type="float">
            <text:p>0.0020486142</text:p>
          </table:table-cell>
          <table:table-cell table:formula="of:=  ( ( ( BETAINV(RAND(); [.$D$2];[.$E$2]) + [.$F$2]) *[.$A74] *[.$B74] ) + RAND() ) / [.$G$2]" office:value-type="float" office:value="0.00209256800541996" calcext:value-type="float">
            <text:p>0.002092568</text:p>
          </table:table-cell>
          <table:table-cell table:formula="of:=  ( ( ( BETAINV(RAND(); [.$D$2];[.$E$2]) + [.$F$2]) *[.$A74] *[.$B74] ) + RAND() ) / [.$G$2]" office:value-type="float" office:value="0.0020722658967025" calcext:value-type="float">
            <text:p>0.0020722659</text:p>
          </table:table-cell>
          <table:table-cell table:formula="of:=  ( ( ( BETAINV(RAND(); [.$D$2];[.$E$2]) + [.$F$2]) *[.$A74] *[.$B74] ) + RAND() ) / [.$G$2]" office:value-type="float" office:value="0.00211898163332671" calcext:value-type="float">
            <text:p>0.0021189816</text:p>
          </table:table-cell>
          <table:table-cell table:formula="of:=  ( ( ( BETAINV(RAND(); [.$D$2];[.$E$2]) + [.$F$2]) *[.$A74] *[.$B74] ) + RAND() ) / [.$G$2]" office:value-type="float" office:value="0.00209398634269276" calcext:value-type="float">
            <text:p>0.0020939863</text:p>
          </table:table-cell>
          <table:table-cell table:formula="of:=  ( ( ( BETAINV(RAND(); [.$D$2];[.$E$2]) + [.$F$2]) *[.$A74] *[.$B74] ) + RAND() ) / [.$G$2]" office:value-type="float" office:value="0.00209803235142576" calcext:value-type="float">
            <text:p>0.0020980324</text:p>
          </table:table-cell>
          <table:table-cell table:formula="of:=  ( ( ( BETAINV(RAND(); [.$D$2];[.$E$2]) + [.$F$2]) *[.$A74] *[.$B74] ) + RAND() ) / [.$G$2]" office:value-type="float" office:value="0.0021148305835894" calcext:value-type="float">
            <text:p>0.0021148306</text:p>
          </table:table-cell>
          <table:table-cell table:formula="of:=  ( ( ( BETAINV(RAND(); [.$D$2];[.$E$2]) + [.$F$2]) *[.$A74] *[.$B74] ) + RAND() ) / [.$G$2]" office:value-type="float" office:value="0.0020786197483983" calcext:value-type="float">
            <text:p>0.0020786197</text:p>
          </table:table-cell>
          <table:table-cell table:formula="of:=  ( ( ( BETAINV(RAND(); [.$D$2];[.$E$2]) + [.$F$2]) *[.$A74] *[.$B74] ) + RAND() ) / [.$G$2]" office:value-type="float" office:value="0.00205885905790348" calcext:value-type="float">
            <text:p>0.0020588591</text:p>
          </table:table-cell>
          <table:table-cell table:formula="of:=  ( ( ( BETAINV(RAND(); [.$D$2];[.$E$2]) + [.$F$2]) *[.$A74] *[.$B74] ) + RAND() ) / [.$G$2]" office:value-type="float" office:value="0.00210038532140088" calcext:value-type="float">
            <text:p>0.0021003853</text:p>
          </table:table-cell>
          <table:table-cell table:formula="of:=  ( ( ( BETAINV(RAND(); [.$D$2];[.$E$2]) + [.$F$2]) *[.$A74] *[.$B74] ) + RAND() ) / [.$G$2]" office:value-type="float" office:value="0.00209047457150297" calcext:value-type="float">
            <text:p>0.0020904746</text:p>
          </table:table-cell>
          <table:table-cell table:formula="of:=  ( ( ( BETAINV(RAND(); [.$D$2];[.$E$2]) + [.$F$2]) *[.$A74] *[.$B74] ) + RAND() ) / [.$G$2]" office:value-type="float" office:value="0.0020624641300525" calcext:value-type="float">
            <text:p>0.0020624641</text:p>
          </table:table-cell>
          <table:table-cell table:formula="of:=  ( ( ( BETAINV(RAND(); [.$D$2];[.$E$2]) + [.$F$2]) *[.$A74] *[.$B74] ) + RAND() ) / [.$G$2]" office:value-type="float" office:value="0.00205706163295591" calcext:value-type="float">
            <text:p>0.0020570616</text:p>
          </table:table-cell>
          <table:table-cell table:formula="of:=  ( ( ( BETAINV(RAND(); [.$D$2];[.$E$2]) + [.$F$2]) *[.$A74] *[.$B74] ) + RAND() ) / [.$G$2]" office:value-type="float" office:value="0.00208795030079137" calcext:value-type="float">
            <text:p>0.0020879503</text:p>
          </table:table-cell>
          <table:table-cell table:formula="of:=  ( ( ( BETAINV(RAND(); [.$D$2];[.$E$2]) + [.$F$2]) *[.$A74] *[.$B74] ) + RAND() ) / [.$G$2]" office:value-type="float" office:value="0.00207808019767688" calcext:value-type="float">
            <text:p>0.0020780802</text:p>
          </table:table-cell>
          <table:table-cell table:formula="of:=  ( ( ( BETAINV(RAND(); [.$D$2];[.$E$2]) + [.$F$2]) *[.$A74] *[.$B74] ) + RAND() ) / [.$G$2]" office:value-type="float" office:value="0.00205411947686737" calcext:value-type="float">
            <text:p>0.0020541195</text:p>
          </table:table-cell>
          <table:table-cell table:number-columns-repeated="100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formula="of:=  ( ( ( BETAINV(RAND(); [.$D$2];[.$E$2]) + [.$F$2]) *[.$A75] *[.$B75] ) + RAND() ) / [.$G$2]" office:value-type="float" office:value="0.00412922059112475" calcext:value-type="float">
            <text:p>0.0041292206</text:p>
          </table:table-cell>
          <table:table-cell table:formula="of:=  ( ( ( BETAINV(RAND(); [.$D$2];[.$E$2]) + [.$F$2]) *[.$A75] *[.$B75] ) + RAND() ) / [.$G$2]" office:value-type="float" office:value="0.00410086933881064" calcext:value-type="float">
            <text:p>0.0041008693</text:p>
          </table:table-cell>
          <table:table-cell table:formula="of:=  ( ( ( BETAINV(RAND(); [.$D$2];[.$E$2]) + [.$F$2]) *[.$A75] *[.$B75] ) + RAND() ) / [.$G$2]" office:value-type="float" office:value="0.00423689448238203" calcext:value-type="float">
            <text:p>0.0042368945</text:p>
          </table:table-cell>
          <table:table-cell table:formula="of:=  ( ( ( BETAINV(RAND(); [.$D$2];[.$E$2]) + [.$F$2]) *[.$A75] *[.$B75] ) + RAND() ) / [.$G$2]" office:value-type="float" office:value="0.00409822667805196" calcext:value-type="float">
            <text:p>0.0040982267</text:p>
          </table:table-cell>
          <table:table-cell table:formula="of:=  ( ( ( BETAINV(RAND(); [.$D$2];[.$E$2]) + [.$F$2]) *[.$A75] *[.$B75] ) + RAND() ) / [.$G$2]" office:value-type="float" office:value="0.00410556790180193" calcext:value-type="float">
            <text:p>0.0041055679</text:p>
          </table:table-cell>
          <table:table-cell table:formula="of:=  ( ( ( BETAINV(RAND(); [.$D$2];[.$E$2]) + [.$F$2]) *[.$A75] *[.$B75] ) + RAND() ) / [.$G$2]" office:value-type="float" office:value="0.00433105795311906" calcext:value-type="float">
            <text:p>0.004331058</text:p>
          </table:table-cell>
          <table:table-cell table:formula="of:=  ( ( ( BETAINV(RAND(); [.$D$2];[.$E$2]) + [.$F$2]) *[.$A75] *[.$B75] ) + RAND() ) / [.$G$2]" office:value-type="float" office:value="0.00429185720723649" calcext:value-type="float">
            <text:p>0.0042918572</text:p>
          </table:table-cell>
          <table:table-cell table:formula="of:=  ( ( ( BETAINV(RAND(); [.$D$2];[.$E$2]) + [.$F$2]) *[.$A75] *[.$B75] ) + RAND() ) / [.$G$2]" office:value-type="float" office:value="0.00419412659224627" calcext:value-type="float">
            <text:p>0.0041941266</text:p>
          </table:table-cell>
          <table:table-cell table:formula="of:=  ( ( ( BETAINV(RAND(); [.$D$2];[.$E$2]) + [.$F$2]) *[.$A75] *[.$B75] ) + RAND() ) / [.$G$2]" office:value-type="float" office:value="0.00412876787516288" calcext:value-type="float">
            <text:p>0.0041287679</text:p>
          </table:table-cell>
          <table:table-cell table:formula="of:=  ( ( ( BETAINV(RAND(); [.$D$2];[.$E$2]) + [.$F$2]) *[.$A75] *[.$B75] ) + RAND() ) / [.$G$2]" office:value-type="float" office:value="0.0041386482535787" calcext:value-type="float">
            <text:p>0.0041386483</text:p>
          </table:table-cell>
          <table:table-cell table:formula="of:=  ( ( ( BETAINV(RAND(); [.$D$2];[.$E$2]) + [.$F$2]) *[.$A75] *[.$B75] ) + RAND() ) / [.$G$2]" office:value-type="float" office:value="0.0041140953227037" calcext:value-type="float">
            <text:p>0.0041140953</text:p>
          </table:table-cell>
          <table:table-cell table:formula="of:=  ( ( ( BETAINV(RAND(); [.$D$2];[.$E$2]) + [.$F$2]) *[.$A75] *[.$B75] ) + RAND() ) / [.$G$2]" office:value-type="float" office:value="0.004147302038978" calcext:value-type="float">
            <text:p>0.004147302</text:p>
          </table:table-cell>
          <table:table-cell table:formula="of:=  ( ( ( BETAINV(RAND(); [.$D$2];[.$E$2]) + [.$F$2]) *[.$A75] *[.$B75] ) + RAND() ) / [.$G$2]" office:value-type="float" office:value="0.00411230746130386" calcext:value-type="float">
            <text:p>0.0041123075</text:p>
          </table:table-cell>
          <table:table-cell table:formula="of:=  ( ( ( BETAINV(RAND(); [.$D$2];[.$E$2]) + [.$F$2]) *[.$A75] *[.$B75] ) + RAND() ) / [.$G$2]" office:value-type="float" office:value="0.0042833285205177" calcext:value-type="float">
            <text:p>0.0042833285</text:p>
          </table:table-cell>
          <table:table-cell table:formula="of:=  ( ( ( BETAINV(RAND(); [.$D$2];[.$E$2]) + [.$F$2]) *[.$A75] *[.$B75] ) + RAND() ) / [.$G$2]" office:value-type="float" office:value="0.00420247718036998" calcext:value-type="float">
            <text:p>0.0042024772</text:p>
          </table:table-cell>
          <table:table-cell table:formula="of:=  ( ( ( BETAINV(RAND(); [.$D$2];[.$E$2]) + [.$F$2]) *[.$A75] *[.$B75] ) + RAND() ) / [.$G$2]" office:value-type="float" office:value="0.00418120320586616" calcext:value-type="float">
            <text:p>0.0041812032</text:p>
          </table:table-cell>
          <table:table-cell table:formula="of:=  ( ( ( BETAINV(RAND(); [.$D$2];[.$E$2]) + [.$F$2]) *[.$A75] *[.$B75] ) + RAND() ) / [.$G$2]" office:value-type="float" office:value="0.00411317553102414" calcext:value-type="float">
            <text:p>0.0041131755</text:p>
          </table:table-cell>
          <table:table-cell table:number-columns-repeated="100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formula="of:=  ( ( ( BETAINV(RAND(); [.$D$2];[.$E$2]) + [.$F$2]) *[.$A76] *[.$B76] ) + RAND() ) / [.$G$2]" office:value-type="float" office:value="0.00837641075779777" calcext:value-type="float">
            <text:p>0.0083764108</text:p>
          </table:table-cell>
          <table:table-cell table:formula="of:=  ( ( ( BETAINV(RAND(); [.$D$2];[.$E$2]) + [.$F$2]) *[.$A76] *[.$B76] ) + RAND() ) / [.$G$2]" office:value-type="float" office:value="0.00851718840944177" calcext:value-type="float">
            <text:p>0.0085171884</text:p>
          </table:table-cell>
          <table:table-cell table:formula="of:=  ( ( ( BETAINV(RAND(); [.$D$2];[.$E$2]) + [.$F$2]) *[.$A76] *[.$B76] ) + RAND() ) / [.$G$2]" office:value-type="float" office:value="0.00831807729102198" calcext:value-type="float">
            <text:p>0.0083180773</text:p>
          </table:table-cell>
          <table:table-cell table:formula="of:=  ( ( ( BETAINV(RAND(); [.$D$2];[.$E$2]) + [.$F$2]) *[.$A76] *[.$B76] ) + RAND() ) / [.$G$2]" office:value-type="float" office:value="0.00826029519370091" calcext:value-type="float">
            <text:p>0.0082602952</text:p>
          </table:table-cell>
          <table:table-cell table:formula="of:=  ( ( ( BETAINV(RAND(); [.$D$2];[.$E$2]) + [.$F$2]) *[.$A76] *[.$B76] ) + RAND() ) / [.$G$2]" office:value-type="float" office:value="0.00835215318507303" calcext:value-type="float">
            <text:p>0.0083521532</text:p>
          </table:table-cell>
          <table:table-cell table:formula="of:=  ( ( ( BETAINV(RAND(); [.$D$2];[.$E$2]) + [.$F$2]) *[.$A76] *[.$B76] ) + RAND() ) / [.$G$2]" office:value-type="float" office:value="0.00831515770595119" calcext:value-type="float">
            <text:p>0.0083151577</text:p>
          </table:table-cell>
          <table:table-cell table:formula="of:=  ( ( ( BETAINV(RAND(); [.$D$2];[.$E$2]) + [.$F$2]) *[.$A76] *[.$B76] ) + RAND() ) / [.$G$2]" office:value-type="float" office:value="0.00833633223549125" calcext:value-type="float">
            <text:p>0.0083363322</text:p>
          </table:table-cell>
          <table:table-cell table:formula="of:=  ( ( ( BETAINV(RAND(); [.$D$2];[.$E$2]) + [.$F$2]) *[.$A76] *[.$B76] ) + RAND() ) / [.$G$2]" office:value-type="float" office:value="0.00840882376493677" calcext:value-type="float">
            <text:p>0.0084088238</text:p>
          </table:table-cell>
          <table:table-cell table:formula="of:=  ( ( ( BETAINV(RAND(); [.$D$2];[.$E$2]) + [.$F$2]) *[.$A76] *[.$B76] ) + RAND() ) / [.$G$2]" office:value-type="float" office:value="0.00832927157000454" calcext:value-type="float">
            <text:p>0.0083292716</text:p>
          </table:table-cell>
          <table:table-cell table:formula="of:=  ( ( ( BETAINV(RAND(); [.$D$2];[.$E$2]) + [.$F$2]) *[.$A76] *[.$B76] ) + RAND() ) / [.$G$2]" office:value-type="float" office:value="0.00823999044469552" calcext:value-type="float">
            <text:p>0.0082399904</text:p>
          </table:table-cell>
          <table:table-cell table:formula="of:=  ( ( ( BETAINV(RAND(); [.$D$2];[.$E$2]) + [.$F$2]) *[.$A76] *[.$B76] ) + RAND() ) / [.$G$2]" office:value-type="float" office:value="0.00820059632342771" calcext:value-type="float">
            <text:p>0.0082005963</text:p>
          </table:table-cell>
          <table:table-cell table:formula="of:=  ( ( ( BETAINV(RAND(); [.$D$2];[.$E$2]) + [.$F$2]) *[.$A76] *[.$B76] ) + RAND() ) / [.$G$2]" office:value-type="float" office:value="0.00848744693317419" calcext:value-type="float">
            <text:p>0.0084874469</text:p>
          </table:table-cell>
          <table:table-cell table:formula="of:=  ( ( ( BETAINV(RAND(); [.$D$2];[.$E$2]) + [.$F$2]) *[.$A76] *[.$B76] ) + RAND() ) / [.$G$2]" office:value-type="float" office:value="0.00824587183095407" calcext:value-type="float">
            <text:p>0.0082458718</text:p>
          </table:table-cell>
          <table:table-cell table:formula="of:=  ( ( ( BETAINV(RAND(); [.$D$2];[.$E$2]) + [.$F$2]) *[.$A76] *[.$B76] ) + RAND() ) / [.$G$2]" office:value-type="float" office:value="0.00821187263500891" calcext:value-type="float">
            <text:p>0.0082118726</text:p>
          </table:table-cell>
          <table:table-cell table:formula="of:=  ( ( ( BETAINV(RAND(); [.$D$2];[.$E$2]) + [.$F$2]) *[.$A76] *[.$B76] ) + RAND() ) / [.$G$2]" office:value-type="float" office:value="0.0082213164388885" calcext:value-type="float">
            <text:p>0.0082213164</text:p>
          </table:table-cell>
          <table:table-cell table:formula="of:=  ( ( ( BETAINV(RAND(); [.$D$2];[.$E$2]) + [.$F$2]) *[.$A76] *[.$B76] ) + RAND() ) / [.$G$2]" office:value-type="float" office:value="0.00829181282242944" calcext:value-type="float">
            <text:p>0.0082918128</text:p>
          </table:table-cell>
          <table:table-cell table:formula="of:=  ( ( ( BETAINV(RAND(); [.$D$2];[.$E$2]) + [.$F$2]) *[.$A76] *[.$B76] ) + RAND() ) / [.$G$2]" office:value-type="float" office:value="0.00830998289512438" calcext:value-type="float">
            <text:p>0.0083099829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formula="of:=  ( ( ( BETAINV(RAND(); [.$D$2];[.$E$2]) + [.$F$2]) *[.$A77] *[.$B77] ) + RAND() ) / [.$G$2]" office:value-type="float" office:value="0.0164133638369823" calcext:value-type="float">
            <text:p>0.0164133638</text:p>
          </table:table-cell>
          <table:table-cell table:formula="of:=  ( ( ( BETAINV(RAND(); [.$D$2];[.$E$2]) + [.$F$2]) *[.$A77] *[.$B77] ) + RAND() ) / [.$G$2]" office:value-type="float" office:value="0.0164402665620015" calcext:value-type="float">
            <text:p>0.0164402666</text:p>
          </table:table-cell>
          <table:table-cell table:formula="of:=  ( ( ( BETAINV(RAND(); [.$D$2];[.$E$2]) + [.$F$2]) *[.$A77] *[.$B77] ) + RAND() ) / [.$G$2]" office:value-type="float" office:value="0.017348628144525" calcext:value-type="float">
            <text:p>0.0173486281</text:p>
          </table:table-cell>
          <table:table-cell table:formula="of:=  ( ( ( BETAINV(RAND(); [.$D$2];[.$E$2]) + [.$F$2]) *[.$A77] *[.$B77] ) + RAND() ) / [.$G$2]" office:value-type="float" office:value="0.016650131124818" calcext:value-type="float">
            <text:p>0.0166501311</text:p>
          </table:table-cell>
          <table:table-cell table:formula="of:=  ( ( ( BETAINV(RAND(); [.$D$2];[.$E$2]) + [.$F$2]) *[.$A77] *[.$B77] ) + RAND() ) / [.$G$2]" office:value-type="float" office:value="0.0164723558768409" calcext:value-type="float">
            <text:p>0.0164723559</text:p>
          </table:table-cell>
          <table:table-cell table:formula="of:=  ( ( ( BETAINV(RAND(); [.$D$2];[.$E$2]) + [.$F$2]) *[.$A77] *[.$B77] ) + RAND() ) / [.$G$2]" office:value-type="float" office:value="0.0166224655205254" calcext:value-type="float">
            <text:p>0.0166224655</text:p>
          </table:table-cell>
          <table:table-cell table:formula="of:=  ( ( ( BETAINV(RAND(); [.$D$2];[.$E$2]) + [.$F$2]) *[.$A77] *[.$B77] ) + RAND() ) / [.$G$2]" office:value-type="float" office:value="0.0168300279126937" calcext:value-type="float">
            <text:p>0.0168300279</text:p>
          </table:table-cell>
          <table:table-cell table:formula="of:=  ( ( ( BETAINV(RAND(); [.$D$2];[.$E$2]) + [.$F$2]) *[.$A77] *[.$B77] ) + RAND() ) / [.$G$2]" office:value-type="float" office:value="0.0170552665725018" calcext:value-type="float">
            <text:p>0.0170552666</text:p>
          </table:table-cell>
          <table:table-cell table:formula="of:=  ( ( ( BETAINV(RAND(); [.$D$2];[.$E$2]) + [.$F$2]) *[.$A77] *[.$B77] ) + RAND() ) / [.$G$2]" office:value-type="float" office:value="0.0164697459827351" calcext:value-type="float">
            <text:p>0.016469746</text:p>
          </table:table-cell>
          <table:table-cell table:formula="of:=  ( ( ( BETAINV(RAND(); [.$D$2];[.$E$2]) + [.$F$2]) *[.$A77] *[.$B77] ) + RAND() ) / [.$G$2]" office:value-type="float" office:value="0.0167914956423014" calcext:value-type="float">
            <text:p>0.0167914956</text:p>
          </table:table-cell>
          <table:table-cell table:formula="of:=  ( ( ( BETAINV(RAND(); [.$D$2];[.$E$2]) + [.$F$2]) *[.$A77] *[.$B77] ) + RAND() ) / [.$G$2]" office:value-type="float" office:value="0.0169325919332267" calcext:value-type="float">
            <text:p>0.0169325919</text:p>
          </table:table-cell>
          <table:table-cell table:formula="of:=  ( ( ( BETAINV(RAND(); [.$D$2];[.$E$2]) + [.$F$2]) *[.$A77] *[.$B77] ) + RAND() ) / [.$G$2]" office:value-type="float" office:value="0.0166378709478408" calcext:value-type="float">
            <text:p>0.0166378709</text:p>
          </table:table-cell>
          <table:table-cell table:formula="of:=  ( ( ( BETAINV(RAND(); [.$D$2];[.$E$2]) + [.$F$2]) *[.$A77] *[.$B77] ) + RAND() ) / [.$G$2]" office:value-type="float" office:value="0.0165904031751612" calcext:value-type="float">
            <text:p>0.0165904032</text:p>
          </table:table-cell>
          <table:table-cell table:formula="of:=  ( ( ( BETAINV(RAND(); [.$D$2];[.$E$2]) + [.$F$2]) *[.$A77] *[.$B77] ) + RAND() ) / [.$G$2]" office:value-type="float" office:value="0.0164995418217064" calcext:value-type="float">
            <text:p>0.0164995418</text:p>
          </table:table-cell>
          <table:table-cell table:formula="of:=  ( ( ( BETAINV(RAND(); [.$D$2];[.$E$2]) + [.$F$2]) *[.$A77] *[.$B77] ) + RAND() ) / [.$G$2]" office:value-type="float" office:value="0.016463244377982" calcext:value-type="float">
            <text:p>0.0164632444</text:p>
          </table:table-cell>
          <table:table-cell table:formula="of:=  ( ( ( BETAINV(RAND(); [.$D$2];[.$E$2]) + [.$F$2]) *[.$A77] *[.$B77] ) + RAND() ) / [.$G$2]" office:value-type="float" office:value="0.0164634404873163" calcext:value-type="float">
            <text:p>0.0164634405</text:p>
          </table:table-cell>
          <table:table-cell table:formula="of:=  ( ( ( BETAINV(RAND(); [.$D$2];[.$E$2]) + [.$F$2]) *[.$A77] *[.$B77] ) + RAND() ) / [.$G$2]" office:value-type="float" office:value="0.0168304086525173" calcext:value-type="float">
            <text:p>0.0168304087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  ( ( ( BETAINV(RAND(); [.$D$2];[.$E$2]) + [.$F$2]) *[.$A78] *[.$B78] ) + RAND() ) / [.$G$2]" office:value-type="float" office:value="0.00000000857410051394254" calcext:value-type="float">
            <text:p>8.57410051394254E-009</text:p>
          </table:table-cell>
          <table:table-cell table:formula="of:=  ( ( ( BETAINV(RAND(); [.$D$2];[.$E$2]) + [.$F$2]) *[.$A78] *[.$B78] ) + RAND() ) / [.$G$2]" office:value-type="float" office:value="0.000000000091630732640624" calcext:value-type="float">
            <text:p>9.1630732640624E-011</text:p>
          </table:table-cell>
          <table:table-cell table:formula="of:=  ( ( ( BETAINV(RAND(); [.$D$2];[.$E$2]) + [.$F$2]) *[.$A78] *[.$B78] ) + RAND() ) / [.$G$2]" office:value-type="float" office:value="0.0000000409965325612575" calcext:value-type="float">
            <text:p>0.000000041</text:p>
          </table:table-cell>
          <table:table-cell table:formula="of:=  ( ( ( BETAINV(RAND(); [.$D$2];[.$E$2]) + [.$F$2]) *[.$A78] *[.$B78] ) + RAND() ) / [.$G$2]" office:value-type="float" office:value="0.0000000731420505326241" calcext:value-type="float">
            <text:p>7.31420505326241E-008</text:p>
          </table:table-cell>
          <table:table-cell table:formula="of:=  ( ( ( BETAINV(RAND(); [.$D$2];[.$E$2]) + [.$F$2]) *[.$A78] *[.$B78] ) + RAND() ) / [.$G$2]" office:value-type="float" office:value="0.0000000973526099463925" calcext:value-type="float">
            <text:p>9.73526099463925E-008</text:p>
          </table:table-cell>
          <table:table-cell table:formula="of:=  ( ( ( BETAINV(RAND(); [.$D$2];[.$E$2]) + [.$F$2]) *[.$A78] *[.$B78] ) + RAND() ) / [.$G$2]" office:value-type="float" office:value="0.0000000573427733266726" calcext:value-type="float">
            <text:p>5.73427733266726E-008</text:p>
          </table:table-cell>
          <table:table-cell table:formula="of:=  ( ( ( BETAINV(RAND(); [.$D$2];[.$E$2]) + [.$F$2]) *[.$A78] *[.$B78] ) + RAND() ) / [.$G$2]" office:value-type="float" office:value="0.0000000501261453144252" calcext:value-type="float">
            <text:p>5.01261453144252E-008</text:p>
          </table:table-cell>
          <table:table-cell table:formula="of:=  ( ( ( BETAINV(RAND(); [.$D$2];[.$E$2]) + [.$F$2]) *[.$A78] *[.$B78] ) + RAND() ) / [.$G$2]" office:value-type="float" office:value="0.0000000508751028217375" calcext:value-type="float">
            <text:p>5.08751028217375E-008</text:p>
          </table:table-cell>
          <table:table-cell table:formula="of:=  ( ( ( BETAINV(RAND(); [.$D$2];[.$E$2]) + [.$F$2]) *[.$A78] *[.$B78] ) + RAND() ) / [.$G$2]" office:value-type="float" office:value="0.0000000272006374318153" calcext:value-type="float">
            <text:p>2.72006374318153E-008</text:p>
          </table:table-cell>
          <table:table-cell table:formula="of:=  ( ( ( BETAINV(RAND(); [.$D$2];[.$E$2]) + [.$F$2]) *[.$A78] *[.$B78] ) + RAND() ) / [.$G$2]" office:value-type="float" office:value="0.0000000227477908832952" calcext:value-type="float">
            <text:p>2.27477908832952E-008</text:p>
          </table:table-cell>
          <table:table-cell table:formula="of:=  ( ( ( BETAINV(RAND(); [.$D$2];[.$E$2]) + [.$F$2]) *[.$A78] *[.$B78] ) + RAND() ) / [.$G$2]" office:value-type="float" office:value="0.0000000394069551955908" calcext:value-type="float">
            <text:p>3.94069551955908E-008</text:p>
          </table:table-cell>
          <table:table-cell table:formula="of:=  ( ( ( BETAINV(RAND(); [.$D$2];[.$E$2]) + [.$F$2]) *[.$A78] *[.$B78] ) + RAND() ) / [.$G$2]" office:value-type="float" office:value="0.0000000784851730568334" calcext:value-type="float">
            <text:p>7.84851730568334E-008</text:p>
          </table:table-cell>
          <table:table-cell table:formula="of:=  ( ( ( BETAINV(RAND(); [.$D$2];[.$E$2]) + [.$F$2]) *[.$A78] *[.$B78] ) + RAND() ) / [.$G$2]" office:value-type="float" office:value="0.0000000112717006821185" calcext:value-type="float">
            <text:p>1.12717006821185E-008</text:p>
          </table:table-cell>
          <table:table-cell table:formula="of:=  ( ( ( BETAINV(RAND(); [.$D$2];[.$E$2]) + [.$F$2]) *[.$A78] *[.$B78] ) + RAND() ) / [.$G$2]" office:value-type="float" office:value="0.0000000711046649608761" calcext:value-type="float">
            <text:p>7.11046649608761E-008</text:p>
          </table:table-cell>
          <table:table-cell table:formula="of:=  ( ( ( BETAINV(RAND(); [.$D$2];[.$E$2]) + [.$F$2]) *[.$A78] *[.$B78] ) + RAND() ) / [.$G$2]" office:value-type="float" office:value="0.0000000949221124406904" calcext:value-type="float">
            <text:p>9.49221124406904E-008</text:p>
          </table:table-cell>
          <table:table-cell table:formula="of:=  ( ( ( BETAINV(RAND(); [.$D$2];[.$E$2]) + [.$F$2]) *[.$A78] *[.$B78] ) + RAND() ) / [.$G$2]" office:value-type="float" office:value="0.0000000239576710853726" calcext:value-type="float">
            <text:p>0.000000024</text:p>
          </table:table-cell>
          <table:table-cell table:formula="of:=  ( ( ( BETAINV(RAND(); [.$D$2];[.$E$2]) + [.$F$2]) *[.$A78] *[.$B78] ) + RAND() ) / [.$G$2]" office:value-type="float" office:value="0.0000000170147966360673" calcext:value-type="float">
            <text:p>0.00000001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  ( ( ( BETAINV(RAND(); [.$D$2];[.$E$2]) + [.$F$2]) *[.$A79] *[.$B79] ) + RAND() ) / [.$G$2]" office:value-type="float" office:value="0.0000321042227517168" calcext:value-type="float">
            <text:p>3.21042227517168E-005</text:p>
          </table:table-cell>
          <table:table-cell table:formula="of:=  ( ( ( BETAINV(RAND(); [.$D$2];[.$E$2]) + [.$F$2]) *[.$A79] *[.$B79] ) + RAND() ) / [.$G$2]" office:value-type="float" office:value="0.0000321662163997258" calcext:value-type="float">
            <text:p>3.21662163997258E-005</text:p>
          </table:table-cell>
          <table:table-cell table:formula="of:=  ( ( ( BETAINV(RAND(); [.$D$2];[.$E$2]) + [.$F$2]) *[.$A79] *[.$B79] ) + RAND() ) / [.$G$2]" office:value-type="float" office:value="0.0000320438769656972" calcext:value-type="float">
            <text:p>3.20438769656972E-005</text:p>
          </table:table-cell>
          <table:table-cell table:formula="of:=  ( ( ( BETAINV(RAND(); [.$D$2];[.$E$2]) + [.$F$2]) *[.$A79] *[.$B79] ) + RAND() ) / [.$G$2]" office:value-type="float" office:value="0.0000321610347664778" calcext:value-type="float">
            <text:p>0.000032161</text:p>
          </table:table-cell>
          <table:table-cell table:formula="of:=  ( ( ( BETAINV(RAND(); [.$D$2];[.$E$2]) + [.$F$2]) *[.$A79] *[.$B79] ) + RAND() ) / [.$G$2]" office:value-type="float" office:value="0.0000334857365661043" calcext:value-type="float">
            <text:p>3.34857365661043E-005</text:p>
          </table:table-cell>
          <table:table-cell table:formula="of:=  ( ( ( BETAINV(RAND(); [.$D$2];[.$E$2]) + [.$F$2]) *[.$A79] *[.$B79] ) + RAND() ) / [.$G$2]" office:value-type="float" office:value="0.0000338310396795866" calcext:value-type="float">
            <text:p>0.000033831</text:p>
          </table:table-cell>
          <table:table-cell table:formula="of:=  ( ( ( BETAINV(RAND(); [.$D$2];[.$E$2]) + [.$F$2]) *[.$A79] *[.$B79] ) + RAND() ) / [.$G$2]" office:value-type="float" office:value="0.0000322742955315526" calcext:value-type="float">
            <text:p>3.22742955315526E-005</text:p>
          </table:table-cell>
          <table:table-cell table:formula="of:=  ( ( ( BETAINV(RAND(); [.$D$2];[.$E$2]) + [.$F$2]) *[.$A79] *[.$B79] ) + RAND() ) / [.$G$2]" office:value-type="float" office:value="0.0000333061154178228" calcext:value-type="float">
            <text:p>3.33061154178228E-005</text:p>
          </table:table-cell>
          <table:table-cell table:formula="of:=  ( ( ( BETAINV(RAND(); [.$D$2];[.$E$2]) + [.$F$2]) *[.$A79] *[.$B79] ) + RAND() ) / [.$G$2]" office:value-type="float" office:value="0.0000322196572063934" calcext:value-type="float">
            <text:p>3.22196572063934E-005</text:p>
          </table:table-cell>
          <table:table-cell table:formula="of:=  ( ( ( BETAINV(RAND(); [.$D$2];[.$E$2]) + [.$F$2]) *[.$A79] *[.$B79] ) + RAND() ) / [.$G$2]" office:value-type="float" office:value="0.0000320809955343331" calcext:value-type="float">
            <text:p>0.000032081</text:p>
          </table:table-cell>
          <table:table-cell table:formula="of:=  ( ( ( BETAINV(RAND(); [.$D$2];[.$E$2]) + [.$F$2]) *[.$A79] *[.$B79] ) + RAND() ) / [.$G$2]" office:value-type="float" office:value="0.0000325496467781985" calcext:value-type="float">
            <text:p>3.25496467781985E-005</text:p>
          </table:table-cell>
          <table:table-cell table:formula="of:=  ( ( ( BETAINV(RAND(); [.$D$2];[.$E$2]) + [.$F$2]) *[.$A79] *[.$B79] ) + RAND() ) / [.$G$2]" office:value-type="float" office:value="0.0000321540413148514" calcext:value-type="float">
            <text:p>0.000032154</text:p>
          </table:table-cell>
          <table:table-cell table:formula="of:=  ( ( ( BETAINV(RAND(); [.$D$2];[.$E$2]) + [.$F$2]) *[.$A79] *[.$B79] ) + RAND() ) / [.$G$2]" office:value-type="float" office:value="0.0000321721348802157" calcext:value-type="float">
            <text:p>3.21721348802157E-005</text:p>
          </table:table-cell>
          <table:table-cell table:formula="of:=  ( ( ( BETAINV(RAND(); [.$D$2];[.$E$2]) + [.$F$2]) *[.$A79] *[.$B79] ) + RAND() ) / [.$G$2]" office:value-type="float" office:value="0.000033820556769215" calcext:value-type="float">
            <text:p>3.3820556769215E-005</text:p>
          </table:table-cell>
          <table:table-cell table:formula="of:=  ( ( ( BETAINV(RAND(); [.$D$2];[.$E$2]) + [.$F$2]) *[.$A79] *[.$B79] ) + RAND() ) / [.$G$2]" office:value-type="float" office:value="0.0000321009329542627" calcext:value-type="float">
            <text:p>3.21009329542627E-005</text:p>
          </table:table-cell>
          <table:table-cell table:formula="of:=  ( ( ( BETAINV(RAND(); [.$D$2];[.$E$2]) + [.$F$2]) *[.$A79] *[.$B79] ) + RAND() ) / [.$G$2]" office:value-type="float" office:value="0.00003249016421679" calcext:value-type="float">
            <text:p>3.249016421679E-005</text:p>
          </table:table-cell>
          <table:table-cell table:formula="of:=  ( ( ( BETAINV(RAND(); [.$D$2];[.$E$2]) + [.$F$2]) *[.$A79] *[.$B79] ) + RAND() ) / [.$G$2]" office:value-type="float" office:value="0.0000335816700970124" calcext:value-type="float">
            <text:p>3.35816700970124E-005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  ( ( ( BETAINV(RAND(); [.$D$2];[.$E$2]) + [.$F$2]) *[.$A80] *[.$B80] ) + RAND() ) / [.$G$2]" office:value-type="float" office:value="0.0000660457233333446" calcext:value-type="float">
            <text:p>6.60457233333446E-005</text:p>
          </table:table-cell>
          <table:table-cell table:formula="of:=  ( ( ( BETAINV(RAND(); [.$D$2];[.$E$2]) + [.$F$2]) *[.$A80] *[.$B80] ) + RAND() ) / [.$G$2]" office:value-type="float" office:value="0.0000642408525188851" calcext:value-type="float">
            <text:p>6.42408525188851E-005</text:p>
          </table:table-cell>
          <table:table-cell table:formula="of:=  ( ( ( BETAINV(RAND(); [.$D$2];[.$E$2]) + [.$F$2]) *[.$A80] *[.$B80] ) + RAND() ) / [.$G$2]" office:value-type="float" office:value="0.0000670972983455772" calcext:value-type="float">
            <text:p>6.70972983455772E-005</text:p>
          </table:table-cell>
          <table:table-cell table:formula="of:=  ( ( ( BETAINV(RAND(); [.$D$2];[.$E$2]) + [.$F$2]) *[.$A80] *[.$B80] ) + RAND() ) / [.$G$2]" office:value-type="float" office:value="0.0000660045374749357" calcext:value-type="float">
            <text:p>6.60045374749357E-005</text:p>
          </table:table-cell>
          <table:table-cell table:formula="of:=  ( ( ( BETAINV(RAND(); [.$D$2];[.$E$2]) + [.$F$2]) *[.$A80] *[.$B80] ) + RAND() ) / [.$G$2]" office:value-type="float" office:value="0.0000649471743503337" calcext:value-type="float">
            <text:p>6.49471743503337E-005</text:p>
          </table:table-cell>
          <table:table-cell table:formula="of:=  ( ( ( BETAINV(RAND(); [.$D$2];[.$E$2]) + [.$F$2]) *[.$A80] *[.$B80] ) + RAND() ) / [.$G$2]" office:value-type="float" office:value="0.0000640719994165549" calcext:value-type="float">
            <text:p>0.000064072</text:p>
          </table:table-cell>
          <table:table-cell table:formula="of:=  ( ( ( BETAINV(RAND(); [.$D$2];[.$E$2]) + [.$F$2]) *[.$A80] *[.$B80] ) + RAND() ) / [.$G$2]" office:value-type="float" office:value="0.000064857754735541" calcext:value-type="float">
            <text:p>6.4857754735541E-005</text:p>
          </table:table-cell>
          <table:table-cell table:formula="of:=  ( ( ( BETAINV(RAND(); [.$D$2];[.$E$2]) + [.$F$2]) *[.$A80] *[.$B80] ) + RAND() ) / [.$G$2]" office:value-type="float" office:value="0.0000650010439560429" calcext:value-type="float">
            <text:p>0.000065001</text:p>
          </table:table-cell>
          <table:table-cell table:formula="of:=  ( ( ( BETAINV(RAND(); [.$D$2];[.$E$2]) + [.$F$2]) *[.$A80] *[.$B80] ) + RAND() ) / [.$G$2]" office:value-type="float" office:value="0.0000653117753385856" calcext:value-type="float">
            <text:p>6.53117753385856E-005</text:p>
          </table:table-cell>
          <table:table-cell table:formula="of:=  ( ( ( BETAINV(RAND(); [.$D$2];[.$E$2]) + [.$F$2]) *[.$A80] *[.$B80] ) + RAND() ) / [.$G$2]" office:value-type="float" office:value="0.0000643154649625186" calcext:value-type="float">
            <text:p>6.43154649625186E-005</text:p>
          </table:table-cell>
          <table:table-cell table:formula="of:=  ( ( ( BETAINV(RAND(); [.$D$2];[.$E$2]) + [.$F$2]) *[.$A80] *[.$B80] ) + RAND() ) / [.$G$2]" office:value-type="float" office:value="0.0000646074382709106" calcext:value-type="float">
            <text:p>6.46074382709106E-005</text:p>
          </table:table-cell>
          <table:table-cell table:formula="of:=  ( ( ( BETAINV(RAND(); [.$D$2];[.$E$2]) + [.$F$2]) *[.$A80] *[.$B80] ) + RAND() ) / [.$G$2]" office:value-type="float" office:value="0.0000650465865622508" calcext:value-type="float">
            <text:p>6.50465865622508E-005</text:p>
          </table:table-cell>
          <table:table-cell table:formula="of:=  ( ( ( BETAINV(RAND(); [.$D$2];[.$E$2]) + [.$F$2]) *[.$A80] *[.$B80] ) + RAND() ) / [.$G$2]" office:value-type="float" office:value="0.0000645789640060144" calcext:value-type="float">
            <text:p>0.000064579</text:p>
          </table:table-cell>
          <table:table-cell table:formula="of:=  ( ( ( BETAINV(RAND(); [.$D$2];[.$E$2]) + [.$F$2]) *[.$A80] *[.$B80] ) + RAND() ) / [.$G$2]" office:value-type="float" office:value="0.0000647048108156308" calcext:value-type="float">
            <text:p>6.47048108156308E-005</text:p>
          </table:table-cell>
          <table:table-cell table:formula="of:=  ( ( ( BETAINV(RAND(); [.$D$2];[.$E$2]) + [.$F$2]) *[.$A80] *[.$B80] ) + RAND() ) / [.$G$2]" office:value-type="float" office:value="0.0000663460910298776" calcext:value-type="float">
            <text:p>6.63460910298776E-005</text:p>
          </table:table-cell>
          <table:table-cell table:formula="of:=  ( ( ( BETAINV(RAND(); [.$D$2];[.$E$2]) + [.$F$2]) *[.$A80] *[.$B80] ) + RAND() ) / [.$G$2]" office:value-type="float" office:value="0.0000644246825801682" calcext:value-type="float">
            <text:p>6.44246825801682E-005</text:p>
          </table:table-cell>
          <table:table-cell table:formula="of:=  ( ( ( BETAINV(RAND(); [.$D$2];[.$E$2]) + [.$F$2]) *[.$A80] *[.$B80] ) + RAND() ) / [.$G$2]" office:value-type="float" office:value="0.0000648147772421217" calcext:value-type="float">
            <text:p>6.48147772421217E-005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  ( ( ( BETAINV(RAND(); [.$D$2];[.$E$2]) + [.$F$2]) *[.$A81] *[.$B81] ) + RAND() ) / [.$G$2]" office:value-type="float" office:value="0.000129412365907156" calcext:value-type="float">
            <text:p>0.0001294124</text:p>
          </table:table-cell>
          <table:table-cell table:formula="of:=  ( ( ( BETAINV(RAND(); [.$D$2];[.$E$2]) + [.$F$2]) *[.$A81] *[.$B81] ) + RAND() ) / [.$G$2]" office:value-type="float" office:value="0.00013478622713794" calcext:value-type="float">
            <text:p>0.0001347862</text:p>
          </table:table-cell>
          <table:table-cell table:formula="of:=  ( ( ( BETAINV(RAND(); [.$D$2];[.$E$2]) + [.$F$2]) *[.$A81] *[.$B81] ) + RAND() ) / [.$G$2]" office:value-type="float" office:value="0.000129282501216133" calcext:value-type="float">
            <text:p>0.0001292825</text:p>
          </table:table-cell>
          <table:table-cell table:formula="of:=  ( ( ( BETAINV(RAND(); [.$D$2];[.$E$2]) + [.$F$2]) *[.$A81] *[.$B81] ) + RAND() ) / [.$G$2]" office:value-type="float" office:value="0.000133834320266059" calcext:value-type="float">
            <text:p>0.0001338343</text:p>
          </table:table-cell>
          <table:table-cell table:formula="of:=  ( ( ( BETAINV(RAND(); [.$D$2];[.$E$2]) + [.$F$2]) *[.$A81] *[.$B81] ) + RAND() ) / [.$G$2]" office:value-type="float" office:value="0.000129935642657724" calcext:value-type="float">
            <text:p>0.0001299356</text:p>
          </table:table-cell>
          <table:table-cell table:formula="of:=  ( ( ( BETAINV(RAND(); [.$D$2];[.$E$2]) + [.$F$2]) *[.$A81] *[.$B81] ) + RAND() ) / [.$G$2]" office:value-type="float" office:value="0.000129692923612275" calcext:value-type="float">
            <text:p>0.0001296929</text:p>
          </table:table-cell>
          <table:table-cell table:formula="of:=  ( ( ( BETAINV(RAND(); [.$D$2];[.$E$2]) + [.$F$2]) *[.$A81] *[.$B81] ) + RAND() ) / [.$G$2]" office:value-type="float" office:value="0.000128889280466722" calcext:value-type="float">
            <text:p>0.0001288893</text:p>
          </table:table-cell>
          <table:table-cell table:formula="of:=  ( ( ( BETAINV(RAND(); [.$D$2];[.$E$2]) + [.$F$2]) *[.$A81] *[.$B81] ) + RAND() ) / [.$G$2]" office:value-type="float" office:value="0.00012842837173472" calcext:value-type="float">
            <text:p>0.0001284284</text:p>
          </table:table-cell>
          <table:table-cell table:formula="of:=  ( ( ( BETAINV(RAND(); [.$D$2];[.$E$2]) + [.$F$2]) *[.$A81] *[.$B81] ) + RAND() ) / [.$G$2]" office:value-type="float" office:value="0.000128318134454158" calcext:value-type="float">
            <text:p>0.0001283181</text:p>
          </table:table-cell>
          <table:table-cell table:formula="of:=  ( ( ( BETAINV(RAND(); [.$D$2];[.$E$2]) + [.$F$2]) *[.$A81] *[.$B81] ) + RAND() ) / [.$G$2]" office:value-type="float" office:value="0.000130185365984567" calcext:value-type="float">
            <text:p>0.0001301854</text:p>
          </table:table-cell>
          <table:table-cell table:formula="of:=  ( ( ( BETAINV(RAND(); [.$D$2];[.$E$2]) + [.$F$2]) *[.$A81] *[.$B81] ) + RAND() ) / [.$G$2]" office:value-type="float" office:value="0.000129853891119381" calcext:value-type="float">
            <text:p>0.0001298539</text:p>
          </table:table-cell>
          <table:table-cell table:formula="of:=  ( ( ( BETAINV(RAND(); [.$D$2];[.$E$2]) + [.$F$2]) *[.$A81] *[.$B81] ) + RAND() ) / [.$G$2]" office:value-type="float" office:value="0.000134459960724883" calcext:value-type="float">
            <text:p>0.00013446</text:p>
          </table:table-cell>
          <table:table-cell table:formula="of:=  ( ( ( BETAINV(RAND(); [.$D$2];[.$E$2]) + [.$F$2]) *[.$A81] *[.$B81] ) + RAND() ) / [.$G$2]" office:value-type="float" office:value="0.000128742848470426" calcext:value-type="float">
            <text:p>0.0001287428</text:p>
          </table:table-cell>
          <table:table-cell table:formula="of:=  ( ( ( BETAINV(RAND(); [.$D$2];[.$E$2]) + [.$F$2]) *[.$A81] *[.$B81] ) + RAND() ) / [.$G$2]" office:value-type="float" office:value="0.000132280880069829" calcext:value-type="float">
            <text:p>0.0001322809</text:p>
          </table:table-cell>
          <table:table-cell table:formula="of:=  ( ( ( BETAINV(RAND(); [.$D$2];[.$E$2]) + [.$F$2]) *[.$A81] *[.$B81] ) + RAND() ) / [.$G$2]" office:value-type="float" office:value="0.000128636715078331" calcext:value-type="float">
            <text:p>0.0001286367</text:p>
          </table:table-cell>
          <table:table-cell table:formula="of:=  ( ( ( BETAINV(RAND(); [.$D$2];[.$E$2]) + [.$F$2]) *[.$A81] *[.$B81] ) + RAND() ) / [.$G$2]" office:value-type="float" office:value="0.000134889899295483" calcext:value-type="float">
            <text:p>0.0001348899</text:p>
          </table:table-cell>
          <table:table-cell table:formula="of:=  ( ( ( BETAINV(RAND(); [.$D$2];[.$E$2]) + [.$F$2]) *[.$A81] *[.$B81] ) + RAND() ) / [.$G$2]" office:value-type="float" office:value="0.000128148439136036" calcext:value-type="float">
            <text:p>0.0001281484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  ( ( ( BETAINV(RAND(); [.$D$2];[.$E$2]) + [.$F$2]) *[.$A82] *[.$B82] ) + RAND() ) / [.$G$2]" office:value-type="float" office:value="0.000257425767561619" calcext:value-type="float">
            <text:p>0.0002574258</text:p>
          </table:table-cell>
          <table:table-cell table:formula="of:=  ( ( ( BETAINV(RAND(); [.$D$2];[.$E$2]) + [.$F$2]) *[.$A82] *[.$B82] ) + RAND() ) / [.$G$2]" office:value-type="float" office:value="0.000261069547614825" calcext:value-type="float">
            <text:p>0.0002610695</text:p>
          </table:table-cell>
          <table:table-cell table:formula="of:=  ( ( ( BETAINV(RAND(); [.$D$2];[.$E$2]) + [.$F$2]) *[.$A82] *[.$B82] ) + RAND() ) / [.$G$2]" office:value-type="float" office:value="0.000261185309811575" calcext:value-type="float">
            <text:p>0.0002611853</text:p>
          </table:table-cell>
          <table:table-cell table:formula="of:=  ( ( ( BETAINV(RAND(); [.$D$2];[.$E$2]) + [.$F$2]) *[.$A82] *[.$B82] ) + RAND() ) / [.$G$2]" office:value-type="float" office:value="0.000263782927282147" calcext:value-type="float">
            <text:p>0.0002637829</text:p>
          </table:table-cell>
          <table:table-cell table:formula="of:=  ( ( ( BETAINV(RAND(); [.$D$2];[.$E$2]) + [.$F$2]) *[.$A82] *[.$B82] ) + RAND() ) / [.$G$2]" office:value-type="float" office:value="0.000258837888697027" calcext:value-type="float">
            <text:p>0.0002588379</text:p>
          </table:table-cell>
          <table:table-cell table:formula="of:=  ( ( ( BETAINV(RAND(); [.$D$2];[.$E$2]) + [.$F$2]) *[.$A82] *[.$B82] ) + RAND() ) / [.$G$2]" office:value-type="float" office:value="0.000261484112797995" calcext:value-type="float">
            <text:p>0.0002614841</text:p>
          </table:table-cell>
          <table:table-cell table:formula="of:=  ( ( ( BETAINV(RAND(); [.$D$2];[.$E$2]) + [.$F$2]) *[.$A82] *[.$B82] ) + RAND() ) / [.$G$2]" office:value-type="float" office:value="0.000258392725845278" calcext:value-type="float">
            <text:p>0.0002583927</text:p>
          </table:table-cell>
          <table:table-cell table:formula="of:=  ( ( ( BETAINV(RAND(); [.$D$2];[.$E$2]) + [.$F$2]) *[.$A82] *[.$B82] ) + RAND() ) / [.$G$2]" office:value-type="float" office:value="0.000256998905531852" calcext:value-type="float">
            <text:p>0.0002569989</text:p>
          </table:table-cell>
          <table:table-cell table:formula="of:=  ( ( ( BETAINV(RAND(); [.$D$2];[.$E$2]) + [.$F$2]) *[.$A82] *[.$B82] ) + RAND() ) / [.$G$2]" office:value-type="float" office:value="0.000262701022934405" calcext:value-type="float">
            <text:p>0.000262701</text:p>
          </table:table-cell>
          <table:table-cell table:formula="of:=  ( ( ( BETAINV(RAND(); [.$D$2];[.$E$2]) + [.$F$2]) *[.$A82] *[.$B82] ) + RAND() ) / [.$G$2]" office:value-type="float" office:value="0.000261763781935186" calcext:value-type="float">
            <text:p>0.0002617638</text:p>
          </table:table-cell>
          <table:table-cell table:formula="of:=  ( ( ( BETAINV(RAND(); [.$D$2];[.$E$2]) + [.$F$2]) *[.$A82] *[.$B82] ) + RAND() ) / [.$G$2]" office:value-type="float" office:value="0.000257461709220263" calcext:value-type="float">
            <text:p>0.0002574617</text:p>
          </table:table-cell>
          <table:table-cell table:formula="of:=  ( ( ( BETAINV(RAND(); [.$D$2];[.$E$2]) + [.$F$2]) *[.$A82] *[.$B82] ) + RAND() ) / [.$G$2]" office:value-type="float" office:value="0.000261682745388169" calcext:value-type="float">
            <text:p>0.0002616827</text:p>
          </table:table-cell>
          <table:table-cell table:formula="of:=  ( ( ( BETAINV(RAND(); [.$D$2];[.$E$2]) + [.$F$2]) *[.$A82] *[.$B82] ) + RAND() ) / [.$G$2]" office:value-type="float" office:value="0.000256516789390864" calcext:value-type="float">
            <text:p>0.0002565168</text:p>
          </table:table-cell>
          <table:table-cell table:formula="of:=  ( ( ( BETAINV(RAND(); [.$D$2];[.$E$2]) + [.$F$2]) *[.$A82] *[.$B82] ) + RAND() ) / [.$G$2]" office:value-type="float" office:value="0.000259240254235694" calcext:value-type="float">
            <text:p>0.0002592403</text:p>
          </table:table-cell>
          <table:table-cell table:formula="of:=  ( ( ( BETAINV(RAND(); [.$D$2];[.$E$2]) + [.$F$2]) *[.$A82] *[.$B82] ) + RAND() ) / [.$G$2]" office:value-type="float" office:value="0.000263516628564035" calcext:value-type="float">
            <text:p>0.0002635166</text:p>
          </table:table-cell>
          <table:table-cell table:formula="of:=  ( ( ( BETAINV(RAND(); [.$D$2];[.$E$2]) + [.$F$2]) *[.$A82] *[.$B82] ) + RAND() ) / [.$G$2]" office:value-type="float" office:value="0.00025682179017821" calcext:value-type="float">
            <text:p>0.0002568218</text:p>
          </table:table-cell>
          <table:table-cell table:formula="of:=  ( ( ( BETAINV(RAND(); [.$D$2];[.$E$2]) + [.$F$2]) *[.$A82] *[.$B82] ) + RAND() ) / [.$G$2]" office:value-type="float" office:value="0.000256217439473443" calcext:value-type="float">
            <text:p>0.0002562174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  ( ( ( BETAINV(RAND(); [.$D$2];[.$E$2]) + [.$F$2]) *[.$A83] *[.$B83] ) + RAND() ) / [.$G$2]" office:value-type="float" office:value="0.000528674855567745" calcext:value-type="float">
            <text:p>0.0005286749</text:p>
          </table:table-cell>
          <table:table-cell table:formula="of:=  ( ( ( BETAINV(RAND(); [.$D$2];[.$E$2]) + [.$F$2]) *[.$A83] *[.$B83] ) + RAND() ) / [.$G$2]" office:value-type="float" office:value="0.000536980138659132" calcext:value-type="float">
            <text:p>0.0005369801</text:p>
          </table:table-cell>
          <table:table-cell table:formula="of:=  ( ( ( BETAINV(RAND(); [.$D$2];[.$E$2]) + [.$F$2]) *[.$A83] *[.$B83] ) + RAND() ) / [.$G$2]" office:value-type="float" office:value="0.000513201536620796" calcext:value-type="float">
            <text:p>0.0005132015</text:p>
          </table:table-cell>
          <table:table-cell table:formula="of:=  ( ( ( BETAINV(RAND(); [.$D$2];[.$E$2]) + [.$F$2]) *[.$A83] *[.$B83] ) + RAND() ) / [.$G$2]" office:value-type="float" office:value="0.000513247935679018" calcext:value-type="float">
            <text:p>0.0005132479</text:p>
          </table:table-cell>
          <table:table-cell table:formula="of:=  ( ( ( BETAINV(RAND(); [.$D$2];[.$E$2]) + [.$F$2]) *[.$A83] *[.$B83] ) + RAND() ) / [.$G$2]" office:value-type="float" office:value="0.000531609450904534" calcext:value-type="float">
            <text:p>0.0005316095</text:p>
          </table:table-cell>
          <table:table-cell table:formula="of:=  ( ( ( BETAINV(RAND(); [.$D$2];[.$E$2]) + [.$F$2]) *[.$A83] *[.$B83] ) + RAND() ) / [.$G$2]" office:value-type="float" office:value="0.00053058251157071" calcext:value-type="float">
            <text:p>0.0005305825</text:p>
          </table:table-cell>
          <table:table-cell table:formula="of:=  ( ( ( BETAINV(RAND(); [.$D$2];[.$E$2]) + [.$F$2]) *[.$A83] *[.$B83] ) + RAND() ) / [.$G$2]" office:value-type="float" office:value="0.00051616674002142" calcext:value-type="float">
            <text:p>0.0005161667</text:p>
          </table:table-cell>
          <table:table-cell table:formula="of:=  ( ( ( BETAINV(RAND(); [.$D$2];[.$E$2]) + [.$F$2]) *[.$A83] *[.$B83] ) + RAND() ) / [.$G$2]" office:value-type="float" office:value="0.000521728997166926" calcext:value-type="float">
            <text:p>0.000521729</text:p>
          </table:table-cell>
          <table:table-cell table:formula="of:=  ( ( ( BETAINV(RAND(); [.$D$2];[.$E$2]) + [.$F$2]) *[.$A83] *[.$B83] ) + RAND() ) / [.$G$2]" office:value-type="float" office:value="0.000521338020291163" calcext:value-type="float">
            <text:p>0.000521338</text:p>
          </table:table-cell>
          <table:table-cell table:formula="of:=  ( ( ( BETAINV(RAND(); [.$D$2];[.$E$2]) + [.$F$2]) *[.$A83] *[.$B83] ) + RAND() ) / [.$G$2]" office:value-type="float" office:value="0.00051664668203072" calcext:value-type="float">
            <text:p>0.0005166467</text:p>
          </table:table-cell>
          <table:table-cell table:formula="of:=  ( ( ( BETAINV(RAND(); [.$D$2];[.$E$2]) + [.$F$2]) *[.$A83] *[.$B83] ) + RAND() ) / [.$G$2]" office:value-type="float" office:value="0.000515381105305621" calcext:value-type="float">
            <text:p>0.0005153811</text:p>
          </table:table-cell>
          <table:table-cell table:formula="of:=  ( ( ( BETAINV(RAND(); [.$D$2];[.$E$2]) + [.$F$2]) *[.$A83] *[.$B83] ) + RAND() ) / [.$G$2]" office:value-type="float" office:value="0.000519170056329801" calcext:value-type="float">
            <text:p>0.0005191701</text:p>
          </table:table-cell>
          <table:table-cell table:formula="of:=  ( ( ( BETAINV(RAND(); [.$D$2];[.$E$2]) + [.$F$2]) *[.$A83] *[.$B83] ) + RAND() ) / [.$G$2]" office:value-type="float" office:value="0.000514253559330205" calcext:value-type="float">
            <text:p>0.0005142536</text:p>
          </table:table-cell>
          <table:table-cell table:formula="of:=  ( ( ( BETAINV(RAND(); [.$D$2];[.$E$2]) + [.$F$2]) *[.$A83] *[.$B83] ) + RAND() ) / [.$G$2]" office:value-type="float" office:value="0.000524499020690129" calcext:value-type="float">
            <text:p>0.000524499</text:p>
          </table:table-cell>
          <table:table-cell table:formula="of:=  ( ( ( BETAINV(RAND(); [.$D$2];[.$E$2]) + [.$F$2]) *[.$A83] *[.$B83] ) + RAND() ) / [.$G$2]" office:value-type="float" office:value="0.000523304970917319" calcext:value-type="float">
            <text:p>0.000523305</text:p>
          </table:table-cell>
          <table:table-cell table:formula="of:=  ( ( ( BETAINV(RAND(); [.$D$2];[.$E$2]) + [.$F$2]) *[.$A83] *[.$B83] ) + RAND() ) / [.$G$2]" office:value-type="float" office:value="0.000516924717297653" calcext:value-type="float">
            <text:p>0.0005169247</text:p>
          </table:table-cell>
          <table:table-cell table:formula="of:=  ( ( ( BETAINV(RAND(); [.$D$2];[.$E$2]) + [.$F$2]) *[.$A83] *[.$B83] ) + RAND() ) / [.$G$2]" office:value-type="float" office:value="0.000513033192862322" calcext:value-type="float">
            <text:p>0.0005130332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formula="of:=  ( ( ( BETAINV(RAND(); [.$D$2];[.$E$2]) + [.$F$2]) *[.$A84] *[.$B84] ) + RAND() ) / [.$G$2]" office:value-type="float" office:value="0.00103333710509011" calcext:value-type="float">
            <text:p>0.0010333371</text:p>
          </table:table-cell>
          <table:table-cell table:formula="of:=  ( ( ( BETAINV(RAND(); [.$D$2];[.$E$2]) + [.$F$2]) *[.$A84] *[.$B84] ) + RAND() ) / [.$G$2]" office:value-type="float" office:value="0.00105428458996115" calcext:value-type="float">
            <text:p>0.0010542846</text:p>
          </table:table-cell>
          <table:table-cell table:formula="of:=  ( ( ( BETAINV(RAND(); [.$D$2];[.$E$2]) + [.$F$2]) *[.$A84] *[.$B84] ) + RAND() ) / [.$G$2]" office:value-type="float" office:value="0.00103560138930639" calcext:value-type="float">
            <text:p>0.0010356014</text:p>
          </table:table-cell>
          <table:table-cell table:formula="of:=  ( ( ( BETAINV(RAND(); [.$D$2];[.$E$2]) + [.$F$2]) *[.$A84] *[.$B84] ) + RAND() ) / [.$G$2]" office:value-type="float" office:value="0.00105355343789316" calcext:value-type="float">
            <text:p>0.0010535534</text:p>
          </table:table-cell>
          <table:table-cell table:formula="of:=  ( ( ( BETAINV(RAND(); [.$D$2];[.$E$2]) + [.$F$2]) *[.$A84] *[.$B84] ) + RAND() ) / [.$G$2]" office:value-type="float" office:value="0.00104136190990295" calcext:value-type="float">
            <text:p>0.0010413619</text:p>
          </table:table-cell>
          <table:table-cell table:formula="of:=  ( ( ( BETAINV(RAND(); [.$D$2];[.$E$2]) + [.$F$2]) *[.$A84] *[.$B84] ) + RAND() ) / [.$G$2]" office:value-type="float" office:value="0.00102975227431576" calcext:value-type="float">
            <text:p>0.0010297523</text:p>
          </table:table-cell>
          <table:table-cell table:formula="of:=  ( ( ( BETAINV(RAND(); [.$D$2];[.$E$2]) + [.$F$2]) *[.$A84] *[.$B84] ) + RAND() ) / [.$G$2]" office:value-type="float" office:value="0.00103847273781847" calcext:value-type="float">
            <text:p>0.0010384727</text:p>
          </table:table-cell>
          <table:table-cell table:formula="of:=  ( ( ( BETAINV(RAND(); [.$D$2];[.$E$2]) + [.$F$2]) *[.$A84] *[.$B84] ) + RAND() ) / [.$G$2]" office:value-type="float" office:value="0.00103288387727858" calcext:value-type="float">
            <text:p>0.0010328839</text:p>
          </table:table-cell>
          <table:table-cell table:formula="of:=  ( ( ( BETAINV(RAND(); [.$D$2];[.$E$2]) + [.$F$2]) *[.$A84] *[.$B84] ) + RAND() ) / [.$G$2]" office:value-type="float" office:value="0.00105190741039582" calcext:value-type="float">
            <text:p>0.0010519074</text:p>
          </table:table-cell>
          <table:table-cell table:formula="of:=  ( ( ( BETAINV(RAND(); [.$D$2];[.$E$2]) + [.$F$2]) *[.$A84] *[.$B84] ) + RAND() ) / [.$G$2]" office:value-type="float" office:value="0.00104476419529126" calcext:value-type="float">
            <text:p>0.0010447642</text:p>
          </table:table-cell>
          <table:table-cell table:formula="of:=  ( ( ( BETAINV(RAND(); [.$D$2];[.$E$2]) + [.$F$2]) *[.$A84] *[.$B84] ) + RAND() ) / [.$G$2]" office:value-type="float" office:value="0.00109043951912604" calcext:value-type="float">
            <text:p>0.0010904395</text:p>
          </table:table-cell>
          <table:table-cell table:formula="of:=  ( ( ( BETAINV(RAND(); [.$D$2];[.$E$2]) + [.$F$2]) *[.$A84] *[.$B84] ) + RAND() ) / [.$G$2]" office:value-type="float" office:value="0.00104517332499323" calcext:value-type="float">
            <text:p>0.0010451733</text:p>
          </table:table-cell>
          <table:table-cell table:formula="of:=  ( ( ( BETAINV(RAND(); [.$D$2];[.$E$2]) + [.$F$2]) *[.$A84] *[.$B84] ) + RAND() ) / [.$G$2]" office:value-type="float" office:value="0.00103264857080807" calcext:value-type="float">
            <text:p>0.0010326486</text:p>
          </table:table-cell>
          <table:table-cell table:formula="of:=  ( ( ( BETAINV(RAND(); [.$D$2];[.$E$2]) + [.$F$2]) *[.$A84] *[.$B84] ) + RAND() ) / [.$G$2]" office:value-type="float" office:value="0.00103564924175955" calcext:value-type="float">
            <text:p>0.0010356492</text:p>
          </table:table-cell>
          <table:table-cell table:formula="of:=  ( ( ( BETAINV(RAND(); [.$D$2];[.$E$2]) + [.$F$2]) *[.$A84] *[.$B84] ) + RAND() ) / [.$G$2]" office:value-type="float" office:value="0.0010505438808763" calcext:value-type="float">
            <text:p>0.0010505439</text:p>
          </table:table-cell>
          <table:table-cell table:formula="of:=  ( ( ( BETAINV(RAND(); [.$D$2];[.$E$2]) + [.$F$2]) *[.$A84] *[.$B84] ) + RAND() ) / [.$G$2]" office:value-type="float" office:value="0.001030850054289" calcext:value-type="float">
            <text:p>0.0010308501</text:p>
          </table:table-cell>
          <table:table-cell table:formula="of:=  ( ( ( BETAINV(RAND(); [.$D$2];[.$E$2]) + [.$F$2]) *[.$A84] *[.$B84] ) + RAND() ) / [.$G$2]" office:value-type="float" office:value="0.00105080168635586" calcext:value-type="float">
            <text:p>0.0010508017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formula="of:=  ( ( ( BETAINV(RAND(); [.$D$2];[.$E$2]) + [.$F$2]) *[.$A85] *[.$B85] ) + RAND() ) / [.$G$2]" office:value-type="float" office:value="0.00206158132377293" calcext:value-type="float">
            <text:p>0.0020615813</text:p>
          </table:table-cell>
          <table:table-cell table:formula="of:=  ( ( ( BETAINV(RAND(); [.$D$2];[.$E$2]) + [.$F$2]) *[.$A85] *[.$B85] ) + RAND() ) / [.$G$2]" office:value-type="float" office:value="0.00205427715803175" calcext:value-type="float">
            <text:p>0.0020542772</text:p>
          </table:table-cell>
          <table:table-cell table:formula="of:=  ( ( ( BETAINV(RAND(); [.$D$2];[.$E$2]) + [.$F$2]) *[.$A85] *[.$B85] ) + RAND() ) / [.$G$2]" office:value-type="float" office:value="0.00208409770609016" calcext:value-type="float">
            <text:p>0.0020840977</text:p>
          </table:table-cell>
          <table:table-cell table:formula="of:=  ( ( ( BETAINV(RAND(); [.$D$2];[.$E$2]) + [.$F$2]) *[.$A85] *[.$B85] ) + RAND() ) / [.$G$2]" office:value-type="float" office:value="0.00210490831372245" calcext:value-type="float">
            <text:p>0.0021049083</text:p>
          </table:table-cell>
          <table:table-cell table:formula="of:=  ( ( ( BETAINV(RAND(); [.$D$2];[.$E$2]) + [.$F$2]) *[.$A85] *[.$B85] ) + RAND() ) / [.$G$2]" office:value-type="float" office:value="0.00206157878111138" calcext:value-type="float">
            <text:p>0.0020615788</text:p>
          </table:table-cell>
          <table:table-cell table:formula="of:=  ( ( ( BETAINV(RAND(); [.$D$2];[.$E$2]) + [.$F$2]) *[.$A85] *[.$B85] ) + RAND() ) / [.$G$2]" office:value-type="float" office:value="0.0020785334435595" calcext:value-type="float">
            <text:p>0.0020785334</text:p>
          </table:table-cell>
          <table:table-cell table:formula="of:=  ( ( ( BETAINV(RAND(); [.$D$2];[.$E$2]) + [.$F$2]) *[.$A85] *[.$B85] ) + RAND() ) / [.$G$2]" office:value-type="float" office:value="0.0020684556406945" calcext:value-type="float">
            <text:p>0.0020684556</text:p>
          </table:table-cell>
          <table:table-cell table:formula="of:=  ( ( ( BETAINV(RAND(); [.$D$2];[.$E$2]) + [.$F$2]) *[.$A85] *[.$B85] ) + RAND() ) / [.$G$2]" office:value-type="float" office:value="0.00210832658774508" calcext:value-type="float">
            <text:p>0.0021083266</text:p>
          </table:table-cell>
          <table:table-cell table:formula="of:=  ( ( ( BETAINV(RAND(); [.$D$2];[.$E$2]) + [.$F$2]) *[.$A85] *[.$B85] ) + RAND() ) / [.$G$2]" office:value-type="float" office:value="0.00207102844934689" calcext:value-type="float">
            <text:p>0.0020710284</text:p>
          </table:table-cell>
          <table:table-cell table:formula="of:=  ( ( ( BETAINV(RAND(); [.$D$2];[.$E$2]) + [.$F$2]) *[.$A85] *[.$B85] ) + RAND() ) / [.$G$2]" office:value-type="float" office:value="0.00209498464888064" calcext:value-type="float">
            <text:p>0.0020949846</text:p>
          </table:table-cell>
          <table:table-cell table:formula="of:=  ( ( ( BETAINV(RAND(); [.$D$2];[.$E$2]) + [.$F$2]) *[.$A85] *[.$B85] ) + RAND() ) / [.$G$2]" office:value-type="float" office:value="0.00205864304289785" calcext:value-type="float">
            <text:p>0.002058643</text:p>
          </table:table-cell>
          <table:table-cell table:formula="of:=  ( ( ( BETAINV(RAND(); [.$D$2];[.$E$2]) + [.$F$2]) *[.$A85] *[.$B85] ) + RAND() ) / [.$G$2]" office:value-type="float" office:value="0.00209556967461885" calcext:value-type="float">
            <text:p>0.0020955697</text:p>
          </table:table-cell>
          <table:table-cell table:formula="of:=  ( ( ( BETAINV(RAND(); [.$D$2];[.$E$2]) + [.$F$2]) *[.$A85] *[.$B85] ) + RAND() ) / [.$G$2]" office:value-type="float" office:value="0.00206625217715246" calcext:value-type="float">
            <text:p>0.0020662522</text:p>
          </table:table-cell>
          <table:table-cell table:formula="of:=  ( ( ( BETAINV(RAND(); [.$D$2];[.$E$2]) + [.$F$2]) *[.$A85] *[.$B85] ) + RAND() ) / [.$G$2]" office:value-type="float" office:value="0.00205437300620697" calcext:value-type="float">
            <text:p>0.002054373</text:p>
          </table:table-cell>
          <table:table-cell table:formula="of:=  ( ( ( BETAINV(RAND(); [.$D$2];[.$E$2]) + [.$F$2]) *[.$A85] *[.$B85] ) + RAND() ) / [.$G$2]" office:value-type="float" office:value="0.00215072998355128" calcext:value-type="float">
            <text:p>0.00215073</text:p>
          </table:table-cell>
          <table:table-cell table:formula="of:=  ( ( ( BETAINV(RAND(); [.$D$2];[.$E$2]) + [.$F$2]) *[.$A85] *[.$B85] ) + RAND() ) / [.$G$2]" office:value-type="float" office:value="0.002052557147504" calcext:value-type="float">
            <text:p>0.0020525571</text:p>
          </table:table-cell>
          <table:table-cell table:formula="of:=  ( ( ( BETAINV(RAND(); [.$D$2];[.$E$2]) + [.$F$2]) *[.$A85] *[.$B85] ) + RAND() ) / [.$G$2]" office:value-type="float" office:value="0.00206848203267027" calcext:value-type="float">
            <text:p>0.002068482</text:p>
          </table:table-cell>
          <table:table-cell table:number-columns-repeated="100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formula="of:=  ( ( ( BETAINV(RAND(); [.$D$2];[.$E$2]) + [.$F$2]) *[.$A86] *[.$B86] ) + RAND() ) / [.$G$2]" office:value-type="float" office:value="0.00411206537078044" calcext:value-type="float">
            <text:p>0.0041120654</text:p>
          </table:table-cell>
          <table:table-cell table:formula="of:=  ( ( ( BETAINV(RAND(); [.$D$2];[.$E$2]) + [.$F$2]) *[.$A86] *[.$B86] ) + RAND() ) / [.$G$2]" office:value-type="float" office:value="0.00411945521760828" calcext:value-type="float">
            <text:p>0.0041194552</text:p>
          </table:table-cell>
          <table:table-cell table:formula="of:=  ( ( ( BETAINV(RAND(); [.$D$2];[.$E$2]) + [.$F$2]) *[.$A86] *[.$B86] ) + RAND() ) / [.$G$2]" office:value-type="float" office:value="0.00412688916976359" calcext:value-type="float">
            <text:p>0.0041268892</text:p>
          </table:table-cell>
          <table:table-cell table:formula="of:=  ( ( ( BETAINV(RAND(); [.$D$2];[.$E$2]) + [.$F$2]) *[.$A86] *[.$B86] ) + RAND() ) / [.$G$2]" office:value-type="float" office:value="0.00414323009069714" calcext:value-type="float">
            <text:p>0.0041432301</text:p>
          </table:table-cell>
          <table:table-cell table:formula="of:=  ( ( ( BETAINV(RAND(); [.$D$2];[.$E$2]) + [.$F$2]) *[.$A86] *[.$B86] ) + RAND() ) / [.$G$2]" office:value-type="float" office:value="0.0042272936857085" calcext:value-type="float">
            <text:p>0.0042272937</text:p>
          </table:table-cell>
          <table:table-cell table:formula="of:=  ( ( ( BETAINV(RAND(); [.$D$2];[.$E$2]) + [.$F$2]) *[.$A86] *[.$B86] ) + RAND() ) / [.$G$2]" office:value-type="float" office:value="0.00413190675093039" calcext:value-type="float">
            <text:p>0.0041319068</text:p>
          </table:table-cell>
          <table:table-cell table:formula="of:=  ( ( ( BETAINV(RAND(); [.$D$2];[.$E$2]) + [.$F$2]) *[.$A86] *[.$B86] ) + RAND() ) / [.$G$2]" office:value-type="float" office:value="0.0041040663319265" calcext:value-type="float">
            <text:p>0.0041040663</text:p>
          </table:table-cell>
          <table:table-cell table:formula="of:=  ( ( ( BETAINV(RAND(); [.$D$2];[.$E$2]) + [.$F$2]) *[.$A86] *[.$B86] ) + RAND() ) / [.$G$2]" office:value-type="float" office:value="0.00419032431080468" calcext:value-type="float">
            <text:p>0.0041903243</text:p>
          </table:table-cell>
          <table:table-cell table:formula="of:=  ( ( ( BETAINV(RAND(); [.$D$2];[.$E$2]) + [.$F$2]) *[.$A86] *[.$B86] ) + RAND() ) / [.$G$2]" office:value-type="float" office:value="0.00411807017483939" calcext:value-type="float">
            <text:p>0.0041180702</text:p>
          </table:table-cell>
          <table:table-cell table:formula="of:=  ( ( ( BETAINV(RAND(); [.$D$2];[.$E$2]) + [.$F$2]) *[.$A86] *[.$B86] ) + RAND() ) / [.$G$2]" office:value-type="float" office:value="0.00417268562447251" calcext:value-type="float">
            <text:p>0.0041726856</text:p>
          </table:table-cell>
          <table:table-cell table:formula="of:=  ( ( ( BETAINV(RAND(); [.$D$2];[.$E$2]) + [.$F$2]) *[.$A86] *[.$B86] ) + RAND() ) / [.$G$2]" office:value-type="float" office:value="0.00417666648265235" calcext:value-type="float">
            <text:p>0.0041766665</text:p>
          </table:table-cell>
          <table:table-cell table:formula="of:=  ( ( ( BETAINV(RAND(); [.$D$2];[.$E$2]) + [.$F$2]) *[.$A86] *[.$B86] ) + RAND() ) / [.$G$2]" office:value-type="float" office:value="0.00409788215465001" calcext:value-type="float">
            <text:p>0.0040978822</text:p>
          </table:table-cell>
          <table:table-cell table:formula="of:=  ( ( ( BETAINV(RAND(); [.$D$2];[.$E$2]) + [.$F$2]) *[.$A86] *[.$B86] ) + RAND() ) / [.$G$2]" office:value-type="float" office:value="0.00414186920220465" calcext:value-type="float">
            <text:p>0.0041418692</text:p>
          </table:table-cell>
          <table:table-cell table:formula="of:=  ( ( ( BETAINV(RAND(); [.$D$2];[.$E$2]) + [.$F$2]) *[.$A86] *[.$B86] ) + RAND() ) / [.$G$2]" office:value-type="float" office:value="0.00420360913930911" calcext:value-type="float">
            <text:p>0.0042036091</text:p>
          </table:table-cell>
          <table:table-cell table:formula="of:=  ( ( ( BETAINV(RAND(); [.$D$2];[.$E$2]) + [.$F$2]) *[.$A86] *[.$B86] ) + RAND() ) / [.$G$2]" office:value-type="float" office:value="0.00410153530188073" calcext:value-type="float">
            <text:p>0.0041015353</text:p>
          </table:table-cell>
          <table:table-cell table:formula="of:=  ( ( ( BETAINV(RAND(); [.$D$2];[.$E$2]) + [.$F$2]) *[.$A86] *[.$B86] ) + RAND() ) / [.$G$2]" office:value-type="float" office:value="0.00416328921160236" calcext:value-type="float">
            <text:p>0.0041632892</text:p>
          </table:table-cell>
          <table:table-cell table:formula="of:=  ( ( ( BETAINV(RAND(); [.$D$2];[.$E$2]) + [.$F$2]) *[.$A86] *[.$B86] ) + RAND() ) / [.$G$2]" office:value-type="float" office:value="0.00411077883585811" calcext:value-type="float">
            <text:p>0.0041107788</text:p>
          </table:table-cell>
          <table:table-cell table:number-columns-repeated="100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formula="of:=  ( ( ( BETAINV(RAND(); [.$D$2];[.$E$2]) + [.$F$2]) *[.$A87] *[.$B87] ) + RAND() ) / [.$G$2]" office:value-type="float" office:value="0.00830752522478032" calcext:value-type="float">
            <text:p>0.0083075252</text:p>
          </table:table-cell>
          <table:table-cell table:formula="of:=  ( ( ( BETAINV(RAND(); [.$D$2];[.$E$2]) + [.$F$2]) *[.$A87] *[.$B87] ) + RAND() ) / [.$G$2]" office:value-type="float" office:value="0.00853340543427495" calcext:value-type="float">
            <text:p>0.0085334054</text:p>
          </table:table-cell>
          <table:table-cell table:formula="of:=  ( ( ( BETAINV(RAND(); [.$D$2];[.$E$2]) + [.$F$2]) *[.$A87] *[.$B87] ) + RAND() ) / [.$G$2]" office:value-type="float" office:value="0.00847792964288538" calcext:value-type="float">
            <text:p>0.0084779296</text:p>
          </table:table-cell>
          <table:table-cell table:formula="of:=  ( ( ( BETAINV(RAND(); [.$D$2];[.$E$2]) + [.$F$2]) *[.$A87] *[.$B87] ) + RAND() ) / [.$G$2]" office:value-type="float" office:value="0.00842184737640924" calcext:value-type="float">
            <text:p>0.0084218474</text:p>
          </table:table-cell>
          <table:table-cell table:formula="of:=  ( ( ( BETAINV(RAND(); [.$D$2];[.$E$2]) + [.$F$2]) *[.$A87] *[.$B87] ) + RAND() ) / [.$G$2]" office:value-type="float" office:value="0.00824089319163069" calcext:value-type="float">
            <text:p>0.0082408932</text:p>
          </table:table-cell>
          <table:table-cell table:formula="of:=  ( ( ( BETAINV(RAND(); [.$D$2];[.$E$2]) + [.$F$2]) *[.$A87] *[.$B87] ) + RAND() ) / [.$G$2]" office:value-type="float" office:value="0.00832022480923834" calcext:value-type="float">
            <text:p>0.0083202248</text:p>
          </table:table-cell>
          <table:table-cell table:formula="of:=  ( ( ( BETAINV(RAND(); [.$D$2];[.$E$2]) + [.$F$2]) *[.$A87] *[.$B87] ) + RAND() ) / [.$G$2]" office:value-type="float" office:value="0.00820588836572428" calcext:value-type="float">
            <text:p>0.0082058884</text:p>
          </table:table-cell>
          <table:table-cell table:formula="of:=  ( ( ( BETAINV(RAND(); [.$D$2];[.$E$2]) + [.$F$2]) *[.$A87] *[.$B87] ) + RAND() ) / [.$G$2]" office:value-type="float" office:value="0.00823728813424854" calcext:value-type="float">
            <text:p>0.0082372881</text:p>
          </table:table-cell>
          <table:table-cell table:formula="of:=  ( ( ( BETAINV(RAND(); [.$D$2];[.$E$2]) + [.$F$2]) *[.$A87] *[.$B87] ) + RAND() ) / [.$G$2]" office:value-type="float" office:value="0.00821990198347666" calcext:value-type="float">
            <text:p>0.008219902</text:p>
          </table:table-cell>
          <table:table-cell table:formula="of:=  ( ( ( BETAINV(RAND(); [.$D$2];[.$E$2]) + [.$F$2]) *[.$A87] *[.$B87] ) + RAND() ) / [.$G$2]" office:value-type="float" office:value="0.00832287966679884" calcext:value-type="float">
            <text:p>0.0083228797</text:p>
          </table:table-cell>
          <table:table-cell table:formula="of:=  ( ( ( BETAINV(RAND(); [.$D$2];[.$E$2]) + [.$F$2]) *[.$A87] *[.$B87] ) + RAND() ) / [.$G$2]" office:value-type="float" office:value="0.00830289714365486" calcext:value-type="float">
            <text:p>0.0083028971</text:p>
          </table:table-cell>
          <table:table-cell table:formula="of:=  ( ( ( BETAINV(RAND(); [.$D$2];[.$E$2]) + [.$F$2]) *[.$A87] *[.$B87] ) + RAND() ) / [.$G$2]" office:value-type="float" office:value="0.00846070753696086" calcext:value-type="float">
            <text:p>0.0084607075</text:p>
          </table:table-cell>
          <table:table-cell table:formula="of:=  ( ( ( BETAINV(RAND(); [.$D$2];[.$E$2]) + [.$F$2]) *[.$A87] *[.$B87] ) + RAND() ) / [.$G$2]" office:value-type="float" office:value="0.00839071980576305" calcext:value-type="float">
            <text:p>0.0083907198</text:p>
          </table:table-cell>
          <table:table-cell table:formula="of:=  ( ( ( BETAINV(RAND(); [.$D$2];[.$E$2]) + [.$F$2]) *[.$A87] *[.$B87] ) + RAND() ) / [.$G$2]" office:value-type="float" office:value="0.0082751021271243" calcext:value-type="float">
            <text:p>0.0082751021</text:p>
          </table:table-cell>
          <table:table-cell table:formula="of:=  ( ( ( BETAINV(RAND(); [.$D$2];[.$E$2]) + [.$F$2]) *[.$A87] *[.$B87] ) + RAND() ) / [.$G$2]" office:value-type="float" office:value="0.00819336136448076" calcext:value-type="float">
            <text:p>0.0081933614</text:p>
          </table:table-cell>
          <table:table-cell table:formula="of:=  ( ( ( BETAINV(RAND(); [.$D$2];[.$E$2]) + [.$F$2]) *[.$A87] *[.$B87] ) + RAND() ) / [.$G$2]" office:value-type="float" office:value="0.00840875915657649" calcext:value-type="float">
            <text:p>0.0084087592</text:p>
          </table:table-cell>
          <table:table-cell table:formula="of:=  ( ( ( BETAINV(RAND(); [.$D$2];[.$E$2]) + [.$F$2]) *[.$A87] *[.$B87] ) + RAND() ) / [.$G$2]" office:value-type="float" office:value="0.00843711101892179" calcext:value-type="float">
            <text:p>0.008437111</text:p>
          </table:table-cell>
          <table:table-cell table:number-columns-repeated="100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table:formula="of:=  ( ( ( BETAINV(RAND(); [.$D$2];[.$E$2]) + [.$F$2]) *[.$A88] *[.$B88] ) + RAND() ) / [.$G$2]" office:value-type="float" office:value="0.0167121158425204" calcext:value-type="float">
            <text:p>0.0167121158</text:p>
          </table:table-cell>
          <table:table-cell table:formula="of:=  ( ( ( BETAINV(RAND(); [.$D$2];[.$E$2]) + [.$F$2]) *[.$A88] *[.$B88] ) + RAND() ) / [.$G$2]" office:value-type="float" office:value="0.0165107840763746" calcext:value-type="float">
            <text:p>0.0165107841</text:p>
          </table:table-cell>
          <table:table-cell table:formula="of:=  ( ( ( BETAINV(RAND(); [.$D$2];[.$E$2]) + [.$F$2]) *[.$A88] *[.$B88] ) + RAND() ) / [.$G$2]" office:value-type="float" office:value="0.0164053531115519" calcext:value-type="float">
            <text:p>0.0164053531</text:p>
          </table:table-cell>
          <table:table-cell table:formula="of:=  ( ( ( BETAINV(RAND(); [.$D$2];[.$E$2]) + [.$F$2]) *[.$A88] *[.$B88] ) + RAND() ) / [.$G$2]" office:value-type="float" office:value="0.0165947099747398" calcext:value-type="float">
            <text:p>0.01659471</text:p>
          </table:table-cell>
          <table:table-cell table:formula="of:=  ( ( ( BETAINV(RAND(); [.$D$2];[.$E$2]) + [.$F$2]) *[.$A88] *[.$B88] ) + RAND() ) / [.$G$2]" office:value-type="float" office:value="0.0166571597918518" calcext:value-type="float">
            <text:p>0.0166571598</text:p>
          </table:table-cell>
          <table:table-cell table:formula="of:=  ( ( ( BETAINV(RAND(); [.$D$2];[.$E$2]) + [.$F$2]) *[.$A88] *[.$B88] ) + RAND() ) / [.$G$2]" office:value-type="float" office:value="0.0165735962999854" calcext:value-type="float">
            <text:p>0.0165735963</text:p>
          </table:table-cell>
          <table:table-cell table:formula="of:=  ( ( ( BETAINV(RAND(); [.$D$2];[.$E$2]) + [.$F$2]) *[.$A88] *[.$B88] ) + RAND() ) / [.$G$2]" office:value-type="float" office:value="0.0166527333230579" calcext:value-type="float">
            <text:p>0.0166527333</text:p>
          </table:table-cell>
          <table:table-cell table:formula="of:=  ( ( ( BETAINV(RAND(); [.$D$2];[.$E$2]) + [.$F$2]) *[.$A88] *[.$B88] ) + RAND() ) / [.$G$2]" office:value-type="float" office:value="0.0164951831001299" calcext:value-type="float">
            <text:p>0.0164951831</text:p>
          </table:table-cell>
          <table:table-cell table:formula="of:=  ( ( ( BETAINV(RAND(); [.$D$2];[.$E$2]) + [.$F$2]) *[.$A88] *[.$B88] ) + RAND() ) / [.$G$2]" office:value-type="float" office:value="0.0165910163519662" calcext:value-type="float">
            <text:p>0.0165910164</text:p>
          </table:table-cell>
          <table:table-cell table:formula="of:=  ( ( ( BETAINV(RAND(); [.$D$2];[.$E$2]) + [.$F$2]) *[.$A88] *[.$B88] ) + RAND() ) / [.$G$2]" office:value-type="float" office:value="0.0164359753018682" calcext:value-type="float">
            <text:p>0.0164359753</text:p>
          </table:table-cell>
          <table:table-cell table:formula="of:=  ( ( ( BETAINV(RAND(); [.$D$2];[.$E$2]) + [.$F$2]) *[.$A88] *[.$B88] ) + RAND() ) / [.$G$2]" office:value-type="float" office:value="0.016538979585049" calcext:value-type="float">
            <text:p>0.0165389796</text:p>
          </table:table-cell>
          <table:table-cell table:formula="of:=  ( ( ( BETAINV(RAND(); [.$D$2];[.$E$2]) + [.$F$2]) *[.$A88] *[.$B88] ) + RAND() ) / [.$G$2]" office:value-type="float" office:value="0.0173550865017796" calcext:value-type="float">
            <text:p>0.0173550865</text:p>
          </table:table-cell>
          <table:table-cell table:formula="of:=  ( ( ( BETAINV(RAND(); [.$D$2];[.$E$2]) + [.$F$2]) *[.$A88] *[.$B88] ) + RAND() ) / [.$G$2]" office:value-type="float" office:value="0.0163955380265839" calcext:value-type="float">
            <text:p>0.016395538</text:p>
          </table:table-cell>
          <table:table-cell table:formula="of:=  ( ( ( BETAINV(RAND(); [.$D$2];[.$E$2]) + [.$F$2]) *[.$A88] *[.$B88] ) + RAND() ) / [.$G$2]" office:value-type="float" office:value="0.0166197343508394" calcext:value-type="float">
            <text:p>0.0166197344</text:p>
          </table:table-cell>
          <table:table-cell table:formula="of:=  ( ( ( BETAINV(RAND(); [.$D$2];[.$E$2]) + [.$F$2]) *[.$A88] *[.$B88] ) + RAND() ) / [.$G$2]" office:value-type="float" office:value="0.016630858339746" calcext:value-type="float">
            <text:p>0.0166308583</text:p>
          </table:table-cell>
          <table:table-cell table:formula="of:=  ( ( ( BETAINV(RAND(); [.$D$2];[.$E$2]) + [.$F$2]) *[.$A88] *[.$B88] ) + RAND() ) / [.$G$2]" office:value-type="float" office:value="0.0169271128424982" calcext:value-type="float">
            <text:p>0.0169271128</text:p>
          </table:table-cell>
          <table:table-cell table:formula="of:=  ( ( ( BETAINV(RAND(); [.$D$2];[.$E$2]) + [.$F$2]) *[.$A88] *[.$B88] ) + RAND() ) / [.$G$2]" office:value-type="float" office:value="0.0164482770605817" calcext:value-type="float">
            <text:p>0.0164482771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formula="of:=  ( ( ( BETAINV(RAND(); [.$D$2];[.$E$2]) + [.$F$2]) *[.$A89] *[.$B89] ) + RAND() ) / [.$G$2]" office:value-type="float" office:value="0.0331970125610532" calcext:value-type="float">
            <text:p>0.0331970126</text:p>
          </table:table-cell>
          <table:table-cell table:formula="of:=  ( ( ( BETAINV(RAND(); [.$D$2];[.$E$2]) + [.$F$2]) *[.$A89] *[.$B89] ) + RAND() ) / [.$G$2]" office:value-type="float" office:value="0.0329482407530752" calcext:value-type="float">
            <text:p>0.0329482408</text:p>
          </table:table-cell>
          <table:table-cell table:formula="of:=  ( ( ( BETAINV(RAND(); [.$D$2];[.$E$2]) + [.$F$2]) *[.$A89] *[.$B89] ) + RAND() ) / [.$G$2]" office:value-type="float" office:value="0.0331181251199133" calcext:value-type="float">
            <text:p>0.0331181251</text:p>
          </table:table-cell>
          <table:table-cell table:formula="of:=  ( ( ( BETAINV(RAND(); [.$D$2];[.$E$2]) + [.$F$2]) *[.$A89] *[.$B89] ) + RAND() ) / [.$G$2]" office:value-type="float" office:value="0.0328700342323992" calcext:value-type="float">
            <text:p>0.0328700342</text:p>
          </table:table-cell>
          <table:table-cell table:formula="of:=  ( ( ( BETAINV(RAND(); [.$D$2];[.$E$2]) + [.$F$2]) *[.$A89] *[.$B89] ) + RAND() ) / [.$G$2]" office:value-type="float" office:value="0.0330363710514771" calcext:value-type="float">
            <text:p>0.0330363711</text:p>
          </table:table-cell>
          <table:table-cell table:formula="of:=  ( ( ( BETAINV(RAND(); [.$D$2];[.$E$2]) + [.$F$2]) *[.$A89] *[.$B89] ) + RAND() ) / [.$G$2]" office:value-type="float" office:value="0.0329703813200692" calcext:value-type="float">
            <text:p>0.0329703813</text:p>
          </table:table-cell>
          <table:table-cell table:formula="of:=  ( ( ( BETAINV(RAND(); [.$D$2];[.$E$2]) + [.$F$2]) *[.$A89] *[.$B89] ) + RAND() ) / [.$G$2]" office:value-type="float" office:value="0.0334654171458275" calcext:value-type="float">
            <text:p>0.0334654171</text:p>
          </table:table-cell>
          <table:table-cell table:formula="of:=  ( ( ( BETAINV(RAND(); [.$D$2];[.$E$2]) + [.$F$2]) *[.$A89] *[.$B89] ) + RAND() ) / [.$G$2]" office:value-type="float" office:value="0.0339869860208148" calcext:value-type="float">
            <text:p>0.033986986</text:p>
          </table:table-cell>
          <table:table-cell table:formula="of:=  ( ( ( BETAINV(RAND(); [.$D$2];[.$E$2]) + [.$F$2]) *[.$A89] *[.$B89] ) + RAND() ) / [.$G$2]" office:value-type="float" office:value="0.0338719041139427" calcext:value-type="float">
            <text:p>0.0338719041</text:p>
          </table:table-cell>
          <table:table-cell table:formula="of:=  ( ( ( BETAINV(RAND(); [.$D$2];[.$E$2]) + [.$F$2]) *[.$A89] *[.$B89] ) + RAND() ) / [.$G$2]" office:value-type="float" office:value="0.033488634358939" calcext:value-type="float">
            <text:p>0.0334886344</text:p>
          </table:table-cell>
          <table:table-cell table:formula="of:=  ( ( ( BETAINV(RAND(); [.$D$2];[.$E$2]) + [.$F$2]) *[.$A89] *[.$B89] ) + RAND() ) / [.$G$2]" office:value-type="float" office:value="0.0330972958171684" calcext:value-type="float">
            <text:p>0.0330972958</text:p>
          </table:table-cell>
          <table:table-cell table:formula="of:=  ( ( ( BETAINV(RAND(); [.$D$2];[.$E$2]) + [.$F$2]) *[.$A89] *[.$B89] ) + RAND() ) / [.$G$2]" office:value-type="float" office:value="0.0331731907721003" calcext:value-type="float">
            <text:p>0.0331731908</text:p>
          </table:table-cell>
          <table:table-cell table:formula="of:=  ( ( ( BETAINV(RAND(); [.$D$2];[.$E$2]) + [.$F$2]) *[.$A89] *[.$B89] ) + RAND() ) / [.$G$2]" office:value-type="float" office:value="0.0330934518818613" calcext:value-type="float">
            <text:p>0.0330934519</text:p>
          </table:table-cell>
          <table:table-cell table:formula="of:=  ( ( ( BETAINV(RAND(); [.$D$2];[.$E$2]) + [.$F$2]) *[.$A89] *[.$B89] ) + RAND() ) / [.$G$2]" office:value-type="float" office:value="0.0330817120676704" calcext:value-type="float">
            <text:p>0.0330817121</text:p>
          </table:table-cell>
          <table:table-cell table:formula="of:=  ( ( ( BETAINV(RAND(); [.$D$2];[.$E$2]) + [.$F$2]) *[.$A89] *[.$B89] ) + RAND() ) / [.$G$2]" office:value-type="float" office:value="0.0329845863625876" calcext:value-type="float">
            <text:p>0.0329845864</text:p>
          </table:table-cell>
          <table:table-cell table:formula="of:=  ( ( ( BETAINV(RAND(); [.$D$2];[.$E$2]) + [.$F$2]) *[.$A89] *[.$B89] ) + RAND() ) / [.$G$2]" office:value-type="float" office:value="0.0327923710687323" calcext:value-type="float">
            <text:p>0.0327923711</text:p>
          </table:table-cell>
          <table:table-cell table:formula="of:=  ( ( ( BETAINV(RAND(); [.$D$2];[.$E$2]) + [.$F$2]) *[.$A89] *[.$B89] ) + RAND() ) / [.$G$2]" office:value-type="float" office:value="0.032885673501283" calcext:value-type="float">
            <text:p>0.032885673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  ( ( ( BETAINV(RAND(); [.$D$2];[.$E$2]) + [.$F$2]) *[.$A90] *[.$B90] ) + RAND() ) / [.$G$2]" office:value-type="float" office:value="0.000000090557874366641" calcext:value-type="float">
            <text:p>9.0557874366641E-008</text:p>
          </table:table-cell>
          <table:table-cell table:formula="of:=  ( ( ( BETAINV(RAND(); [.$D$2];[.$E$2]) + [.$F$2]) *[.$A90] *[.$B90] ) + RAND() ) / [.$G$2]" office:value-type="float" office:value="0.000000080510430992581" calcext:value-type="float">
            <text:p>8.0510430992581E-008</text:p>
          </table:table-cell>
          <table:table-cell table:formula="of:=  ( ( ( BETAINV(RAND(); [.$D$2];[.$E$2]) + [.$F$2]) *[.$A90] *[.$B90] ) + RAND() ) / [.$G$2]" office:value-type="float" office:value="0.00000000276348765473813" calcext:value-type="float">
            <text:p>2.76348765473813E-009</text:p>
          </table:table-cell>
          <table:table-cell table:formula="of:=  ( ( ( BETAINV(RAND(); [.$D$2];[.$E$2]) + [.$F$2]) *[.$A90] *[.$B90] ) + RAND() ) / [.$G$2]" office:value-type="float" office:value="0.000000023192970152013" calcext:value-type="float">
            <text:p>2.3192970152013E-008</text:p>
          </table:table-cell>
          <table:table-cell table:formula="of:=  ( ( ( BETAINV(RAND(); [.$D$2];[.$E$2]) + [.$F$2]) *[.$A90] *[.$B90] ) + RAND() ) / [.$G$2]" office:value-type="float" office:value="0.0000000919738571858034" calcext:value-type="float">
            <text:p>0.000000092</text:p>
          </table:table-cell>
          <table:table-cell table:formula="of:=  ( ( ( BETAINV(RAND(); [.$D$2];[.$E$2]) + [.$F$2]) *[.$A90] *[.$B90] ) + RAND() ) / [.$G$2]" office:value-type="float" office:value="0.0000000486864025937393" calcext:value-type="float">
            <text:p>4.86864025937393E-008</text:p>
          </table:table-cell>
          <table:table-cell table:formula="of:=  ( ( ( BETAINV(RAND(); [.$D$2];[.$E$2]) + [.$F$2]) *[.$A90] *[.$B90] ) + RAND() ) / [.$G$2]" office:value-type="float" office:value="0.0000000162953560473397" calcext:value-type="float">
            <text:p>1.62953560473397E-008</text:p>
          </table:table-cell>
          <table:table-cell table:formula="of:=  ( ( ( BETAINV(RAND(); [.$D$2];[.$E$2]) + [.$F$2]) *[.$A90] *[.$B90] ) + RAND() ) / [.$G$2]" office:value-type="float" office:value="0.0000000102765973424539" calcext:value-type="float">
            <text:p>1.02765973424539E-008</text:p>
          </table:table-cell>
          <table:table-cell table:formula="of:=  ( ( ( BETAINV(RAND(); [.$D$2];[.$E$2]) + [.$F$2]) *[.$A90] *[.$B90] ) + RAND() ) / [.$G$2]" office:value-type="float" office:value="0.0000000262347735464573" calcext:value-type="float">
            <text:p>2.62347735464573E-008</text:p>
          </table:table-cell>
          <table:table-cell table:formula="of:=  ( ( ( BETAINV(RAND(); [.$D$2];[.$E$2]) + [.$F$2]) *[.$A90] *[.$B90] ) + RAND() ) / [.$G$2]" office:value-type="float" office:value="0.0000000702294954564422" calcext:value-type="float">
            <text:p>7.02294954564422E-008</text:p>
          </table:table-cell>
          <table:table-cell table:formula="of:=  ( ( ( BETAINV(RAND(); [.$D$2];[.$E$2]) + [.$F$2]) *[.$A90] *[.$B90] ) + RAND() ) / [.$G$2]" office:value-type="float" office:value="0.0000000923626562580466" calcext:value-type="float">
            <text:p>9.23626562580466E-008</text:p>
          </table:table-cell>
          <table:table-cell table:formula="of:=  ( ( ( BETAINV(RAND(); [.$D$2];[.$E$2]) + [.$F$2]) *[.$A90] *[.$B90] ) + RAND() ) / [.$G$2]" office:value-type="float" office:value="0.0000000298308840021491" calcext:value-type="float">
            <text:p>2.98308840021491E-008</text:p>
          </table:table-cell>
          <table:table-cell table:formula="of:=  ( ( ( BETAINV(RAND(); [.$D$2];[.$E$2]) + [.$F$2]) *[.$A90] *[.$B90] ) + RAND() ) / [.$G$2]" office:value-type="float" office:value="0.0000000486455474048853" calcext:value-type="float">
            <text:p>4.86455474048853E-008</text:p>
          </table:table-cell>
          <table:table-cell table:formula="of:=  ( ( ( BETAINV(RAND(); [.$D$2];[.$E$2]) + [.$F$2]) *[.$A90] *[.$B90] ) + RAND() ) / [.$G$2]" office:value-type="float" office:value="0.000000089880513236858" calcext:value-type="float">
            <text:p>8.9880513236858E-008</text:p>
          </table:table-cell>
          <table:table-cell table:formula="of:=  ( ( ( BETAINV(RAND(); [.$D$2];[.$E$2]) + [.$F$2]) *[.$A90] *[.$B90] ) + RAND() ) / [.$G$2]" office:value-type="float" office:value="0.00000000319502768106759" calcext:value-type="float">
            <text:p>3.19502768106759E-009</text:p>
          </table:table-cell>
          <table:table-cell table:formula="of:=  ( ( ( BETAINV(RAND(); [.$D$2];[.$E$2]) + [.$F$2]) *[.$A90] *[.$B90] ) + RAND() ) / [.$G$2]" office:value-type="float" office:value="0.0000000451907165814191" calcext:value-type="float">
            <text:p>4.51907165814191E-008</text:p>
          </table:table-cell>
          <table:table-cell table:formula="of:=  ( ( ( BETAINV(RAND(); [.$D$2];[.$E$2]) + [.$F$2]) *[.$A90] *[.$B90] ) + RAND() ) / [.$G$2]" office:value-type="float" office:value="0.000000055650927615352" calcext:value-type="float">
            <text:p>5.5650927615352E-00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  ( ( ( BETAINV(RAND(); [.$D$2];[.$E$2]) + [.$F$2]) *[.$A91] *[.$B91] ) + RAND() ) / [.$G$2]" office:value-type="float" office:value="0.0000645170237492303" calcext:value-type="float">
            <text:p>0.000064517</text:p>
          </table:table-cell>
          <table:table-cell table:formula="of:=  ( ( ( BETAINV(RAND(); [.$D$2];[.$E$2]) + [.$F$2]) *[.$A91] *[.$B91] ) + RAND() ) / [.$G$2]" office:value-type="float" office:value="0.0000665849943288489" calcext:value-type="float">
            <text:p>0.000066585</text:p>
          </table:table-cell>
          <table:table-cell table:formula="of:=  ( ( ( BETAINV(RAND(); [.$D$2];[.$E$2]) + [.$F$2]) *[.$A91] *[.$B91] ) + RAND() ) / [.$G$2]" office:value-type="float" office:value="0.0000646535141201216" calcext:value-type="float">
            <text:p>6.46535141201216E-005</text:p>
          </table:table-cell>
          <table:table-cell table:formula="of:=  ( ( ( BETAINV(RAND(); [.$D$2];[.$E$2]) + [.$F$2]) *[.$A91] *[.$B91] ) + RAND() ) / [.$G$2]" office:value-type="float" office:value="0.0000670358438387375" calcext:value-type="float">
            <text:p>6.70358438387375E-005</text:p>
          </table:table-cell>
          <table:table-cell table:formula="of:=  ( ( ( BETAINV(RAND(); [.$D$2];[.$E$2]) + [.$F$2]) *[.$A91] *[.$B91] ) + RAND() ) / [.$G$2]" office:value-type="float" office:value="0.0000641166855926907" calcext:value-type="float">
            <text:p>6.41166855926907E-005</text:p>
          </table:table-cell>
          <table:table-cell table:formula="of:=  ( ( ( BETAINV(RAND(); [.$D$2];[.$E$2]) + [.$F$2]) *[.$A91] *[.$B91] ) + RAND() ) / [.$G$2]" office:value-type="float" office:value="0.0000641736233703018" calcext:value-type="float">
            <text:p>6.41736233703018E-005</text:p>
          </table:table-cell>
          <table:table-cell table:formula="of:=  ( ( ( BETAINV(RAND(); [.$D$2];[.$E$2]) + [.$F$2]) *[.$A91] *[.$B91] ) + RAND() ) / [.$G$2]" office:value-type="float" office:value="0.0000643155549990473" calcext:value-type="float">
            <text:p>6.43155549990473E-005</text:p>
          </table:table-cell>
          <table:table-cell table:formula="of:=  ( ( ( BETAINV(RAND(); [.$D$2];[.$E$2]) + [.$F$2]) *[.$A91] *[.$B91] ) + RAND() ) / [.$G$2]" office:value-type="float" office:value="0.0000666464086943238" calcext:value-type="float">
            <text:p>6.66464086943238E-005</text:p>
          </table:table-cell>
          <table:table-cell table:formula="of:=  ( ( ( BETAINV(RAND(); [.$D$2];[.$E$2]) + [.$F$2]) *[.$A91] *[.$B91] ) + RAND() ) / [.$G$2]" office:value-type="float" office:value="0.0000647683073339145" calcext:value-type="float">
            <text:p>6.47683073339145E-005</text:p>
          </table:table-cell>
          <table:table-cell table:formula="of:=  ( ( ( BETAINV(RAND(); [.$D$2];[.$E$2]) + [.$F$2]) *[.$A91] *[.$B91] ) + RAND() ) / [.$G$2]" office:value-type="float" office:value="0.0000646336444070917" calcext:value-type="float">
            <text:p>6.46336444070917E-005</text:p>
          </table:table-cell>
          <table:table-cell table:formula="of:=  ( ( ( BETAINV(RAND(); [.$D$2];[.$E$2]) + [.$F$2]) *[.$A91] *[.$B91] ) + RAND() ) / [.$G$2]" office:value-type="float" office:value="0.0000644084072320507" calcext:value-type="float">
            <text:p>6.44084072320507E-005</text:p>
          </table:table-cell>
          <table:table-cell table:formula="of:=  ( ( ( BETAINV(RAND(); [.$D$2];[.$E$2]) + [.$F$2]) *[.$A91] *[.$B91] ) + RAND() ) / [.$G$2]" office:value-type="float" office:value="0.0000658324126595371" calcext:value-type="float">
            <text:p>6.58324126595371E-005</text:p>
          </table:table-cell>
          <table:table-cell table:formula="of:=  ( ( ( BETAINV(RAND(); [.$D$2];[.$E$2]) + [.$F$2]) *[.$A91] *[.$B91] ) + RAND() ) / [.$G$2]" office:value-type="float" office:value="0.0000645876462456298" calcext:value-type="float">
            <text:p>6.45876462456298E-005</text:p>
          </table:table-cell>
          <table:table-cell table:formula="of:=  ( ( ( BETAINV(RAND(); [.$D$2];[.$E$2]) + [.$F$2]) *[.$A91] *[.$B91] ) + RAND() ) / [.$G$2]" office:value-type="float" office:value="0.0000645576334620847" calcext:value-type="float">
            <text:p>6.45576334620847E-005</text:p>
          </table:table-cell>
          <table:table-cell table:formula="of:=  ( ( ( BETAINV(RAND(); [.$D$2];[.$E$2]) + [.$F$2]) *[.$A91] *[.$B91] ) + RAND() ) / [.$G$2]" office:value-type="float" office:value="0.0000652223046569636" calcext:value-type="float">
            <text:p>6.52223046569636E-005</text:p>
          </table:table-cell>
          <table:table-cell table:formula="of:=  ( ( ( BETAINV(RAND(); [.$D$2];[.$E$2]) + [.$F$2]) *[.$A91] *[.$B91] ) + RAND() ) / [.$G$2]" office:value-type="float" office:value="0.0000644881064377681" calcext:value-type="float">
            <text:p>6.44881064377681E-005</text:p>
          </table:table-cell>
          <table:table-cell table:formula="of:=  ( ( ( BETAINV(RAND(); [.$D$2];[.$E$2]) + [.$F$2]) *[.$A91] *[.$B91] ) + RAND() ) / [.$G$2]" office:value-type="float" office:value="0.0000665152410781936" calcext:value-type="float">
            <text:p>6.65152410781936E-005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formula="of:=  ( ( ( BETAINV(RAND(); [.$D$2];[.$E$2]) + [.$F$2]) *[.$A92] *[.$B92] ) + RAND() ) / [.$G$2]" office:value-type="float" office:value="0.000135613304818419" calcext:value-type="float">
            <text:p>0.0001356133</text:p>
          </table:table-cell>
          <table:table-cell table:formula="of:=  ( ( ( BETAINV(RAND(); [.$D$2];[.$E$2]) + [.$F$2]) *[.$A92] *[.$B92] ) + RAND() ) / [.$G$2]" office:value-type="float" office:value="0.000131037559722115" calcext:value-type="float">
            <text:p>0.0001310376</text:p>
          </table:table-cell>
          <table:table-cell table:formula="of:=  ( ( ( BETAINV(RAND(); [.$D$2];[.$E$2]) + [.$F$2]) *[.$A92] *[.$B92] ) + RAND() ) / [.$G$2]" office:value-type="float" office:value="0.000132731504277758" calcext:value-type="float">
            <text:p>0.0001327315</text:p>
          </table:table-cell>
          <table:table-cell table:formula="of:=  ( ( ( BETAINV(RAND(); [.$D$2];[.$E$2]) + [.$F$2]) *[.$A92] *[.$B92] ) + RAND() ) / [.$G$2]" office:value-type="float" office:value="0.000131849865460795" calcext:value-type="float">
            <text:p>0.0001318499</text:p>
          </table:table-cell>
          <table:table-cell table:formula="of:=  ( ( ( BETAINV(RAND(); [.$D$2];[.$E$2]) + [.$F$2]) *[.$A92] *[.$B92] ) + RAND() ) / [.$G$2]" office:value-type="float" office:value="0.000129303664294592" calcext:value-type="float">
            <text:p>0.0001293037</text:p>
          </table:table-cell>
          <table:table-cell table:formula="of:=  ( ( ( BETAINV(RAND(); [.$D$2];[.$E$2]) + [.$F$2]) *[.$A92] *[.$B92] ) + RAND() ) / [.$G$2]" office:value-type="float" office:value="0.000130372659606153" calcext:value-type="float">
            <text:p>0.0001303727</text:p>
          </table:table-cell>
          <table:table-cell table:formula="of:=  ( ( ( BETAINV(RAND(); [.$D$2];[.$E$2]) + [.$F$2]) *[.$A92] *[.$B92] ) + RAND() ) / [.$G$2]" office:value-type="float" office:value="0.000128420206243456" calcext:value-type="float">
            <text:p>0.0001284202</text:p>
          </table:table-cell>
          <table:table-cell table:formula="of:=  ( ( ( BETAINV(RAND(); [.$D$2];[.$E$2]) + [.$F$2]) *[.$A92] *[.$B92] ) + RAND() ) / [.$G$2]" office:value-type="float" office:value="0.000128644464267343" calcext:value-type="float">
            <text:p>0.0001286445</text:p>
          </table:table-cell>
          <table:table-cell table:formula="of:=  ( ( ( BETAINV(RAND(); [.$D$2];[.$E$2]) + [.$F$2]) *[.$A92] *[.$B92] ) + RAND() ) / [.$G$2]" office:value-type="float" office:value="0.000129936602233968" calcext:value-type="float">
            <text:p>0.0001299366</text:p>
          </table:table-cell>
          <table:table-cell table:formula="of:=  ( ( ( BETAINV(RAND(); [.$D$2];[.$E$2]) + [.$F$2]) *[.$A92] *[.$B92] ) + RAND() ) / [.$G$2]" office:value-type="float" office:value="0.000131128880522595" calcext:value-type="float">
            <text:p>0.0001311289</text:p>
          </table:table-cell>
          <table:table-cell table:formula="of:=  ( ( ( BETAINV(RAND(); [.$D$2];[.$E$2]) + [.$F$2]) *[.$A92] *[.$B92] ) + RAND() ) / [.$G$2]" office:value-type="float" office:value="0.000131033633670893" calcext:value-type="float">
            <text:p>0.0001310336</text:p>
          </table:table-cell>
          <table:table-cell table:formula="of:=  ( ( ( BETAINV(RAND(); [.$D$2];[.$E$2]) + [.$F$2]) *[.$A92] *[.$B92] ) + RAND() ) / [.$G$2]" office:value-type="float" office:value="0.000130237486093194" calcext:value-type="float">
            <text:p>0.0001302375</text:p>
          </table:table-cell>
          <table:table-cell table:formula="of:=  ( ( ( BETAINV(RAND(); [.$D$2];[.$E$2]) + [.$F$2]) *[.$A92] *[.$B92] ) + RAND() ) / [.$G$2]" office:value-type="float" office:value="0.000132438579845185" calcext:value-type="float">
            <text:p>0.0001324386</text:p>
          </table:table-cell>
          <table:table-cell table:formula="of:=  ( ( ( BETAINV(RAND(); [.$D$2];[.$E$2]) + [.$F$2]) *[.$A92] *[.$B92] ) + RAND() ) / [.$G$2]" office:value-type="float" office:value="0.000129827805446762" calcext:value-type="float">
            <text:p>0.0001298278</text:p>
          </table:table-cell>
          <table:table-cell table:formula="of:=  ( ( ( BETAINV(RAND(); [.$D$2];[.$E$2]) + [.$F$2]) *[.$A92] *[.$B92] ) + RAND() ) / [.$G$2]" office:value-type="float" office:value="0.000129068309294838" calcext:value-type="float">
            <text:p>0.0001290683</text:p>
          </table:table-cell>
          <table:table-cell table:formula="of:=  ( ( ( BETAINV(RAND(); [.$D$2];[.$E$2]) + [.$F$2]) *[.$A92] *[.$B92] ) + RAND() ) / [.$G$2]" office:value-type="float" office:value="0.00013317213441989" calcext:value-type="float">
            <text:p>0.0001331721</text:p>
          </table:table-cell>
          <table:table-cell table:formula="of:=  ( ( ( BETAINV(RAND(); [.$D$2];[.$E$2]) + [.$F$2]) *[.$A92] *[.$B92] ) + RAND() ) / [.$G$2]" office:value-type="float" office:value="0.000128192868138361" calcext:value-type="float">
            <text:p>0.0001281929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formula="of:=  ( ( ( BETAINV(RAND(); [.$D$2];[.$E$2]) + [.$F$2]) *[.$A93] *[.$B93] ) + RAND() ) / [.$G$2]" office:value-type="float" office:value="0.000263639721152373" calcext:value-type="float">
            <text:p>0.0002636397</text:p>
          </table:table-cell>
          <table:table-cell table:formula="of:=  ( ( ( BETAINV(RAND(); [.$D$2];[.$E$2]) + [.$F$2]) *[.$A93] *[.$B93] ) + RAND() ) / [.$G$2]" office:value-type="float" office:value="0.000263386000952602" calcext:value-type="float">
            <text:p>0.000263386</text:p>
          </table:table-cell>
          <table:table-cell table:formula="of:=  ( ( ( BETAINV(RAND(); [.$D$2];[.$E$2]) + [.$F$2]) *[.$A93] *[.$B93] ) + RAND() ) / [.$G$2]" office:value-type="float" office:value="0.00025713820989398" calcext:value-type="float">
            <text:p>0.0002571382</text:p>
          </table:table-cell>
          <table:table-cell table:formula="of:=  ( ( ( BETAINV(RAND(); [.$D$2];[.$E$2]) + [.$F$2]) *[.$A93] *[.$B93] ) + RAND() ) / [.$G$2]" office:value-type="float" office:value="0.000256386085449627" calcext:value-type="float">
            <text:p>0.0002563861</text:p>
          </table:table-cell>
          <table:table-cell table:formula="of:=  ( ( ( BETAINV(RAND(); [.$D$2];[.$E$2]) + [.$F$2]) *[.$A93] *[.$B93] ) + RAND() ) / [.$G$2]" office:value-type="float" office:value="0.000264400565644905" calcext:value-type="float">
            <text:p>0.0002644006</text:p>
          </table:table-cell>
          <table:table-cell table:formula="of:=  ( ( ( BETAINV(RAND(); [.$D$2];[.$E$2]) + [.$F$2]) *[.$A93] *[.$B93] ) + RAND() ) / [.$G$2]" office:value-type="float" office:value="0.000256488333582671" calcext:value-type="float">
            <text:p>0.0002564883</text:p>
          </table:table-cell>
          <table:table-cell table:formula="of:=  ( ( ( BETAINV(RAND(); [.$D$2];[.$E$2]) + [.$F$2]) *[.$A93] *[.$B93] ) + RAND() ) / [.$G$2]" office:value-type="float" office:value="0.000258266233614037" calcext:value-type="float">
            <text:p>0.0002582662</text:p>
          </table:table-cell>
          <table:table-cell table:formula="of:=  ( ( ( BETAINV(RAND(); [.$D$2];[.$E$2]) + [.$F$2]) *[.$A93] *[.$B93] ) + RAND() ) / [.$G$2]" office:value-type="float" office:value="0.000256847949042018" calcext:value-type="float">
            <text:p>0.0002568479</text:p>
          </table:table-cell>
          <table:table-cell table:formula="of:=  ( ( ( BETAINV(RAND(); [.$D$2];[.$E$2]) + [.$F$2]) *[.$A93] *[.$B93] ) + RAND() ) / [.$G$2]" office:value-type="float" office:value="0.00026603630436407" calcext:value-type="float">
            <text:p>0.0002660363</text:p>
          </table:table-cell>
          <table:table-cell table:formula="of:=  ( ( ( BETAINV(RAND(); [.$D$2];[.$E$2]) + [.$F$2]) *[.$A93] *[.$B93] ) + RAND() ) / [.$G$2]" office:value-type="float" office:value="0.000257509557061594" calcext:value-type="float">
            <text:p>0.0002575096</text:p>
          </table:table-cell>
          <table:table-cell table:formula="of:=  ( ( ( BETAINV(RAND(); [.$D$2];[.$E$2]) + [.$F$2]) *[.$A93] *[.$B93] ) + RAND() ) / [.$G$2]" office:value-type="float" office:value="0.000267113520964245" calcext:value-type="float">
            <text:p>0.0002671135</text:p>
          </table:table-cell>
          <table:table-cell table:formula="of:=  ( ( ( BETAINV(RAND(); [.$D$2];[.$E$2]) + [.$F$2]) *[.$A93] *[.$B93] ) + RAND() ) / [.$G$2]" office:value-type="float" office:value="0.000257381693482427" calcext:value-type="float">
            <text:p>0.0002573817</text:p>
          </table:table-cell>
          <table:table-cell table:formula="of:=  ( ( ( BETAINV(RAND(); [.$D$2];[.$E$2]) + [.$F$2]) *[.$A93] *[.$B93] ) + RAND() ) / [.$G$2]" office:value-type="float" office:value="0.000262234834945807" calcext:value-type="float">
            <text:p>0.0002622348</text:p>
          </table:table-cell>
          <table:table-cell table:formula="of:=  ( ( ( BETAINV(RAND(); [.$D$2];[.$E$2]) + [.$F$2]) *[.$A93] *[.$B93] ) + RAND() ) / [.$G$2]" office:value-type="float" office:value="0.000259255863883318" calcext:value-type="float">
            <text:p>0.0002592559</text:p>
          </table:table-cell>
          <table:table-cell table:formula="of:=  ( ( ( BETAINV(RAND(); [.$D$2];[.$E$2]) + [.$F$2]) *[.$A93] *[.$B93] ) + RAND() ) / [.$G$2]" office:value-type="float" office:value="0.000256422753815505" calcext:value-type="float">
            <text:p>0.0002564228</text:p>
          </table:table-cell>
          <table:table-cell table:formula="of:=  ( ( ( BETAINV(RAND(); [.$D$2];[.$E$2]) + [.$F$2]) *[.$A93] *[.$B93] ) + RAND() ) / [.$G$2]" office:value-type="float" office:value="0.000258064255119426" calcext:value-type="float">
            <text:p>0.0002580643</text:p>
          </table:table-cell>
          <table:table-cell table:formula="of:=  ( ( ( BETAINV(RAND(); [.$D$2];[.$E$2]) + [.$F$2]) *[.$A93] *[.$B93] ) + RAND() ) / [.$G$2]" office:value-type="float" office:value="0.00025609022946022" calcext:value-type="float">
            <text:p>0.0002560902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  ( ( ( BETAINV(RAND(); [.$D$2];[.$E$2]) + [.$F$2]) *[.$A94] *[.$B94] ) + RAND() ) / [.$G$2]" office:value-type="float" office:value="0.000534810386958635" calcext:value-type="float">
            <text:p>0.0005348104</text:p>
          </table:table-cell>
          <table:table-cell table:formula="of:=  ( ( ( BETAINV(RAND(); [.$D$2];[.$E$2]) + [.$F$2]) *[.$A94] *[.$B94] ) + RAND() ) / [.$G$2]" office:value-type="float" office:value="0.000515352223186929" calcext:value-type="float">
            <text:p>0.0005153522</text:p>
          </table:table-cell>
          <table:table-cell table:formula="of:=  ( ( ( BETAINV(RAND(); [.$D$2];[.$E$2]) + [.$F$2]) *[.$A94] *[.$B94] ) + RAND() ) / [.$G$2]" office:value-type="float" office:value="0.000516116163090964" calcext:value-type="float">
            <text:p>0.0005161162</text:p>
          </table:table-cell>
          <table:table-cell table:formula="of:=  ( ( ( BETAINV(RAND(); [.$D$2];[.$E$2]) + [.$F$2]) *[.$A94] *[.$B94] ) + RAND() ) / [.$G$2]" office:value-type="float" office:value="0.000526927494164377" calcext:value-type="float">
            <text:p>0.0005269275</text:p>
          </table:table-cell>
          <table:table-cell table:formula="of:=  ( ( ( BETAINV(RAND(); [.$D$2];[.$E$2]) + [.$F$2]) *[.$A94] *[.$B94] ) + RAND() ) / [.$G$2]" office:value-type="float" office:value="0.00052648825614088" calcext:value-type="float">
            <text:p>0.0005264883</text:p>
          </table:table-cell>
          <table:table-cell table:formula="of:=  ( ( ( BETAINV(RAND(); [.$D$2];[.$E$2]) + [.$F$2]) *[.$A94] *[.$B94] ) + RAND() ) / [.$G$2]" office:value-type="float" office:value="0.000519208003084967" calcext:value-type="float">
            <text:p>0.000519208</text:p>
          </table:table-cell>
          <table:table-cell table:formula="of:=  ( ( ( BETAINV(RAND(); [.$D$2];[.$E$2]) + [.$F$2]) *[.$A94] *[.$B94] ) + RAND() ) / [.$G$2]" office:value-type="float" office:value="0.000514365641493699" calcext:value-type="float">
            <text:p>0.0005143656</text:p>
          </table:table-cell>
          <table:table-cell table:formula="of:=  ( ( ( BETAINV(RAND(); [.$D$2];[.$E$2]) + [.$F$2]) *[.$A94] *[.$B94] ) + RAND() ) / [.$G$2]" office:value-type="float" office:value="0.000513776621801966" calcext:value-type="float">
            <text:p>0.0005137766</text:p>
          </table:table-cell>
          <table:table-cell table:formula="of:=  ( ( ( BETAINV(RAND(); [.$D$2];[.$E$2]) + [.$F$2]) *[.$A94] *[.$B94] ) + RAND() ) / [.$G$2]" office:value-type="float" office:value="0.000520223769695647" calcext:value-type="float">
            <text:p>0.0005202238</text:p>
          </table:table-cell>
          <table:table-cell table:formula="of:=  ( ( ( BETAINV(RAND(); [.$D$2];[.$E$2]) + [.$F$2]) *[.$A94] *[.$B94] ) + RAND() ) / [.$G$2]" office:value-type="float" office:value="0.000516046946645082" calcext:value-type="float">
            <text:p>0.0005160469</text:p>
          </table:table-cell>
          <table:table-cell table:formula="of:=  ( ( ( BETAINV(RAND(); [.$D$2];[.$E$2]) + [.$F$2]) *[.$A94] *[.$B94] ) + RAND() ) / [.$G$2]" office:value-type="float" office:value="0.000515634909465238" calcext:value-type="float">
            <text:p>0.0005156349</text:p>
          </table:table-cell>
          <table:table-cell table:formula="of:=  ( ( ( BETAINV(RAND(); [.$D$2];[.$E$2]) + [.$F$2]) *[.$A94] *[.$B94] ) + RAND() ) / [.$G$2]" office:value-type="float" office:value="0.000512745724873203" calcext:value-type="float">
            <text:p>0.0005127457</text:p>
          </table:table-cell>
          <table:table-cell table:formula="of:=  ( ( ( BETAINV(RAND(); [.$D$2];[.$E$2]) + [.$F$2]) *[.$A94] *[.$B94] ) + RAND() ) / [.$G$2]" office:value-type="float" office:value="0.000514150363545391" calcext:value-type="float">
            <text:p>0.0005141504</text:p>
          </table:table-cell>
          <table:table-cell table:formula="of:=  ( ( ( BETAINV(RAND(); [.$D$2];[.$E$2]) + [.$F$2]) *[.$A94] *[.$B94] ) + RAND() ) / [.$G$2]" office:value-type="float" office:value="0.000538509263365204" calcext:value-type="float">
            <text:p>0.0005385093</text:p>
          </table:table-cell>
          <table:table-cell table:formula="of:=  ( ( ( BETAINV(RAND(); [.$D$2];[.$E$2]) + [.$F$2]) *[.$A94] *[.$B94] ) + RAND() ) / [.$G$2]" office:value-type="float" office:value="0.000523381833574767" calcext:value-type="float">
            <text:p>0.0005233818</text:p>
          </table:table-cell>
          <table:table-cell table:formula="of:=  ( ( ( BETAINV(RAND(); [.$D$2];[.$E$2]) + [.$F$2]) *[.$A94] *[.$B94] ) + RAND() ) / [.$G$2]" office:value-type="float" office:value="0.000518596515225749" calcext:value-type="float">
            <text:p>0.0005185965</text:p>
          </table:table-cell>
          <table:table-cell table:formula="of:=  ( ( ( BETAINV(RAND(); [.$D$2];[.$E$2]) + [.$F$2]) *[.$A94] *[.$B94] ) + RAND() ) / [.$G$2]" office:value-type="float" office:value="0.000537058891107763" calcext:value-type="float">
            <text:p>0.0005370589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formula="of:=  ( ( ( BETAINV(RAND(); [.$D$2];[.$E$2]) + [.$F$2]) *[.$A95] *[.$B95] ) + RAND() ) / [.$G$2]" office:value-type="float" office:value="0.00102731127520858" calcext:value-type="float">
            <text:p>0.0010273113</text:p>
          </table:table-cell>
          <table:table-cell table:formula="of:=  ( ( ( BETAINV(RAND(); [.$D$2];[.$E$2]) + [.$F$2]) *[.$A95] *[.$B95] ) + RAND() ) / [.$G$2]" office:value-type="float" office:value="0.00103748800739425" calcext:value-type="float">
            <text:p>0.001037488</text:p>
          </table:table-cell>
          <table:table-cell table:formula="of:=  ( ( ( BETAINV(RAND(); [.$D$2];[.$E$2]) + [.$F$2]) *[.$A95] *[.$B95] ) + RAND() ) / [.$G$2]" office:value-type="float" office:value="0.00103692607680962" calcext:value-type="float">
            <text:p>0.0010369261</text:p>
          </table:table-cell>
          <table:table-cell table:formula="of:=  ( ( ( BETAINV(RAND(); [.$D$2];[.$E$2]) + [.$F$2]) *[.$A95] *[.$B95] ) + RAND() ) / [.$G$2]" office:value-type="float" office:value="0.00102545086173605" calcext:value-type="float">
            <text:p>0.0010254509</text:p>
          </table:table-cell>
          <table:table-cell table:formula="of:=  ( ( ( BETAINV(RAND(); [.$D$2];[.$E$2]) + [.$F$2]) *[.$A95] *[.$B95] ) + RAND() ) / [.$G$2]" office:value-type="float" office:value="0.00102990703400041" calcext:value-type="float">
            <text:p>0.001029907</text:p>
          </table:table-cell>
          <table:table-cell table:formula="of:=  ( ( ( BETAINV(RAND(); [.$D$2];[.$E$2]) + [.$F$2]) *[.$A95] *[.$B95] ) + RAND() ) / [.$G$2]" office:value-type="float" office:value="0.00103722953100009" calcext:value-type="float">
            <text:p>0.0010372295</text:p>
          </table:table-cell>
          <table:table-cell table:formula="of:=  ( ( ( BETAINV(RAND(); [.$D$2];[.$E$2]) + [.$F$2]) *[.$A95] *[.$B95] ) + RAND() ) / [.$G$2]" office:value-type="float" office:value="0.00103045910346043" calcext:value-type="float">
            <text:p>0.0010304591</text:p>
          </table:table-cell>
          <table:table-cell table:formula="of:=  ( ( ( BETAINV(RAND(); [.$D$2];[.$E$2]) + [.$F$2]) *[.$A95] *[.$B95] ) + RAND() ) / [.$G$2]" office:value-type="float" office:value="0.00102641751303156" calcext:value-type="float">
            <text:p>0.0010264175</text:p>
          </table:table-cell>
          <table:table-cell table:formula="of:=  ( ( ( BETAINV(RAND(); [.$D$2];[.$E$2]) + [.$F$2]) *[.$A95] *[.$B95] ) + RAND() ) / [.$G$2]" office:value-type="float" office:value="0.0010406783502671" calcext:value-type="float">
            <text:p>0.0010406784</text:p>
          </table:table-cell>
          <table:table-cell table:formula="of:=  ( ( ( BETAINV(RAND(); [.$D$2];[.$E$2]) + [.$F$2]) *[.$A95] *[.$B95] ) + RAND() ) / [.$G$2]" office:value-type="float" office:value="0.00102982943521989" calcext:value-type="float">
            <text:p>0.0010298294</text:p>
          </table:table-cell>
          <table:table-cell table:formula="of:=  ( ( ( BETAINV(RAND(); [.$D$2];[.$E$2]) + [.$F$2]) *[.$A95] *[.$B95] ) + RAND() ) / [.$G$2]" office:value-type="float" office:value="0.00102601351183316" calcext:value-type="float">
            <text:p>0.0010260135</text:p>
          </table:table-cell>
          <table:table-cell table:formula="of:=  ( ( ( BETAINV(RAND(); [.$D$2];[.$E$2]) + [.$F$2]) *[.$A95] *[.$B95] ) + RAND() ) / [.$G$2]" office:value-type="float" office:value="0.00102653410500309" calcext:value-type="float">
            <text:p>0.0010265341</text:p>
          </table:table-cell>
          <table:table-cell table:formula="of:=  ( ( ( BETAINV(RAND(); [.$D$2];[.$E$2]) + [.$F$2]) *[.$A95] *[.$B95] ) + RAND() ) / [.$G$2]" office:value-type="float" office:value="0.00103731180804422" calcext:value-type="float">
            <text:p>0.0010373118</text:p>
          </table:table-cell>
          <table:table-cell table:formula="of:=  ( ( ( BETAINV(RAND(); [.$D$2];[.$E$2]) + [.$F$2]) *[.$A95] *[.$B95] ) + RAND() ) / [.$G$2]" office:value-type="float" office:value="0.00104013481138056" calcext:value-type="float">
            <text:p>0.0010401348</text:p>
          </table:table-cell>
          <table:table-cell table:formula="of:=  ( ( ( BETAINV(RAND(); [.$D$2];[.$E$2]) + [.$F$2]) *[.$A95] *[.$B95] ) + RAND() ) / [.$G$2]" office:value-type="float" office:value="0.00102855627125281" calcext:value-type="float">
            <text:p>0.0010285563</text:p>
          </table:table-cell>
          <table:table-cell table:formula="of:=  ( ( ( BETAINV(RAND(); [.$D$2];[.$E$2]) + [.$F$2]) *[.$A95] *[.$B95] ) + RAND() ) / [.$G$2]" office:value-type="float" office:value="0.001029026199002" calcext:value-type="float">
            <text:p>0.0010290262</text:p>
          </table:table-cell>
          <table:table-cell table:formula="of:=  ( ( ( BETAINV(RAND(); [.$D$2];[.$E$2]) + [.$F$2]) *[.$A95] *[.$B95] ) + RAND() ) / [.$G$2]" office:value-type="float" office:value="0.00105651983019141" calcext:value-type="float">
            <text:p>0.0010565198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  ( ( ( BETAINV(RAND(); [.$D$2];[.$E$2]) + [.$F$2]) *[.$A96] *[.$B96] ) + RAND() ) / [.$G$2]" office:value-type="float" office:value="0.00211234541115582" calcext:value-type="float">
            <text:p>0.0021123454</text:p>
          </table:table-cell>
          <table:table-cell table:formula="of:=  ( ( ( BETAINV(RAND(); [.$D$2];[.$E$2]) + [.$F$2]) *[.$A96] *[.$B96] ) + RAND() ) / [.$G$2]" office:value-type="float" office:value="0.00205409723322907" calcext:value-type="float">
            <text:p>0.0020540972</text:p>
          </table:table-cell>
          <table:table-cell table:formula="of:=  ( ( ( BETAINV(RAND(); [.$D$2];[.$E$2]) + [.$F$2]) *[.$A96] *[.$B96] ) + RAND() ) / [.$G$2]" office:value-type="float" office:value="0.00213367172471724" calcext:value-type="float">
            <text:p>0.0021336717</text:p>
          </table:table-cell>
          <table:table-cell table:formula="of:=  ( ( ( BETAINV(RAND(); [.$D$2];[.$E$2]) + [.$F$2]) *[.$A96] *[.$B96] ) + RAND() ) / [.$G$2]" office:value-type="float" office:value="0.00205337424730804" calcext:value-type="float">
            <text:p>0.0020533742</text:p>
          </table:table-cell>
          <table:table-cell table:formula="of:=  ( ( ( BETAINV(RAND(); [.$D$2];[.$E$2]) + [.$F$2]) *[.$A96] *[.$B96] ) + RAND() ) / [.$G$2]" office:value-type="float" office:value="0.00211134726105733" calcext:value-type="float">
            <text:p>0.0021113473</text:p>
          </table:table-cell>
          <table:table-cell table:formula="of:=  ( ( ( BETAINV(RAND(); [.$D$2];[.$E$2]) + [.$F$2]) *[.$A96] *[.$B96] ) + RAND() ) / [.$G$2]" office:value-type="float" office:value="0.00207378689143964" calcext:value-type="float">
            <text:p>0.0020737869</text:p>
          </table:table-cell>
          <table:table-cell table:formula="of:=  ( ( ( BETAINV(RAND(); [.$D$2];[.$E$2]) + [.$F$2]) *[.$A96] *[.$B96] ) + RAND() ) / [.$G$2]" office:value-type="float" office:value="0.00204951231848935" calcext:value-type="float">
            <text:p>0.0020495123</text:p>
          </table:table-cell>
          <table:table-cell table:formula="of:=  ( ( ( BETAINV(RAND(); [.$D$2];[.$E$2]) + [.$F$2]) *[.$A96] *[.$B96] ) + RAND() ) / [.$G$2]" office:value-type="float" office:value="0.00204897332306238" calcext:value-type="float">
            <text:p>0.0020489733</text:p>
          </table:table-cell>
          <table:table-cell table:formula="of:=  ( ( ( BETAINV(RAND(); [.$D$2];[.$E$2]) + [.$F$2]) *[.$A96] *[.$B96] ) + RAND() ) / [.$G$2]" office:value-type="float" office:value="0.00206855470080961" calcext:value-type="float">
            <text:p>0.0020685547</text:p>
          </table:table-cell>
          <table:table-cell table:formula="of:=  ( ( ( BETAINV(RAND(); [.$D$2];[.$E$2]) + [.$F$2]) *[.$A96] *[.$B96] ) + RAND() ) / [.$G$2]" office:value-type="float" office:value="0.0020621645362746" calcext:value-type="float">
            <text:p>0.0020621645</text:p>
          </table:table-cell>
          <table:table-cell table:formula="of:=  ( ( ( BETAINV(RAND(); [.$D$2];[.$E$2]) + [.$F$2]) *[.$A96] *[.$B96] ) + RAND() ) / [.$G$2]" office:value-type="float" office:value="0.00205896123790536" calcext:value-type="float">
            <text:p>0.0020589612</text:p>
          </table:table-cell>
          <table:table-cell table:formula="of:=  ( ( ( BETAINV(RAND(); [.$D$2];[.$E$2]) + [.$F$2]) *[.$A96] *[.$B96] ) + RAND() ) / [.$G$2]" office:value-type="float" office:value="0.00206705877180353" calcext:value-type="float">
            <text:p>0.0020670588</text:p>
          </table:table-cell>
          <table:table-cell table:formula="of:=  ( ( ( BETAINV(RAND(); [.$D$2];[.$E$2]) + [.$F$2]) *[.$A96] *[.$B96] ) + RAND() ) / [.$G$2]" office:value-type="float" office:value="0.00209483588126943" calcext:value-type="float">
            <text:p>0.0020948359</text:p>
          </table:table-cell>
          <table:table-cell table:formula="of:=  ( ( ( BETAINV(RAND(); [.$D$2];[.$E$2]) + [.$F$2]) *[.$A96] *[.$B96] ) + RAND() ) / [.$G$2]" office:value-type="float" office:value="0.00211016049896252" calcext:value-type="float">
            <text:p>0.0021101605</text:p>
          </table:table-cell>
          <table:table-cell table:formula="of:=  ( ( ( BETAINV(RAND(); [.$D$2];[.$E$2]) + [.$F$2]) *[.$A96] *[.$B96] ) + RAND() ) / [.$G$2]" office:value-type="float" office:value="0.00207822680011456" calcext:value-type="float">
            <text:p>0.0020782268</text:p>
          </table:table-cell>
          <table:table-cell table:formula="of:=  ( ( ( BETAINV(RAND(); [.$D$2];[.$E$2]) + [.$F$2]) *[.$A96] *[.$B96] ) + RAND() ) / [.$G$2]" office:value-type="float" office:value="0.00212965029258983" calcext:value-type="float">
            <text:p>0.0021296503</text:p>
          </table:table-cell>
          <table:table-cell table:formula="of:=  ( ( ( BETAINV(RAND(); [.$D$2];[.$E$2]) + [.$F$2]) *[.$A96] *[.$B96] ) + RAND() ) / [.$G$2]" office:value-type="float" office:value="0.00211553414621926" calcext:value-type="float">
            <text:p>0.0021155341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formula="of:=  ( ( ( BETAINV(RAND(); [.$D$2];[.$E$2]) + [.$F$2]) *[.$A97] *[.$B97] ) + RAND() ) / [.$G$2]" office:value-type="float" office:value="0.00413369698470983" calcext:value-type="float">
            <text:p>0.004133697</text:p>
          </table:table-cell>
          <table:table-cell table:formula="of:=  ( ( ( BETAINV(RAND(); [.$D$2];[.$E$2]) + [.$F$2]) *[.$A97] *[.$B97] ) + RAND() ) / [.$G$2]" office:value-type="float" office:value="0.00410951969272215" calcext:value-type="float">
            <text:p>0.0041095197</text:p>
          </table:table-cell>
          <table:table-cell table:formula="of:=  ( ( ( BETAINV(RAND(); [.$D$2];[.$E$2]) + [.$F$2]) *[.$A97] *[.$B97] ) + RAND() ) / [.$G$2]" office:value-type="float" office:value="0.00417652839789567" calcext:value-type="float">
            <text:p>0.0041765284</text:p>
          </table:table-cell>
          <table:table-cell table:formula="of:=  ( ( ( BETAINV(RAND(); [.$D$2];[.$E$2]) + [.$F$2]) *[.$A97] *[.$B97] ) + RAND() ) / [.$G$2]" office:value-type="float" office:value="0.00417297841318086" calcext:value-type="float">
            <text:p>0.0041729784</text:p>
          </table:table-cell>
          <table:table-cell table:formula="of:=  ( ( ( BETAINV(RAND(); [.$D$2];[.$E$2]) + [.$F$2]) *[.$A97] *[.$B97] ) + RAND() ) / [.$G$2]" office:value-type="float" office:value="0.00428589751152091" calcext:value-type="float">
            <text:p>0.0042858975</text:p>
          </table:table-cell>
          <table:table-cell table:formula="of:=  ( ( ( BETAINV(RAND(); [.$D$2];[.$E$2]) + [.$F$2]) *[.$A97] *[.$B97] ) + RAND() ) / [.$G$2]" office:value-type="float" office:value="0.00412575825959276" calcext:value-type="float">
            <text:p>0.0041257583</text:p>
          </table:table-cell>
          <table:table-cell table:formula="of:=  ( ( ( BETAINV(RAND(); [.$D$2];[.$E$2]) + [.$F$2]) *[.$A97] *[.$B97] ) + RAND() ) / [.$G$2]" office:value-type="float" office:value="0.00424178198003054" calcext:value-type="float">
            <text:p>0.004241782</text:p>
          </table:table-cell>
          <table:table-cell table:formula="of:=  ( ( ( BETAINV(RAND(); [.$D$2];[.$E$2]) + [.$F$2]) *[.$A97] *[.$B97] ) + RAND() ) / [.$G$2]" office:value-type="float" office:value="0.0041974958903583" calcext:value-type="float">
            <text:p>0.0041974959</text:p>
          </table:table-cell>
          <table:table-cell table:formula="of:=  ( ( ( BETAINV(RAND(); [.$D$2];[.$E$2]) + [.$F$2]) *[.$A97] *[.$B97] ) + RAND() ) / [.$G$2]" office:value-type="float" office:value="0.00409797353547282" calcext:value-type="float">
            <text:p>0.0040979735</text:p>
          </table:table-cell>
          <table:table-cell table:formula="of:=  ( ( ( BETAINV(RAND(); [.$D$2];[.$E$2]) + [.$F$2]) *[.$A97] *[.$B97] ) + RAND() ) / [.$G$2]" office:value-type="float" office:value="0.00409863440077428" calcext:value-type="float">
            <text:p>0.0040986344</text:p>
          </table:table-cell>
          <table:table-cell table:formula="of:=  ( ( ( BETAINV(RAND(); [.$D$2];[.$E$2]) + [.$F$2]) *[.$A97] *[.$B97] ) + RAND() ) / [.$G$2]" office:value-type="float" office:value="0.00415708854461694" calcext:value-type="float">
            <text:p>0.0041570885</text:p>
          </table:table-cell>
          <table:table-cell table:formula="of:=  ( ( ( BETAINV(RAND(); [.$D$2];[.$E$2]) + [.$F$2]) *[.$A97] *[.$B97] ) + RAND() ) / [.$G$2]" office:value-type="float" office:value="0.00411596702544953" calcext:value-type="float">
            <text:p>0.004115967</text:p>
          </table:table-cell>
          <table:table-cell table:formula="of:=  ( ( ( BETAINV(RAND(); [.$D$2];[.$E$2]) + [.$F$2]) *[.$A97] *[.$B97] ) + RAND() ) / [.$G$2]" office:value-type="float" office:value="0.00415911960357356" calcext:value-type="float">
            <text:p>0.0041591196</text:p>
          </table:table-cell>
          <table:table-cell table:formula="of:=  ( ( ( BETAINV(RAND(); [.$D$2];[.$E$2]) + [.$F$2]) *[.$A97] *[.$B97] ) + RAND() ) / [.$G$2]" office:value-type="float" office:value="0.00412299442670019" calcext:value-type="float">
            <text:p>0.0041229944</text:p>
          </table:table-cell>
          <table:table-cell table:formula="of:=  ( ( ( BETAINV(RAND(); [.$D$2];[.$E$2]) + [.$F$2]) *[.$A97] *[.$B97] ) + RAND() ) / [.$G$2]" office:value-type="float" office:value="0.00419630019294728" calcext:value-type="float">
            <text:p>0.0041963002</text:p>
          </table:table-cell>
          <table:table-cell table:formula="of:=  ( ( ( BETAINV(RAND(); [.$D$2];[.$E$2]) + [.$F$2]) *[.$A97] *[.$B97] ) + RAND() ) / [.$G$2]" office:value-type="float" office:value="0.00410713113753822" calcext:value-type="float">
            <text:p>0.0041071311</text:p>
          </table:table-cell>
          <table:table-cell table:formula="of:=  ( ( ( BETAINV(RAND(); [.$D$2];[.$E$2]) + [.$F$2]) *[.$A97] *[.$B97] ) + RAND() ) / [.$G$2]" office:value-type="float" office:value="0.00417996435687805" calcext:value-type="float">
            <text:p>0.0041799644</text:p>
          </table:table-cell>
          <table:table-cell table:number-columns-repeated="100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formula="of:=  ( ( ( BETAINV(RAND(); [.$D$2];[.$E$2]) + [.$F$2]) *[.$A98] *[.$B98] ) + RAND() ) / [.$G$2]" office:value-type="float" office:value="0.00827173552542577" calcext:value-type="float">
            <text:p>0.0082717355</text:p>
          </table:table-cell>
          <table:table-cell table:formula="of:=  ( ( ( BETAINV(RAND(); [.$D$2];[.$E$2]) + [.$F$2]) *[.$A98] *[.$B98] ) + RAND() ) / [.$G$2]" office:value-type="float" office:value="0.00844258082626809" calcext:value-type="float">
            <text:p>0.0084425808</text:p>
          </table:table-cell>
          <table:table-cell table:formula="of:=  ( ( ( BETAINV(RAND(); [.$D$2];[.$E$2]) + [.$F$2]) *[.$A98] *[.$B98] ) + RAND() ) / [.$G$2]" office:value-type="float" office:value="0.00824062173136154" calcext:value-type="float">
            <text:p>0.0082406217</text:p>
          </table:table-cell>
          <table:table-cell table:formula="of:=  ( ( ( BETAINV(RAND(); [.$D$2];[.$E$2]) + [.$F$2]) *[.$A98] *[.$B98] ) + RAND() ) / [.$G$2]" office:value-type="float" office:value="0.00825312187306489" calcext:value-type="float">
            <text:p>0.0082531219</text:p>
          </table:table-cell>
          <table:table-cell table:formula="of:=  ( ( ( BETAINV(RAND(); [.$D$2];[.$E$2]) + [.$F$2]) *[.$A98] *[.$B98] ) + RAND() ) / [.$G$2]" office:value-type="float" office:value="0.00844695277327771" calcext:value-type="float">
            <text:p>0.0084469528</text:p>
          </table:table-cell>
          <table:table-cell table:formula="of:=  ( ( ( BETAINV(RAND(); [.$D$2];[.$E$2]) + [.$F$2]) *[.$A98] *[.$B98] ) + RAND() ) / [.$G$2]" office:value-type="float" office:value="0.00825212371210749" calcext:value-type="float">
            <text:p>0.0082521237</text:p>
          </table:table-cell>
          <table:table-cell table:formula="of:=  ( ( ( BETAINV(RAND(); [.$D$2];[.$E$2]) + [.$F$2]) *[.$A98] *[.$B98] ) + RAND() ) / [.$G$2]" office:value-type="float" office:value="0.00819839718955631" calcext:value-type="float">
            <text:p>0.0081983972</text:p>
          </table:table-cell>
          <table:table-cell table:formula="of:=  ( ( ( BETAINV(RAND(); [.$D$2];[.$E$2]) + [.$F$2]) *[.$A98] *[.$B98] ) + RAND() ) / [.$G$2]" office:value-type="float" office:value="0.0083068331429404" calcext:value-type="float">
            <text:p>0.0083068331</text:p>
          </table:table-cell>
          <table:table-cell table:formula="of:=  ( ( ( BETAINV(RAND(); [.$D$2];[.$E$2]) + [.$F$2]) *[.$A98] *[.$B98] ) + RAND() ) / [.$G$2]" office:value-type="float" office:value="0.00833825422159499" calcext:value-type="float">
            <text:p>0.0083382542</text:p>
          </table:table-cell>
          <table:table-cell table:formula="of:=  ( ( ( BETAINV(RAND(); [.$D$2];[.$E$2]) + [.$F$2]) *[.$A98] *[.$B98] ) + RAND() ) / [.$G$2]" office:value-type="float" office:value="0.00820420694581807" calcext:value-type="float">
            <text:p>0.0082042069</text:p>
          </table:table-cell>
          <table:table-cell table:formula="of:=  ( ( ( BETAINV(RAND(); [.$D$2];[.$E$2]) + [.$F$2]) *[.$A98] *[.$B98] ) + RAND() ) / [.$G$2]" office:value-type="float" office:value="0.00841634428810847" calcext:value-type="float">
            <text:p>0.0084163443</text:p>
          </table:table-cell>
          <table:table-cell table:formula="of:=  ( ( ( BETAINV(RAND(); [.$D$2];[.$E$2]) + [.$F$2]) *[.$A98] *[.$B98] ) + RAND() ) / [.$G$2]" office:value-type="float" office:value="0.00841345904655151" calcext:value-type="float">
            <text:p>0.008413459</text:p>
          </table:table-cell>
          <table:table-cell table:formula="of:=  ( ( ( BETAINV(RAND(); [.$D$2];[.$E$2]) + [.$F$2]) *[.$A98] *[.$B98] ) + RAND() ) / [.$G$2]" office:value-type="float" office:value="0.00829059310250342" calcext:value-type="float">
            <text:p>0.0082905931</text:p>
          </table:table-cell>
          <table:table-cell table:formula="of:=  ( ( ( BETAINV(RAND(); [.$D$2];[.$E$2]) + [.$F$2]) *[.$A98] *[.$B98] ) + RAND() ) / [.$G$2]" office:value-type="float" office:value="0.00846216835298538" calcext:value-type="float">
            <text:p>0.0084621684</text:p>
          </table:table-cell>
          <table:table-cell table:formula="of:=  ( ( ( BETAINV(RAND(); [.$D$2];[.$E$2]) + [.$F$2]) *[.$A98] *[.$B98] ) + RAND() ) / [.$G$2]" office:value-type="float" office:value="0.00825035540374939" calcext:value-type="float">
            <text:p>0.0082503554</text:p>
          </table:table-cell>
          <table:table-cell table:formula="of:=  ( ( ( BETAINV(RAND(); [.$D$2];[.$E$2]) + [.$F$2]) *[.$A98] *[.$B98] ) + RAND() ) / [.$G$2]" office:value-type="float" office:value="0.00830067600500856" calcext:value-type="float">
            <text:p>0.008300676</text:p>
          </table:table-cell>
          <table:table-cell table:formula="of:=  ( ( ( BETAINV(RAND(); [.$D$2];[.$E$2]) + [.$F$2]) *[.$A98] *[.$B98] ) + RAND() ) / [.$G$2]" office:value-type="float" office:value="0.00824862744190539" calcext:value-type="float">
            <text:p>0.0082486274</text:p>
          </table:table-cell>
          <table:table-cell table:number-columns-repeated="100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formula="of:=  ( ( ( BETAINV(RAND(); [.$D$2];[.$E$2]) + [.$F$2]) *[.$A99] *[.$B99] ) + RAND() ) / [.$G$2]" office:value-type="float" office:value="0.0167213893875708" calcext:value-type="float">
            <text:p>0.0167213894</text:p>
          </table:table-cell>
          <table:table-cell table:formula="of:=  ( ( ( BETAINV(RAND(); [.$D$2];[.$E$2]) + [.$F$2]) *[.$A99] *[.$B99] ) + RAND() ) / [.$G$2]" office:value-type="float" office:value="0.0168429352878667" calcext:value-type="float">
            <text:p>0.0168429353</text:p>
          </table:table-cell>
          <table:table-cell table:formula="of:=  ( ( ( BETAINV(RAND(); [.$D$2];[.$E$2]) + [.$F$2]) *[.$A99] *[.$B99] ) + RAND() ) / [.$G$2]" office:value-type="float" office:value="0.0170779880394846" calcext:value-type="float">
            <text:p>0.017077988</text:p>
          </table:table-cell>
          <table:table-cell table:formula="of:=  ( ( ( BETAINV(RAND(); [.$D$2];[.$E$2]) + [.$F$2]) *[.$A99] *[.$B99] ) + RAND() ) / [.$G$2]" office:value-type="float" office:value="0.016424619779548" calcext:value-type="float">
            <text:p>0.0164246198</text:p>
          </table:table-cell>
          <table:table-cell table:formula="of:=  ( ( ( BETAINV(RAND(); [.$D$2];[.$E$2]) + [.$F$2]) *[.$A99] *[.$B99] ) + RAND() ) / [.$G$2]" office:value-type="float" office:value="0.0164441713339701" calcext:value-type="float">
            <text:p>0.0164441713</text:p>
          </table:table-cell>
          <table:table-cell table:formula="of:=  ( ( ( BETAINV(RAND(); [.$D$2];[.$E$2]) + [.$F$2]) *[.$A99] *[.$B99] ) + RAND() ) / [.$G$2]" office:value-type="float" office:value="0.0164595461244704" calcext:value-type="float">
            <text:p>0.0164595461</text:p>
          </table:table-cell>
          <table:table-cell table:formula="of:=  ( ( ( BETAINV(RAND(); [.$D$2];[.$E$2]) + [.$F$2]) *[.$A99] *[.$B99] ) + RAND() ) / [.$G$2]" office:value-type="float" office:value="0.0165693852452182" calcext:value-type="float">
            <text:p>0.0165693852</text:p>
          </table:table-cell>
          <table:table-cell table:formula="of:=  ( ( ( BETAINV(RAND(); [.$D$2];[.$E$2]) + [.$F$2]) *[.$A99] *[.$B99] ) + RAND() ) / [.$G$2]" office:value-type="float" office:value="0.0165631014550224" calcext:value-type="float">
            <text:p>0.0165631015</text:p>
          </table:table-cell>
          <table:table-cell table:formula="of:=  ( ( ( BETAINV(RAND(); [.$D$2];[.$E$2]) + [.$F$2]) *[.$A99] *[.$B99] ) + RAND() ) / [.$G$2]" office:value-type="float" office:value="0.0166282644174374" calcext:value-type="float">
            <text:p>0.0166282644</text:p>
          </table:table-cell>
          <table:table-cell table:formula="of:=  ( ( ( BETAINV(RAND(); [.$D$2];[.$E$2]) + [.$F$2]) *[.$A99] *[.$B99] ) + RAND() ) / [.$G$2]" office:value-type="float" office:value="0.0168245984535783" calcext:value-type="float">
            <text:p>0.0168245985</text:p>
          </table:table-cell>
          <table:table-cell table:formula="of:=  ( ( ( BETAINV(RAND(); [.$D$2];[.$E$2]) + [.$F$2]) *[.$A99] *[.$B99] ) + RAND() ) / [.$G$2]" office:value-type="float" office:value="0.0164266353585306" calcext:value-type="float">
            <text:p>0.0164266354</text:p>
          </table:table-cell>
          <table:table-cell table:formula="of:=  ( ( ( BETAINV(RAND(); [.$D$2];[.$E$2]) + [.$F$2]) *[.$A99] *[.$B99] ) + RAND() ) / [.$G$2]" office:value-type="float" office:value="0.0169140840460902" calcext:value-type="float">
            <text:p>0.016914084</text:p>
          </table:table-cell>
          <table:table-cell table:formula="of:=  ( ( ( BETAINV(RAND(); [.$D$2];[.$E$2]) + [.$F$2]) *[.$A99] *[.$B99] ) + RAND() ) / [.$G$2]" office:value-type="float" office:value="0.0165557226282601" calcext:value-type="float">
            <text:p>0.0165557226</text:p>
          </table:table-cell>
          <table:table-cell table:formula="of:=  ( ( ( BETAINV(RAND(); [.$D$2];[.$E$2]) + [.$F$2]) *[.$A99] *[.$B99] ) + RAND() ) / [.$G$2]" office:value-type="float" office:value="0.0166913325313602" calcext:value-type="float">
            <text:p>0.0166913325</text:p>
          </table:table-cell>
          <table:table-cell table:formula="of:=  ( ( ( BETAINV(RAND(); [.$D$2];[.$E$2]) + [.$F$2]) *[.$A99] *[.$B99] ) + RAND() ) / [.$G$2]" office:value-type="float" office:value="0.0168425203215386" calcext:value-type="float">
            <text:p>0.0168425203</text:p>
          </table:table-cell>
          <table:table-cell table:formula="of:=  ( ( ( BETAINV(RAND(); [.$D$2];[.$E$2]) + [.$F$2]) *[.$A99] *[.$B99] ) + RAND() ) / [.$G$2]" office:value-type="float" office:value="0.016443496586079" calcext:value-type="float">
            <text:p>0.0164434966</text:p>
          </table:table-cell>
          <table:table-cell table:formula="of:=  ( ( ( BETAINV(RAND(); [.$D$2];[.$E$2]) + [.$F$2]) *[.$A99] *[.$B99] ) + RAND() ) / [.$G$2]" office:value-type="float" office:value="0.016542877902424" calcext:value-type="float">
            <text:p>0.0165428779</text:p>
          </table:table-cell>
          <table:table-cell table:number-columns-repeated="100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table:formula="of:=  ( ( ( BETAINV(RAND(); [.$D$2];[.$E$2]) + [.$F$2]) *[.$A100] *[.$B100] ) + RAND() ) / [.$G$2]" office:value-type="float" office:value="0.0333906690899457" calcext:value-type="float">
            <text:p>0.0333906691</text:p>
          </table:table-cell>
          <table:table-cell table:formula="of:=  ( ( ( BETAINV(RAND(); [.$D$2];[.$E$2]) + [.$F$2]) *[.$A100] *[.$B100] ) + RAND() ) / [.$G$2]" office:value-type="float" office:value="0.0342322713491754" calcext:value-type="float">
            <text:p>0.0342322713</text:p>
          </table:table-cell>
          <table:table-cell table:formula="of:=  ( ( ( BETAINV(RAND(); [.$D$2];[.$E$2]) + [.$F$2]) *[.$A100] *[.$B100] ) + RAND() ) / [.$G$2]" office:value-type="float" office:value="0.0335887798803109" calcext:value-type="float">
            <text:p>0.0335887799</text:p>
          </table:table-cell>
          <table:table-cell table:formula="of:=  ( ( ( BETAINV(RAND(); [.$D$2];[.$E$2]) + [.$F$2]) *[.$A100] *[.$B100] ) + RAND() ) / [.$G$2]" office:value-type="float" office:value="0.0336894334806466" calcext:value-type="float">
            <text:p>0.0336894335</text:p>
          </table:table-cell>
          <table:table-cell table:formula="of:=  ( ( ( BETAINV(RAND(); [.$D$2];[.$E$2]) + [.$F$2]) *[.$A100] *[.$B100] ) + RAND() ) / [.$G$2]" office:value-type="float" office:value="0.0337079565347536" calcext:value-type="float">
            <text:p>0.0337079565</text:p>
          </table:table-cell>
          <table:table-cell table:formula="of:=  ( ( ( BETAINV(RAND(); [.$D$2];[.$E$2]) + [.$F$2]) *[.$A100] *[.$B100] ) + RAND() ) / [.$G$2]" office:value-type="float" office:value="0.0330189893367792" calcext:value-type="float">
            <text:p>0.0330189893</text:p>
          </table:table-cell>
          <table:table-cell table:formula="of:=  ( ( ( BETAINV(RAND(); [.$D$2];[.$E$2]) + [.$F$2]) *[.$A100] *[.$B100] ) + RAND() ) / [.$G$2]" office:value-type="float" office:value="0.0329457897835364" calcext:value-type="float">
            <text:p>0.0329457898</text:p>
          </table:table-cell>
          <table:table-cell table:formula="of:=  ( ( ( BETAINV(RAND(); [.$D$2];[.$E$2]) + [.$F$2]) *[.$A100] *[.$B100] ) + RAND() ) / [.$G$2]" office:value-type="float" office:value="0.0328086498502031" calcext:value-type="float">
            <text:p>0.0328086499</text:p>
          </table:table-cell>
          <table:table-cell table:formula="of:=  ( ( ( BETAINV(RAND(); [.$D$2];[.$E$2]) + [.$F$2]) *[.$A100] *[.$B100] ) + RAND() ) / [.$G$2]" office:value-type="float" office:value="0.0335190353629459" calcext:value-type="float">
            <text:p>0.0335190354</text:p>
          </table:table-cell>
          <table:table-cell table:formula="of:=  ( ( ( BETAINV(RAND(); [.$D$2];[.$E$2]) + [.$F$2]) *[.$A100] *[.$B100] ) + RAND() ) / [.$G$2]" office:value-type="float" office:value="0.034222380815563" calcext:value-type="float">
            <text:p>0.0342223808</text:p>
          </table:table-cell>
          <table:table-cell table:formula="of:=  ( ( ( BETAINV(RAND(); [.$D$2];[.$E$2]) + [.$F$2]) *[.$A100] *[.$B100] ) + RAND() ) / [.$G$2]" office:value-type="float" office:value="0.0328170596933248" calcext:value-type="float">
            <text:p>0.0328170597</text:p>
          </table:table-cell>
          <table:table-cell table:formula="of:=  ( ( ( BETAINV(RAND(); [.$D$2];[.$E$2]) + [.$F$2]) *[.$A100] *[.$B100] ) + RAND() ) / [.$G$2]" office:value-type="float" office:value="0.0331701456939557" calcext:value-type="float">
            <text:p>0.0331701457</text:p>
          </table:table-cell>
          <table:table-cell table:formula="of:=  ( ( ( BETAINV(RAND(); [.$D$2];[.$E$2]) + [.$F$2]) *[.$A100] *[.$B100] ) + RAND() ) / [.$G$2]" office:value-type="float" office:value="0.0330892758700823" calcext:value-type="float">
            <text:p>0.0330892759</text:p>
          </table:table-cell>
          <table:table-cell table:formula="of:=  ( ( ( BETAINV(RAND(); [.$D$2];[.$E$2]) + [.$F$2]) *[.$A100] *[.$B100] ) + RAND() ) / [.$G$2]" office:value-type="float" office:value="0.0332347474706384" calcext:value-type="float">
            <text:p>0.0332347475</text:p>
          </table:table-cell>
          <table:table-cell table:formula="of:=  ( ( ( BETAINV(RAND(); [.$D$2];[.$E$2]) + [.$F$2]) *[.$A100] *[.$B100] ) + RAND() ) / [.$G$2]" office:value-type="float" office:value="0.0330064974222672" calcext:value-type="float">
            <text:p>0.0330064974</text:p>
          </table:table-cell>
          <table:table-cell table:formula="of:=  ( ( ( BETAINV(RAND(); [.$D$2];[.$E$2]) + [.$F$2]) *[.$A100] *[.$B100] ) + RAND() ) / [.$G$2]" office:value-type="float" office:value="0.0330030590532423" calcext:value-type="float">
            <text:p>0.0330030591</text:p>
          </table:table-cell>
          <table:table-cell table:formula="of:=  ( ( ( BETAINV(RAND(); [.$D$2];[.$E$2]) + [.$F$2]) *[.$A100] *[.$B100] ) + RAND() ) / [.$G$2]" office:value-type="float" office:value="0.0334217201803967" calcext:value-type="float">
            <text:p>0.0334217202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table:formula="of:=  ( ( ( BETAINV(RAND(); [.$D$2];[.$E$2]) + [.$F$2]) *[.$A101] *[.$B101] ) + RAND() ) / [.$G$2]" office:value-type="float" office:value="0.0673543912078203" calcext:value-type="float">
            <text:p>0.0673543912</text:p>
          </table:table-cell>
          <table:table-cell table:formula="of:=  ( ( ( BETAINV(RAND(); [.$D$2];[.$E$2]) + [.$F$2]) *[.$A101] *[.$B101] ) + RAND() ) / [.$G$2]" office:value-type="float" office:value="0.0662223769689344" calcext:value-type="float">
            <text:p>0.066222377</text:p>
          </table:table-cell>
          <table:table-cell table:formula="of:=  ( ( ( BETAINV(RAND(); [.$D$2];[.$E$2]) + [.$F$2]) *[.$A101] *[.$B101] ) + RAND() ) / [.$G$2]" office:value-type="float" office:value="0.0655861464769341" calcext:value-type="float">
            <text:p>0.0655861465</text:p>
          </table:table-cell>
          <table:table-cell table:formula="of:=  ( ( ( BETAINV(RAND(); [.$D$2];[.$E$2]) + [.$F$2]) *[.$A101] *[.$B101] ) + RAND() ) / [.$G$2]" office:value-type="float" office:value="0.0664527965164545" calcext:value-type="float">
            <text:p>0.0664527965</text:p>
          </table:table-cell>
          <table:table-cell table:formula="of:=  ( ( ( BETAINV(RAND(); [.$D$2];[.$E$2]) + [.$F$2]) *[.$A101] *[.$B101] ) + RAND() ) / [.$G$2]" office:value-type="float" office:value="0.0666071584606117" calcext:value-type="float">
            <text:p>0.0666071585</text:p>
          </table:table-cell>
          <table:table-cell table:formula="of:=  ( ( ( BETAINV(RAND(); [.$D$2];[.$E$2]) + [.$F$2]) *[.$A101] *[.$B101] ) + RAND() ) / [.$G$2]" office:value-type="float" office:value="0.0662432838273846" calcext:value-type="float">
            <text:p>0.0662432838</text:p>
          </table:table-cell>
          <table:table-cell table:formula="of:=  ( ( ( BETAINV(RAND(); [.$D$2];[.$E$2]) + [.$F$2]) *[.$A101] *[.$B101] ) + RAND() ) / [.$G$2]" office:value-type="float" office:value="0.0667215938727234" calcext:value-type="float">
            <text:p>0.0667215939</text:p>
          </table:table-cell>
          <table:table-cell table:formula="of:=  ( ( ( BETAINV(RAND(); [.$D$2];[.$E$2]) + [.$F$2]) *[.$A101] *[.$B101] ) + RAND() ) / [.$G$2]" office:value-type="float" office:value="0.0662416043252987" calcext:value-type="float">
            <text:p>0.0662416043</text:p>
          </table:table-cell>
          <table:table-cell table:formula="of:=  ( ( ( BETAINV(RAND(); [.$D$2];[.$E$2]) + [.$F$2]) *[.$A101] *[.$B101] ) + RAND() ) / [.$G$2]" office:value-type="float" office:value="0.0664376099337273" calcext:value-type="float">
            <text:p>0.0664376099</text:p>
          </table:table-cell>
          <table:table-cell table:formula="of:=  ( ( ( BETAINV(RAND(); [.$D$2];[.$E$2]) + [.$F$2]) *[.$A101] *[.$B101] ) + RAND() ) / [.$G$2]" office:value-type="float" office:value="0.0667295089407894" calcext:value-type="float">
            <text:p>0.0667295089</text:p>
          </table:table-cell>
          <table:table-cell table:formula="of:=  ( ( ( BETAINV(RAND(); [.$D$2];[.$E$2]) + [.$F$2]) *[.$A101] *[.$B101] ) + RAND() ) / [.$G$2]" office:value-type="float" office:value="0.0665785700587854" calcext:value-type="float">
            <text:p>0.0665785701</text:p>
          </table:table-cell>
          <table:table-cell table:formula="of:=  ( ( ( BETAINV(RAND(); [.$D$2];[.$E$2]) + [.$F$2]) *[.$A101] *[.$B101] ) + RAND() ) / [.$G$2]" office:value-type="float" office:value="0.0657177425493828" calcext:value-type="float">
            <text:p>0.0657177425</text:p>
          </table:table-cell>
          <table:table-cell table:formula="of:=  ( ( ( BETAINV(RAND(); [.$D$2];[.$E$2]) + [.$F$2]) *[.$A101] *[.$B101] ) + RAND() ) / [.$G$2]" office:value-type="float" office:value="0.0665117733510455" calcext:value-type="float">
            <text:p>0.0665117734</text:p>
          </table:table-cell>
          <table:table-cell table:formula="of:=  ( ( ( BETAINV(RAND(); [.$D$2];[.$E$2]) + [.$F$2]) *[.$A101] *[.$B101] ) + RAND() ) / [.$G$2]" office:value-type="float" office:value="0.0659621012609158" calcext:value-type="float">
            <text:p>0.0659621013</text:p>
          </table:table-cell>
          <table:table-cell table:formula="of:=  ( ( ( BETAINV(RAND(); [.$D$2];[.$E$2]) + [.$F$2]) *[.$A101] *[.$B101] ) + RAND() ) / [.$G$2]" office:value-type="float" office:value="0.065785704725419" calcext:value-type="float">
            <text:p>0.0657857047</text:p>
          </table:table-cell>
          <table:table-cell table:formula="of:=  ( ( ( BETAINV(RAND(); [.$D$2];[.$E$2]) + [.$F$2]) *[.$A101] *[.$B101] ) + RAND() ) / [.$G$2]" office:value-type="float" office:value="0.0682077874812959" calcext:value-type="float">
            <text:p>0.0682077875</text:p>
          </table:table-cell>
          <table:table-cell table:formula="of:=  ( ( ( BETAINV(RAND(); [.$D$2];[.$E$2]) + [.$F$2]) *[.$A101] *[.$B101] ) + RAND() ) / [.$G$2]" office:value-type="float" office:value="0.0669280108936628" calcext:value-type="float">
            <text:p>0.0669280109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  ( ( ( BETAINV(RAND(); [.$D$2];[.$E$2]) + [.$F$2]) *[.$A102] *[.$B102] ) + RAND() ) / [.$G$2]" office:value-type="float" office:value="0.0000000656203397316858" calcext:value-type="float">
            <text:p>6.56203397316858E-008</text:p>
          </table:table-cell>
          <table:table-cell table:formula="of:=  ( ( ( BETAINV(RAND(); [.$D$2];[.$E$2]) + [.$F$2]) *[.$A102] *[.$B102] ) + RAND() ) / [.$G$2]" office:value-type="float" office:value="0.0000000959621253656223" calcext:value-type="float">
            <text:p>0.000000096</text:p>
          </table:table-cell>
          <table:table-cell table:formula="of:=  ( ( ( BETAINV(RAND(); [.$D$2];[.$E$2]) + [.$F$2]) *[.$A102] *[.$B102] ) + RAND() ) / [.$G$2]" office:value-type="float" office:value="0.0000000116232979111373" calcext:value-type="float">
            <text:p>1.16232979111373E-008</text:p>
          </table:table-cell>
          <table:table-cell table:formula="of:=  ( ( ( BETAINV(RAND(); [.$D$2];[.$E$2]) + [.$F$2]) *[.$A102] *[.$B102] ) + RAND() ) / [.$G$2]" office:value-type="float" office:value="0.0000000874274335568771" calcext:value-type="float">
            <text:p>8.74274335568771E-008</text:p>
          </table:table-cell>
          <table:table-cell table:formula="of:=  ( ( ( BETAINV(RAND(); [.$D$2];[.$E$2]) + [.$F$2]) *[.$A102] *[.$B102] ) + RAND() ) / [.$G$2]" office:value-type="float" office:value="0.0000000615753499325365" calcext:value-type="float">
            <text:p>6.15753499325365E-008</text:p>
          </table:table-cell>
          <table:table-cell table:formula="of:=  ( ( ( BETAINV(RAND(); [.$D$2];[.$E$2]) + [.$F$2]) *[.$A102] *[.$B102] ) + RAND() ) / [.$G$2]" office:value-type="float" office:value="0.0000000880485425004736" calcext:value-type="float">
            <text:p>0.000000088</text:p>
          </table:table-cell>
          <table:table-cell table:formula="of:=  ( ( ( BETAINV(RAND(); [.$D$2];[.$E$2]) + [.$F$2]) *[.$A102] *[.$B102] ) + RAND() ) / [.$G$2]" office:value-type="float" office:value="0.0000000344911231426522" calcext:value-type="float">
            <text:p>3.44911231426522E-008</text:p>
          </table:table-cell>
          <table:table-cell table:formula="of:=  ( ( ( BETAINV(RAND(); [.$D$2];[.$E$2]) + [.$F$2]) *[.$A102] *[.$B102] ) + RAND() ) / [.$G$2]" office:value-type="float" office:value="0.000000017501357011497" calcext:value-type="float">
            <text:p>1.7501357011497E-008</text:p>
          </table:table-cell>
          <table:table-cell table:formula="of:=  ( ( ( BETAINV(RAND(); [.$D$2];[.$E$2]) + [.$F$2]) *[.$A102] *[.$B102] ) + RAND() ) / [.$G$2]" office:value-type="float" office:value="0.0000000135820085182786" calcext:value-type="float">
            <text:p>1.35820085182786E-008</text:p>
          </table:table-cell>
          <table:table-cell table:formula="of:=  ( ( ( BETAINV(RAND(); [.$D$2];[.$E$2]) + [.$F$2]) *[.$A102] *[.$B102] ) + RAND() ) / [.$G$2]" office:value-type="float" office:value="0.00000000190295553766191" calcext:value-type="float">
            <text:p>1.90295553766191E-009</text:p>
          </table:table-cell>
          <table:table-cell table:formula="of:=  ( ( ( BETAINV(RAND(); [.$D$2];[.$E$2]) + [.$F$2]) *[.$A102] *[.$B102] ) + RAND() ) / [.$G$2]" office:value-type="float" office:value="0.0000000777911624405533" calcext:value-type="float">
            <text:p>7.77911624405533E-008</text:p>
          </table:table-cell>
          <table:table-cell table:formula="of:=  ( ( ( BETAINV(RAND(); [.$D$2];[.$E$2]) + [.$F$2]) *[.$A102] *[.$B102] ) + RAND() ) / [.$G$2]" office:value-type="float" office:value="0.0000000461592595791444" calcext:value-type="float">
            <text:p>4.61592595791444E-008</text:p>
          </table:table-cell>
          <table:table-cell table:formula="of:=  ( ( ( BETAINV(RAND(); [.$D$2];[.$E$2]) + [.$F$2]) *[.$A102] *[.$B102] ) + RAND() ) / [.$G$2]" office:value-type="float" office:value="0.0000000148196054622531" calcext:value-type="float">
            <text:p>1.48196054622531E-008</text:p>
          </table:table-cell>
          <table:table-cell table:formula="of:=  ( ( ( BETAINV(RAND(); [.$D$2];[.$E$2]) + [.$F$2]) *[.$A102] *[.$B102] ) + RAND() ) / [.$G$2]" office:value-type="float" office:value="0.0000000402375885751098" calcext:value-type="float">
            <text:p>4.02375885751098E-008</text:p>
          </table:table-cell>
          <table:table-cell table:formula="of:=  ( ( ( BETAINV(RAND(); [.$D$2];[.$E$2]) + [.$F$2]) *[.$A102] *[.$B102] ) + RAND() ) / [.$G$2]" office:value-type="float" office:value="0.0000000788338597631082" calcext:value-type="float">
            <text:p>7.88338597631082E-008</text:p>
          </table:table-cell>
          <table:table-cell table:formula="of:=  ( ( ( BETAINV(RAND(); [.$D$2];[.$E$2]) + [.$F$2]) *[.$A102] *[.$B102] ) + RAND() ) / [.$G$2]" office:value-type="float" office:value="0.0000000937261430546641" calcext:value-type="float">
            <text:p>9.37261430546641E-008</text:p>
          </table:table-cell>
          <table:table-cell table:formula="of:=  ( ( ( BETAINV(RAND(); [.$D$2];[.$E$2]) + [.$F$2]) *[.$A102] *[.$B102] ) + RAND() ) / [.$G$2]" office:value-type="float" office:value="0.00000000111256756354123" calcext:value-type="float">
            <text:p>1.11256756354123E-009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formula="of:=  ( ( ( BETAINV(RAND(); [.$D$2];[.$E$2]) + [.$F$2]) *[.$A103] *[.$B103] ) + RAND() ) / [.$G$2]" office:value-type="float" office:value="0.000132659906339445" calcext:value-type="float">
            <text:p>0.0001326599</text:p>
          </table:table-cell>
          <table:table-cell table:formula="of:=  ( ( ( BETAINV(RAND(); [.$D$2];[.$E$2]) + [.$F$2]) *[.$A103] *[.$B103] ) + RAND() ) / [.$G$2]" office:value-type="float" office:value="0.000128835385173178" calcext:value-type="float">
            <text:p>0.0001288354</text:p>
          </table:table-cell>
          <table:table-cell table:formula="of:=  ( ( ( BETAINV(RAND(); [.$D$2];[.$E$2]) + [.$F$2]) *[.$A103] *[.$B103] ) + RAND() ) / [.$G$2]" office:value-type="float" office:value="0.000129721795530851" calcext:value-type="float">
            <text:p>0.0001297218</text:p>
          </table:table-cell>
          <table:table-cell table:formula="of:=  ( ( ( BETAINV(RAND(); [.$D$2];[.$E$2]) + [.$F$2]) *[.$A103] *[.$B103] ) + RAND() ) / [.$G$2]" office:value-type="float" office:value="0.000130402104354346" calcext:value-type="float">
            <text:p>0.0001304021</text:p>
          </table:table-cell>
          <table:table-cell table:formula="of:=  ( ( ( BETAINV(RAND(); [.$D$2];[.$E$2]) + [.$F$2]) *[.$A103] *[.$B103] ) + RAND() ) / [.$G$2]" office:value-type="float" office:value="0.000132139855307936" calcext:value-type="float">
            <text:p>0.0001321399</text:p>
          </table:table-cell>
          <table:table-cell table:formula="of:=  ( ( ( BETAINV(RAND(); [.$D$2];[.$E$2]) + [.$F$2]) *[.$A103] *[.$B103] ) + RAND() ) / [.$G$2]" office:value-type="float" office:value="0.000135110839812721" calcext:value-type="float">
            <text:p>0.0001351108</text:p>
          </table:table-cell>
          <table:table-cell table:formula="of:=  ( ( ( BETAINV(RAND(); [.$D$2];[.$E$2]) + [.$F$2]) *[.$A103] *[.$B103] ) + RAND() ) / [.$G$2]" office:value-type="float" office:value="0.000130372668072718" calcext:value-type="float">
            <text:p>0.0001303727</text:p>
          </table:table-cell>
          <table:table-cell table:formula="of:=  ( ( ( BETAINV(RAND(); [.$D$2];[.$E$2]) + [.$F$2]) *[.$A103] *[.$B103] ) + RAND() ) / [.$G$2]" office:value-type="float" office:value="0.000129126293205858" calcext:value-type="float">
            <text:p>0.0001291263</text:p>
          </table:table-cell>
          <table:table-cell table:formula="of:=  ( ( ( BETAINV(RAND(); [.$D$2];[.$E$2]) + [.$F$2]) *[.$A103] *[.$B103] ) + RAND() ) / [.$G$2]" office:value-type="float" office:value="0.000129416527460627" calcext:value-type="float">
            <text:p>0.0001294165</text:p>
          </table:table-cell>
          <table:table-cell table:formula="of:=  ( ( ( BETAINV(RAND(); [.$D$2];[.$E$2]) + [.$F$2]) *[.$A103] *[.$B103] ) + RAND() ) / [.$G$2]" office:value-type="float" office:value="0.000130335971423032" calcext:value-type="float">
            <text:p>0.000130336</text:p>
          </table:table-cell>
          <table:table-cell table:formula="of:=  ( ( ( BETAINV(RAND(); [.$D$2];[.$E$2]) + [.$F$2]) *[.$A103] *[.$B103] ) + RAND() ) / [.$G$2]" office:value-type="float" office:value="0.00012870973978031" calcext:value-type="float">
            <text:p>0.0001287097</text:p>
          </table:table-cell>
          <table:table-cell table:formula="of:=  ( ( ( BETAINV(RAND(); [.$D$2];[.$E$2]) + [.$F$2]) *[.$A103] *[.$B103] ) + RAND() ) / [.$G$2]" office:value-type="float" office:value="0.000131596681654693" calcext:value-type="float">
            <text:p>0.0001315967</text:p>
          </table:table-cell>
          <table:table-cell table:formula="of:=  ( ( ( BETAINV(RAND(); [.$D$2];[.$E$2]) + [.$F$2]) *[.$A103] *[.$B103] ) + RAND() ) / [.$G$2]" office:value-type="float" office:value="0.000128961724191199" calcext:value-type="float">
            <text:p>0.0001289617</text:p>
          </table:table-cell>
          <table:table-cell table:formula="of:=  ( ( ( BETAINV(RAND(); [.$D$2];[.$E$2]) + [.$F$2]) *[.$A103] *[.$B103] ) + RAND() ) / [.$G$2]" office:value-type="float" office:value="0.000132047102464836" calcext:value-type="float">
            <text:p>0.0001320471</text:p>
          </table:table-cell>
          <table:table-cell table:formula="of:=  ( ( ( BETAINV(RAND(); [.$D$2];[.$E$2]) + [.$F$2]) *[.$A103] *[.$B103] ) + RAND() ) / [.$G$2]" office:value-type="float" office:value="0.000128256376463754" calcext:value-type="float">
            <text:p>0.0001282564</text:p>
          </table:table-cell>
          <table:table-cell table:formula="of:=  ( ( ( BETAINV(RAND(); [.$D$2];[.$E$2]) + [.$F$2]) *[.$A103] *[.$B103] ) + RAND() ) / [.$G$2]" office:value-type="float" office:value="0.000129174232819476" calcext:value-type="float">
            <text:p>0.0001291742</text:p>
          </table:table-cell>
          <table:table-cell table:formula="of:=  ( ( ( BETAINV(RAND(); [.$D$2];[.$E$2]) + [.$F$2]) *[.$A103] *[.$B103] ) + RAND() ) / [.$G$2]" office:value-type="float" office:value="0.000128684024695109" calcext:value-type="float">
            <text:p>0.000128684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formula="of:=  ( ( ( BETAINV(RAND(); [.$D$2];[.$E$2]) + [.$F$2]) *[.$A104] *[.$B104] ) + RAND() ) / [.$G$2]" office:value-type="float" office:value="0.0002595213135224" calcext:value-type="float">
            <text:p>0.0002595213</text:p>
          </table:table-cell>
          <table:table-cell table:formula="of:=  ( ( ( BETAINV(RAND(); [.$D$2];[.$E$2]) + [.$F$2]) *[.$A104] *[.$B104] ) + RAND() ) / [.$G$2]" office:value-type="float" office:value="0.000259258732695446" calcext:value-type="float">
            <text:p>0.0002592587</text:p>
          </table:table-cell>
          <table:table-cell table:formula="of:=  ( ( ( BETAINV(RAND(); [.$D$2];[.$E$2]) + [.$F$2]) *[.$A104] *[.$B104] ) + RAND() ) / [.$G$2]" office:value-type="float" office:value="0.000258414504492085" calcext:value-type="float">
            <text:p>0.0002584145</text:p>
          </table:table-cell>
          <table:table-cell table:formula="of:=  ( ( ( BETAINV(RAND(); [.$D$2];[.$E$2]) + [.$F$2]) *[.$A104] *[.$B104] ) + RAND() ) / [.$G$2]" office:value-type="float" office:value="0.000261100089973137" calcext:value-type="float">
            <text:p>0.0002611001</text:p>
          </table:table-cell>
          <table:table-cell table:formula="of:=  ( ( ( BETAINV(RAND(); [.$D$2];[.$E$2]) + [.$F$2]) *[.$A104] *[.$B104] ) + RAND() ) / [.$G$2]" office:value-type="float" office:value="0.000264147357470371" calcext:value-type="float">
            <text:p>0.0002641474</text:p>
          </table:table-cell>
          <table:table-cell table:formula="of:=  ( ( ( BETAINV(RAND(); [.$D$2];[.$E$2]) + [.$F$2]) *[.$A104] *[.$B104] ) + RAND() ) / [.$G$2]" office:value-type="float" office:value="0.000256081233025028" calcext:value-type="float">
            <text:p>0.0002560812</text:p>
          </table:table-cell>
          <table:table-cell table:formula="of:=  ( ( ( BETAINV(RAND(); [.$D$2];[.$E$2]) + [.$F$2]) *[.$A104] *[.$B104] ) + RAND() ) / [.$G$2]" office:value-type="float" office:value="0.00025672653521211" calcext:value-type="float">
            <text:p>0.0002567265</text:p>
          </table:table-cell>
          <table:table-cell table:formula="of:=  ( ( ( BETAINV(RAND(); [.$D$2];[.$E$2]) + [.$F$2]) *[.$A104] *[.$B104] ) + RAND() ) / [.$G$2]" office:value-type="float" office:value="0.000264613032893261" calcext:value-type="float">
            <text:p>0.000264613</text:p>
          </table:table-cell>
          <table:table-cell table:formula="of:=  ( ( ( BETAINV(RAND(); [.$D$2];[.$E$2]) + [.$F$2]) *[.$A104] *[.$B104] ) + RAND() ) / [.$G$2]" office:value-type="float" office:value="0.000258249478375737" calcext:value-type="float">
            <text:p>0.0002582495</text:p>
          </table:table-cell>
          <table:table-cell table:formula="of:=  ( ( ( BETAINV(RAND(); [.$D$2];[.$E$2]) + [.$F$2]) *[.$A104] *[.$B104] ) + RAND() ) / [.$G$2]" office:value-type="float" office:value="0.000266243278764396" calcext:value-type="float">
            <text:p>0.0002662433</text:p>
          </table:table-cell>
          <table:table-cell table:formula="of:=  ( ( ( BETAINV(RAND(); [.$D$2];[.$E$2]) + [.$F$2]) *[.$A104] *[.$B104] ) + RAND() ) / [.$G$2]" office:value-type="float" office:value="0.000259207563631921" calcext:value-type="float">
            <text:p>0.0002592076</text:p>
          </table:table-cell>
          <table:table-cell table:formula="of:=  ( ( ( BETAINV(RAND(); [.$D$2];[.$E$2]) + [.$F$2]) *[.$A104] *[.$B104] ) + RAND() ) / [.$G$2]" office:value-type="float" office:value="0.000263507758835634" calcext:value-type="float">
            <text:p>0.0002635078</text:p>
          </table:table-cell>
          <table:table-cell table:formula="of:=  ( ( ( BETAINV(RAND(); [.$D$2];[.$E$2]) + [.$F$2]) *[.$A104] *[.$B104] ) + RAND() ) / [.$G$2]" office:value-type="float" office:value="0.00025685229258429" calcext:value-type="float">
            <text:p>0.0002568523</text:p>
          </table:table-cell>
          <table:table-cell table:formula="of:=  ( ( ( BETAINV(RAND(); [.$D$2];[.$E$2]) + [.$F$2]) *[.$A104] *[.$B104] ) + RAND() ) / [.$G$2]" office:value-type="float" office:value="0.00025651328371547" calcext:value-type="float">
            <text:p>0.0002565133</text:p>
          </table:table-cell>
          <table:table-cell table:formula="of:=  ( ( ( BETAINV(RAND(); [.$D$2];[.$E$2]) + [.$F$2]) *[.$A104] *[.$B104] ) + RAND() ) / [.$G$2]" office:value-type="float" office:value="0.00025608610582766" calcext:value-type="float">
            <text:p>0.0002560861</text:p>
          </table:table-cell>
          <table:table-cell table:formula="of:=  ( ( ( BETAINV(RAND(); [.$D$2];[.$E$2]) + [.$F$2]) *[.$A104] *[.$B104] ) + RAND() ) / [.$G$2]" office:value-type="float" office:value="0.00025905564255441" calcext:value-type="float">
            <text:p>0.0002590556</text:p>
          </table:table-cell>
          <table:table-cell table:formula="of:=  ( ( ( BETAINV(RAND(); [.$D$2];[.$E$2]) + [.$F$2]) *[.$A104] *[.$B104] ) + RAND() ) / [.$G$2]" office:value-type="float" office:value="0.000257255101744631" calcext:value-type="float">
            <text:p>0.0002572551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formula="of:=  ( ( ( BETAINV(RAND(); [.$D$2];[.$E$2]) + [.$F$2]) *[.$A105] *[.$B105] ) + RAND() ) / [.$G$2]" office:value-type="float" office:value="0.000513411250456522" calcext:value-type="float">
            <text:p>0.0005134113</text:p>
          </table:table-cell>
          <table:table-cell table:formula="of:=  ( ( ( BETAINV(RAND(); [.$D$2];[.$E$2]) + [.$F$2]) *[.$A105] *[.$B105] ) + RAND() ) / [.$G$2]" office:value-type="float" office:value="0.00053121510745239" calcext:value-type="float">
            <text:p>0.0005312151</text:p>
          </table:table-cell>
          <table:table-cell table:formula="of:=  ( ( ( BETAINV(RAND(); [.$D$2];[.$E$2]) + [.$F$2]) *[.$A105] *[.$B105] ) + RAND() ) / [.$G$2]" office:value-type="float" office:value="0.000518601195747403" calcext:value-type="float">
            <text:p>0.0005186012</text:p>
          </table:table-cell>
          <table:table-cell table:formula="of:=  ( ( ( BETAINV(RAND(); [.$D$2];[.$E$2]) + [.$F$2]) *[.$A105] *[.$B105] ) + RAND() ) / [.$G$2]" office:value-type="float" office:value="0.000513641472346813" calcext:value-type="float">
            <text:p>0.0005136415</text:p>
          </table:table-cell>
          <table:table-cell table:formula="of:=  ( ( ( BETAINV(RAND(); [.$D$2];[.$E$2]) + [.$F$2]) *[.$A105] *[.$B105] ) + RAND() ) / [.$G$2]" office:value-type="float" office:value="0.000517905568384582" calcext:value-type="float">
            <text:p>0.0005179056</text:p>
          </table:table-cell>
          <table:table-cell table:formula="of:=  ( ( ( BETAINV(RAND(); [.$D$2];[.$E$2]) + [.$F$2]) *[.$A105] *[.$B105] ) + RAND() ) / [.$G$2]" office:value-type="float" office:value="0.000512850919354118" calcext:value-type="float">
            <text:p>0.0005128509</text:p>
          </table:table-cell>
          <table:table-cell table:formula="of:=  ( ( ( BETAINV(RAND(); [.$D$2];[.$E$2]) + [.$F$2]) *[.$A105] *[.$B105] ) + RAND() ) / [.$G$2]" office:value-type="float" office:value="0.000545074900118714" calcext:value-type="float">
            <text:p>0.0005450749</text:p>
          </table:table-cell>
          <table:table-cell table:formula="of:=  ( ( ( BETAINV(RAND(); [.$D$2];[.$E$2]) + [.$F$2]) *[.$A105] *[.$B105] ) + RAND() ) / [.$G$2]" office:value-type="float" office:value="0.000519366725503726" calcext:value-type="float">
            <text:p>0.0005193667</text:p>
          </table:table-cell>
          <table:table-cell table:formula="of:=  ( ( ( BETAINV(RAND(); [.$D$2];[.$E$2]) + [.$F$2]) *[.$A105] *[.$B105] ) + RAND() ) / [.$G$2]" office:value-type="float" office:value="0.000517239556443512" calcext:value-type="float">
            <text:p>0.0005172396</text:p>
          </table:table-cell>
          <table:table-cell table:formula="of:=  ( ( ( BETAINV(RAND(); [.$D$2];[.$E$2]) + [.$F$2]) *[.$A105] *[.$B105] ) + RAND() ) / [.$G$2]" office:value-type="float" office:value="0.000516339717509902" calcext:value-type="float">
            <text:p>0.0005163397</text:p>
          </table:table-cell>
          <table:table-cell table:formula="of:=  ( ( ( BETAINV(RAND(); [.$D$2];[.$E$2]) + [.$F$2]) *[.$A105] *[.$B105] ) + RAND() ) / [.$G$2]" office:value-type="float" office:value="0.000531854979691031" calcext:value-type="float">
            <text:p>0.000531855</text:p>
          </table:table-cell>
          <table:table-cell table:formula="of:=  ( ( ( BETAINV(RAND(); [.$D$2];[.$E$2]) + [.$F$2]) *[.$A105] *[.$B105] ) + RAND() ) / [.$G$2]" office:value-type="float" office:value="0.000524463610394648" calcext:value-type="float">
            <text:p>0.0005244636</text:p>
          </table:table-cell>
          <table:table-cell table:formula="of:=  ( ( ( BETAINV(RAND(); [.$D$2];[.$E$2]) + [.$F$2]) *[.$A105] *[.$B105] ) + RAND() ) / [.$G$2]" office:value-type="float" office:value="0.000514400443504531" calcext:value-type="float">
            <text:p>0.0005144004</text:p>
          </table:table-cell>
          <table:table-cell table:formula="of:=  ( ( ( BETAINV(RAND(); [.$D$2];[.$E$2]) + [.$F$2]) *[.$A105] *[.$B105] ) + RAND() ) / [.$G$2]" office:value-type="float" office:value="0.000514869670815396" calcext:value-type="float">
            <text:p>0.0005148697</text:p>
          </table:table-cell>
          <table:table-cell table:formula="of:=  ( ( ( BETAINV(RAND(); [.$D$2];[.$E$2]) + [.$F$2]) *[.$A105] *[.$B105] ) + RAND() ) / [.$G$2]" office:value-type="float" office:value="0.000515809557985521" calcext:value-type="float">
            <text:p>0.0005158096</text:p>
          </table:table-cell>
          <table:table-cell table:formula="of:=  ( ( ( BETAINV(RAND(); [.$D$2];[.$E$2]) + [.$F$2]) *[.$A105] *[.$B105] ) + RAND() ) / [.$G$2]" office:value-type="float" office:value="0.000513711446169263" calcext:value-type="float">
            <text:p>0.0005137114</text:p>
          </table:table-cell>
          <table:table-cell table:formula="of:=  ( ( ( BETAINV(RAND(); [.$D$2];[.$E$2]) + [.$F$2]) *[.$A105] *[.$B105] ) + RAND() ) / [.$G$2]" office:value-type="float" office:value="0.00052331958741509" calcext:value-type="float">
            <text:p>0.0005233196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formula="of:=  ( ( ( BETAINV(RAND(); [.$D$2];[.$E$2]) + [.$F$2]) *[.$A106] *[.$B106] ) + RAND() ) / [.$G$2]" office:value-type="float" office:value="0.00103620454982406" calcext:value-type="float">
            <text:p>0.0010362045</text:p>
          </table:table-cell>
          <table:table-cell table:formula="of:=  ( ( ( BETAINV(RAND(); [.$D$2];[.$E$2]) + [.$F$2]) *[.$A106] *[.$B106] ) + RAND() ) / [.$G$2]" office:value-type="float" office:value="0.00106383677662922" calcext:value-type="float">
            <text:p>0.0010638368</text:p>
          </table:table-cell>
          <table:table-cell table:formula="of:=  ( ( ( BETAINV(RAND(); [.$D$2];[.$E$2]) + [.$F$2]) *[.$A106] *[.$B106] ) + RAND() ) / [.$G$2]" office:value-type="float" office:value="0.00105540565967013" calcext:value-type="float">
            <text:p>0.0010554057</text:p>
          </table:table-cell>
          <table:table-cell table:formula="of:=  ( ( ( BETAINV(RAND(); [.$D$2];[.$E$2]) + [.$F$2]) *[.$A106] *[.$B106] ) + RAND() ) / [.$G$2]" office:value-type="float" office:value="0.00104176634453397" calcext:value-type="float">
            <text:p>0.0010417663</text:p>
          </table:table-cell>
          <table:table-cell table:formula="of:=  ( ( ( BETAINV(RAND(); [.$D$2];[.$E$2]) + [.$F$2]) *[.$A106] *[.$B106] ) + RAND() ) / [.$G$2]" office:value-type="float" office:value="0.00103236886215754" calcext:value-type="float">
            <text:p>0.0010323689</text:p>
          </table:table-cell>
          <table:table-cell table:formula="of:=  ( ( ( BETAINV(RAND(); [.$D$2];[.$E$2]) + [.$F$2]) *[.$A106] *[.$B106] ) + RAND() ) / [.$G$2]" office:value-type="float" office:value="0.00102707076084951" calcext:value-type="float">
            <text:p>0.0010270708</text:p>
          </table:table-cell>
          <table:table-cell table:formula="of:=  ( ( ( BETAINV(RAND(); [.$D$2];[.$E$2]) + [.$F$2]) *[.$A106] *[.$B106] ) + RAND() ) / [.$G$2]" office:value-type="float" office:value="0.00102821296343093" calcext:value-type="float">
            <text:p>0.001028213</text:p>
          </table:table-cell>
          <table:table-cell table:formula="of:=  ( ( ( BETAINV(RAND(); [.$D$2];[.$E$2]) + [.$F$2]) *[.$A106] *[.$B106] ) + RAND() ) / [.$G$2]" office:value-type="float" office:value="0.00104011106855806" calcext:value-type="float">
            <text:p>0.0010401111</text:p>
          </table:table-cell>
          <table:table-cell table:formula="of:=  ( ( ( BETAINV(RAND(); [.$D$2];[.$E$2]) + [.$F$2]) *[.$A106] *[.$B106] ) + RAND() ) / [.$G$2]" office:value-type="float" office:value="0.00103471900906809" calcext:value-type="float">
            <text:p>0.001034719</text:p>
          </table:table-cell>
          <table:table-cell table:formula="of:=  ( ( ( BETAINV(RAND(); [.$D$2];[.$E$2]) + [.$F$2]) *[.$A106] *[.$B106] ) + RAND() ) / [.$G$2]" office:value-type="float" office:value="0.00103745084191688" calcext:value-type="float">
            <text:p>0.0010374508</text:p>
          </table:table-cell>
          <table:table-cell table:formula="of:=  ( ( ( BETAINV(RAND(); [.$D$2];[.$E$2]) + [.$F$2]) *[.$A106] *[.$B106] ) + RAND() ) / [.$G$2]" office:value-type="float" office:value="0.00103072172337583" calcext:value-type="float">
            <text:p>0.0010307217</text:p>
          </table:table-cell>
          <table:table-cell table:formula="of:=  ( ( ( BETAINV(RAND(); [.$D$2];[.$E$2]) + [.$F$2]) *[.$A106] *[.$B106] ) + RAND() ) / [.$G$2]" office:value-type="float" office:value="0.00103150484623691" calcext:value-type="float">
            <text:p>0.0010315048</text:p>
          </table:table-cell>
          <table:table-cell table:formula="of:=  ( ( ( BETAINV(RAND(); [.$D$2];[.$E$2]) + [.$F$2]) *[.$A106] *[.$B106] ) + RAND() ) / [.$G$2]" office:value-type="float" office:value="0.00105605247284188" calcext:value-type="float">
            <text:p>0.0010560525</text:p>
          </table:table-cell>
          <table:table-cell table:formula="of:=  ( ( ( BETAINV(RAND(); [.$D$2];[.$E$2]) + [.$F$2]) *[.$A106] *[.$B106] ) + RAND() ) / [.$G$2]" office:value-type="float" office:value="0.00104380261361649" calcext:value-type="float">
            <text:p>0.0010438026</text:p>
          </table:table-cell>
          <table:table-cell table:formula="of:=  ( ( ( BETAINV(RAND(); [.$D$2];[.$E$2]) + [.$F$2]) *[.$A106] *[.$B106] ) + RAND() ) / [.$G$2]" office:value-type="float" office:value="0.00102575704721909" calcext:value-type="float">
            <text:p>0.001025757</text:p>
          </table:table-cell>
          <table:table-cell table:formula="of:=  ( ( ( BETAINV(RAND(); [.$D$2];[.$E$2]) + [.$F$2]) *[.$A106] *[.$B106] ) + RAND() ) / [.$G$2]" office:value-type="float" office:value="0.00103114843075975" calcext:value-type="float">
            <text:p>0.0010311484</text:p>
          </table:table-cell>
          <table:table-cell table:formula="of:=  ( ( ( BETAINV(RAND(); [.$D$2];[.$E$2]) + [.$F$2]) *[.$A106] *[.$B106] ) + RAND() ) / [.$G$2]" office:value-type="float" office:value="0.00103510688719057" calcext:value-type="float">
            <text:p>0.0010351069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formula="of:=  ( ( ( BETAINV(RAND(); [.$D$2];[.$E$2]) + [.$F$2]) *[.$A107] *[.$B107] ) + RAND() ) / [.$G$2]" office:value-type="float" office:value="0.00206556601510326" calcext:value-type="float">
            <text:p>0.002065566</text:p>
          </table:table-cell>
          <table:table-cell table:formula="of:=  ( ( ( BETAINV(RAND(); [.$D$2];[.$E$2]) + [.$F$2]) *[.$A107] *[.$B107] ) + RAND() ) / [.$G$2]" office:value-type="float" office:value="0.00206097421646335" calcext:value-type="float">
            <text:p>0.0020609742</text:p>
          </table:table-cell>
          <table:table-cell table:formula="of:=  ( ( ( BETAINV(RAND(); [.$D$2];[.$E$2]) + [.$F$2]) *[.$A107] *[.$B107] ) + RAND() ) / [.$G$2]" office:value-type="float" office:value="0.00214624989646978" calcext:value-type="float">
            <text:p>0.0021462499</text:p>
          </table:table-cell>
          <table:table-cell table:formula="of:=  ( ( ( BETAINV(RAND(); [.$D$2];[.$E$2]) + [.$F$2]) *[.$A107] *[.$B107] ) + RAND() ) / [.$G$2]" office:value-type="float" office:value="0.00209173416238693" calcext:value-type="float">
            <text:p>0.0020917342</text:p>
          </table:table-cell>
          <table:table-cell table:formula="of:=  ( ( ( BETAINV(RAND(); [.$D$2];[.$E$2]) + [.$F$2]) *[.$A107] *[.$B107] ) + RAND() ) / [.$G$2]" office:value-type="float" office:value="0.0020543330976174" calcext:value-type="float">
            <text:p>0.0020543331</text:p>
          </table:table-cell>
          <table:table-cell table:formula="of:=  ( ( ( BETAINV(RAND(); [.$D$2];[.$E$2]) + [.$F$2]) *[.$A107] *[.$B107] ) + RAND() ) / [.$G$2]" office:value-type="float" office:value="0.00213348372196626" calcext:value-type="float">
            <text:p>0.0021334837</text:p>
          </table:table-cell>
          <table:table-cell table:formula="of:=  ( ( ( BETAINV(RAND(); [.$D$2];[.$E$2]) + [.$F$2]) *[.$A107] *[.$B107] ) + RAND() ) / [.$G$2]" office:value-type="float" office:value="0.00205043774580025" calcext:value-type="float">
            <text:p>0.0020504377</text:p>
          </table:table-cell>
          <table:table-cell table:formula="of:=  ( ( ( BETAINV(RAND(); [.$D$2];[.$E$2]) + [.$F$2]) *[.$A107] *[.$B107] ) + RAND() ) / [.$G$2]" office:value-type="float" office:value="0.00209039824067711" calcext:value-type="float">
            <text:p>0.0020903982</text:p>
          </table:table-cell>
          <table:table-cell table:formula="of:=  ( ( ( BETAINV(RAND(); [.$D$2];[.$E$2]) + [.$F$2]) *[.$A107] *[.$B107] ) + RAND() ) / [.$G$2]" office:value-type="float" office:value="0.00210363439411907" calcext:value-type="float">
            <text:p>0.0021036344</text:p>
          </table:table-cell>
          <table:table-cell table:formula="of:=  ( ( ( BETAINV(RAND(); [.$D$2];[.$E$2]) + [.$F$2]) *[.$A107] *[.$B107] ) + RAND() ) / [.$G$2]" office:value-type="float" office:value="0.00209145706680795" calcext:value-type="float">
            <text:p>0.0020914571</text:p>
          </table:table-cell>
          <table:table-cell table:formula="of:=  ( ( ( BETAINV(RAND(); [.$D$2];[.$E$2]) + [.$F$2]) *[.$A107] *[.$B107] ) + RAND() ) / [.$G$2]" office:value-type="float" office:value="0.00209097104945328" calcext:value-type="float">
            <text:p>0.002090971</text:p>
          </table:table-cell>
          <table:table-cell table:formula="of:=  ( ( ( BETAINV(RAND(); [.$D$2];[.$E$2]) + [.$F$2]) *[.$A107] *[.$B107] ) + RAND() ) / [.$G$2]" office:value-type="float" office:value="0.00206536787818885" calcext:value-type="float">
            <text:p>0.0020653679</text:p>
          </table:table-cell>
          <table:table-cell table:formula="of:=  ( ( ( BETAINV(RAND(); [.$D$2];[.$E$2]) + [.$F$2]) *[.$A107] *[.$B107] ) + RAND() ) / [.$G$2]" office:value-type="float" office:value="0.00205947283323863" calcext:value-type="float">
            <text:p>0.0020594728</text:p>
          </table:table-cell>
          <table:table-cell table:formula="of:=  ( ( ( BETAINV(RAND(); [.$D$2];[.$E$2]) + [.$F$2]) *[.$A107] *[.$B107] ) + RAND() ) / [.$G$2]" office:value-type="float" office:value="0.00207544736246538" calcext:value-type="float">
            <text:p>0.0020754474</text:p>
          </table:table-cell>
          <table:table-cell table:formula="of:=  ( ( ( BETAINV(RAND(); [.$D$2];[.$E$2]) + [.$F$2]) *[.$A107] *[.$B107] ) + RAND() ) / [.$G$2]" office:value-type="float" office:value="0.00207482545999171" calcext:value-type="float">
            <text:p>0.0020748255</text:p>
          </table:table-cell>
          <table:table-cell table:formula="of:=  ( ( ( BETAINV(RAND(); [.$D$2];[.$E$2]) + [.$F$2]) *[.$A107] *[.$B107] ) + RAND() ) / [.$G$2]" office:value-type="float" office:value="0.00206544565806408" calcext:value-type="float">
            <text:p>0.0020654457</text:p>
          </table:table-cell>
          <table:table-cell table:formula="of:=  ( ( ( BETAINV(RAND(); [.$D$2];[.$E$2]) + [.$F$2]) *[.$A107] *[.$B107] ) + RAND() ) / [.$G$2]" office:value-type="float" office:value="0.00207052722885785" calcext:value-type="float">
            <text:p>0.0020705272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formula="of:=  ( ( ( BETAINV(RAND(); [.$D$2];[.$E$2]) + [.$F$2]) *[.$A108] *[.$B108] ) + RAND() ) / [.$G$2]" office:value-type="float" office:value="0.00410151463351953" calcext:value-type="float">
            <text:p>0.0041015146</text:p>
          </table:table-cell>
          <table:table-cell table:formula="of:=  ( ( ( BETAINV(RAND(); [.$D$2];[.$E$2]) + [.$F$2]) *[.$A108] *[.$B108] ) + RAND() ) / [.$G$2]" office:value-type="float" office:value="0.00416701204183392" calcext:value-type="float">
            <text:p>0.004167012</text:p>
          </table:table-cell>
          <table:table-cell table:formula="of:=  ( ( ( BETAINV(RAND(); [.$D$2];[.$E$2]) + [.$F$2]) *[.$A108] *[.$B108] ) + RAND() ) / [.$G$2]" office:value-type="float" office:value="0.00417821678221832" calcext:value-type="float">
            <text:p>0.0041782168</text:p>
          </table:table-cell>
          <table:table-cell table:formula="of:=  ( ( ( BETAINV(RAND(); [.$D$2];[.$E$2]) + [.$F$2]) *[.$A108] *[.$B108] ) + RAND() ) / [.$G$2]" office:value-type="float" office:value="0.00427456837095893" calcext:value-type="float">
            <text:p>0.0042745684</text:p>
          </table:table-cell>
          <table:table-cell table:formula="of:=  ( ( ( BETAINV(RAND(); [.$D$2];[.$E$2]) + [.$F$2]) *[.$A108] *[.$B108] ) + RAND() ) / [.$G$2]" office:value-type="float" office:value="0.00415248647931398" calcext:value-type="float">
            <text:p>0.0041524865</text:p>
          </table:table-cell>
          <table:table-cell table:formula="of:=  ( ( ( BETAINV(RAND(); [.$D$2];[.$E$2]) + [.$F$2]) *[.$A108] *[.$B108] ) + RAND() ) / [.$G$2]" office:value-type="float" office:value="0.00411413816187884" calcext:value-type="float">
            <text:p>0.0041141382</text:p>
          </table:table-cell>
          <table:table-cell table:formula="of:=  ( ( ( BETAINV(RAND(); [.$D$2];[.$E$2]) + [.$F$2]) *[.$A108] *[.$B108] ) + RAND() ) / [.$G$2]" office:value-type="float" office:value="0.00420354897926242" calcext:value-type="float">
            <text:p>0.004203549</text:p>
          </table:table-cell>
          <table:table-cell table:formula="of:=  ( ( ( BETAINV(RAND(); [.$D$2];[.$E$2]) + [.$F$2]) *[.$A108] *[.$B108] ) + RAND() ) / [.$G$2]" office:value-type="float" office:value="0.00414475800075705" calcext:value-type="float">
            <text:p>0.004144758</text:p>
          </table:table-cell>
          <table:table-cell table:formula="of:=  ( ( ( BETAINV(RAND(); [.$D$2];[.$E$2]) + [.$F$2]) *[.$A108] *[.$B108] ) + RAND() ) / [.$G$2]" office:value-type="float" office:value="0.00409965598138218" calcext:value-type="float">
            <text:p>0.004099656</text:p>
          </table:table-cell>
          <table:table-cell table:formula="of:=  ( ( ( BETAINV(RAND(); [.$D$2];[.$E$2]) + [.$F$2]) *[.$A108] *[.$B108] ) + RAND() ) / [.$G$2]" office:value-type="float" office:value="0.00430049223342405" calcext:value-type="float">
            <text:p>0.0043004922</text:p>
          </table:table-cell>
          <table:table-cell table:formula="of:=  ( ( ( BETAINV(RAND(); [.$D$2];[.$E$2]) + [.$F$2]) *[.$A108] *[.$B108] ) + RAND() ) / [.$G$2]" office:value-type="float" office:value="0.00411919308959128" calcext:value-type="float">
            <text:p>0.0041191931</text:p>
          </table:table-cell>
          <table:table-cell table:formula="of:=  ( ( ( BETAINV(RAND(); [.$D$2];[.$E$2]) + [.$F$2]) *[.$A108] *[.$B108] ) + RAND() ) / [.$G$2]" office:value-type="float" office:value="0.00413987740815186" calcext:value-type="float">
            <text:p>0.0041398774</text:p>
          </table:table-cell>
          <table:table-cell table:formula="of:=  ( ( ( BETAINV(RAND(); [.$D$2];[.$E$2]) + [.$F$2]) *[.$A108] *[.$B108] ) + RAND() ) / [.$G$2]" office:value-type="float" office:value="0.00418619874873761" calcext:value-type="float">
            <text:p>0.0041861987</text:p>
          </table:table-cell>
          <table:table-cell table:formula="of:=  ( ( ( BETAINV(RAND(); [.$D$2];[.$E$2]) + [.$F$2]) *[.$A108] *[.$B108] ) + RAND() ) / [.$G$2]" office:value-type="float" office:value="0.00411318609052161" calcext:value-type="float">
            <text:p>0.0041131861</text:p>
          </table:table-cell>
          <table:table-cell table:formula="of:=  ( ( ( BETAINV(RAND(); [.$D$2];[.$E$2]) + [.$F$2]) *[.$A108] *[.$B108] ) + RAND() ) / [.$G$2]" office:value-type="float" office:value="0.00411998920099494" calcext:value-type="float">
            <text:p>0.0041199892</text:p>
          </table:table-cell>
          <table:table-cell table:formula="of:=  ( ( ( BETAINV(RAND(); [.$D$2];[.$E$2]) + [.$F$2]) *[.$A108] *[.$B108] ) + RAND() ) / [.$G$2]" office:value-type="float" office:value="0.00412066025368633" calcext:value-type="float">
            <text:p>0.0041206603</text:p>
          </table:table-cell>
          <table:table-cell table:formula="of:=  ( ( ( BETAINV(RAND(); [.$D$2];[.$E$2]) + [.$F$2]) *[.$A108] *[.$B108] ) + RAND() ) / [.$G$2]" office:value-type="float" office:value="0.00411567915347331" calcext:value-type="float">
            <text:p>0.0041156792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  ( ( ( BETAINV(RAND(); [.$D$2];[.$E$2]) + [.$F$2]) *[.$A109] *[.$B109] ) + RAND() ) / [.$G$2]" office:value-type="float" office:value="0.00822500756777973" calcext:value-type="float">
            <text:p>0.0082250076</text:p>
          </table:table-cell>
          <table:table-cell table:formula="of:=  ( ( ( BETAINV(RAND(); [.$D$2];[.$E$2]) + [.$F$2]) *[.$A109] *[.$B109] ) + RAND() ) / [.$G$2]" office:value-type="float" office:value="0.00823382508196925" calcext:value-type="float">
            <text:p>0.0082338251</text:p>
          </table:table-cell>
          <table:table-cell table:formula="of:=  ( ( ( BETAINV(RAND(); [.$D$2];[.$E$2]) + [.$F$2]) *[.$A109] *[.$B109] ) + RAND() ) / [.$G$2]" office:value-type="float" office:value="0.00846950024125803" calcext:value-type="float">
            <text:p>0.0084695002</text:p>
          </table:table-cell>
          <table:table-cell table:formula="of:=  ( ( ( BETAINV(RAND(); [.$D$2];[.$E$2]) + [.$F$2]) *[.$A109] *[.$B109] ) + RAND() ) / [.$G$2]" office:value-type="float" office:value="0.00850453783887006" calcext:value-type="float">
            <text:p>0.0085045378</text:p>
          </table:table-cell>
          <table:table-cell table:formula="of:=  ( ( ( BETAINV(RAND(); [.$D$2];[.$E$2]) + [.$F$2]) *[.$A109] *[.$B109] ) + RAND() ) / [.$G$2]" office:value-type="float" office:value="0.008507297326155" calcext:value-type="float">
            <text:p>0.0085072973</text:p>
          </table:table-cell>
          <table:table-cell table:formula="of:=  ( ( ( BETAINV(RAND(); [.$D$2];[.$E$2]) + [.$F$2]) *[.$A109] *[.$B109] ) + RAND() ) / [.$G$2]" office:value-type="float" office:value="0.0082944929062404" calcext:value-type="float">
            <text:p>0.0082944929</text:p>
          </table:table-cell>
          <table:table-cell table:formula="of:=  ( ( ( BETAINV(RAND(); [.$D$2];[.$E$2]) + [.$F$2]) *[.$A109] *[.$B109] ) + RAND() ) / [.$G$2]" office:value-type="float" office:value="0.00851025611240325" calcext:value-type="float">
            <text:p>0.0085102561</text:p>
          </table:table-cell>
          <table:table-cell table:formula="of:=  ( ( ( BETAINV(RAND(); [.$D$2];[.$E$2]) + [.$F$2]) *[.$A109] *[.$B109] ) + RAND() ) / [.$G$2]" office:value-type="float" office:value="0.00821312994801769" calcext:value-type="float">
            <text:p>0.0082131299</text:p>
          </table:table-cell>
          <table:table-cell table:formula="of:=  ( ( ( BETAINV(RAND(); [.$D$2];[.$E$2]) + [.$F$2]) *[.$A109] *[.$B109] ) + RAND() ) / [.$G$2]" office:value-type="float" office:value="0.00845830245369547" calcext:value-type="float">
            <text:p>0.0084583025</text:p>
          </table:table-cell>
          <table:table-cell table:formula="of:=  ( ( ( BETAINV(RAND(); [.$D$2];[.$E$2]) + [.$F$2]) *[.$A109] *[.$B109] ) + RAND() ) / [.$G$2]" office:value-type="float" office:value="0.00836894040295782" calcext:value-type="float">
            <text:p>0.0083689404</text:p>
          </table:table-cell>
          <table:table-cell table:formula="of:=  ( ( ( BETAINV(RAND(); [.$D$2];[.$E$2]) + [.$F$2]) *[.$A109] *[.$B109] ) + RAND() ) / [.$G$2]" office:value-type="float" office:value="0.00823455207359283" calcext:value-type="float">
            <text:p>0.0082345521</text:p>
          </table:table-cell>
          <table:table-cell table:formula="of:=  ( ( ( BETAINV(RAND(); [.$D$2];[.$E$2]) + [.$F$2]) *[.$A109] *[.$B109] ) + RAND() ) / [.$G$2]" office:value-type="float" office:value="0.00828138527789752" calcext:value-type="float">
            <text:p>0.0082813853</text:p>
          </table:table-cell>
          <table:table-cell table:formula="of:=  ( ( ( BETAINV(RAND(); [.$D$2];[.$E$2]) + [.$F$2]) *[.$A109] *[.$B109] ) + RAND() ) / [.$G$2]" office:value-type="float" office:value="0.00823662469811842" calcext:value-type="float">
            <text:p>0.0082366247</text:p>
          </table:table-cell>
          <table:table-cell table:formula="of:=  ( ( ( BETAINV(RAND(); [.$D$2];[.$E$2]) + [.$F$2]) *[.$A109] *[.$B109] ) + RAND() ) / [.$G$2]" office:value-type="float" office:value="0.00830399416006219" calcext:value-type="float">
            <text:p>0.0083039942</text:p>
          </table:table-cell>
          <table:table-cell table:formula="of:=  ( ( ( BETAINV(RAND(); [.$D$2];[.$E$2]) + [.$F$2]) *[.$A109] *[.$B109] ) + RAND() ) / [.$G$2]" office:value-type="float" office:value="0.00825891661021036" calcext:value-type="float">
            <text:p>0.0082589166</text:p>
          </table:table-cell>
          <table:table-cell table:formula="of:=  ( ( ( BETAINV(RAND(); [.$D$2];[.$E$2]) + [.$F$2]) *[.$A109] *[.$B109] ) + RAND() ) / [.$G$2]" office:value-type="float" office:value="0.00833241464790163" calcext:value-type="float">
            <text:p>0.0083324146</text:p>
          </table:table-cell>
          <table:table-cell table:formula="of:=  ( ( ( BETAINV(RAND(); [.$D$2];[.$E$2]) + [.$F$2]) *[.$A109] *[.$B109] ) + RAND() ) / [.$G$2]" office:value-type="float" office:value="0.00851337992612784" calcext:value-type="float">
            <text:p>0.0085133799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table:formula="of:=  ( ( ( BETAINV(RAND(); [.$D$2];[.$E$2]) + [.$F$2]) *[.$A110] *[.$B110] ) + RAND() ) / [.$G$2]" office:value-type="float" office:value="0.0164643117414583" calcext:value-type="float">
            <text:p>0.0164643117</text:p>
          </table:table-cell>
          <table:table-cell table:formula="of:=  ( ( ( BETAINV(RAND(); [.$D$2];[.$E$2]) + [.$F$2]) *[.$A110] *[.$B110] ) + RAND() ) / [.$G$2]" office:value-type="float" office:value="0.0165792607460967" calcext:value-type="float">
            <text:p>0.0165792607</text:p>
          </table:table-cell>
          <table:table-cell table:formula="of:=  ( ( ( BETAINV(RAND(); [.$D$2];[.$E$2]) + [.$F$2]) *[.$A110] *[.$B110] ) + RAND() ) / [.$G$2]" office:value-type="float" office:value="0.0165097273034339" calcext:value-type="float">
            <text:p>0.0165097273</text:p>
          </table:table-cell>
          <table:table-cell table:formula="of:=  ( ( ( BETAINV(RAND(); [.$D$2];[.$E$2]) + [.$F$2]) *[.$A110] *[.$B110] ) + RAND() ) / [.$G$2]" office:value-type="float" office:value="0.0163922750052545" calcext:value-type="float">
            <text:p>0.016392275</text:p>
          </table:table-cell>
          <table:table-cell table:formula="of:=  ( ( ( BETAINV(RAND(); [.$D$2];[.$E$2]) + [.$F$2]) *[.$A110] *[.$B110] ) + RAND() ) / [.$G$2]" office:value-type="float" office:value="0.0164371484480262" calcext:value-type="float">
            <text:p>0.0164371484</text:p>
          </table:table-cell>
          <table:table-cell table:formula="of:=  ( ( ( BETAINV(RAND(); [.$D$2];[.$E$2]) + [.$F$2]) *[.$A110] *[.$B110] ) + RAND() ) / [.$G$2]" office:value-type="float" office:value="0.0164969315012061" calcext:value-type="float">
            <text:p>0.0164969315</text:p>
          </table:table-cell>
          <table:table-cell table:formula="of:=  ( ( ( BETAINV(RAND(); [.$D$2];[.$E$2]) + [.$F$2]) *[.$A110] *[.$B110] ) + RAND() ) / [.$G$2]" office:value-type="float" office:value="0.0167661301416879" calcext:value-type="float">
            <text:p>0.0167661301</text:p>
          </table:table-cell>
          <table:table-cell table:formula="of:=  ( ( ( BETAINV(RAND(); [.$D$2];[.$E$2]) + [.$F$2]) *[.$A110] *[.$B110] ) + RAND() ) / [.$G$2]" office:value-type="float" office:value="0.0165380239634244" calcext:value-type="float">
            <text:p>0.016538024</text:p>
          </table:table-cell>
          <table:table-cell table:formula="of:=  ( ( ( BETAINV(RAND(); [.$D$2];[.$E$2]) + [.$F$2]) *[.$A110] *[.$B110] ) + RAND() ) / [.$G$2]" office:value-type="float" office:value="0.0164111560765045" calcext:value-type="float">
            <text:p>0.0164111561</text:p>
          </table:table-cell>
          <table:table-cell table:formula="of:=  ( ( ( BETAINV(RAND(); [.$D$2];[.$E$2]) + [.$F$2]) *[.$A110] *[.$B110] ) + RAND() ) / [.$G$2]" office:value-type="float" office:value="0.0165022122164163" calcext:value-type="float">
            <text:p>0.0165022122</text:p>
          </table:table-cell>
          <table:table-cell table:formula="of:=  ( ( ( BETAINV(RAND(); [.$D$2];[.$E$2]) + [.$F$2]) *[.$A110] *[.$B110] ) + RAND() ) / [.$G$2]" office:value-type="float" office:value="0.0165131678614268" calcext:value-type="float">
            <text:p>0.0165131679</text:p>
          </table:table-cell>
          <table:table-cell table:formula="of:=  ( ( ( BETAINV(RAND(); [.$D$2];[.$E$2]) + [.$F$2]) *[.$A110] *[.$B110] ) + RAND() ) / [.$G$2]" office:value-type="float" office:value="0.0167099488996008" calcext:value-type="float">
            <text:p>0.0167099489</text:p>
          </table:table-cell>
          <table:table-cell table:formula="of:=  ( ( ( BETAINV(RAND(); [.$D$2];[.$E$2]) + [.$F$2]) *[.$A110] *[.$B110] ) + RAND() ) / [.$G$2]" office:value-type="float" office:value="0.0166291984735784" calcext:value-type="float">
            <text:p>0.0166291985</text:p>
          </table:table-cell>
          <table:table-cell table:formula="of:=  ( ( ( BETAINV(RAND(); [.$D$2];[.$E$2]) + [.$F$2]) *[.$A110] *[.$B110] ) + RAND() ) / [.$G$2]" office:value-type="float" office:value="0.0167568478694854" calcext:value-type="float">
            <text:p>0.0167568479</text:p>
          </table:table-cell>
          <table:table-cell table:formula="of:=  ( ( ( BETAINV(RAND(); [.$D$2];[.$E$2]) + [.$F$2]) *[.$A110] *[.$B110] ) + RAND() ) / [.$G$2]" office:value-type="float" office:value="0.016445569576885" calcext:value-type="float">
            <text:p>0.0164455696</text:p>
          </table:table-cell>
          <table:table-cell table:formula="of:=  ( ( ( BETAINV(RAND(); [.$D$2];[.$E$2]) + [.$F$2]) *[.$A110] *[.$B110] ) + RAND() ) / [.$G$2]" office:value-type="float" office:value="0.0166098026134767" calcext:value-type="float">
            <text:p>0.0166098026</text:p>
          </table:table-cell>
          <table:table-cell table:formula="of:=  ( ( ( BETAINV(RAND(); [.$D$2];[.$E$2]) + [.$F$2]) *[.$A110] *[.$B110] ) + RAND() ) / [.$G$2]" office:value-type="float" office:value="0.0164030263402504" calcext:value-type="float">
            <text:p>0.0164030263</text:p>
          </table:table-cell>
          <table:table-cell table:number-columns-repeated="100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formula="of:=  ( ( ( BETAINV(RAND(); [.$D$2];[.$E$2]) + [.$F$2]) *[.$A111] *[.$B111] ) + RAND() ) / [.$G$2]" office:value-type="float" office:value="0.0330356945935929" calcext:value-type="float">
            <text:p>0.0330356946</text:p>
          </table:table-cell>
          <table:table-cell table:formula="of:=  ( ( ( BETAINV(RAND(); [.$D$2];[.$E$2]) + [.$F$2]) *[.$A111] *[.$B111] ) + RAND() ) / [.$G$2]" office:value-type="float" office:value="0.0335796188578075" calcext:value-type="float">
            <text:p>0.0335796189</text:p>
          </table:table-cell>
          <table:table-cell table:formula="of:=  ( ( ( BETAINV(RAND(); [.$D$2];[.$E$2]) + [.$F$2]) *[.$A111] *[.$B111] ) + RAND() ) / [.$G$2]" office:value-type="float" office:value="0.0335369581793144" calcext:value-type="float">
            <text:p>0.0335369582</text:p>
          </table:table-cell>
          <table:table-cell table:formula="of:=  ( ( ( BETAINV(RAND(); [.$D$2];[.$E$2]) + [.$F$2]) *[.$A111] *[.$B111] ) + RAND() ) / [.$G$2]" office:value-type="float" office:value="0.0329606690517784" calcext:value-type="float">
            <text:p>0.0329606691</text:p>
          </table:table-cell>
          <table:table-cell table:formula="of:=  ( ( ( BETAINV(RAND(); [.$D$2];[.$E$2]) + [.$F$2]) *[.$A111] *[.$B111] ) + RAND() ) / [.$G$2]" office:value-type="float" office:value="0.0329794448811415" calcext:value-type="float">
            <text:p>0.0329794449</text:p>
          </table:table-cell>
          <table:table-cell table:formula="of:=  ( ( ( BETAINV(RAND(); [.$D$2];[.$E$2]) + [.$F$2]) *[.$A111] *[.$B111] ) + RAND() ) / [.$G$2]" office:value-type="float" office:value="0.0330708850425888" calcext:value-type="float">
            <text:p>0.033070885</text:p>
          </table:table-cell>
          <table:table-cell table:formula="of:=  ( ( ( BETAINV(RAND(); [.$D$2];[.$E$2]) + [.$F$2]) *[.$A111] *[.$B111] ) + RAND() ) / [.$G$2]" office:value-type="float" office:value="0.0334165080481747" calcext:value-type="float">
            <text:p>0.033416508</text:p>
          </table:table-cell>
          <table:table-cell table:formula="of:=  ( ( ( BETAINV(RAND(); [.$D$2];[.$E$2]) + [.$F$2]) *[.$A111] *[.$B111] ) + RAND() ) / [.$G$2]" office:value-type="float" office:value="0.0328867270166595" calcext:value-type="float">
            <text:p>0.032886727</text:p>
          </table:table-cell>
          <table:table-cell table:formula="of:=  ( ( ( BETAINV(RAND(); [.$D$2];[.$E$2]) + [.$F$2]) *[.$A111] *[.$B111] ) + RAND() ) / [.$G$2]" office:value-type="float" office:value="0.0340072784491494" calcext:value-type="float">
            <text:p>0.0340072784</text:p>
          </table:table-cell>
          <table:table-cell table:formula="of:=  ( ( ( BETAINV(RAND(); [.$D$2];[.$E$2]) + [.$F$2]) *[.$A111] *[.$B111] ) + RAND() ) / [.$G$2]" office:value-type="float" office:value="0.0329669589800018" calcext:value-type="float">
            <text:p>0.032966959</text:p>
          </table:table-cell>
          <table:table-cell table:formula="of:=  ( ( ( BETAINV(RAND(); [.$D$2];[.$E$2]) + [.$F$2]) *[.$A111] *[.$B111] ) + RAND() ) / [.$G$2]" office:value-type="float" office:value="0.033152223757033" calcext:value-type="float">
            <text:p>0.0331522238</text:p>
          </table:table-cell>
          <table:table-cell table:formula="of:=  ( ( ( BETAINV(RAND(); [.$D$2];[.$E$2]) + [.$F$2]) *[.$A111] *[.$B111] ) + RAND() ) / [.$G$2]" office:value-type="float" office:value="0.033446583750259" calcext:value-type="float">
            <text:p>0.0334465838</text:p>
          </table:table-cell>
          <table:table-cell table:formula="of:=  ( ( ( BETAINV(RAND(); [.$D$2];[.$E$2]) + [.$F$2]) *[.$A111] *[.$B111] ) + RAND() ) / [.$G$2]" office:value-type="float" office:value="0.033156109895094" calcext:value-type="float">
            <text:p>0.0331561099</text:p>
          </table:table-cell>
          <table:table-cell table:formula="of:=  ( ( ( BETAINV(RAND(); [.$D$2];[.$E$2]) + [.$F$2]) *[.$A111] *[.$B111] ) + RAND() ) / [.$G$2]" office:value-type="float" office:value="0.0337905704304403" calcext:value-type="float">
            <text:p>0.0337905704</text:p>
          </table:table-cell>
          <table:table-cell table:formula="of:=  ( ( ( BETAINV(RAND(); [.$D$2];[.$E$2]) + [.$F$2]) *[.$A111] *[.$B111] ) + RAND() ) / [.$G$2]" office:value-type="float" office:value="0.0328558060447494" calcext:value-type="float">
            <text:p>0.032855806</text:p>
          </table:table-cell>
          <table:table-cell table:formula="of:=  ( ( ( BETAINV(RAND(); [.$D$2];[.$E$2]) + [.$F$2]) *[.$A111] *[.$B111] ) + RAND() ) / [.$G$2]" office:value-type="float" office:value="0.0340693881888343" calcext:value-type="float">
            <text:p>0.0340693882</text:p>
          </table:table-cell>
          <table:table-cell table:formula="of:=  ( ( ( BETAINV(RAND(); [.$D$2];[.$E$2]) + [.$F$2]) *[.$A111] *[.$B111] ) + RAND() ) / [.$G$2]" office:value-type="float" office:value="0.0333411705256973" calcext:value-type="float">
            <text:p>0.0333411705</text:p>
          </table:table-cell>
          <table:table-cell table:number-columns-repeated="100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formula="of:=  ( ( ( BETAINV(RAND(); [.$D$2];[.$E$2]) + [.$F$2]) *[.$A112] *[.$B112] ) + RAND() ) / [.$G$2]" office:value-type="float" office:value="0.0664543032192352" calcext:value-type="float">
            <text:p>0.0664543032</text:p>
          </table:table-cell>
          <table:table-cell table:formula="of:=  ( ( ( BETAINV(RAND(); [.$D$2];[.$E$2]) + [.$F$2]) *[.$A112] *[.$B112] ) + RAND() ) / [.$G$2]" office:value-type="float" office:value="0.0656100715499418" calcext:value-type="float">
            <text:p>0.0656100715</text:p>
          </table:table-cell>
          <table:table-cell table:formula="of:=  ( ( ( BETAINV(RAND(); [.$D$2];[.$E$2]) + [.$F$2]) *[.$A112] *[.$B112] ) + RAND() ) / [.$G$2]" office:value-type="float" office:value="0.0673089082279368" calcext:value-type="float">
            <text:p>0.0673089082</text:p>
          </table:table-cell>
          <table:table-cell table:formula="of:=  ( ( ( BETAINV(RAND(); [.$D$2];[.$E$2]) + [.$F$2]) *[.$A112] *[.$B112] ) + RAND() ) / [.$G$2]" office:value-type="float" office:value="0.0672637633565844" calcext:value-type="float">
            <text:p>0.0672637634</text:p>
          </table:table-cell>
          <table:table-cell table:formula="of:=  ( ( ( BETAINV(RAND(); [.$D$2];[.$E$2]) + [.$F$2]) *[.$A112] *[.$B112] ) + RAND() ) / [.$G$2]" office:value-type="float" office:value="0.0657755615676368" calcext:value-type="float">
            <text:p>0.0657755616</text:p>
          </table:table-cell>
          <table:table-cell table:formula="of:=  ( ( ( BETAINV(RAND(); [.$D$2];[.$E$2]) + [.$F$2]) *[.$A112] *[.$B112] ) + RAND() ) / [.$G$2]" office:value-type="float" office:value="0.0662197517422002" calcext:value-type="float">
            <text:p>0.0662197517</text:p>
          </table:table-cell>
          <table:table-cell table:formula="of:=  ( ( ( BETAINV(RAND(); [.$D$2];[.$E$2]) + [.$F$2]) *[.$A112] *[.$B112] ) + RAND() ) / [.$G$2]" office:value-type="float" office:value="0.0674112544458254" calcext:value-type="float">
            <text:p>0.0674112544</text:p>
          </table:table-cell>
          <table:table-cell table:formula="of:=  ( ( ( BETAINV(RAND(); [.$D$2];[.$E$2]) + [.$F$2]) *[.$A112] *[.$B112] ) + RAND() ) / [.$G$2]" office:value-type="float" office:value="0.0659317830845274" calcext:value-type="float">
            <text:p>0.0659317831</text:p>
          </table:table-cell>
          <table:table-cell table:formula="of:=  ( ( ( BETAINV(RAND(); [.$D$2];[.$E$2]) + [.$F$2]) *[.$A112] *[.$B112] ) + RAND() ) / [.$G$2]" office:value-type="float" office:value="0.0670803595719485" calcext:value-type="float">
            <text:p>0.0670803596</text:p>
          </table:table-cell>
          <table:table-cell table:formula="of:=  ( ( ( BETAINV(RAND(); [.$D$2];[.$E$2]) + [.$F$2]) *[.$A112] *[.$B112] ) + RAND() ) / [.$G$2]" office:value-type="float" office:value="0.0657067327158495" calcext:value-type="float">
            <text:p>0.0657067327</text:p>
          </table:table-cell>
          <table:table-cell table:formula="of:=  ( ( ( BETAINV(RAND(); [.$D$2];[.$E$2]) + [.$F$2]) *[.$A112] *[.$B112] ) + RAND() ) / [.$G$2]" office:value-type="float" office:value="0.0660580822309872" calcext:value-type="float">
            <text:p>0.0660580822</text:p>
          </table:table-cell>
          <table:table-cell table:formula="of:=  ( ( ( BETAINV(RAND(); [.$D$2];[.$E$2]) + [.$F$2]) *[.$A112] *[.$B112] ) + RAND() ) / [.$G$2]" office:value-type="float" office:value="0.0663932523808504" calcext:value-type="float">
            <text:p>0.0663932524</text:p>
          </table:table-cell>
          <table:table-cell table:formula="of:=  ( ( ( BETAINV(RAND(); [.$D$2];[.$E$2]) + [.$F$2]) *[.$A112] *[.$B112] ) + RAND() ) / [.$G$2]" office:value-type="float" office:value="0.0665290688437484" calcext:value-type="float">
            <text:p>0.0665290688</text:p>
          </table:table-cell>
          <table:table-cell table:formula="of:=  ( ( ( BETAINV(RAND(); [.$D$2];[.$E$2]) + [.$F$2]) *[.$A112] *[.$B112] ) + RAND() ) / [.$G$2]" office:value-type="float" office:value="0.0659551108739872" calcext:value-type="float">
            <text:p>0.0659551109</text:p>
          </table:table-cell>
          <table:table-cell table:formula="of:=  ( ( ( BETAINV(RAND(); [.$D$2];[.$E$2]) + [.$F$2]) *[.$A112] *[.$B112] ) + RAND() ) / [.$G$2]" office:value-type="float" office:value="0.0662274234370278" calcext:value-type="float">
            <text:p>0.0662274234</text:p>
          </table:table-cell>
          <table:table-cell table:formula="of:=  ( ( ( BETAINV(RAND(); [.$D$2];[.$E$2]) + [.$F$2]) *[.$A112] *[.$B112] ) + RAND() ) / [.$G$2]" office:value-type="float" office:value="0.0664344668180613" calcext:value-type="float">
            <text:p>0.0664344668</text:p>
          </table:table-cell>
          <table:table-cell table:formula="of:=  ( ( ( BETAINV(RAND(); [.$D$2];[.$E$2]) + [.$F$2]) *[.$A112] *[.$B112] ) + RAND() ) / [.$G$2]" office:value-type="float" office:value="0.0665802604723497" calcext:value-type="float">
            <text:p>0.0665802605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table:formula="of:=  ( ( ( BETAINV(RAND(); [.$D$2];[.$E$2]) + [.$F$2]) *[.$A113] *[.$B113] ) + RAND() ) / [.$G$2]" office:value-type="float" office:value="0.131175768639078" calcext:value-type="float">
            <text:p>0.1311757686</text:p>
          </table:table-cell>
          <table:table-cell table:formula="of:=  ( ( ( BETAINV(RAND(); [.$D$2];[.$E$2]) + [.$F$2]) *[.$A113] *[.$B113] ) + RAND() ) / [.$G$2]" office:value-type="float" office:value="0.132006776252922" calcext:value-type="float">
            <text:p>0.1320067763</text:p>
          </table:table-cell>
          <table:table-cell table:formula="of:=  ( ( ( BETAINV(RAND(); [.$D$2];[.$E$2]) + [.$F$2]) *[.$A113] *[.$B113] ) + RAND() ) / [.$G$2]" office:value-type="float" office:value="0.132841573140525" calcext:value-type="float">
            <text:p>0.1328415731</text:p>
          </table:table-cell>
          <table:table-cell table:formula="of:=  ( ( ( BETAINV(RAND(); [.$D$2];[.$E$2]) + [.$F$2]) *[.$A113] *[.$B113] ) + RAND() ) / [.$G$2]" office:value-type="float" office:value="0.141434784822518" calcext:value-type="float">
            <text:p>0.1414347848</text:p>
          </table:table-cell>
          <table:table-cell table:formula="of:=  ( ( ( BETAINV(RAND(); [.$D$2];[.$E$2]) + [.$F$2]) *[.$A113] *[.$B113] ) + RAND() ) / [.$G$2]" office:value-type="float" office:value="0.132349832215573" calcext:value-type="float">
            <text:p>0.1323498322</text:p>
          </table:table-cell>
          <table:table-cell table:formula="of:=  ( ( ( BETAINV(RAND(); [.$D$2];[.$E$2]) + [.$F$2]) *[.$A113] *[.$B113] ) + RAND() ) / [.$G$2]" office:value-type="float" office:value="0.135730615538592" calcext:value-type="float">
            <text:p>0.1357306155</text:p>
          </table:table-cell>
          <table:table-cell table:formula="of:=  ( ( ( BETAINV(RAND(); [.$D$2];[.$E$2]) + [.$F$2]) *[.$A113] *[.$B113] ) + RAND() ) / [.$G$2]" office:value-type="float" office:value="0.133007878949639" calcext:value-type="float">
            <text:p>0.1330078789</text:p>
          </table:table-cell>
          <table:table-cell table:formula="of:=  ( ( ( BETAINV(RAND(); [.$D$2];[.$E$2]) + [.$F$2]) *[.$A113] *[.$B113] ) + RAND() ) / [.$G$2]" office:value-type="float" office:value="0.133295102140049" calcext:value-type="float">
            <text:p>0.1332951021</text:p>
          </table:table-cell>
          <table:table-cell table:formula="of:=  ( ( ( BETAINV(RAND(); [.$D$2];[.$E$2]) + [.$F$2]) *[.$A113] *[.$B113] ) + RAND() ) / [.$G$2]" office:value-type="float" office:value="0.133980217319174" calcext:value-type="float">
            <text:p>0.1339802173</text:p>
          </table:table-cell>
          <table:table-cell table:formula="of:=  ( ( ( BETAINV(RAND(); [.$D$2];[.$E$2]) + [.$F$2]) *[.$A113] *[.$B113] ) + RAND() ) / [.$G$2]" office:value-type="float" office:value="0.131484549453691" calcext:value-type="float">
            <text:p>0.1314845495</text:p>
          </table:table-cell>
          <table:table-cell table:formula="of:=  ( ( ( BETAINV(RAND(); [.$D$2];[.$E$2]) + [.$F$2]) *[.$A113] *[.$B113] ) + RAND() ) / [.$G$2]" office:value-type="float" office:value="0.131639326756013" calcext:value-type="float">
            <text:p>0.1316393268</text:p>
          </table:table-cell>
          <table:table-cell table:formula="of:=  ( ( ( BETAINV(RAND(); [.$D$2];[.$E$2]) + [.$F$2]) *[.$A113] *[.$B113] ) + RAND() ) / [.$G$2]" office:value-type="float" office:value="0.134095705912959" calcext:value-type="float">
            <text:p>0.1340957059</text:p>
          </table:table-cell>
          <table:table-cell table:formula="of:=  ( ( ( BETAINV(RAND(); [.$D$2];[.$E$2]) + [.$F$2]) *[.$A113] *[.$B113] ) + RAND() ) / [.$G$2]" office:value-type="float" office:value="0.132137928988698" calcext:value-type="float">
            <text:p>0.132137929</text:p>
          </table:table-cell>
          <table:table-cell table:formula="of:=  ( ( ( BETAINV(RAND(); [.$D$2];[.$E$2]) + [.$F$2]) *[.$A113] *[.$B113] ) + RAND() ) / [.$G$2]" office:value-type="float" office:value="0.134468534611665" calcext:value-type="float">
            <text:p>0.1344685346</text:p>
          </table:table-cell>
          <table:table-cell table:formula="of:=  ( ( ( BETAINV(RAND(); [.$D$2];[.$E$2]) + [.$F$2]) *[.$A113] *[.$B113] ) + RAND() ) / [.$G$2]" office:value-type="float" office:value="0.132846181290961" calcext:value-type="float">
            <text:p>0.1328461813</text:p>
          </table:table-cell>
          <table:table-cell table:formula="of:=  ( ( ( BETAINV(RAND(); [.$D$2];[.$E$2]) + [.$F$2]) *[.$A113] *[.$B113] ) + RAND() ) / [.$G$2]" office:value-type="float" office:value="0.137116080318104" calcext:value-type="float">
            <text:p>0.1371160803</text:p>
          </table:table-cell>
          <table:table-cell table:formula="of:=  ( ( ( BETAINV(RAND(); [.$D$2];[.$E$2]) + [.$F$2]) *[.$A113] *[.$B113] ) + RAND() ) / [.$G$2]" office:value-type="float" office:value="0.133760445951848" calcext:value-type="float">
            <text:p>0.133760446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formula="of:=  ( ( ( BETAINV(RAND(); [.$D$2];[.$E$2]) + [.$F$2]) *[.$A114] *[.$B114] ) + RAND() ) / [.$G$2]" office:value-type="float" office:value="0.0000000908175362972543" calcext:value-type="float">
            <text:p>9.08175362972543E-008</text:p>
          </table:table-cell>
          <table:table-cell table:formula="of:=  ( ( ( BETAINV(RAND(); [.$D$2];[.$E$2]) + [.$F$2]) *[.$A114] *[.$B114] ) + RAND() ) / [.$G$2]" office:value-type="float" office:value="0.000000067591941379942" calcext:value-type="float">
            <text:p>6.7591941379942E-008</text:p>
          </table:table-cell>
          <table:table-cell table:formula="of:=  ( ( ( BETAINV(RAND(); [.$D$2];[.$E$2]) + [.$F$2]) *[.$A114] *[.$B114] ) + RAND() ) / [.$G$2]" office:value-type="float" office:value="0.0000000533567467937246" calcext:value-type="float">
            <text:p>5.33567467937246E-008</text:p>
          </table:table-cell>
          <table:table-cell table:formula="of:=  ( ( ( BETAINV(RAND(); [.$D$2];[.$E$2]) + [.$F$2]) *[.$A114] *[.$B114] ) + RAND() ) / [.$G$2]" office:value-type="float" office:value="0.00000002128159631975" calcext:value-type="float">
            <text:p>2.128159631975E-008</text:p>
          </table:table-cell>
          <table:table-cell table:formula="of:=  ( ( ( BETAINV(RAND(); [.$D$2];[.$E$2]) + [.$F$2]) *[.$A114] *[.$B114] ) + RAND() ) / [.$G$2]" office:value-type="float" office:value="0.0000000844679570291191" calcext:value-type="float">
            <text:p>8.44679570291191E-008</text:p>
          </table:table-cell>
          <table:table-cell table:formula="of:=  ( ( ( BETAINV(RAND(); [.$D$2];[.$E$2]) + [.$F$2]) *[.$A114] *[.$B114] ) + RAND() ) / [.$G$2]" office:value-type="float" office:value="0.0000000591003359062597" calcext:value-type="float">
            <text:p>5.91003359062597E-008</text:p>
          </table:table-cell>
          <table:table-cell table:formula="of:=  ( ( ( BETAINV(RAND(); [.$D$2];[.$E$2]) + [.$F$2]) *[.$A114] *[.$B114] ) + RAND() ) / [.$G$2]" office:value-type="float" office:value="0.0000000981390697648749" calcext:value-type="float">
            <text:p>9.81390697648749E-008</text:p>
          </table:table-cell>
          <table:table-cell table:formula="of:=  ( ( ( BETAINV(RAND(); [.$D$2];[.$E$2]) + [.$F$2]) *[.$A114] *[.$B114] ) + RAND() ) / [.$G$2]" office:value-type="float" office:value="0.0000000232346947304904" calcext:value-type="float">
            <text:p>2.32346947304904E-008</text:p>
          </table:table-cell>
          <table:table-cell table:formula="of:=  ( ( ( BETAINV(RAND(); [.$D$2];[.$E$2]) + [.$F$2]) *[.$A114] *[.$B114] ) + RAND() ) / [.$G$2]" office:value-type="float" office:value="0.0000000718232759274542" calcext:value-type="float">
            <text:p>7.18232759274542E-008</text:p>
          </table:table-cell>
          <table:table-cell table:formula="of:=  ( ( ( BETAINV(RAND(); [.$D$2];[.$E$2]) + [.$F$2]) *[.$A114] *[.$B114] ) + RAND() ) / [.$G$2]" office:value-type="float" office:value="0.0000000650924358284101" calcext:value-type="float">
            <text:p>6.50924358284101E-008</text:p>
          </table:table-cell>
          <table:table-cell table:formula="of:=  ( ( ( BETAINV(RAND(); [.$D$2];[.$E$2]) + [.$F$2]) *[.$A114] *[.$B114] ) + RAND() ) / [.$G$2]" office:value-type="float" office:value="0.0000000799599424703047" calcext:value-type="float">
            <text:p>0.00000008</text:p>
          </table:table-cell>
          <table:table-cell table:formula="of:=  ( ( ( BETAINV(RAND(); [.$D$2];[.$E$2]) + [.$F$2]) *[.$A114] *[.$B114] ) + RAND() ) / [.$G$2]" office:value-type="float" office:value="0.0000000813410927541554" calcext:value-type="float">
            <text:p>8.13410927541554E-008</text:p>
          </table:table-cell>
          <table:table-cell table:formula="of:=  ( ( ( BETAINV(RAND(); [.$D$2];[.$E$2]) + [.$F$2]) *[.$A114] *[.$B114] ) + RAND() ) / [.$G$2]" office:value-type="float" office:value="0.0000000179938467219472" calcext:value-type="float">
            <text:p>0.000000018</text:p>
          </table:table-cell>
          <table:table-cell table:formula="of:=  ( ( ( BETAINV(RAND(); [.$D$2];[.$E$2]) + [.$F$2]) *[.$A114] *[.$B114] ) + RAND() ) / [.$G$2]" office:value-type="float" office:value="0.0000000673676477279514" calcext:value-type="float">
            <text:p>6.73676477279514E-008</text:p>
          </table:table-cell>
          <table:table-cell table:formula="of:=  ( ( ( BETAINV(RAND(); [.$D$2];[.$E$2]) + [.$F$2]) *[.$A114] *[.$B114] ) + RAND() ) / [.$G$2]" office:value-type="float" office:value="0.0000000531226708553731" calcext:value-type="float">
            <text:p>5.31226708553731E-008</text:p>
          </table:table-cell>
          <table:table-cell table:formula="of:=  ( ( ( BETAINV(RAND(); [.$D$2];[.$E$2]) + [.$F$2]) *[.$A114] *[.$B114] ) + RAND() ) / [.$G$2]" office:value-type="float" office:value="0.0000000443359199678525" calcext:value-type="float">
            <text:p>4.43359199678525E-008</text:p>
          </table:table-cell>
          <table:table-cell table:formula="of:=  ( ( ( BETAINV(RAND(); [.$D$2];[.$E$2]) + [.$F$2]) *[.$A114] *[.$B114] ) + RAND() ) / [.$G$2]" office:value-type="float" office:value="0.0000000485055612865835" calcext:value-type="float">
            <text:p>4.85055612865835E-00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formula="of:=  ( ( ( BETAINV(RAND(); [.$D$2];[.$E$2]) + [.$F$2]) *[.$A115] *[.$B115] ) + RAND() ) / [.$G$2]" office:value-type="float" office:value="0.000256304240099501" calcext:value-type="float">
            <text:p>0.0002563042</text:p>
          </table:table-cell>
          <table:table-cell table:formula="of:=  ( ( ( BETAINV(RAND(); [.$D$2];[.$E$2]) + [.$F$2]) *[.$A115] *[.$B115] ) + RAND() ) / [.$G$2]" office:value-type="float" office:value="0.000256870631515762" calcext:value-type="float">
            <text:p>0.0002568706</text:p>
          </table:table-cell>
          <table:table-cell table:formula="of:=  ( ( ( BETAINV(RAND(); [.$D$2];[.$E$2]) + [.$F$2]) *[.$A115] *[.$B115] ) + RAND() ) / [.$G$2]" office:value-type="float" office:value="0.000258472025468789" calcext:value-type="float">
            <text:p>0.000258472</text:p>
          </table:table-cell>
          <table:table-cell table:formula="of:=  ( ( ( BETAINV(RAND(); [.$D$2];[.$E$2]) + [.$F$2]) *[.$A115] *[.$B115] ) + RAND() ) / [.$G$2]" office:value-type="float" office:value="0.000258386018699588" calcext:value-type="float">
            <text:p>0.000258386</text:p>
          </table:table-cell>
          <table:table-cell table:formula="of:=  ( ( ( BETAINV(RAND(); [.$D$2];[.$E$2]) + [.$F$2]) *[.$A115] *[.$B115] ) + RAND() ) / [.$G$2]" office:value-type="float" office:value="0.000257162390433618" calcext:value-type="float">
            <text:p>0.0002571624</text:p>
          </table:table-cell>
          <table:table-cell table:formula="of:=  ( ( ( BETAINV(RAND(); [.$D$2];[.$E$2]) + [.$F$2]) *[.$A115] *[.$B115] ) + RAND() ) / [.$G$2]" office:value-type="float" office:value="0.000263458471192503" calcext:value-type="float">
            <text:p>0.0002634585</text:p>
          </table:table-cell>
          <table:table-cell table:formula="of:=  ( ( ( BETAINV(RAND(); [.$D$2];[.$E$2]) + [.$F$2]) *[.$A115] *[.$B115] ) + RAND() ) / [.$G$2]" office:value-type="float" office:value="0.000257098455156577" calcext:value-type="float">
            <text:p>0.0002570985</text:p>
          </table:table-cell>
          <table:table-cell table:formula="of:=  ( ( ( BETAINV(RAND(); [.$D$2];[.$E$2]) + [.$F$2]) *[.$A115] *[.$B115] ) + RAND() ) / [.$G$2]" office:value-type="float" office:value="0.000265837330021238" calcext:value-type="float">
            <text:p>0.0002658373</text:p>
          </table:table-cell>
          <table:table-cell table:formula="of:=  ( ( ( BETAINV(RAND(); [.$D$2];[.$E$2]) + [.$F$2]) *[.$A115] *[.$B115] ) + RAND() ) / [.$G$2]" office:value-type="float" office:value="0.000258765392381642" calcext:value-type="float">
            <text:p>0.0002587654</text:p>
          </table:table-cell>
          <table:table-cell table:formula="of:=  ( ( ( BETAINV(RAND(); [.$D$2];[.$E$2]) + [.$F$2]) *[.$A115] *[.$B115] ) + RAND() ) / [.$G$2]" office:value-type="float" office:value="0.000264200705348281" calcext:value-type="float">
            <text:p>0.0002642007</text:p>
          </table:table-cell>
          <table:table-cell table:formula="of:=  ( ( ( BETAINV(RAND(); [.$D$2];[.$E$2]) + [.$F$2]) *[.$A115] *[.$B115] ) + RAND() ) / [.$G$2]" office:value-type="float" office:value="0.000258357153727042" calcext:value-type="float">
            <text:p>0.0002583572</text:p>
          </table:table-cell>
          <table:table-cell table:formula="of:=  ( ( ( BETAINV(RAND(); [.$D$2];[.$E$2]) + [.$F$2]) *[.$A115] *[.$B115] ) + RAND() ) / [.$G$2]" office:value-type="float" office:value="0.000263750214202912" calcext:value-type="float">
            <text:p>0.0002637502</text:p>
          </table:table-cell>
          <table:table-cell table:formula="of:=  ( ( ( BETAINV(RAND(); [.$D$2];[.$E$2]) + [.$F$2]) *[.$A115] *[.$B115] ) + RAND() ) / [.$G$2]" office:value-type="float" office:value="0.000257889506011641" calcext:value-type="float">
            <text:p>0.0002578895</text:p>
          </table:table-cell>
          <table:table-cell table:formula="of:=  ( ( ( BETAINV(RAND(); [.$D$2];[.$E$2]) + [.$F$2]) *[.$A115] *[.$B115] ) + RAND() ) / [.$G$2]" office:value-type="float" office:value="0.000258375611784738" calcext:value-type="float">
            <text:p>0.0002583756</text:p>
          </table:table-cell>
          <table:table-cell table:formula="of:=  ( ( ( BETAINV(RAND(); [.$D$2];[.$E$2]) + [.$F$2]) *[.$A115] *[.$B115] ) + RAND() ) / [.$G$2]" office:value-type="float" office:value="0.00025730653784679" calcext:value-type="float">
            <text:p>0.0002573065</text:p>
          </table:table-cell>
          <table:table-cell table:formula="of:=  ( ( ( BETAINV(RAND(); [.$D$2];[.$E$2]) + [.$F$2]) *[.$A115] *[.$B115] ) + RAND() ) / [.$G$2]" office:value-type="float" office:value="0.000256820416291397" calcext:value-type="float">
            <text:p>0.0002568204</text:p>
          </table:table-cell>
          <table:table-cell table:formula="of:=  ( ( ( BETAINV(RAND(); [.$D$2];[.$E$2]) + [.$F$2]) *[.$A115] *[.$B115] ) + RAND() ) / [.$G$2]" office:value-type="float" office:value="0.000257666047118522" calcext:value-type="float">
            <text:p>0.000257666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table:formula="of:=  ( ( ( BETAINV(RAND(); [.$D$2];[.$E$2]) + [.$F$2]) *[.$A116] *[.$B116] ) + RAND() ) / [.$G$2]" office:value-type="float" office:value="0.000516596608670288" calcext:value-type="float">
            <text:p>0.0005165966</text:p>
          </table:table-cell>
          <table:table-cell table:formula="of:=  ( ( ( BETAINV(RAND(); [.$D$2];[.$E$2]) + [.$F$2]) *[.$A116] *[.$B116] ) + RAND() ) / [.$G$2]" office:value-type="float" office:value="0.000521904424944463" calcext:value-type="float">
            <text:p>0.0005219044</text:p>
          </table:table-cell>
          <table:table-cell table:formula="of:=  ( ( ( BETAINV(RAND(); [.$D$2];[.$E$2]) + [.$F$2]) *[.$A116] *[.$B116] ) + RAND() ) / [.$G$2]" office:value-type="float" office:value="0.000514452022089464" calcext:value-type="float">
            <text:p>0.000514452</text:p>
          </table:table-cell>
          <table:table-cell table:formula="of:=  ( ( ( BETAINV(RAND(); [.$D$2];[.$E$2]) + [.$F$2]) *[.$A116] *[.$B116] ) + RAND() ) / [.$G$2]" office:value-type="float" office:value="0.000515499642632181" calcext:value-type="float">
            <text:p>0.0005154996</text:p>
          </table:table-cell>
          <table:table-cell table:formula="of:=  ( ( ( BETAINV(RAND(); [.$D$2];[.$E$2]) + [.$F$2]) *[.$A116] *[.$B116] ) + RAND() ) / [.$G$2]" office:value-type="float" office:value="0.000518183120203218" calcext:value-type="float">
            <text:p>0.0005181831</text:p>
          </table:table-cell>
          <table:table-cell table:formula="of:=  ( ( ( BETAINV(RAND(); [.$D$2];[.$E$2]) + [.$F$2]) *[.$A116] *[.$B116] ) + RAND() ) / [.$G$2]" office:value-type="float" office:value="0.000512717525912916" calcext:value-type="float">
            <text:p>0.0005127175</text:p>
          </table:table-cell>
          <table:table-cell table:formula="of:=  ( ( ( BETAINV(RAND(); [.$D$2];[.$E$2]) + [.$F$2]) *[.$A116] *[.$B116] ) + RAND() ) / [.$G$2]" office:value-type="float" office:value="0.000523861908440475" calcext:value-type="float">
            <text:p>0.0005238619</text:p>
          </table:table-cell>
          <table:table-cell table:formula="of:=  ( ( ( BETAINV(RAND(); [.$D$2];[.$E$2]) + [.$F$2]) *[.$A116] *[.$B116] ) + RAND() ) / [.$G$2]" office:value-type="float" office:value="0.000516616381684943" calcext:value-type="float">
            <text:p>0.0005166164</text:p>
          </table:table-cell>
          <table:table-cell table:formula="of:=  ( ( ( BETAINV(RAND(); [.$D$2];[.$E$2]) + [.$F$2]) *[.$A116] *[.$B116] ) + RAND() ) / [.$G$2]" office:value-type="float" office:value="0.00052036076839611" calcext:value-type="float">
            <text:p>0.0005203608</text:p>
          </table:table-cell>
          <table:table-cell table:formula="of:=  ( ( ( BETAINV(RAND(); [.$D$2];[.$E$2]) + [.$F$2]) *[.$A116] *[.$B116] ) + RAND() ) / [.$G$2]" office:value-type="float" office:value="0.00051670409077591" calcext:value-type="float">
            <text:p>0.0005167041</text:p>
          </table:table-cell>
          <table:table-cell table:formula="of:=  ( ( ( BETAINV(RAND(); [.$D$2];[.$E$2]) + [.$F$2]) *[.$A116] *[.$B116] ) + RAND() ) / [.$G$2]" office:value-type="float" office:value="0.00052361999871266" calcext:value-type="float">
            <text:p>0.00052362</text:p>
          </table:table-cell>
          <table:table-cell table:formula="of:=  ( ( ( BETAINV(RAND(); [.$D$2];[.$E$2]) + [.$F$2]) *[.$A116] *[.$B116] ) + RAND() ) / [.$G$2]" office:value-type="float" office:value="0.00051366602846553" calcext:value-type="float">
            <text:p>0.000513666</text:p>
          </table:table-cell>
          <table:table-cell table:formula="of:=  ( ( ( BETAINV(RAND(); [.$D$2];[.$E$2]) + [.$F$2]) *[.$A116] *[.$B116] ) + RAND() ) / [.$G$2]" office:value-type="float" office:value="0.000513788196570665" calcext:value-type="float">
            <text:p>0.0005137882</text:p>
          </table:table-cell>
          <table:table-cell table:formula="of:=  ( ( ( BETAINV(RAND(); [.$D$2];[.$E$2]) + [.$F$2]) *[.$A116] *[.$B116] ) + RAND() ) / [.$G$2]" office:value-type="float" office:value="0.000516115390478146" calcext:value-type="float">
            <text:p>0.0005161154</text:p>
          </table:table-cell>
          <table:table-cell table:formula="of:=  ( ( ( BETAINV(RAND(); [.$D$2];[.$E$2]) + [.$F$2]) *[.$A116] *[.$B116] ) + RAND() ) / [.$G$2]" office:value-type="float" office:value="0.000548500920840159" calcext:value-type="float">
            <text:p>0.0005485009</text:p>
          </table:table-cell>
          <table:table-cell table:formula="of:=  ( ( ( BETAINV(RAND(); [.$D$2];[.$E$2]) + [.$F$2]) *[.$A116] *[.$B116] ) + RAND() ) / [.$G$2]" office:value-type="float" office:value="0.000515354075476237" calcext:value-type="float">
            <text:p>0.0005153541</text:p>
          </table:table-cell>
          <table:table-cell table:formula="of:=  ( ( ( BETAINV(RAND(); [.$D$2];[.$E$2]) + [.$F$2]) *[.$A116] *[.$B116] ) + RAND() ) / [.$G$2]" office:value-type="float" office:value="0.000525708047485054" calcext:value-type="float">
            <text:p>0.000525708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formula="of:=  ( ( ( BETAINV(RAND(); [.$D$2];[.$E$2]) + [.$F$2]) *[.$A117] *[.$B117] ) + RAND() ) / [.$G$2]" office:value-type="float" office:value="0.00102460940555319" calcext:value-type="float">
            <text:p>0.0010246094</text:p>
          </table:table-cell>
          <table:table-cell table:formula="of:=  ( ( ( BETAINV(RAND(); [.$D$2];[.$E$2]) + [.$F$2]) *[.$A117] *[.$B117] ) + RAND() ) / [.$G$2]" office:value-type="float" office:value="0.00104558953252279" calcext:value-type="float">
            <text:p>0.0010455895</text:p>
          </table:table-cell>
          <table:table-cell table:formula="of:=  ( ( ( BETAINV(RAND(); [.$D$2];[.$E$2]) + [.$F$2]) *[.$A117] *[.$B117] ) + RAND() ) / [.$G$2]" office:value-type="float" office:value="0.00104499687581472" calcext:value-type="float">
            <text:p>0.0010449969</text:p>
          </table:table-cell>
          <table:table-cell table:formula="of:=  ( ( ( BETAINV(RAND(); [.$D$2];[.$E$2]) + [.$F$2]) *[.$A117] *[.$B117] ) + RAND() ) / [.$G$2]" office:value-type="float" office:value="0.0010427810535872" calcext:value-type="float">
            <text:p>0.0010427811</text:p>
          </table:table-cell>
          <table:table-cell table:formula="of:=  ( ( ( BETAINV(RAND(); [.$D$2];[.$E$2]) + [.$F$2]) *[.$A117] *[.$B117] ) + RAND() ) / [.$G$2]" office:value-type="float" office:value="0.00104914916629249" calcext:value-type="float">
            <text:p>0.0010491492</text:p>
          </table:table-cell>
          <table:table-cell table:formula="of:=  ( ( ( BETAINV(RAND(); [.$D$2];[.$E$2]) + [.$F$2]) *[.$A117] *[.$B117] ) + RAND() ) / [.$G$2]" office:value-type="float" office:value="0.0010563308580553" calcext:value-type="float">
            <text:p>0.0010563309</text:p>
          </table:table-cell>
          <table:table-cell table:formula="of:=  ( ( ( BETAINV(RAND(); [.$D$2];[.$E$2]) + [.$F$2]) *[.$A117] *[.$B117] ) + RAND() ) / [.$G$2]" office:value-type="float" office:value="0.0010365204541826" calcext:value-type="float">
            <text:p>0.0010365205</text:p>
          </table:table-cell>
          <table:table-cell table:formula="of:=  ( ( ( BETAINV(RAND(); [.$D$2];[.$E$2]) + [.$F$2]) *[.$A117] *[.$B117] ) + RAND() ) / [.$G$2]" office:value-type="float" office:value="0.00103944756088807" calcext:value-type="float">
            <text:p>0.0010394476</text:p>
          </table:table-cell>
          <table:table-cell table:formula="of:=  ( ( ( BETAINV(RAND(); [.$D$2];[.$E$2]) + [.$F$2]) *[.$A117] *[.$B117] ) + RAND() ) / [.$G$2]" office:value-type="float" office:value="0.00103643569728857" calcext:value-type="float">
            <text:p>0.0010364357</text:p>
          </table:table-cell>
          <table:table-cell table:formula="of:=  ( ( ( BETAINV(RAND(); [.$D$2];[.$E$2]) + [.$F$2]) *[.$A117] *[.$B117] ) + RAND() ) / [.$G$2]" office:value-type="float" office:value="0.00103048761743504" calcext:value-type="float">
            <text:p>0.0010304876</text:p>
          </table:table-cell>
          <table:table-cell table:formula="of:=  ( ( ( BETAINV(RAND(); [.$D$2];[.$E$2]) + [.$F$2]) *[.$A117] *[.$B117] ) + RAND() ) / [.$G$2]" office:value-type="float" office:value="0.00104777545561249" calcext:value-type="float">
            <text:p>0.0010477755</text:p>
          </table:table-cell>
          <table:table-cell table:formula="of:=  ( ( ( BETAINV(RAND(); [.$D$2];[.$E$2]) + [.$F$2]) *[.$A117] *[.$B117] ) + RAND() ) / [.$G$2]" office:value-type="float" office:value="0.00107619350029288" calcext:value-type="float">
            <text:p>0.0010761935</text:p>
          </table:table-cell>
          <table:table-cell table:formula="of:=  ( ( ( BETAINV(RAND(); [.$D$2];[.$E$2]) + [.$F$2]) *[.$A117] *[.$B117] ) + RAND() ) / [.$G$2]" office:value-type="float" office:value="0.00103287942114292" calcext:value-type="float">
            <text:p>0.0010328794</text:p>
          </table:table-cell>
          <table:table-cell table:formula="of:=  ( ( ( BETAINV(RAND(); [.$D$2];[.$E$2]) + [.$F$2]) *[.$A117] *[.$B117] ) + RAND() ) / [.$G$2]" office:value-type="float" office:value="0.00102456236025226" calcext:value-type="float">
            <text:p>0.0010245624</text:p>
          </table:table-cell>
          <table:table-cell table:formula="of:=  ( ( ( BETAINV(RAND(); [.$D$2];[.$E$2]) + [.$F$2]) *[.$A117] *[.$B117] ) + RAND() ) / [.$G$2]" office:value-type="float" office:value="0.0010623870798046" calcext:value-type="float">
            <text:p>0.0010623871</text:p>
          </table:table-cell>
          <table:table-cell table:formula="of:=  ( ( ( BETAINV(RAND(); [.$D$2];[.$E$2]) + [.$F$2]) *[.$A117] *[.$B117] ) + RAND() ) / [.$G$2]" office:value-type="float" office:value="0.00104190351157817" calcext:value-type="float">
            <text:p>0.0010419035</text:p>
          </table:table-cell>
          <table:table-cell table:formula="of:=  ( ( ( BETAINV(RAND(); [.$D$2];[.$E$2]) + [.$F$2]) *[.$A117] *[.$B117] ) + RAND() ) / [.$G$2]" office:value-type="float" office:value="0.00102869928349772" calcext:value-type="float">
            <text:p>0.0010286993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formula="of:=  ( ( ( BETAINV(RAND(); [.$D$2];[.$E$2]) + [.$F$2]) *[.$A118] *[.$B118] ) + RAND() ) / [.$G$2]" office:value-type="float" office:value="0.00209136792148864" calcext:value-type="float">
            <text:p>0.0020913679</text:p>
          </table:table-cell>
          <table:table-cell table:formula="of:=  ( ( ( BETAINV(RAND(); [.$D$2];[.$E$2]) + [.$F$2]) *[.$A118] *[.$B118] ) + RAND() ) / [.$G$2]" office:value-type="float" office:value="0.00207784948288099" calcext:value-type="float">
            <text:p>0.0020778495</text:p>
          </table:table-cell>
          <table:table-cell table:formula="of:=  ( ( ( BETAINV(RAND(); [.$D$2];[.$E$2]) + [.$F$2]) *[.$A118] *[.$B118] ) + RAND() ) / [.$G$2]" office:value-type="float" office:value="0.00216442033410816" calcext:value-type="float">
            <text:p>0.0021644203</text:p>
          </table:table-cell>
          <table:table-cell table:formula="of:=  ( ( ( BETAINV(RAND(); [.$D$2];[.$E$2]) + [.$F$2]) *[.$A118] *[.$B118] ) + RAND() ) / [.$G$2]" office:value-type="float" office:value="0.00211843263624354" calcext:value-type="float">
            <text:p>0.0021184326</text:p>
          </table:table-cell>
          <table:table-cell table:formula="of:=  ( ( ( BETAINV(RAND(); [.$D$2];[.$E$2]) + [.$F$2]) *[.$A118] *[.$B118] ) + RAND() ) / [.$G$2]" office:value-type="float" office:value="0.0021336809315239" calcext:value-type="float">
            <text:p>0.0021336809</text:p>
          </table:table-cell>
          <table:table-cell table:formula="of:=  ( ( ( BETAINV(RAND(); [.$D$2];[.$E$2]) + [.$F$2]) *[.$A118] *[.$B118] ) + RAND() ) / [.$G$2]" office:value-type="float" office:value="0.00206485157491403" calcext:value-type="float">
            <text:p>0.0020648516</text:p>
          </table:table-cell>
          <table:table-cell table:formula="of:=  ( ( ( BETAINV(RAND(); [.$D$2];[.$E$2]) + [.$F$2]) *[.$A118] *[.$B118] ) + RAND() ) / [.$G$2]" office:value-type="float" office:value="0.00205103934997762" calcext:value-type="float">
            <text:p>0.0020510393</text:p>
          </table:table-cell>
          <table:table-cell table:formula="of:=  ( ( ( BETAINV(RAND(); [.$D$2];[.$E$2]) + [.$F$2]) *[.$A118] *[.$B118] ) + RAND() ) / [.$G$2]" office:value-type="float" office:value="0.00206033526939578" calcext:value-type="float">
            <text:p>0.0020603353</text:p>
          </table:table-cell>
          <table:table-cell table:formula="of:=  ( ( ( BETAINV(RAND(); [.$D$2];[.$E$2]) + [.$F$2]) *[.$A118] *[.$B118] ) + RAND() ) / [.$G$2]" office:value-type="float" office:value="0.00210061885066936" calcext:value-type="float">
            <text:p>0.0021006189</text:p>
          </table:table-cell>
          <table:table-cell table:formula="of:=  ( ( ( BETAINV(RAND(); [.$D$2];[.$E$2]) + [.$F$2]) *[.$A118] *[.$B118] ) + RAND() ) / [.$G$2]" office:value-type="float" office:value="0.00208996804687595" calcext:value-type="float">
            <text:p>0.002089968</text:p>
          </table:table-cell>
          <table:table-cell table:formula="of:=  ( ( ( BETAINV(RAND(); [.$D$2];[.$E$2]) + [.$F$2]) *[.$A118] *[.$B118] ) + RAND() ) / [.$G$2]" office:value-type="float" office:value="0.00208680399594335" calcext:value-type="float">
            <text:p>0.002086804</text:p>
          </table:table-cell>
          <table:table-cell table:formula="of:=  ( ( ( BETAINV(RAND(); [.$D$2];[.$E$2]) + [.$F$2]) *[.$A118] *[.$B118] ) + RAND() ) / [.$G$2]" office:value-type="float" office:value="0.00211273792262421" calcext:value-type="float">
            <text:p>0.0021127379</text:p>
          </table:table-cell>
          <table:table-cell table:formula="of:=  ( ( ( BETAINV(RAND(); [.$D$2];[.$E$2]) + [.$F$2]) *[.$A118] *[.$B118] ) + RAND() ) / [.$G$2]" office:value-type="float" office:value="0.00205774793081016" calcext:value-type="float">
            <text:p>0.0020577479</text:p>
          </table:table-cell>
          <table:table-cell table:formula="of:=  ( ( ( BETAINV(RAND(); [.$D$2];[.$E$2]) + [.$F$2]) *[.$A118] *[.$B118] ) + RAND() ) / [.$G$2]" office:value-type="float" office:value="0.00206071683997271" calcext:value-type="float">
            <text:p>0.0020607168</text:p>
          </table:table-cell>
          <table:table-cell table:formula="of:=  ( ( ( BETAINV(RAND(); [.$D$2];[.$E$2]) + [.$F$2]) *[.$A118] *[.$B118] ) + RAND() ) / [.$G$2]" office:value-type="float" office:value="0.00209207185962964" calcext:value-type="float">
            <text:p>0.0020920719</text:p>
          </table:table-cell>
          <table:table-cell table:formula="of:=  ( ( ( BETAINV(RAND(); [.$D$2];[.$E$2]) + [.$F$2]) *[.$A118] *[.$B118] ) + RAND() ) / [.$G$2]" office:value-type="float" office:value="0.00206937596131708" calcext:value-type="float">
            <text:p>0.002069376</text:p>
          </table:table-cell>
          <table:table-cell table:formula="of:=  ( ( ( BETAINV(RAND(); [.$D$2];[.$E$2]) + [.$F$2]) *[.$A118] *[.$B118] ) + RAND() ) / [.$G$2]" office:value-type="float" office:value="0.0020784679377771" calcext:value-type="float">
            <text:p>0.0020784679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formula="of:=  ( ( ( BETAINV(RAND(); [.$D$2];[.$E$2]) + [.$F$2]) *[.$A119] *[.$B119] ) + RAND() ) / [.$G$2]" office:value-type="float" office:value="0.004182625356278" calcext:value-type="float">
            <text:p>0.0041826254</text:p>
          </table:table-cell>
          <table:table-cell table:formula="of:=  ( ( ( BETAINV(RAND(); [.$D$2];[.$E$2]) + [.$F$2]) *[.$A119] *[.$B119] ) + RAND() ) / [.$G$2]" office:value-type="float" office:value="0.00410014342477749" calcext:value-type="float">
            <text:p>0.0041001434</text:p>
          </table:table-cell>
          <table:table-cell table:formula="of:=  ( ( ( BETAINV(RAND(); [.$D$2];[.$E$2]) + [.$F$2]) *[.$A119] *[.$B119] ) + RAND() ) / [.$G$2]" office:value-type="float" office:value="0.00417409916078698" calcext:value-type="float">
            <text:p>0.0041740992</text:p>
          </table:table-cell>
          <table:table-cell table:formula="of:=  ( ( ( BETAINV(RAND(); [.$D$2];[.$E$2]) + [.$F$2]) *[.$A119] *[.$B119] ) + RAND() ) / [.$G$2]" office:value-type="float" office:value="0.00410299887766507" calcext:value-type="float">
            <text:p>0.0041029989</text:p>
          </table:table-cell>
          <table:table-cell table:formula="of:=  ( ( ( BETAINV(RAND(); [.$D$2];[.$E$2]) + [.$F$2]) *[.$A119] *[.$B119] ) + RAND() ) / [.$G$2]" office:value-type="float" office:value="0.00409859841493846" calcext:value-type="float">
            <text:p>0.0040985984</text:p>
          </table:table-cell>
          <table:table-cell table:formula="of:=  ( ( ( BETAINV(RAND(); [.$D$2];[.$E$2]) + [.$F$2]) *[.$A119] *[.$B119] ) + RAND() ) / [.$G$2]" office:value-type="float" office:value="0.00414019541850598" calcext:value-type="float">
            <text:p>0.0041401954</text:p>
          </table:table-cell>
          <table:table-cell table:formula="of:=  ( ( ( BETAINV(RAND(); [.$D$2];[.$E$2]) + [.$F$2]) *[.$A119] *[.$B119] ) + RAND() ) / [.$G$2]" office:value-type="float" office:value="0.00412499336611788" calcext:value-type="float">
            <text:p>0.0041249934</text:p>
          </table:table-cell>
          <table:table-cell table:formula="of:=  ( ( ( BETAINV(RAND(); [.$D$2];[.$E$2]) + [.$F$2]) *[.$A119] *[.$B119] ) + RAND() ) / [.$G$2]" office:value-type="float" office:value="0.00410310668531704" calcext:value-type="float">
            <text:p>0.0041031067</text:p>
          </table:table-cell>
          <table:table-cell table:formula="of:=  ( ( ( BETAINV(RAND(); [.$D$2];[.$E$2]) + [.$F$2]) *[.$A119] *[.$B119] ) + RAND() ) / [.$G$2]" office:value-type="float" office:value="0.00423563320776063" calcext:value-type="float">
            <text:p>0.0042356332</text:p>
          </table:table-cell>
          <table:table-cell table:formula="of:=  ( ( ( BETAINV(RAND(); [.$D$2];[.$E$2]) + [.$F$2]) *[.$A119] *[.$B119] ) + RAND() ) / [.$G$2]" office:value-type="float" office:value="0.00411952897687822" calcext:value-type="float">
            <text:p>0.004119529</text:p>
          </table:table-cell>
          <table:table-cell table:formula="of:=  ( ( ( BETAINV(RAND(); [.$D$2];[.$E$2]) + [.$F$2]) *[.$A119] *[.$B119] ) + RAND() ) / [.$G$2]" office:value-type="float" office:value="0.00409604033863663" calcext:value-type="float">
            <text:p>0.0040960403</text:p>
          </table:table-cell>
          <table:table-cell table:formula="of:=  ( ( ( BETAINV(RAND(); [.$D$2];[.$E$2]) + [.$F$2]) *[.$A119] *[.$B119] ) + RAND() ) / [.$G$2]" office:value-type="float" office:value="0.00410330424053736" calcext:value-type="float">
            <text:p>0.0041033042</text:p>
          </table:table-cell>
          <table:table-cell table:formula="of:=  ( ( ( BETAINV(RAND(); [.$D$2];[.$E$2]) + [.$F$2]) *[.$A119] *[.$B119] ) + RAND() ) / [.$G$2]" office:value-type="float" office:value="0.00413878107384093" calcext:value-type="float">
            <text:p>0.0041387811</text:p>
          </table:table-cell>
          <table:table-cell table:formula="of:=  ( ( ( BETAINV(RAND(); [.$D$2];[.$E$2]) + [.$F$2]) *[.$A119] *[.$B119] ) + RAND() ) / [.$G$2]" office:value-type="float" office:value="0.0041243317511792" calcext:value-type="float">
            <text:p>0.0041243318</text:p>
          </table:table-cell>
          <table:table-cell table:formula="of:=  ( ( ( BETAINV(RAND(); [.$D$2];[.$E$2]) + [.$F$2]) *[.$A119] *[.$B119] ) + RAND() ) / [.$G$2]" office:value-type="float" office:value="0.00411921338103534" calcext:value-type="float">
            <text:p>0.0041192134</text:p>
          </table:table-cell>
          <table:table-cell table:formula="of:=  ( ( ( BETAINV(RAND(); [.$D$2];[.$E$2]) + [.$F$2]) *[.$A119] *[.$B119] ) + RAND() ) / [.$G$2]" office:value-type="float" office:value="0.00411221968463815" calcext:value-type="float">
            <text:p>0.0041122197</text:p>
          </table:table-cell>
          <table:table-cell table:formula="of:=  ( ( ( BETAINV(RAND(); [.$D$2];[.$E$2]) + [.$F$2]) *[.$A119] *[.$B119] ) + RAND() ) / [.$G$2]" office:value-type="float" office:value="0.00428443519404624" calcext:value-type="float">
            <text:p>0.0042844352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formula="of:=  ( ( ( BETAINV(RAND(); [.$D$2];[.$E$2]) + [.$F$2]) *[.$A120] *[.$B120] ) + RAND() ) / [.$G$2]" office:value-type="float" office:value="0.00839860523536886" calcext:value-type="float">
            <text:p>0.0083986052</text:p>
          </table:table-cell>
          <table:table-cell table:formula="of:=  ( ( ( BETAINV(RAND(); [.$D$2];[.$E$2]) + [.$F$2]) *[.$A120] *[.$B120] ) + RAND() ) / [.$G$2]" office:value-type="float" office:value="0.00828038112901933" calcext:value-type="float">
            <text:p>0.0082803811</text:p>
          </table:table-cell>
          <table:table-cell table:formula="of:=  ( ( ( BETAINV(RAND(); [.$D$2];[.$E$2]) + [.$F$2]) *[.$A120] *[.$B120] ) + RAND() ) / [.$G$2]" office:value-type="float" office:value="0.00819626131000189" calcext:value-type="float">
            <text:p>0.0081962613</text:p>
          </table:table-cell>
          <table:table-cell table:formula="of:=  ( ( ( BETAINV(RAND(); [.$D$2];[.$E$2]) + [.$F$2]) *[.$A120] *[.$B120] ) + RAND() ) / [.$G$2]" office:value-type="float" office:value="0.00824274847825493" calcext:value-type="float">
            <text:p>0.0082427485</text:p>
          </table:table-cell>
          <table:table-cell table:formula="of:=  ( ( ( BETAINV(RAND(); [.$D$2];[.$E$2]) + [.$F$2]) *[.$A120] *[.$B120] ) + RAND() ) / [.$G$2]" office:value-type="float" office:value="0.00827083760137547" calcext:value-type="float">
            <text:p>0.0082708376</text:p>
          </table:table-cell>
          <table:table-cell table:formula="of:=  ( ( ( BETAINV(RAND(); [.$D$2];[.$E$2]) + [.$F$2]) *[.$A120] *[.$B120] ) + RAND() ) / [.$G$2]" office:value-type="float" office:value="0.00820579187499597" calcext:value-type="float">
            <text:p>0.0082057919</text:p>
          </table:table-cell>
          <table:table-cell table:formula="of:=  ( ( ( BETAINV(RAND(); [.$D$2];[.$E$2]) + [.$F$2]) *[.$A120] *[.$B120] ) + RAND() ) / [.$G$2]" office:value-type="float" office:value="0.0082778375571765" calcext:value-type="float">
            <text:p>0.0082778376</text:p>
          </table:table-cell>
          <table:table-cell table:formula="of:=  ( ( ( BETAINV(RAND(); [.$D$2];[.$E$2]) + [.$F$2]) *[.$A120] *[.$B120] ) + RAND() ) / [.$G$2]" office:value-type="float" office:value="0.00821592075000275" calcext:value-type="float">
            <text:p>0.0082159208</text:p>
          </table:table-cell>
          <table:table-cell table:formula="of:=  ( ( ( BETAINV(RAND(); [.$D$2];[.$E$2]) + [.$F$2]) *[.$A120] *[.$B120] ) + RAND() ) / [.$G$2]" office:value-type="float" office:value="0.00849350536854631" calcext:value-type="float">
            <text:p>0.0084935054</text:p>
          </table:table-cell>
          <table:table-cell table:formula="of:=  ( ( ( BETAINV(RAND(); [.$D$2];[.$E$2]) + [.$F$2]) *[.$A120] *[.$B120] ) + RAND() ) / [.$G$2]" office:value-type="float" office:value="0.00847097034825653" calcext:value-type="float">
            <text:p>0.0084709703</text:p>
          </table:table-cell>
          <table:table-cell table:formula="of:=  ( ( ( BETAINV(RAND(); [.$D$2];[.$E$2]) + [.$F$2]) *[.$A120] *[.$B120] ) + RAND() ) / [.$G$2]" office:value-type="float" office:value="0.00831662316830253" calcext:value-type="float">
            <text:p>0.0083166232</text:p>
          </table:table-cell>
          <table:table-cell table:formula="of:=  ( ( ( BETAINV(RAND(); [.$D$2];[.$E$2]) + [.$F$2]) *[.$A120] *[.$B120] ) + RAND() ) / [.$G$2]" office:value-type="float" office:value="0.00834280653344655" calcext:value-type="float">
            <text:p>0.0083428065</text:p>
          </table:table-cell>
          <table:table-cell table:formula="of:=  ( ( ( BETAINV(RAND(); [.$D$2];[.$E$2]) + [.$F$2]) *[.$A120] *[.$B120] ) + RAND() ) / [.$G$2]" office:value-type="float" office:value="0.0082523418250838" calcext:value-type="float">
            <text:p>0.0082523418</text:p>
          </table:table-cell>
          <table:table-cell table:formula="of:=  ( ( ( BETAINV(RAND(); [.$D$2];[.$E$2]) + [.$F$2]) *[.$A120] *[.$B120] ) + RAND() ) / [.$G$2]" office:value-type="float" office:value="0.00822884565485355" calcext:value-type="float">
            <text:p>0.0082288457</text:p>
          </table:table-cell>
          <table:table-cell table:formula="of:=  ( ( ( BETAINV(RAND(); [.$D$2];[.$E$2]) + [.$F$2]) *[.$A120] *[.$B120] ) + RAND() ) / [.$G$2]" office:value-type="float" office:value="0.00823939420666362" calcext:value-type="float">
            <text:p>0.0082393942</text:p>
          </table:table-cell>
          <table:table-cell table:formula="of:=  ( ( ( BETAINV(RAND(); [.$D$2];[.$E$2]) + [.$F$2]) *[.$A120] *[.$B120] ) + RAND() ) / [.$G$2]" office:value-type="float" office:value="0.0082588954120288" calcext:value-type="float">
            <text:p>0.0082588954</text:p>
          </table:table-cell>
          <table:table-cell table:formula="of:=  ( ( ( BETAINV(RAND(); [.$D$2];[.$E$2]) + [.$F$2]) *[.$A120] *[.$B120] ) + RAND() ) / [.$G$2]" office:value-type="float" office:value="0.00835072811058569" calcext:value-type="float">
            <text:p>0.0083507281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formula="of:=  ( ( ( BETAINV(RAND(); [.$D$2];[.$E$2]) + [.$F$2]) *[.$A121] *[.$B121] ) + RAND() ) / [.$G$2]" office:value-type="float" office:value="0.0167125579207179" calcext:value-type="float">
            <text:p>0.0167125579</text:p>
          </table:table-cell>
          <table:table-cell table:formula="of:=  ( ( ( BETAINV(RAND(); [.$D$2];[.$E$2]) + [.$F$2]) *[.$A121] *[.$B121] ) + RAND() ) / [.$G$2]" office:value-type="float" office:value="0.0164810279919186" calcext:value-type="float">
            <text:p>0.016481028</text:p>
          </table:table-cell>
          <table:table-cell table:formula="of:=  ( ( ( BETAINV(RAND(); [.$D$2];[.$E$2]) + [.$F$2]) *[.$A121] *[.$B121] ) + RAND() ) / [.$G$2]" office:value-type="float" office:value="0.0164455709334154" calcext:value-type="float">
            <text:p>0.0164455709</text:p>
          </table:table-cell>
          <table:table-cell table:formula="of:=  ( ( ( BETAINV(RAND(); [.$D$2];[.$E$2]) + [.$F$2]) *[.$A121] *[.$B121] ) + RAND() ) / [.$G$2]" office:value-type="float" office:value="0.0164208068104072" calcext:value-type="float">
            <text:p>0.0164208068</text:p>
          </table:table-cell>
          <table:table-cell table:formula="of:=  ( ( ( BETAINV(RAND(); [.$D$2];[.$E$2]) + [.$F$2]) *[.$A121] *[.$B121] ) + RAND() ) / [.$G$2]" office:value-type="float" office:value="0.0164979941286814" calcext:value-type="float">
            <text:p>0.0164979941</text:p>
          </table:table-cell>
          <table:table-cell table:formula="of:=  ( ( ( BETAINV(RAND(); [.$D$2];[.$E$2]) + [.$F$2]) *[.$A121] *[.$B121] ) + RAND() ) / [.$G$2]" office:value-type="float" office:value="0.0165798618040471" calcext:value-type="float">
            <text:p>0.0165798618</text:p>
          </table:table-cell>
          <table:table-cell table:formula="of:=  ( ( ( BETAINV(RAND(); [.$D$2];[.$E$2]) + [.$F$2]) *[.$A121] *[.$B121] ) + RAND() ) / [.$G$2]" office:value-type="float" office:value="0.0164242199159207" calcext:value-type="float">
            <text:p>0.0164242199</text:p>
          </table:table-cell>
          <table:table-cell table:formula="of:=  ( ( ( BETAINV(RAND(); [.$D$2];[.$E$2]) + [.$F$2]) *[.$A121] *[.$B121] ) + RAND() ) / [.$G$2]" office:value-type="float" office:value="0.016448037912621" calcext:value-type="float">
            <text:p>0.0164480379</text:p>
          </table:table-cell>
          <table:table-cell table:formula="of:=  ( ( ( BETAINV(RAND(); [.$D$2];[.$E$2]) + [.$F$2]) *[.$A121] *[.$B121] ) + RAND() ) / [.$G$2]" office:value-type="float" office:value="0.0169029088817073" calcext:value-type="float">
            <text:p>0.0169029089</text:p>
          </table:table-cell>
          <table:table-cell table:formula="of:=  ( ( ( BETAINV(RAND(); [.$D$2];[.$E$2]) + [.$F$2]) *[.$A121] *[.$B121] ) + RAND() ) / [.$G$2]" office:value-type="float" office:value="0.0167546186850514" calcext:value-type="float">
            <text:p>0.0167546187</text:p>
          </table:table-cell>
          <table:table-cell table:formula="of:=  ( ( ( BETAINV(RAND(); [.$D$2];[.$E$2]) + [.$F$2]) *[.$A121] *[.$B121] ) + RAND() ) / [.$G$2]" office:value-type="float" office:value="0.0164697670431826" calcext:value-type="float">
            <text:p>0.016469767</text:p>
          </table:table-cell>
          <table:table-cell table:formula="of:=  ( ( ( BETAINV(RAND(); [.$D$2];[.$E$2]) + [.$F$2]) *[.$A121] *[.$B121] ) + RAND() ) / [.$G$2]" office:value-type="float" office:value="0.0173139899911282" calcext:value-type="float">
            <text:p>0.01731399</text:p>
          </table:table-cell>
          <table:table-cell table:formula="of:=  ( ( ( BETAINV(RAND(); [.$D$2];[.$E$2]) + [.$F$2]) *[.$A121] *[.$B121] ) + RAND() ) / [.$G$2]" office:value-type="float" office:value="0.0165173754003264" calcext:value-type="float">
            <text:p>0.0165173754</text:p>
          </table:table-cell>
          <table:table-cell table:formula="of:=  ( ( ( BETAINV(RAND(); [.$D$2];[.$E$2]) + [.$F$2]) *[.$A121] *[.$B121] ) + RAND() ) / [.$G$2]" office:value-type="float" office:value="0.0165842996822718" calcext:value-type="float">
            <text:p>0.0165842997</text:p>
          </table:table-cell>
          <table:table-cell table:formula="of:=  ( ( ( BETAINV(RAND(); [.$D$2];[.$E$2]) + [.$F$2]) *[.$A121] *[.$B121] ) + RAND() ) / [.$G$2]" office:value-type="float" office:value="0.016414022304534" calcext:value-type="float">
            <text:p>0.0164140223</text:p>
          </table:table-cell>
          <table:table-cell table:formula="of:=  ( ( ( BETAINV(RAND(); [.$D$2];[.$E$2]) + [.$F$2]) *[.$A121] *[.$B121] ) + RAND() ) / [.$G$2]" office:value-type="float" office:value="0.0163874855156737" calcext:value-type="float">
            <text:p>0.0163874855</text:p>
          </table:table-cell>
          <table:table-cell table:formula="of:=  ( ( ( BETAINV(RAND(); [.$D$2];[.$E$2]) + [.$F$2]) *[.$A121] *[.$B121] ) + RAND() ) / [.$G$2]" office:value-type="float" office:value="0.0166883632758125" calcext:value-type="float">
            <text:p>0.0166883633</text:p>
          </table:table-cell>
          <table:table-cell table:number-columns-repeated="100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formula="of:=  ( ( ( BETAINV(RAND(); [.$D$2];[.$E$2]) + [.$F$2]) *[.$A122] *[.$B122] ) + RAND() ) / [.$G$2]" office:value-type="float" office:value="0.0331016765661252" calcext:value-type="float">
            <text:p>0.0331016766</text:p>
          </table:table-cell>
          <table:table-cell table:formula="of:=  ( ( ( BETAINV(RAND(); [.$D$2];[.$E$2]) + [.$F$2]) *[.$A122] *[.$B122] ) + RAND() ) / [.$G$2]" office:value-type="float" office:value="0.0328869636336138" calcext:value-type="float">
            <text:p>0.0328869636</text:p>
          </table:table-cell>
          <table:table-cell table:formula="of:=  ( ( ( BETAINV(RAND(); [.$D$2];[.$E$2]) + [.$F$2]) *[.$A122] *[.$B122] ) + RAND() ) / [.$G$2]" office:value-type="float" office:value="0.033361047441608" calcext:value-type="float">
            <text:p>0.0333610474</text:p>
          </table:table-cell>
          <table:table-cell table:formula="of:=  ( ( ( BETAINV(RAND(); [.$D$2];[.$E$2]) + [.$F$2]) *[.$A122] *[.$B122] ) + RAND() ) / [.$G$2]" office:value-type="float" office:value="0.0338398835675836" calcext:value-type="float">
            <text:p>0.0338398836</text:p>
          </table:table-cell>
          <table:table-cell table:formula="of:=  ( ( ( BETAINV(RAND(); [.$D$2];[.$E$2]) + [.$F$2]) *[.$A122] *[.$B122] ) + RAND() ) / [.$G$2]" office:value-type="float" office:value="0.0331132442715253" calcext:value-type="float">
            <text:p>0.0331132443</text:p>
          </table:table-cell>
          <table:table-cell table:formula="of:=  ( ( ( BETAINV(RAND(); [.$D$2];[.$E$2]) + [.$F$2]) *[.$A122] *[.$B122] ) + RAND() ) / [.$G$2]" office:value-type="float" office:value="0.0328839844178292" calcext:value-type="float">
            <text:p>0.0328839844</text:p>
          </table:table-cell>
          <table:table-cell table:formula="of:=  ( ( ( BETAINV(RAND(); [.$D$2];[.$E$2]) + [.$F$2]) *[.$A122] *[.$B122] ) + RAND() ) / [.$G$2]" office:value-type="float" office:value="0.0336138342662543" calcext:value-type="float">
            <text:p>0.0336138343</text:p>
          </table:table-cell>
          <table:table-cell table:formula="of:=  ( ( ( BETAINV(RAND(); [.$D$2];[.$E$2]) + [.$F$2]) *[.$A122] *[.$B122] ) + RAND() ) / [.$G$2]" office:value-type="float" office:value="0.0332880601463331" calcext:value-type="float">
            <text:p>0.0332880601</text:p>
          </table:table-cell>
          <table:table-cell table:formula="of:=  ( ( ( BETAINV(RAND(); [.$D$2];[.$E$2]) + [.$F$2]) *[.$A122] *[.$B122] ) + RAND() ) / [.$G$2]" office:value-type="float" office:value="0.0332685414652234" calcext:value-type="float">
            <text:p>0.0332685415</text:p>
          </table:table-cell>
          <table:table-cell table:formula="of:=  ( ( ( BETAINV(RAND(); [.$D$2];[.$E$2]) + [.$F$2]) *[.$A122] *[.$B122] ) + RAND() ) / [.$G$2]" office:value-type="float" office:value="0.0330291367428042" calcext:value-type="float">
            <text:p>0.0330291367</text:p>
          </table:table-cell>
          <table:table-cell table:formula="of:=  ( ( ( BETAINV(RAND(); [.$D$2];[.$E$2]) + [.$F$2]) *[.$A122] *[.$B122] ) + RAND() ) / [.$G$2]" office:value-type="float" office:value="0.0331751608687264" calcext:value-type="float">
            <text:p>0.0331751609</text:p>
          </table:table-cell>
          <table:table-cell table:formula="of:=  ( ( ( BETAINV(RAND(); [.$D$2];[.$E$2]) + [.$F$2]) *[.$A122] *[.$B122] ) + RAND() ) / [.$G$2]" office:value-type="float" office:value="0.0327824907393797" calcext:value-type="float">
            <text:p>0.0327824907</text:p>
          </table:table-cell>
          <table:table-cell table:formula="of:=  ( ( ( BETAINV(RAND(); [.$D$2];[.$E$2]) + [.$F$2]) *[.$A122] *[.$B122] ) + RAND() ) / [.$G$2]" office:value-type="float" office:value="0.03473003619844" calcext:value-type="float">
            <text:p>0.0347300362</text:p>
          </table:table-cell>
          <table:table-cell table:formula="of:=  ( ( ( BETAINV(RAND(); [.$D$2];[.$E$2]) + [.$F$2]) *[.$A122] *[.$B122] ) + RAND() ) / [.$G$2]" office:value-type="float" office:value="0.0330209155495055" calcext:value-type="float">
            <text:p>0.0330209155</text:p>
          </table:table-cell>
          <table:table-cell table:formula="of:=  ( ( ( BETAINV(RAND(); [.$D$2];[.$E$2]) + [.$F$2]) *[.$A122] *[.$B122] ) + RAND() ) / [.$G$2]" office:value-type="float" office:value="0.0333005534834066" calcext:value-type="float">
            <text:p>0.0333005535</text:p>
          </table:table-cell>
          <table:table-cell table:formula="of:=  ( ( ( BETAINV(RAND(); [.$D$2];[.$E$2]) + [.$F$2]) *[.$A122] *[.$B122] ) + RAND() ) / [.$G$2]" office:value-type="float" office:value="0.0329008654674917" calcext:value-type="float">
            <text:p>0.0329008655</text:p>
          </table:table-cell>
          <table:table-cell table:formula="of:=  ( ( ( BETAINV(RAND(); [.$D$2];[.$E$2]) + [.$F$2]) *[.$A122] *[.$B122] ) + RAND() ) / [.$G$2]" office:value-type="float" office:value="0.0329540326374055" calcext:value-type="float">
            <text:p>0.0329540326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table:formula="of:=  ( ( ( BETAINV(RAND(); [.$D$2];[.$E$2]) + [.$F$2]) *[.$A123] *[.$B123] ) + RAND() ) / [.$G$2]" office:value-type="float" office:value="0.0658275188358336" calcext:value-type="float">
            <text:p>0.0658275188</text:p>
          </table:table-cell>
          <table:table-cell table:formula="of:=  ( ( ( BETAINV(RAND(); [.$D$2];[.$E$2]) + [.$F$2]) *[.$A123] *[.$B123] ) + RAND() ) / [.$G$2]" office:value-type="float" office:value="0.0674694249355223" calcext:value-type="float">
            <text:p>0.0674694249</text:p>
          </table:table-cell>
          <table:table-cell table:formula="of:=  ( ( ( BETAINV(RAND(); [.$D$2];[.$E$2]) + [.$F$2]) *[.$A123] *[.$B123] ) + RAND() ) / [.$G$2]" office:value-type="float" office:value="0.0661726913587825" calcext:value-type="float">
            <text:p>0.0661726914</text:p>
          </table:table-cell>
          <table:table-cell table:formula="of:=  ( ( ( BETAINV(RAND(); [.$D$2];[.$E$2]) + [.$F$2]) *[.$A123] *[.$B123] ) + RAND() ) / [.$G$2]" office:value-type="float" office:value="0.0668324981479331" calcext:value-type="float">
            <text:p>0.0668324981</text:p>
          </table:table-cell>
          <table:table-cell table:formula="of:=  ( ( ( BETAINV(RAND(); [.$D$2];[.$E$2]) + [.$F$2]) *[.$A123] *[.$B123] ) + RAND() ) / [.$G$2]" office:value-type="float" office:value="0.0676389119427601" calcext:value-type="float">
            <text:p>0.0676389119</text:p>
          </table:table-cell>
          <table:table-cell table:formula="of:=  ( ( ( BETAINV(RAND(); [.$D$2];[.$E$2]) + [.$F$2]) *[.$A123] *[.$B123] ) + RAND() ) / [.$G$2]" office:value-type="float" office:value="0.0666812939326327" calcext:value-type="float">
            <text:p>0.0666812939</text:p>
          </table:table-cell>
          <table:table-cell table:formula="of:=  ( ( ( BETAINV(RAND(); [.$D$2];[.$E$2]) + [.$F$2]) *[.$A123] *[.$B123] ) + RAND() ) / [.$G$2]" office:value-type="float" office:value="0.0664220704274483" calcext:value-type="float">
            <text:p>0.0664220704</text:p>
          </table:table-cell>
          <table:table-cell table:formula="of:=  ( ( ( BETAINV(RAND(); [.$D$2];[.$E$2]) + [.$F$2]) *[.$A123] *[.$B123] ) + RAND() ) / [.$G$2]" office:value-type="float" office:value="0.0668437770610931" calcext:value-type="float">
            <text:p>0.0668437771</text:p>
          </table:table-cell>
          <table:table-cell table:formula="of:=  ( ( ( BETAINV(RAND(); [.$D$2];[.$E$2]) + [.$F$2]) *[.$A123] *[.$B123] ) + RAND() ) / [.$G$2]" office:value-type="float" office:value="0.0659600353248202" calcext:value-type="float">
            <text:p>0.0659600353</text:p>
          </table:table-cell>
          <table:table-cell table:formula="of:=  ( ( ( BETAINV(RAND(); [.$D$2];[.$E$2]) + [.$F$2]) *[.$A123] *[.$B123] ) + RAND() ) / [.$G$2]" office:value-type="float" office:value="0.0669616896899868" calcext:value-type="float">
            <text:p>0.0669616897</text:p>
          </table:table-cell>
          <table:table-cell table:formula="of:=  ( ( ( BETAINV(RAND(); [.$D$2];[.$E$2]) + [.$F$2]) *[.$A123] *[.$B123] ) + RAND() ) / [.$G$2]" office:value-type="float" office:value="0.0655606082715928" calcext:value-type="float">
            <text:p>0.0655606083</text:p>
          </table:table-cell>
          <table:table-cell table:formula="of:=  ( ( ( BETAINV(RAND(); [.$D$2];[.$E$2]) + [.$F$2]) *[.$A123] *[.$B123] ) + RAND() ) / [.$G$2]" office:value-type="float" office:value="0.0665649023843403" calcext:value-type="float">
            <text:p>0.0665649024</text:p>
          </table:table-cell>
          <table:table-cell table:formula="of:=  ( ( ( BETAINV(RAND(); [.$D$2];[.$E$2]) + [.$F$2]) *[.$A123] *[.$B123] ) + RAND() ) / [.$G$2]" office:value-type="float" office:value="0.0656359150140046" calcext:value-type="float">
            <text:p>0.065635915</text:p>
          </table:table-cell>
          <table:table-cell table:formula="of:=  ( ( ( BETAINV(RAND(); [.$D$2];[.$E$2]) + [.$F$2]) *[.$A123] *[.$B123] ) + RAND() ) / [.$G$2]" office:value-type="float" office:value="0.0655768730061882" calcext:value-type="float">
            <text:p>0.065576873</text:p>
          </table:table-cell>
          <table:table-cell table:formula="of:=  ( ( ( BETAINV(RAND(); [.$D$2];[.$E$2]) + [.$F$2]) *[.$A123] *[.$B123] ) + RAND() ) / [.$G$2]" office:value-type="float" office:value="0.0671807722198696" calcext:value-type="float">
            <text:p>0.0671807722</text:p>
          </table:table-cell>
          <table:table-cell table:formula="of:=  ( ( ( BETAINV(RAND(); [.$D$2];[.$E$2]) + [.$F$2]) *[.$A123] *[.$B123] ) + RAND() ) / [.$G$2]" office:value-type="float" office:value="0.0661442257369365" calcext:value-type="float">
            <text:p>0.0661442257</text:p>
          </table:table-cell>
          <table:table-cell table:formula="of:=  ( ( ( BETAINV(RAND(); [.$D$2];[.$E$2]) + [.$F$2]) *[.$A123] *[.$B123] ) + RAND() ) / [.$G$2]" office:value-type="float" office:value="0.0688625797361179" calcext:value-type="float">
            <text:p>0.0688625797</text:p>
          </table:table-cell>
          <table:table-cell table:number-columns-repeated="100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formula="of:=  ( ( ( BETAINV(RAND(); [.$D$2];[.$E$2]) + [.$F$2]) *[.$A124] *[.$B124] ) + RAND() ) / [.$G$2]" office:value-type="float" office:value="0.133262326555355" calcext:value-type="float">
            <text:p>0.1332623266</text:p>
          </table:table-cell>
          <table:table-cell table:formula="of:=  ( ( ( BETAINV(RAND(); [.$D$2];[.$E$2]) + [.$F$2]) *[.$A124] *[.$B124] ) + RAND() ) / [.$G$2]" office:value-type="float" office:value="0.133336363154052" calcext:value-type="float">
            <text:p>0.1333363632</text:p>
          </table:table-cell>
          <table:table-cell table:formula="of:=  ( ( ( BETAINV(RAND(); [.$D$2];[.$E$2]) + [.$F$2]) *[.$A124] *[.$B124] ) + RAND() ) / [.$G$2]" office:value-type="float" office:value="0.135674966721218" calcext:value-type="float">
            <text:p>0.1356749667</text:p>
          </table:table-cell>
          <table:table-cell table:formula="of:=  ( ( ( BETAINV(RAND(); [.$D$2];[.$E$2]) + [.$F$2]) *[.$A124] *[.$B124] ) + RAND() ) / [.$G$2]" office:value-type="float" office:value="0.133827000999577" calcext:value-type="float">
            <text:p>0.133827001</text:p>
          </table:table-cell>
          <table:table-cell table:formula="of:=  ( ( ( BETAINV(RAND(); [.$D$2];[.$E$2]) + [.$F$2]) *[.$A124] *[.$B124] ) + RAND() ) / [.$G$2]" office:value-type="float" office:value="0.132129169785293" calcext:value-type="float">
            <text:p>0.1321291698</text:p>
          </table:table-cell>
          <table:table-cell table:formula="of:=  ( ( ( BETAINV(RAND(); [.$D$2];[.$E$2]) + [.$F$2]) *[.$A124] *[.$B124] ) + RAND() ) / [.$G$2]" office:value-type="float" office:value="0.131176805363551" calcext:value-type="float">
            <text:p>0.1311768054</text:p>
          </table:table-cell>
          <table:table-cell table:formula="of:=  ( ( ( BETAINV(RAND(); [.$D$2];[.$E$2]) + [.$F$2]) *[.$A124] *[.$B124] ) + RAND() ) / [.$G$2]" office:value-type="float" office:value="0.134629682529977" calcext:value-type="float">
            <text:p>0.1346296825</text:p>
          </table:table-cell>
          <table:table-cell table:formula="of:=  ( ( ( BETAINV(RAND(); [.$D$2];[.$E$2]) + [.$F$2]) *[.$A124] *[.$B124] ) + RAND() ) / [.$G$2]" office:value-type="float" office:value="0.133428901399979" calcext:value-type="float">
            <text:p>0.1334289014</text:p>
          </table:table-cell>
          <table:table-cell table:formula="of:=  ( ( ( BETAINV(RAND(); [.$D$2];[.$E$2]) + [.$F$2]) *[.$A124] *[.$B124] ) + RAND() ) / [.$G$2]" office:value-type="float" office:value="0.132211595671922" calcext:value-type="float">
            <text:p>0.1322115957</text:p>
          </table:table-cell>
          <table:table-cell table:formula="of:=  ( ( ( BETAINV(RAND(); [.$D$2];[.$E$2]) + [.$F$2]) *[.$A124] *[.$B124] ) + RAND() ) / [.$G$2]" office:value-type="float" office:value="0.131122617754731" calcext:value-type="float">
            <text:p>0.1311226178</text:p>
          </table:table-cell>
          <table:table-cell table:formula="of:=  ( ( ( BETAINV(RAND(); [.$D$2];[.$E$2]) + [.$F$2]) *[.$A124] *[.$B124] ) + RAND() ) / [.$G$2]" office:value-type="float" office:value="0.132012804163159" calcext:value-type="float">
            <text:p>0.1320128042</text:p>
          </table:table-cell>
          <table:table-cell table:formula="of:=  ( ( ( BETAINV(RAND(); [.$D$2];[.$E$2]) + [.$F$2]) *[.$A124] *[.$B124] ) + RAND() ) / [.$G$2]" office:value-type="float" office:value="0.137986194163687" calcext:value-type="float">
            <text:p>0.1379861942</text:p>
          </table:table-cell>
          <table:table-cell table:formula="of:=  ( ( ( BETAINV(RAND(); [.$D$2];[.$E$2]) + [.$F$2]) *[.$A124] *[.$B124] ) + RAND() ) / [.$G$2]" office:value-type="float" office:value="0.134086093338245" calcext:value-type="float">
            <text:p>0.1340860933</text:p>
          </table:table-cell>
          <table:table-cell table:formula="of:=  ( ( ( BETAINV(RAND(); [.$D$2];[.$E$2]) + [.$F$2]) *[.$A124] *[.$B124] ) + RAND() ) / [.$G$2]" office:value-type="float" office:value="0.131518519837849" calcext:value-type="float">
            <text:p>0.1315185198</text:p>
          </table:table-cell>
          <table:table-cell table:formula="of:=  ( ( ( BETAINV(RAND(); [.$D$2];[.$E$2]) + [.$F$2]) *[.$A124] *[.$B124] ) + RAND() ) / [.$G$2]" office:value-type="float" office:value="0.132701044447614" calcext:value-type="float">
            <text:p>0.1327010444</text:p>
          </table:table-cell>
          <table:table-cell table:formula="of:=  ( ( ( BETAINV(RAND(); [.$D$2];[.$E$2]) + [.$F$2]) *[.$A124] *[.$B124] ) + RAND() ) / [.$G$2]" office:value-type="float" office:value="0.132163734201766" calcext:value-type="float">
            <text:p>0.1321637342</text:p>
          </table:table-cell>
          <table:table-cell table:formula="of:=  ( ( ( BETAINV(RAND(); [.$D$2];[.$E$2]) + [.$F$2]) *[.$A124] *[.$B124] ) + RAND() ) / [.$G$2]" office:value-type="float" office:value="0.134894094232583" calcext:value-type="float">
            <text:p>0.1348940942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formula="of:=  ( ( ( BETAINV(RAND(); [.$D$2];[.$E$2]) + [.$F$2]) *[.$A125] *[.$B125] ) + RAND() ) / [.$G$2]" office:value-type="float" office:value="0.26713005906808" calcext:value-type="float">
            <text:p>0.2671300591</text:p>
          </table:table-cell>
          <table:table-cell table:formula="of:=  ( ( ( BETAINV(RAND(); [.$D$2];[.$E$2]) + [.$F$2]) *[.$A125] *[.$B125] ) + RAND() ) / [.$G$2]" office:value-type="float" office:value="0.263172883557373" calcext:value-type="float">
            <text:p>0.2631728836</text:p>
          </table:table-cell>
          <table:table-cell table:formula="of:=  ( ( ( BETAINV(RAND(); [.$D$2];[.$E$2]) + [.$F$2]) *[.$A125] *[.$B125] ) + RAND() ) / [.$G$2]" office:value-type="float" office:value="0.268921736741977" calcext:value-type="float">
            <text:p>0.2689217367</text:p>
          </table:table-cell>
          <table:table-cell table:formula="of:=  ( ( ( BETAINV(RAND(); [.$D$2];[.$E$2]) + [.$F$2]) *[.$A125] *[.$B125] ) + RAND() ) / [.$G$2]" office:value-type="float" office:value="0.263582692345949" calcext:value-type="float">
            <text:p>0.2635826923</text:p>
          </table:table-cell>
          <table:table-cell table:formula="of:=  ( ( ( BETAINV(RAND(); [.$D$2];[.$E$2]) + [.$F$2]) *[.$A125] *[.$B125] ) + RAND() ) / [.$G$2]" office:value-type="float" office:value="0.263745522642842" calcext:value-type="float">
            <text:p>0.2637455226</text:p>
          </table:table-cell>
          <table:table-cell table:formula="of:=  ( ( ( BETAINV(RAND(); [.$D$2];[.$E$2]) + [.$F$2]) *[.$A125] *[.$B125] ) + RAND() ) / [.$G$2]" office:value-type="float" office:value="0.265136473661945" calcext:value-type="float">
            <text:p>0.2651364737</text:p>
          </table:table-cell>
          <table:table-cell table:formula="of:=  ( ( ( BETAINV(RAND(); [.$D$2];[.$E$2]) + [.$F$2]) *[.$A125] *[.$B125] ) + RAND() ) / [.$G$2]" office:value-type="float" office:value="0.264087003883124" calcext:value-type="float">
            <text:p>0.2640870039</text:p>
          </table:table-cell>
          <table:table-cell table:formula="of:=  ( ( ( BETAINV(RAND(); [.$D$2];[.$E$2]) + [.$F$2]) *[.$A125] *[.$B125] ) + RAND() ) / [.$G$2]" office:value-type="float" office:value="0.263091607659101" calcext:value-type="float">
            <text:p>0.2630916077</text:p>
          </table:table-cell>
          <table:table-cell table:formula="of:=  ( ( ( BETAINV(RAND(); [.$D$2];[.$E$2]) + [.$F$2]) *[.$A125] *[.$B125] ) + RAND() ) / [.$G$2]" office:value-type="float" office:value="0.26607355644403" calcext:value-type="float">
            <text:p>0.2660735564</text:p>
          </table:table-cell>
          <table:table-cell table:formula="of:=  ( ( ( BETAINV(RAND(); [.$D$2];[.$E$2]) + [.$F$2]) *[.$A125] *[.$B125] ) + RAND() ) / [.$G$2]" office:value-type="float" office:value="0.263173066140196" calcext:value-type="float">
            <text:p>0.2631730661</text:p>
          </table:table-cell>
          <table:table-cell table:formula="of:=  ( ( ( BETAINV(RAND(); [.$D$2];[.$E$2]) + [.$F$2]) *[.$A125] *[.$B125] ) + RAND() ) / [.$G$2]" office:value-type="float" office:value="0.268214342117871" calcext:value-type="float">
            <text:p>0.2682143421</text:p>
          </table:table-cell>
          <table:table-cell table:formula="of:=  ( ( ( BETAINV(RAND(); [.$D$2];[.$E$2]) + [.$F$2]) *[.$A125] *[.$B125] ) + RAND() ) / [.$G$2]" office:value-type="float" office:value="0.265401482591101" calcext:value-type="float">
            <text:p>0.2654014826</text:p>
          </table:table-cell>
          <table:table-cell table:formula="of:=  ( ( ( BETAINV(RAND(); [.$D$2];[.$E$2]) + [.$F$2]) *[.$A125] *[.$B125] ) + RAND() ) / [.$G$2]" office:value-type="float" office:value="0.263273160582252" calcext:value-type="float">
            <text:p>0.2632731606</text:p>
          </table:table-cell>
          <table:table-cell table:formula="of:=  ( ( ( BETAINV(RAND(); [.$D$2];[.$E$2]) + [.$F$2]) *[.$A125] *[.$B125] ) + RAND() ) / [.$G$2]" office:value-type="float" office:value="0.264877592567352" calcext:value-type="float">
            <text:p>0.2648775926</text:p>
          </table:table-cell>
          <table:table-cell table:formula="of:=  ( ( ( BETAINV(RAND(); [.$D$2];[.$E$2]) + [.$F$2]) *[.$A125] *[.$B125] ) + RAND() ) / [.$G$2]" office:value-type="float" office:value="0.26520215616322" calcext:value-type="float">
            <text:p>0.2652021562</text:p>
          </table:table-cell>
          <table:table-cell table:formula="of:=  ( ( ( BETAINV(RAND(); [.$D$2];[.$E$2]) + [.$F$2]) *[.$A125] *[.$B125] ) + RAND() ) / [.$G$2]" office:value-type="float" office:value="0.268996263809034" calcext:value-type="float">
            <text:p>0.2689962638</text:p>
          </table:table-cell>
          <table:table-cell table:formula="of:=  ( ( ( BETAINV(RAND(); [.$D$2];[.$E$2]) + [.$F$2]) *[.$A125] *[.$B125] ) + RAND() ) / [.$G$2]" office:value-type="float" office:value="0.268527860815231" calcext:value-type="float">
            <text:p>0.2685278608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formula="of:=  ( ( ( BETAINV(RAND(); [.$D$2];[.$E$2]) + [.$F$2]) *[.$A126] *[.$B126] ) + RAND() ) / [.$G$2]" office:value-type="float" office:value="0.0000000851132369600236" calcext:value-type="float">
            <text:p>8.51132369600236E-008</text:p>
          </table:table-cell>
          <table:table-cell table:formula="of:=  ( ( ( BETAINV(RAND(); [.$D$2];[.$E$2]) + [.$F$2]) *[.$A126] *[.$B126] ) + RAND() ) / [.$G$2]" office:value-type="float" office:value="0.0000000410879968898371" calcext:value-type="float">
            <text:p>4.10879968898371E-008</text:p>
          </table:table-cell>
          <table:table-cell table:formula="of:=  ( ( ( BETAINV(RAND(); [.$D$2];[.$E$2]) + [.$F$2]) *[.$A126] *[.$B126] ) + RAND() ) / [.$G$2]" office:value-type="float" office:value="0.0000000410583965480328" calcext:value-type="float">
            <text:p>4.10583965480328E-008</text:p>
          </table:table-cell>
          <table:table-cell table:formula="of:=  ( ( ( BETAINV(RAND(); [.$D$2];[.$E$2]) + [.$F$2]) *[.$A126] *[.$B126] ) + RAND() ) / [.$G$2]" office:value-type="float" office:value="0.0000000489311148645356" calcext:value-type="float">
            <text:p>4.89311148645356E-008</text:p>
          </table:table-cell>
          <table:table-cell table:formula="of:=  ( ( ( BETAINV(RAND(); [.$D$2];[.$E$2]) + [.$F$2]) *[.$A126] *[.$B126] ) + RAND() ) / [.$G$2]" office:value-type="float" office:value="0.0000000551097807707265" calcext:value-type="float">
            <text:p>5.51097807707265E-008</text:p>
          </table:table-cell>
          <table:table-cell table:formula="of:=  ( ( ( BETAINV(RAND(); [.$D$2];[.$E$2]) + [.$F$2]) *[.$A126] *[.$B126] ) + RAND() ) / [.$G$2]" office:value-type="float" office:value="0.0000000711764397332445" calcext:value-type="float">
            <text:p>7.11764397332445E-008</text:p>
          </table:table-cell>
          <table:table-cell table:formula="of:=  ( ( ( BETAINV(RAND(); [.$D$2];[.$E$2]) + [.$F$2]) *[.$A126] *[.$B126] ) + RAND() ) / [.$G$2]" office:value-type="float" office:value="0.0000000743875528452918" calcext:value-type="float">
            <text:p>7.43875528452918E-008</text:p>
          </table:table-cell>
          <table:table-cell table:formula="of:=  ( ( ( BETAINV(RAND(); [.$D$2];[.$E$2]) + [.$F$2]) *[.$A126] *[.$B126] ) + RAND() ) / [.$G$2]" office:value-type="float" office:value="0.0000000972106481902301" calcext:value-type="float">
            <text:p>9.72106481902301E-008</text:p>
          </table:table-cell>
          <table:table-cell table:formula="of:=  ( ( ( BETAINV(RAND(); [.$D$2];[.$E$2]) + [.$F$2]) *[.$A126] *[.$B126] ) + RAND() ) / [.$G$2]" office:value-type="float" office:value="0.0000000856113025685772" calcext:value-type="float">
            <text:p>8.56113025685772E-008</text:p>
          </table:table-cell>
          <table:table-cell table:formula="of:=  ( ( ( BETAINV(RAND(); [.$D$2];[.$E$2]) + [.$F$2]) *[.$A126] *[.$B126] ) + RAND() ) / [.$G$2]" office:value-type="float" office:value="0.000000039979236270301" calcext:value-type="float">
            <text:p>0.00000004</text:p>
          </table:table-cell>
          <table:table-cell table:formula="of:=  ( ( ( BETAINV(RAND(); [.$D$2];[.$E$2]) + [.$F$2]) *[.$A126] *[.$B126] ) + RAND() ) / [.$G$2]" office:value-type="float" office:value="0.0000000969853957882151" calcext:value-type="float">
            <text:p>0.000000097</text:p>
          </table:table-cell>
          <table:table-cell table:formula="of:=  ( ( ( BETAINV(RAND(); [.$D$2];[.$E$2]) + [.$F$2]) *[.$A126] *[.$B126] ) + RAND() ) / [.$G$2]" office:value-type="float" office:value="0.0000000664161194115877" calcext:value-type="float">
            <text:p>6.64161194115877E-008</text:p>
          </table:table-cell>
          <table:table-cell table:formula="of:=  ( ( ( BETAINV(RAND(); [.$D$2];[.$E$2]) + [.$F$2]) *[.$A126] *[.$B126] ) + RAND() ) / [.$G$2]" office:value-type="float" office:value="0.0000000159797429805622" calcext:value-type="float">
            <text:p>0.000000016</text:p>
          </table:table-cell>
          <table:table-cell table:formula="of:=  ( ( ( BETAINV(RAND(); [.$D$2];[.$E$2]) + [.$F$2]) *[.$A126] *[.$B126] ) + RAND() ) / [.$G$2]" office:value-type="float" office:value="0.000000019198986934498" calcext:value-type="float">
            <text:p>1.9198986934498E-008</text:p>
          </table:table-cell>
          <table:table-cell table:formula="of:=  ( ( ( BETAINV(RAND(); [.$D$2];[.$E$2]) + [.$F$2]) *[.$A126] *[.$B126] ) + RAND() ) / [.$G$2]" office:value-type="float" office:value="0.0000000639643087750301" calcext:value-type="float">
            <text:p>0.000000064</text:p>
          </table:table-cell>
          <table:table-cell table:formula="of:=  ( ( ( BETAINV(RAND(); [.$D$2];[.$E$2]) + [.$F$2]) *[.$A126] *[.$B126] ) + RAND() ) / [.$G$2]" office:value-type="float" office:value="0.00000000265253258403391" calcext:value-type="float">
            <text:p>2.65253258403391E-009</text:p>
          </table:table-cell>
          <table:table-cell table:formula="of:=  ( ( ( BETAINV(RAND(); [.$D$2];[.$E$2]) + [.$F$2]) *[.$A126] *[.$B126] ) + RAND() ) / [.$G$2]" office:value-type="float" office:value="0.0000000820019650040194" calcext:value-type="float">
            <text:p>0.000000082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formula="of:=  ( ( ( BETAINV(RAND(); [.$D$2];[.$E$2]) + [.$F$2]) *[.$A127] *[.$B127] ) + RAND() ) / [.$G$2]" office:value-type="float" office:value="0.000518201987219261" calcext:value-type="float">
            <text:p>0.000518202</text:p>
          </table:table-cell>
          <table:table-cell table:formula="of:=  ( ( ( BETAINV(RAND(); [.$D$2];[.$E$2]) + [.$F$2]) *[.$A127] *[.$B127] ) + RAND() ) / [.$G$2]" office:value-type="float" office:value="0.000526610653106279" calcext:value-type="float">
            <text:p>0.0005266107</text:p>
          </table:table-cell>
          <table:table-cell table:formula="of:=  ( ( ( BETAINV(RAND(); [.$D$2];[.$E$2]) + [.$F$2]) *[.$A127] *[.$B127] ) + RAND() ) / [.$G$2]" office:value-type="float" office:value="0.000524174498064137" calcext:value-type="float">
            <text:p>0.0005241745</text:p>
          </table:table-cell>
          <table:table-cell table:formula="of:=  ( ( ( BETAINV(RAND(); [.$D$2];[.$E$2]) + [.$F$2]) *[.$A127] *[.$B127] ) + RAND() ) / [.$G$2]" office:value-type="float" office:value="0.000521738247731716" calcext:value-type="float">
            <text:p>0.0005217382</text:p>
          </table:table-cell>
          <table:table-cell table:formula="of:=  ( ( ( BETAINV(RAND(); [.$D$2];[.$E$2]) + [.$F$2]) *[.$A127] *[.$B127] ) + RAND() ) / [.$G$2]" office:value-type="float" office:value="0.000518737977008169" calcext:value-type="float">
            <text:p>0.000518738</text:p>
          </table:table-cell>
          <table:table-cell table:formula="of:=  ( ( ( BETAINV(RAND(); [.$D$2];[.$E$2]) + [.$F$2]) *[.$A127] *[.$B127] ) + RAND() ) / [.$G$2]" office:value-type="float" office:value="0.000516194156916879" calcext:value-type="float">
            <text:p>0.0005161942</text:p>
          </table:table-cell>
          <table:table-cell table:formula="of:=  ( ( ( BETAINV(RAND(); [.$D$2];[.$E$2]) + [.$F$2]) *[.$A127] *[.$B127] ) + RAND() ) / [.$G$2]" office:value-type="float" office:value="0.000521907363647564" calcext:value-type="float">
            <text:p>0.0005219074</text:p>
          </table:table-cell>
          <table:table-cell table:formula="of:=  ( ( ( BETAINV(RAND(); [.$D$2];[.$E$2]) + [.$F$2]) *[.$A127] *[.$B127] ) + RAND() ) / [.$G$2]" office:value-type="float" office:value="0.000514673091189475" calcext:value-type="float">
            <text:p>0.0005146731</text:p>
          </table:table-cell>
          <table:table-cell table:formula="of:=  ( ( ( BETAINV(RAND(); [.$D$2];[.$E$2]) + [.$F$2]) *[.$A127] *[.$B127] ) + RAND() ) / [.$G$2]" office:value-type="float" office:value="0.000527450580686565" calcext:value-type="float">
            <text:p>0.0005274506</text:p>
          </table:table-cell>
          <table:table-cell table:formula="of:=  ( ( ( BETAINV(RAND(); [.$D$2];[.$E$2]) + [.$F$2]) *[.$A127] *[.$B127] ) + RAND() ) / [.$G$2]" office:value-type="float" office:value="0.000518210587529084" calcext:value-type="float">
            <text:p>0.0005182106</text:p>
          </table:table-cell>
          <table:table-cell table:formula="of:=  ( ( ( BETAINV(RAND(); [.$D$2];[.$E$2]) + [.$F$2]) *[.$A127] *[.$B127] ) + RAND() ) / [.$G$2]" office:value-type="float" office:value="0.00053270806684015" calcext:value-type="float">
            <text:p>0.0005327081</text:p>
          </table:table-cell>
          <table:table-cell table:formula="of:=  ( ( ( BETAINV(RAND(); [.$D$2];[.$E$2]) + [.$F$2]) *[.$A127] *[.$B127] ) + RAND() ) / [.$G$2]" office:value-type="float" office:value="0.000522729501977435" calcext:value-type="float">
            <text:p>0.0005227295</text:p>
          </table:table-cell>
          <table:table-cell table:formula="of:=  ( ( ( BETAINV(RAND(); [.$D$2];[.$E$2]) + [.$F$2]) *[.$A127] *[.$B127] ) + RAND() ) / [.$G$2]" office:value-type="float" office:value="0.00052106735107172" calcext:value-type="float">
            <text:p>0.0005210674</text:p>
          </table:table-cell>
          <table:table-cell table:formula="of:=  ( ( ( BETAINV(RAND(); [.$D$2];[.$E$2]) + [.$F$2]) *[.$A127] *[.$B127] ) + RAND() ) / [.$G$2]" office:value-type="float" office:value="0.000519689601259308" calcext:value-type="float">
            <text:p>0.0005196896</text:p>
          </table:table-cell>
          <table:table-cell table:formula="of:=  ( ( ( BETAINV(RAND(); [.$D$2];[.$E$2]) + [.$F$2]) *[.$A127] *[.$B127] ) + RAND() ) / [.$G$2]" office:value-type="float" office:value="0.000516529758433662" calcext:value-type="float">
            <text:p>0.0005165298</text:p>
          </table:table-cell>
          <table:table-cell table:formula="of:=  ( ( ( BETAINV(RAND(); [.$D$2];[.$E$2]) + [.$F$2]) *[.$A127] *[.$B127] ) + RAND() ) / [.$G$2]" office:value-type="float" office:value="0.000512204347719193" calcext:value-type="float">
            <text:p>0.0005122043</text:p>
          </table:table-cell>
          <table:table-cell table:formula="of:=  ( ( ( BETAINV(RAND(); [.$D$2];[.$E$2]) + [.$F$2]) *[.$A127] *[.$B127] ) + RAND() ) / [.$G$2]" office:value-type="float" office:value="0.000518848017852501" calcext:value-type="float">
            <text:p>0.000518848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table:formula="of:=  ( ( ( BETAINV(RAND(); [.$D$2];[.$E$2]) + [.$F$2]) *[.$A128] *[.$B128] ) + RAND() ) / [.$G$2]" office:value-type="float" office:value="0.00102501821426974" calcext:value-type="float">
            <text:p>0.0010250182</text:p>
          </table:table-cell>
          <table:table-cell table:formula="of:=  ( ( ( BETAINV(RAND(); [.$D$2];[.$E$2]) + [.$F$2]) *[.$A128] *[.$B128] ) + RAND() ) / [.$G$2]" office:value-type="float" office:value="0.00103037539376678" calcext:value-type="float">
            <text:p>0.0010303754</text:p>
          </table:table-cell>
          <table:table-cell table:formula="of:=  ( ( ( BETAINV(RAND(); [.$D$2];[.$E$2]) + [.$F$2]) *[.$A128] *[.$B128] ) + RAND() ) / [.$G$2]" office:value-type="float" office:value="0.00102762022430078" calcext:value-type="float">
            <text:p>0.0010276202</text:p>
          </table:table-cell>
          <table:table-cell table:formula="of:=  ( ( ( BETAINV(RAND(); [.$D$2];[.$E$2]) + [.$F$2]) *[.$A128] *[.$B128] ) + RAND() ) / [.$G$2]" office:value-type="float" office:value="0.00102984111930968" calcext:value-type="float">
            <text:p>0.0010298411</text:p>
          </table:table-cell>
          <table:table-cell table:formula="of:=  ( ( ( BETAINV(RAND(); [.$D$2];[.$E$2]) + [.$F$2]) *[.$A128] *[.$B128] ) + RAND() ) / [.$G$2]" office:value-type="float" office:value="0.00105659744489446" calcext:value-type="float">
            <text:p>0.0010565974</text:p>
          </table:table-cell>
          <table:table-cell table:formula="of:=  ( ( ( BETAINV(RAND(); [.$D$2];[.$E$2]) + [.$F$2]) *[.$A128] *[.$B128] ) + RAND() ) / [.$G$2]" office:value-type="float" office:value="0.00103735732351871" calcext:value-type="float">
            <text:p>0.0010373573</text:p>
          </table:table-cell>
          <table:table-cell table:formula="of:=  ( ( ( BETAINV(RAND(); [.$D$2];[.$E$2]) + [.$F$2]) *[.$A128] *[.$B128] ) + RAND() ) / [.$G$2]" office:value-type="float" office:value="0.00102599540864427" calcext:value-type="float">
            <text:p>0.0010259954</text:p>
          </table:table-cell>
          <table:table-cell table:formula="of:=  ( ( ( BETAINV(RAND(); [.$D$2];[.$E$2]) + [.$F$2]) *[.$A128] *[.$B128] ) + RAND() ) / [.$G$2]" office:value-type="float" office:value="0.00103478119872678" calcext:value-type="float">
            <text:p>0.0010347812</text:p>
          </table:table-cell>
          <table:table-cell table:formula="of:=  ( ( ( BETAINV(RAND(); [.$D$2];[.$E$2]) + [.$F$2]) *[.$A128] *[.$B128] ) + RAND() ) / [.$G$2]" office:value-type="float" office:value="0.00104739909554993" calcext:value-type="float">
            <text:p>0.0010473991</text:p>
          </table:table-cell>
          <table:table-cell table:formula="of:=  ( ( ( BETAINV(RAND(); [.$D$2];[.$E$2]) + [.$F$2]) *[.$A128] *[.$B128] ) + RAND() ) / [.$G$2]" office:value-type="float" office:value="0.00103706767020104" calcext:value-type="float">
            <text:p>0.0010370677</text:p>
          </table:table-cell>
          <table:table-cell table:formula="of:=  ( ( ( BETAINV(RAND(); [.$D$2];[.$E$2]) + [.$F$2]) *[.$A128] *[.$B128] ) + RAND() ) / [.$G$2]" office:value-type="float" office:value="0.00103721054031729" calcext:value-type="float">
            <text:p>0.0010372105</text:p>
          </table:table-cell>
          <table:table-cell table:formula="of:=  ( ( ( BETAINV(RAND(); [.$D$2];[.$E$2]) + [.$F$2]) *[.$A128] *[.$B128] ) + RAND() ) / [.$G$2]" office:value-type="float" office:value="0.00103288643991049" calcext:value-type="float">
            <text:p>0.0010328864</text:p>
          </table:table-cell>
          <table:table-cell table:formula="of:=  ( ( ( BETAINV(RAND(); [.$D$2];[.$E$2]) + [.$F$2]) *[.$A128] *[.$B128] ) + RAND() ) / [.$G$2]" office:value-type="float" office:value="0.00103318843940276" calcext:value-type="float">
            <text:p>0.0010331884</text:p>
          </table:table-cell>
          <table:table-cell table:formula="of:=  ( ( ( BETAINV(RAND(); [.$D$2];[.$E$2]) + [.$F$2]) *[.$A128] *[.$B128] ) + RAND() ) / [.$G$2]" office:value-type="float" office:value="0.00103467475760988" calcext:value-type="float">
            <text:p>0.0010346748</text:p>
          </table:table-cell>
          <table:table-cell table:formula="of:=  ( ( ( BETAINV(RAND(); [.$D$2];[.$E$2]) + [.$F$2]) *[.$A128] *[.$B128] ) + RAND() ) / [.$G$2]" office:value-type="float" office:value="0.00109981135331512" calcext:value-type="float">
            <text:p>0.0010998114</text:p>
          </table:table-cell>
          <table:table-cell table:formula="of:=  ( ( ( BETAINV(RAND(); [.$D$2];[.$E$2]) + [.$F$2]) *[.$A128] *[.$B128] ) + RAND() ) / [.$G$2]" office:value-type="float" office:value="0.00102866862179806" calcext:value-type="float">
            <text:p>0.0010286686</text:p>
          </table:table-cell>
          <table:table-cell table:formula="of:=  ( ( ( BETAINV(RAND(); [.$D$2];[.$E$2]) + [.$F$2]) *[.$A128] *[.$B128] ) + RAND() ) / [.$G$2]" office:value-type="float" office:value="0.00103487125802005" calcext:value-type="float">
            <text:p>0.0010348713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formula="of:=  ( ( ( BETAINV(RAND(); [.$D$2];[.$E$2]) + [.$F$2]) *[.$A129] *[.$B129] ) + RAND() ) / [.$G$2]" office:value-type="float" office:value="0.00206881717391734" calcext:value-type="float">
            <text:p>0.0020688172</text:p>
          </table:table-cell>
          <table:table-cell table:formula="of:=  ( ( ( BETAINV(RAND(); [.$D$2];[.$E$2]) + [.$F$2]) *[.$A129] *[.$B129] ) + RAND() ) / [.$G$2]" office:value-type="float" office:value="0.00206496465916539" calcext:value-type="float">
            <text:p>0.0020649647</text:p>
          </table:table-cell>
          <table:table-cell table:formula="of:=  ( ( ( BETAINV(RAND(); [.$D$2];[.$E$2]) + [.$F$2]) *[.$A129] *[.$B129] ) + RAND() ) / [.$G$2]" office:value-type="float" office:value="0.00216143593901749" calcext:value-type="float">
            <text:p>0.0021614359</text:p>
          </table:table-cell>
          <table:table-cell table:formula="of:=  ( ( ( BETAINV(RAND(); [.$D$2];[.$E$2]) + [.$F$2]) *[.$A129] *[.$B129] ) + RAND() ) / [.$G$2]" office:value-type="float" office:value="0.00204887655350451" calcext:value-type="float">
            <text:p>0.0020488766</text:p>
          </table:table-cell>
          <table:table-cell table:formula="of:=  ( ( ( BETAINV(RAND(); [.$D$2];[.$E$2]) + [.$F$2]) *[.$A129] *[.$B129] ) + RAND() ) / [.$G$2]" office:value-type="float" office:value="0.00211538754522374" calcext:value-type="float">
            <text:p>0.0021153875</text:p>
          </table:table-cell>
          <table:table-cell table:formula="of:=  ( ( ( BETAINV(RAND(); [.$D$2];[.$E$2]) + [.$F$2]) *[.$A129] *[.$B129] ) + RAND() ) / [.$G$2]" office:value-type="float" office:value="0.00210903454317248" calcext:value-type="float">
            <text:p>0.0021090345</text:p>
          </table:table-cell>
          <table:table-cell table:formula="of:=  ( ( ( BETAINV(RAND(); [.$D$2];[.$E$2]) + [.$F$2]) *[.$A129] *[.$B129] ) + RAND() ) / [.$G$2]" office:value-type="float" office:value="0.00214635955252389" calcext:value-type="float">
            <text:p>0.0021463596</text:p>
          </table:table-cell>
          <table:table-cell table:formula="of:=  ( ( ( BETAINV(RAND(); [.$D$2];[.$E$2]) + [.$F$2]) *[.$A129] *[.$B129] ) + RAND() ) / [.$G$2]" office:value-type="float" office:value="0.00218870141363629" calcext:value-type="float">
            <text:p>0.0021887014</text:p>
          </table:table-cell>
          <table:table-cell table:formula="of:=  ( ( ( BETAINV(RAND(); [.$D$2];[.$E$2]) + [.$F$2]) *[.$A129] *[.$B129] ) + RAND() ) / [.$G$2]" office:value-type="float" office:value="0.00210309865399433" calcext:value-type="float">
            <text:p>0.0021030987</text:p>
          </table:table-cell>
          <table:table-cell table:formula="of:=  ( ( ( BETAINV(RAND(); [.$D$2];[.$E$2]) + [.$F$2]) *[.$A129] *[.$B129] ) + RAND() ) / [.$G$2]" office:value-type="float" office:value="0.00211981006325463" calcext:value-type="float">
            <text:p>0.0021198101</text:p>
          </table:table-cell>
          <table:table-cell table:formula="of:=  ( ( ( BETAINV(RAND(); [.$D$2];[.$E$2]) + [.$F$2]) *[.$A129] *[.$B129] ) + RAND() ) / [.$G$2]" office:value-type="float" office:value="0.00210223979842731" calcext:value-type="float">
            <text:p>0.0021022398</text:p>
          </table:table-cell>
          <table:table-cell table:formula="of:=  ( ( ( BETAINV(RAND(); [.$D$2];[.$E$2]) + [.$F$2]) *[.$A129] *[.$B129] ) + RAND() ) / [.$G$2]" office:value-type="float" office:value="0.00206313735656911" calcext:value-type="float">
            <text:p>0.0020631374</text:p>
          </table:table-cell>
          <table:table-cell table:formula="of:=  ( ( ( BETAINV(RAND(); [.$D$2];[.$E$2]) + [.$F$2]) *[.$A129] *[.$B129] ) + RAND() ) / [.$G$2]" office:value-type="float" office:value="0.00210539467249119" calcext:value-type="float">
            <text:p>0.0021053947</text:p>
          </table:table-cell>
          <table:table-cell table:formula="of:=  ( ( ( BETAINV(RAND(); [.$D$2];[.$E$2]) + [.$F$2]) *[.$A129] *[.$B129] ) + RAND() ) / [.$G$2]" office:value-type="float" office:value="0.00205770138682731" calcext:value-type="float">
            <text:p>0.0020577014</text:p>
          </table:table-cell>
          <table:table-cell table:formula="of:=  ( ( ( BETAINV(RAND(); [.$D$2];[.$E$2]) + [.$F$2]) *[.$A129] *[.$B129] ) + RAND() ) / [.$G$2]" office:value-type="float" office:value="0.00214616762723554" calcext:value-type="float">
            <text:p>0.0021461676</text:p>
          </table:table-cell>
          <table:table-cell table:formula="of:=  ( ( ( BETAINV(RAND(); [.$D$2];[.$E$2]) + [.$F$2]) *[.$A129] *[.$B129] ) + RAND() ) / [.$G$2]" office:value-type="float" office:value="0.00206545720906769" calcext:value-type="float">
            <text:p>0.0020654572</text:p>
          </table:table-cell>
          <table:table-cell table:formula="of:=  ( ( ( BETAINV(RAND(); [.$D$2];[.$E$2]) + [.$F$2]) *[.$A129] *[.$B129] ) + RAND() ) / [.$G$2]" office:value-type="float" office:value="0.0020533320370101" calcext:value-type="float">
            <text:p>0.002053332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formula="of:=  ( ( ( BETAINV(RAND(); [.$D$2];[.$E$2]) + [.$F$2]) *[.$A130] *[.$B130] ) + RAND() ) / [.$G$2]" office:value-type="float" office:value="0.00413904721037979" calcext:value-type="float">
            <text:p>0.0041390472</text:p>
          </table:table-cell>
          <table:table-cell table:formula="of:=  ( ( ( BETAINV(RAND(); [.$D$2];[.$E$2]) + [.$F$2]) *[.$A130] *[.$B130] ) + RAND() ) / [.$G$2]" office:value-type="float" office:value="0.00411552518740119" calcext:value-type="float">
            <text:p>0.0041155252</text:p>
          </table:table-cell>
          <table:table-cell table:formula="of:=  ( ( ( BETAINV(RAND(); [.$D$2];[.$E$2]) + [.$F$2]) *[.$A130] *[.$B130] ) + RAND() ) / [.$G$2]" office:value-type="float" office:value="0.00427276724934324" calcext:value-type="float">
            <text:p>0.0042727672</text:p>
          </table:table-cell>
          <table:table-cell table:formula="of:=  ( ( ( BETAINV(RAND(); [.$D$2];[.$E$2]) + [.$F$2]) *[.$A130] *[.$B130] ) + RAND() ) / [.$G$2]" office:value-type="float" office:value="0.00413844353884423" calcext:value-type="float">
            <text:p>0.0041384435</text:p>
          </table:table-cell>
          <table:table-cell table:formula="of:=  ( ( ( BETAINV(RAND(); [.$D$2];[.$E$2]) + [.$F$2]) *[.$A130] *[.$B130] ) + RAND() ) / [.$G$2]" office:value-type="float" office:value="0.00417196232030755" calcext:value-type="float">
            <text:p>0.0041719623</text:p>
          </table:table-cell>
          <table:table-cell table:formula="of:=  ( ( ( BETAINV(RAND(); [.$D$2];[.$E$2]) + [.$F$2]) *[.$A130] *[.$B130] ) + RAND() ) / [.$G$2]" office:value-type="float" office:value="0.0043251486691868" calcext:value-type="float">
            <text:p>0.0043251487</text:p>
          </table:table-cell>
          <table:table-cell table:formula="of:=  ( ( ( BETAINV(RAND(); [.$D$2];[.$E$2]) + [.$F$2]) *[.$A130] *[.$B130] ) + RAND() ) / [.$G$2]" office:value-type="float" office:value="0.0041692706809336" calcext:value-type="float">
            <text:p>0.0041692707</text:p>
          </table:table-cell>
          <table:table-cell table:formula="of:=  ( ( ( BETAINV(RAND(); [.$D$2];[.$E$2]) + [.$F$2]) *[.$A130] *[.$B130] ) + RAND() ) / [.$G$2]" office:value-type="float" office:value="0.00410061636587853" calcext:value-type="float">
            <text:p>0.0041006164</text:p>
          </table:table-cell>
          <table:table-cell table:formula="of:=  ( ( ( BETAINV(RAND(); [.$D$2];[.$E$2]) + [.$F$2]) *[.$A130] *[.$B130] ) + RAND() ) / [.$G$2]" office:value-type="float" office:value="0.00410695749537603" calcext:value-type="float">
            <text:p>0.0041069575</text:p>
          </table:table-cell>
          <table:table-cell table:formula="of:=  ( ( ( BETAINV(RAND(); [.$D$2];[.$E$2]) + [.$F$2]) *[.$A130] *[.$B130] ) + RAND() ) / [.$G$2]" office:value-type="float" office:value="0.0041222868927844" calcext:value-type="float">
            <text:p>0.0041222869</text:p>
          </table:table-cell>
          <table:table-cell table:formula="of:=  ( ( ( BETAINV(RAND(); [.$D$2];[.$E$2]) + [.$F$2]) *[.$A130] *[.$B130] ) + RAND() ) / [.$G$2]" office:value-type="float" office:value="0.00418552653069364" calcext:value-type="float">
            <text:p>0.0041855265</text:p>
          </table:table-cell>
          <table:table-cell table:formula="of:=  ( ( ( BETAINV(RAND(); [.$D$2];[.$E$2]) + [.$F$2]) *[.$A130] *[.$B130] ) + RAND() ) / [.$G$2]" office:value-type="float" office:value="0.00410459341707059" calcext:value-type="float">
            <text:p>0.0041045934</text:p>
          </table:table-cell>
          <table:table-cell table:formula="of:=  ( ( ( BETAINV(RAND(); [.$D$2];[.$E$2]) + [.$F$2]) *[.$A130] *[.$B130] ) + RAND() ) / [.$G$2]" office:value-type="float" office:value="0.00409993414790926" calcext:value-type="float">
            <text:p>0.0040999341</text:p>
          </table:table-cell>
          <table:table-cell table:formula="of:=  ( ( ( BETAINV(RAND(); [.$D$2];[.$E$2]) + [.$F$2]) *[.$A130] *[.$B130] ) + RAND() ) / [.$G$2]" office:value-type="float" office:value="0.00426072713913876" calcext:value-type="float">
            <text:p>0.0042607271</text:p>
          </table:table-cell>
          <table:table-cell table:formula="of:=  ( ( ( BETAINV(RAND(); [.$D$2];[.$E$2]) + [.$F$2]) *[.$A130] *[.$B130] ) + RAND() ) / [.$G$2]" office:value-type="float" office:value="0.00410458286869152" calcext:value-type="float">
            <text:p>0.0041045829</text:p>
          </table:table-cell>
          <table:table-cell table:formula="of:=  ( ( ( BETAINV(RAND(); [.$D$2];[.$E$2]) + [.$F$2]) *[.$A130] *[.$B130] ) + RAND() ) / [.$G$2]" office:value-type="float" office:value="0.00411640661364042" calcext:value-type="float">
            <text:p>0.0041164066</text:p>
          </table:table-cell>
          <table:table-cell table:formula="of:=  ( ( ( BETAINV(RAND(); [.$D$2];[.$E$2]) + [.$F$2]) *[.$A130] *[.$B130] ) + RAND() ) / [.$G$2]" office:value-type="float" office:value="0.00410999465016855" calcext:value-type="float">
            <text:p>0.0041099947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formula="of:=  ( ( ( BETAINV(RAND(); [.$D$2];[.$E$2]) + [.$F$2]) *[.$A131] *[.$B131] ) + RAND() ) / [.$G$2]" office:value-type="float" office:value="0.00824256718456908" calcext:value-type="float">
            <text:p>0.0082425672</text:p>
          </table:table-cell>
          <table:table-cell table:formula="of:=  ( ( ( BETAINV(RAND(); [.$D$2];[.$E$2]) + [.$F$2]) *[.$A131] *[.$B131] ) + RAND() ) / [.$G$2]" office:value-type="float" office:value="0.00824515423057707" calcext:value-type="float">
            <text:p>0.0082451542</text:p>
          </table:table-cell>
          <table:table-cell table:formula="of:=  ( ( ( BETAINV(RAND(); [.$D$2];[.$E$2]) + [.$F$2]) *[.$A131] *[.$B131] ) + RAND() ) / [.$G$2]" office:value-type="float" office:value="0.00824572868275142" calcext:value-type="float">
            <text:p>0.0082457287</text:p>
          </table:table-cell>
          <table:table-cell table:formula="of:=  ( ( ( BETAINV(RAND(); [.$D$2];[.$E$2]) + [.$F$2]) *[.$A131] *[.$B131] ) + RAND() ) / [.$G$2]" office:value-type="float" office:value="0.00821239246347194" calcext:value-type="float">
            <text:p>0.0082123925</text:p>
          </table:table-cell>
          <table:table-cell table:formula="of:=  ( ( ( BETAINV(RAND(); [.$D$2];[.$E$2]) + [.$F$2]) *[.$A131] *[.$B131] ) + RAND() ) / [.$G$2]" office:value-type="float" office:value="0.00860427463929775" calcext:value-type="float">
            <text:p>0.0086042746</text:p>
          </table:table-cell>
          <table:table-cell table:formula="of:=  ( ( ( BETAINV(RAND(); [.$D$2];[.$E$2]) + [.$F$2]) *[.$A131] *[.$B131] ) + RAND() ) / [.$G$2]" office:value-type="float" office:value="0.00829244089882228" calcext:value-type="float">
            <text:p>0.0082924409</text:p>
          </table:table-cell>
          <table:table-cell table:formula="of:=  ( ( ( BETAINV(RAND(); [.$D$2];[.$E$2]) + [.$F$2]) *[.$A131] *[.$B131] ) + RAND() ) / [.$G$2]" office:value-type="float" office:value="0.00857563882494133" calcext:value-type="float">
            <text:p>0.0085756388</text:p>
          </table:table-cell>
          <table:table-cell table:formula="of:=  ( ( ( BETAINV(RAND(); [.$D$2];[.$E$2]) + [.$F$2]) *[.$A131] *[.$B131] ) + RAND() ) / [.$G$2]" office:value-type="float" office:value="0.00821027500736613" calcext:value-type="float">
            <text:p>0.008210275</text:p>
          </table:table-cell>
          <table:table-cell table:formula="of:=  ( ( ( BETAINV(RAND(); [.$D$2];[.$E$2]) + [.$F$2]) *[.$A131] *[.$B131] ) + RAND() ) / [.$G$2]" office:value-type="float" office:value="0.00825394712760026" calcext:value-type="float">
            <text:p>0.0082539471</text:p>
          </table:table-cell>
          <table:table-cell table:formula="of:=  ( ( ( BETAINV(RAND(); [.$D$2];[.$E$2]) + [.$F$2]) *[.$A131] *[.$B131] ) + RAND() ) / [.$G$2]" office:value-type="float" office:value="0.00842818379579265" calcext:value-type="float">
            <text:p>0.0084281838</text:p>
          </table:table-cell>
          <table:table-cell table:formula="of:=  ( ( ( BETAINV(RAND(); [.$D$2];[.$E$2]) + [.$F$2]) *[.$A131] *[.$B131] ) + RAND() ) / [.$G$2]" office:value-type="float" office:value="0.00838168591866401" calcext:value-type="float">
            <text:p>0.0083816859</text:p>
          </table:table-cell>
          <table:table-cell table:formula="of:=  ( ( ( BETAINV(RAND(); [.$D$2];[.$E$2]) + [.$F$2]) *[.$A131] *[.$B131] ) + RAND() ) / [.$G$2]" office:value-type="float" office:value="0.00827591063950064" calcext:value-type="float">
            <text:p>0.0082759106</text:p>
          </table:table-cell>
          <table:table-cell table:formula="of:=  ( ( ( BETAINV(RAND(); [.$D$2];[.$E$2]) + [.$F$2]) *[.$A131] *[.$B131] ) + RAND() ) / [.$G$2]" office:value-type="float" office:value="0.00824913239363146" calcext:value-type="float">
            <text:p>0.0082491324</text:p>
          </table:table-cell>
          <table:table-cell table:formula="of:=  ( ( ( BETAINV(RAND(); [.$D$2];[.$E$2]) + [.$F$2]) *[.$A131] *[.$B131] ) + RAND() ) / [.$G$2]" office:value-type="float" office:value="0.00847134798984664" calcext:value-type="float">
            <text:p>0.008471348</text:p>
          </table:table-cell>
          <table:table-cell table:formula="of:=  ( ( ( BETAINV(RAND(); [.$D$2];[.$E$2]) + [.$F$2]) *[.$A131] *[.$B131] ) + RAND() ) / [.$G$2]" office:value-type="float" office:value="0.00827337663683797" calcext:value-type="float">
            <text:p>0.0082733766</text:p>
          </table:table-cell>
          <table:table-cell table:formula="of:=  ( ( ( BETAINV(RAND(); [.$D$2];[.$E$2]) + [.$F$2]) *[.$A131] *[.$B131] ) + RAND() ) / [.$G$2]" office:value-type="float" office:value="0.00830883921091217" calcext:value-type="float">
            <text:p>0.0083088392</text:p>
          </table:table-cell>
          <table:table-cell table:formula="of:=  ( ( ( BETAINV(RAND(); [.$D$2];[.$E$2]) + [.$F$2]) *[.$A131] *[.$B131] ) + RAND() ) / [.$G$2]" office:value-type="float" office:value="0.00827391168650748" calcext:value-type="float">
            <text:p>0.0082739117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table:formula="of:=  ( ( ( BETAINV(RAND(); [.$D$2];[.$E$2]) + [.$F$2]) *[.$A132] *[.$B132] ) + RAND() ) / [.$G$2]" office:value-type="float" office:value="0.0165929565509498" calcext:value-type="float">
            <text:p>0.0165929566</text:p>
          </table:table-cell>
          <table:table-cell table:formula="of:=  ( ( ( BETAINV(RAND(); [.$D$2];[.$E$2]) + [.$F$2]) *[.$A132] *[.$B132] ) + RAND() ) / [.$G$2]" office:value-type="float" office:value="0.0163895453003509" calcext:value-type="float">
            <text:p>0.0163895453</text:p>
          </table:table-cell>
          <table:table-cell table:formula="of:=  ( ( ( BETAINV(RAND(); [.$D$2];[.$E$2]) + [.$F$2]) *[.$A132] *[.$B132] ) + RAND() ) / [.$G$2]" office:value-type="float" office:value="0.016640714352028" calcext:value-type="float">
            <text:p>0.0166407144</text:p>
          </table:table-cell>
          <table:table-cell table:formula="of:=  ( ( ( BETAINV(RAND(); [.$D$2];[.$E$2]) + [.$F$2]) *[.$A132] *[.$B132] ) + RAND() ) / [.$G$2]" office:value-type="float" office:value="0.0166612034743561" calcext:value-type="float">
            <text:p>0.0166612035</text:p>
          </table:table-cell>
          <table:table-cell table:formula="of:=  ( ( ( BETAINV(RAND(); [.$D$2];[.$E$2]) + [.$F$2]) *[.$A132] *[.$B132] ) + RAND() ) / [.$G$2]" office:value-type="float" office:value="0.0166409263103213" calcext:value-type="float">
            <text:p>0.0166409263</text:p>
          </table:table-cell>
          <table:table-cell table:formula="of:=  ( ( ( BETAINV(RAND(); [.$D$2];[.$E$2]) + [.$F$2]) *[.$A132] *[.$B132] ) + RAND() ) / [.$G$2]" office:value-type="float" office:value="0.0165151315058044" calcext:value-type="float">
            <text:p>0.0165151315</text:p>
          </table:table-cell>
          <table:table-cell table:formula="of:=  ( ( ( BETAINV(RAND(); [.$D$2];[.$E$2]) + [.$F$2]) *[.$A132] *[.$B132] ) + RAND() ) / [.$G$2]" office:value-type="float" office:value="0.0164526648204454" calcext:value-type="float">
            <text:p>0.0164526648</text:p>
          </table:table-cell>
          <table:table-cell table:formula="of:=  ( ( ( BETAINV(RAND(); [.$D$2];[.$E$2]) + [.$F$2]) *[.$A132] *[.$B132] ) + RAND() ) / [.$G$2]" office:value-type="float" office:value="0.0164395298796904" calcext:value-type="float">
            <text:p>0.0164395299</text:p>
          </table:table-cell>
          <table:table-cell table:formula="of:=  ( ( ( BETAINV(RAND(); [.$D$2];[.$E$2]) + [.$F$2]) *[.$A132] *[.$B132] ) + RAND() ) / [.$G$2]" office:value-type="float" office:value="0.0170386409342381" calcext:value-type="float">
            <text:p>0.0170386409</text:p>
          </table:table-cell>
          <table:table-cell table:formula="of:=  ( ( ( BETAINV(RAND(); [.$D$2];[.$E$2]) + [.$F$2]) *[.$A132] *[.$B132] ) + RAND() ) / [.$G$2]" office:value-type="float" office:value="0.0164748854303505" calcext:value-type="float">
            <text:p>0.0164748854</text:p>
          </table:table-cell>
          <table:table-cell table:formula="of:=  ( ( ( BETAINV(RAND(); [.$D$2];[.$E$2]) + [.$F$2]) *[.$A132] *[.$B132] ) + RAND() ) / [.$G$2]" office:value-type="float" office:value="0.0168776319368809" calcext:value-type="float">
            <text:p>0.0168776319</text:p>
          </table:table-cell>
          <table:table-cell table:formula="of:=  ( ( ( BETAINV(RAND(); [.$D$2];[.$E$2]) + [.$F$2]) *[.$A132] *[.$B132] ) + RAND() ) / [.$G$2]" office:value-type="float" office:value="0.016707308428033" calcext:value-type="float">
            <text:p>0.0167073084</text:p>
          </table:table-cell>
          <table:table-cell table:formula="of:=  ( ( ( BETAINV(RAND(); [.$D$2];[.$E$2]) + [.$F$2]) *[.$A132] *[.$B132] ) + RAND() ) / [.$G$2]" office:value-type="float" office:value="0.0166659089289842" calcext:value-type="float">
            <text:p>0.0166659089</text:p>
          </table:table-cell>
          <table:table-cell table:formula="of:=  ( ( ( BETAINV(RAND(); [.$D$2];[.$E$2]) + [.$F$2]) *[.$A132] *[.$B132] ) + RAND() ) / [.$G$2]" office:value-type="float" office:value="0.0165335159105962" calcext:value-type="float">
            <text:p>0.0165335159</text:p>
          </table:table-cell>
          <table:table-cell table:formula="of:=  ( ( ( BETAINV(RAND(); [.$D$2];[.$E$2]) + [.$F$2]) *[.$A132] *[.$B132] ) + RAND() ) / [.$G$2]" office:value-type="float" office:value="0.0165530897190205" calcext:value-type="float">
            <text:p>0.0165530897</text:p>
          </table:table-cell>
          <table:table-cell table:formula="of:=  ( ( ( BETAINV(RAND(); [.$D$2];[.$E$2]) + [.$F$2]) *[.$A132] *[.$B132] ) + RAND() ) / [.$G$2]" office:value-type="float" office:value="0.0165317907008168" calcext:value-type="float">
            <text:p>0.0165317907</text:p>
          </table:table-cell>
          <table:table-cell table:formula="of:=  ( ( ( BETAINV(RAND(); [.$D$2];[.$E$2]) + [.$F$2]) *[.$A132] *[.$B132] ) + RAND() ) / [.$G$2]" office:value-type="float" office:value="0.0164046333745012" calcext:value-type="float">
            <text:p>0.0164046334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formula="of:=  ( ( ( BETAINV(RAND(); [.$D$2];[.$E$2]) + [.$F$2]) *[.$A133] *[.$B133] ) + RAND() ) / [.$G$2]" office:value-type="float" office:value="0.0329302644323959" calcext:value-type="float">
            <text:p>0.0329302644</text:p>
          </table:table-cell>
          <table:table-cell table:formula="of:=  ( ( ( BETAINV(RAND(); [.$D$2];[.$E$2]) + [.$F$2]) *[.$A133] *[.$B133] ) + RAND() ) / [.$G$2]" office:value-type="float" office:value="0.0330997958964786" calcext:value-type="float">
            <text:p>0.0330997959</text:p>
          </table:table-cell>
          <table:table-cell table:formula="of:=  ( ( ( BETAINV(RAND(); [.$D$2];[.$E$2]) + [.$F$2]) *[.$A133] *[.$B133] ) + RAND() ) / [.$G$2]" office:value-type="float" office:value="0.0330277317456081" calcext:value-type="float">
            <text:p>0.0330277317</text:p>
          </table:table-cell>
          <table:table-cell table:formula="of:=  ( ( ( BETAINV(RAND(); [.$D$2];[.$E$2]) + [.$F$2]) *[.$A133] *[.$B133] ) + RAND() ) / [.$G$2]" office:value-type="float" office:value="0.0331929190802539" calcext:value-type="float">
            <text:p>0.0331929191</text:p>
          </table:table-cell>
          <table:table-cell table:formula="of:=  ( ( ( BETAINV(RAND(); [.$D$2];[.$E$2]) + [.$F$2]) *[.$A133] *[.$B133] ) + RAND() ) / [.$G$2]" office:value-type="float" office:value="0.0329700753148537" calcext:value-type="float">
            <text:p>0.0329700753</text:p>
          </table:table-cell>
          <table:table-cell table:formula="of:=  ( ( ( BETAINV(RAND(); [.$D$2];[.$E$2]) + [.$F$2]) *[.$A133] *[.$B133] ) + RAND() ) / [.$G$2]" office:value-type="float" office:value="0.0329300520458086" calcext:value-type="float">
            <text:p>0.032930052</text:p>
          </table:table-cell>
          <table:table-cell table:formula="of:=  ( ( ( BETAINV(RAND(); [.$D$2];[.$E$2]) + [.$F$2]) *[.$A133] *[.$B133] ) + RAND() ) / [.$G$2]" office:value-type="float" office:value="0.0331162868580569" calcext:value-type="float">
            <text:p>0.0331162869</text:p>
          </table:table-cell>
          <table:table-cell table:formula="of:=  ( ( ( BETAINV(RAND(); [.$D$2];[.$E$2]) + [.$F$2]) *[.$A133] *[.$B133] ) + RAND() ) / [.$G$2]" office:value-type="float" office:value="0.0328735438559872" calcext:value-type="float">
            <text:p>0.0328735439</text:p>
          </table:table-cell>
          <table:table-cell table:formula="of:=  ( ( ( BETAINV(RAND(); [.$D$2];[.$E$2]) + [.$F$2]) *[.$A133] *[.$B133] ) + RAND() ) / [.$G$2]" office:value-type="float" office:value="0.0329544921667189" calcext:value-type="float">
            <text:p>0.0329544922</text:p>
          </table:table-cell>
          <table:table-cell table:formula="of:=  ( ( ( BETAINV(RAND(); [.$D$2];[.$E$2]) + [.$F$2]) *[.$A133] *[.$B133] ) + RAND() ) / [.$G$2]" office:value-type="float" office:value="0.033483439120859" calcext:value-type="float">
            <text:p>0.0334834391</text:p>
          </table:table-cell>
          <table:table-cell table:formula="of:=  ( ( ( BETAINV(RAND(); [.$D$2];[.$E$2]) + [.$F$2]) *[.$A133] *[.$B133] ) + RAND() ) / [.$G$2]" office:value-type="float" office:value="0.0330440829287017" calcext:value-type="float">
            <text:p>0.0330440829</text:p>
          </table:table-cell>
          <table:table-cell table:formula="of:=  ( ( ( BETAINV(RAND(); [.$D$2];[.$E$2]) + [.$F$2]) *[.$A133] *[.$B133] ) + RAND() ) / [.$G$2]" office:value-type="float" office:value="0.0348003139274101" calcext:value-type="float">
            <text:p>0.0348003139</text:p>
          </table:table-cell>
          <table:table-cell table:formula="of:=  ( ( ( BETAINV(RAND(); [.$D$2];[.$E$2]) + [.$F$2]) *[.$A133] *[.$B133] ) + RAND() ) / [.$G$2]" office:value-type="float" office:value="0.0329217417819121" calcext:value-type="float">
            <text:p>0.0329217418</text:p>
          </table:table-cell>
          <table:table-cell table:formula="of:=  ( ( ( BETAINV(RAND(); [.$D$2];[.$E$2]) + [.$F$2]) *[.$A133] *[.$B133] ) + RAND() ) / [.$G$2]" office:value-type="float" office:value="0.033302334894808" calcext:value-type="float">
            <text:p>0.0333023349</text:p>
          </table:table-cell>
          <table:table-cell table:formula="of:=  ( ( ( BETAINV(RAND(); [.$D$2];[.$E$2]) + [.$F$2]) *[.$A133] *[.$B133] ) + RAND() ) / [.$G$2]" office:value-type="float" office:value="0.0339415215774187" calcext:value-type="float">
            <text:p>0.0339415216</text:p>
          </table:table-cell>
          <table:table-cell table:formula="of:=  ( ( ( BETAINV(RAND(); [.$D$2];[.$E$2]) + [.$F$2]) *[.$A133] *[.$B133] ) + RAND() ) / [.$G$2]" office:value-type="float" office:value="0.0338479679086495" calcext:value-type="float">
            <text:p>0.0338479679</text:p>
          </table:table-cell>
          <table:table-cell table:formula="of:=  ( ( ( BETAINV(RAND(); [.$D$2];[.$E$2]) + [.$F$2]) *[.$A133] *[.$B133] ) + RAND() ) / [.$G$2]" office:value-type="float" office:value="0.0327970909167291" calcext:value-type="float">
            <text:p>0.0327970909</text:p>
          </table:table-cell>
          <table:table-cell table:number-columns-repeated="100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formula="of:=  ( ( ( BETAINV(RAND(); [.$D$2];[.$E$2]) + [.$F$2]) *[.$A134] *[.$B134] ) + RAND() ) / [.$G$2]" office:value-type="float" office:value="0.0660446898718434" calcext:value-type="float">
            <text:p>0.0660446899</text:p>
          </table:table-cell>
          <table:table-cell table:formula="of:=  ( ( ( BETAINV(RAND(); [.$D$2];[.$E$2]) + [.$F$2]) *[.$A134] *[.$B134] ) + RAND() ) / [.$G$2]" office:value-type="float" office:value="0.0656814196269886" calcext:value-type="float">
            <text:p>0.0656814196</text:p>
          </table:table-cell>
          <table:table-cell table:formula="of:=  ( ( ( BETAINV(RAND(); [.$D$2];[.$E$2]) + [.$F$2]) *[.$A134] *[.$B134] ) + RAND() ) / [.$G$2]" office:value-type="float" office:value="0.068863576315768" calcext:value-type="float">
            <text:p>0.0688635763</text:p>
          </table:table-cell>
          <table:table-cell table:formula="of:=  ( ( ( BETAINV(RAND(); [.$D$2];[.$E$2]) + [.$F$2]) *[.$A134] *[.$B134] ) + RAND() ) / [.$G$2]" office:value-type="float" office:value="0.0680853232580986" calcext:value-type="float">
            <text:p>0.0680853233</text:p>
          </table:table-cell>
          <table:table-cell table:formula="of:=  ( ( ( BETAINV(RAND(); [.$D$2];[.$E$2]) + [.$F$2]) *[.$A134] *[.$B134] ) + RAND() ) / [.$G$2]" office:value-type="float" office:value="0.0668943464452163" calcext:value-type="float">
            <text:p>0.0668943464</text:p>
          </table:table-cell>
          <table:table-cell table:formula="of:=  ( ( ( BETAINV(RAND(); [.$D$2];[.$E$2]) + [.$F$2]) *[.$A134] *[.$B134] ) + RAND() ) / [.$G$2]" office:value-type="float" office:value="0.0688628722423867" calcext:value-type="float">
            <text:p>0.0688628722</text:p>
          </table:table-cell>
          <table:table-cell table:formula="of:=  ( ( ( BETAINV(RAND(); [.$D$2];[.$E$2]) + [.$F$2]) *[.$A134] *[.$B134] ) + RAND() ) / [.$G$2]" office:value-type="float" office:value="0.065630103919999" calcext:value-type="float">
            <text:p>0.0656301039</text:p>
          </table:table-cell>
          <table:table-cell table:formula="of:=  ( ( ( BETAINV(RAND(); [.$D$2];[.$E$2]) + [.$F$2]) *[.$A134] *[.$B134] ) + RAND() ) / [.$G$2]" office:value-type="float" office:value="0.0666181295658643" calcext:value-type="float">
            <text:p>0.0666181296</text:p>
          </table:table-cell>
          <table:table-cell table:formula="of:=  ( ( ( BETAINV(RAND(); [.$D$2];[.$E$2]) + [.$F$2]) *[.$A134] *[.$B134] ) + RAND() ) / [.$G$2]" office:value-type="float" office:value="0.0659624539614711" calcext:value-type="float">
            <text:p>0.065962454</text:p>
          </table:table-cell>
          <table:table-cell table:formula="of:=  ( ( ( BETAINV(RAND(); [.$D$2];[.$E$2]) + [.$F$2]) *[.$A134] *[.$B134] ) + RAND() ) / [.$G$2]" office:value-type="float" office:value="0.0661463234442942" calcext:value-type="float">
            <text:p>0.0661463234</text:p>
          </table:table-cell>
          <table:table-cell table:formula="of:=  ( ( ( BETAINV(RAND(); [.$D$2];[.$E$2]) + [.$F$2]) *[.$A134] *[.$B134] ) + RAND() ) / [.$G$2]" office:value-type="float" office:value="0.066793259693739" calcext:value-type="float">
            <text:p>0.0667932597</text:p>
          </table:table-cell>
          <table:table-cell table:formula="of:=  ( ( ( BETAINV(RAND(); [.$D$2];[.$E$2]) + [.$F$2]) *[.$A134] *[.$B134] ) + RAND() ) / [.$G$2]" office:value-type="float" office:value="0.0662122427999827" calcext:value-type="float">
            <text:p>0.0662122428</text:p>
          </table:table-cell>
          <table:table-cell table:formula="of:=  ( ( ( BETAINV(RAND(); [.$D$2];[.$E$2]) + [.$F$2]) *[.$A134] *[.$B134] ) + RAND() ) / [.$G$2]" office:value-type="float" office:value="0.0664083482300207" calcext:value-type="float">
            <text:p>0.0664083482</text:p>
          </table:table-cell>
          <table:table-cell table:formula="of:=  ( ( ( BETAINV(RAND(); [.$D$2];[.$E$2]) + [.$F$2]) *[.$A134] *[.$B134] ) + RAND() ) / [.$G$2]" office:value-type="float" office:value="0.0657346939154404" calcext:value-type="float">
            <text:p>0.0657346939</text:p>
          </table:table-cell>
          <table:table-cell table:formula="of:=  ( ( ( BETAINV(RAND(); [.$D$2];[.$E$2]) + [.$F$2]) *[.$A134] *[.$B134] ) + RAND() ) / [.$G$2]" office:value-type="float" office:value="0.0664095121522154" calcext:value-type="float">
            <text:p>0.0664095122</text:p>
          </table:table-cell>
          <table:table-cell table:formula="of:=  ( ( ( BETAINV(RAND(); [.$D$2];[.$E$2]) + [.$F$2]) *[.$A134] *[.$B134] ) + RAND() ) / [.$G$2]" office:value-type="float" office:value="0.0690766906781253" calcext:value-type="float">
            <text:p>0.0690766907</text:p>
          </table:table-cell>
          <table:table-cell table:formula="of:=  ( ( ( BETAINV(RAND(); [.$D$2];[.$E$2]) + [.$F$2]) *[.$A134] *[.$B134] ) + RAND() ) / [.$G$2]" office:value-type="float" office:value="0.0674765833013172" calcext:value-type="float">
            <text:p>0.0674765833</text:p>
          </table:table-cell>
          <table:table-cell table:number-columns-repeated="100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formula="of:=  ( ( ( BETAINV(RAND(); [.$D$2];[.$E$2]) + [.$F$2]) *[.$A135] *[.$B135] ) + RAND() ) / [.$G$2]" office:value-type="float" office:value="0.134406073826484" calcext:value-type="float">
            <text:p>0.1344060738</text:p>
          </table:table-cell>
          <table:table-cell table:formula="of:=  ( ( ( BETAINV(RAND(); [.$D$2];[.$E$2]) + [.$F$2]) *[.$A135] *[.$B135] ) + RAND() ) / [.$G$2]" office:value-type="float" office:value="0.131237965885168" calcext:value-type="float">
            <text:p>0.1312379659</text:p>
          </table:table-cell>
          <table:table-cell table:formula="of:=  ( ( ( BETAINV(RAND(); [.$D$2];[.$E$2]) + [.$F$2]) *[.$A135] *[.$B135] ) + RAND() ) / [.$G$2]" office:value-type="float" office:value="0.132167685898987" calcext:value-type="float">
            <text:p>0.1321676859</text:p>
          </table:table-cell>
          <table:table-cell table:formula="of:=  ( ( ( BETAINV(RAND(); [.$D$2];[.$E$2]) + [.$F$2]) *[.$A135] *[.$B135] ) + RAND() ) / [.$G$2]" office:value-type="float" office:value="0.132479351875841" calcext:value-type="float">
            <text:p>0.1324793519</text:p>
          </table:table-cell>
          <table:table-cell table:formula="of:=  ( ( ( BETAINV(RAND(); [.$D$2];[.$E$2]) + [.$F$2]) *[.$A135] *[.$B135] ) + RAND() ) / [.$G$2]" office:value-type="float" office:value="0.131567090403611" calcext:value-type="float">
            <text:p>0.1315670904</text:p>
          </table:table-cell>
          <table:table-cell table:formula="of:=  ( ( ( BETAINV(RAND(); [.$D$2];[.$E$2]) + [.$F$2]) *[.$A135] *[.$B135] ) + RAND() ) / [.$G$2]" office:value-type="float" office:value="0.134548962182397" calcext:value-type="float">
            <text:p>0.1345489622</text:p>
          </table:table-cell>
          <table:table-cell table:formula="of:=  ( ( ( BETAINV(RAND(); [.$D$2];[.$E$2]) + [.$F$2]) *[.$A135] *[.$B135] ) + RAND() ) / [.$G$2]" office:value-type="float" office:value="0.132757782864584" calcext:value-type="float">
            <text:p>0.1327577829</text:p>
          </table:table-cell>
          <table:table-cell table:formula="of:=  ( ( ( BETAINV(RAND(); [.$D$2];[.$E$2]) + [.$F$2]) *[.$A135] *[.$B135] ) + RAND() ) / [.$G$2]" office:value-type="float" office:value="0.13470430027392" calcext:value-type="float">
            <text:p>0.1347043003</text:p>
          </table:table-cell>
          <table:table-cell table:formula="of:=  ( ( ( BETAINV(RAND(); [.$D$2];[.$E$2]) + [.$F$2]) *[.$A135] *[.$B135] ) + RAND() ) / [.$G$2]" office:value-type="float" office:value="0.132511377980995" calcext:value-type="float">
            <text:p>0.132511378</text:p>
          </table:table-cell>
          <table:table-cell table:formula="of:=  ( ( ( BETAINV(RAND(); [.$D$2];[.$E$2]) + [.$F$2]) *[.$A135] *[.$B135] ) + RAND() ) / [.$G$2]" office:value-type="float" office:value="0.132194936833405" calcext:value-type="float">
            <text:p>0.1321949368</text:p>
          </table:table-cell>
          <table:table-cell table:formula="of:=  ( ( ( BETAINV(RAND(); [.$D$2];[.$E$2]) + [.$F$2]) *[.$A135] *[.$B135] ) + RAND() ) / [.$G$2]" office:value-type="float" office:value="0.131337483374577" calcext:value-type="float">
            <text:p>0.1313374834</text:p>
          </table:table-cell>
          <table:table-cell table:formula="of:=  ( ( ( BETAINV(RAND(); [.$D$2];[.$E$2]) + [.$F$2]) *[.$A135] *[.$B135] ) + RAND() ) / [.$G$2]" office:value-type="float" office:value="0.131841811153161" calcext:value-type="float">
            <text:p>0.1318418112</text:p>
          </table:table-cell>
          <table:table-cell table:formula="of:=  ( ( ( BETAINV(RAND(); [.$D$2];[.$E$2]) + [.$F$2]) *[.$A135] *[.$B135] ) + RAND() ) / [.$G$2]" office:value-type="float" office:value="0.131352898121002" calcext:value-type="float">
            <text:p>0.1313528981</text:p>
          </table:table-cell>
          <table:table-cell table:formula="of:=  ( ( ( BETAINV(RAND(); [.$D$2];[.$E$2]) + [.$F$2]) *[.$A135] *[.$B135] ) + RAND() ) / [.$G$2]" office:value-type="float" office:value="0.131170484382357" calcext:value-type="float">
            <text:p>0.1311704844</text:p>
          </table:table-cell>
          <table:table-cell table:formula="of:=  ( ( ( BETAINV(RAND(); [.$D$2];[.$E$2]) + [.$F$2]) *[.$A135] *[.$B135] ) + RAND() ) / [.$G$2]" office:value-type="float" office:value="0.132965729227554" calcext:value-type="float">
            <text:p>0.1329657292</text:p>
          </table:table-cell>
          <table:table-cell table:formula="of:=  ( ( ( BETAINV(RAND(); [.$D$2];[.$E$2]) + [.$F$2]) *[.$A135] *[.$B135] ) + RAND() ) / [.$G$2]" office:value-type="float" office:value="0.13170232321455" calcext:value-type="float">
            <text:p>0.1317023232</text:p>
          </table:table-cell>
          <table:table-cell table:formula="of:=  ( ( ( BETAINV(RAND(); [.$D$2];[.$E$2]) + [.$F$2]) *[.$A135] *[.$B135] ) + RAND() ) / [.$G$2]" office:value-type="float" office:value="0.132952816268085" calcext:value-type="float">
            <text:p>0.1329528163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table:formula="of:=  ( ( ( BETAINV(RAND(); [.$D$2];[.$E$2]) + [.$F$2]) *[.$A136] *[.$B136] ) + RAND() ) / [.$G$2]" office:value-type="float" office:value="0.266400323553281" calcext:value-type="float">
            <text:p>0.2664003236</text:p>
          </table:table-cell>
          <table:table-cell table:formula="of:=  ( ( ( BETAINV(RAND(); [.$D$2];[.$E$2]) + [.$F$2]) *[.$A136] *[.$B136] ) + RAND() ) / [.$G$2]" office:value-type="float" office:value="0.262467279477158" calcext:value-type="float">
            <text:p>0.2624672795</text:p>
          </table:table-cell>
          <table:table-cell table:formula="of:=  ( ( ( BETAINV(RAND(); [.$D$2];[.$E$2]) + [.$F$2]) *[.$A136] *[.$B136] ) + RAND() ) / [.$G$2]" office:value-type="float" office:value="0.264014660602126" calcext:value-type="float">
            <text:p>0.2640146606</text:p>
          </table:table-cell>
          <table:table-cell table:formula="of:=  ( ( ( BETAINV(RAND(); [.$D$2];[.$E$2]) + [.$F$2]) *[.$A136] *[.$B136] ) + RAND() ) / [.$G$2]" office:value-type="float" office:value="0.265018552073296" calcext:value-type="float">
            <text:p>0.2650185521</text:p>
          </table:table-cell>
          <table:table-cell table:formula="of:=  ( ( ( BETAINV(RAND(); [.$D$2];[.$E$2]) + [.$F$2]) *[.$A136] *[.$B136] ) + RAND() ) / [.$G$2]" office:value-type="float" office:value="0.26370467862044" calcext:value-type="float">
            <text:p>0.2637046786</text:p>
          </table:table-cell>
          <table:table-cell table:formula="of:=  ( ( ( BETAINV(RAND(); [.$D$2];[.$E$2]) + [.$F$2]) *[.$A136] *[.$B136] ) + RAND() ) / [.$G$2]" office:value-type="float" office:value="0.267216879676389" calcext:value-type="float">
            <text:p>0.2672168797</text:p>
          </table:table-cell>
          <table:table-cell table:formula="of:=  ( ( ( BETAINV(RAND(); [.$D$2];[.$E$2]) + [.$F$2]) *[.$A136] *[.$B136] ) + RAND() ) / [.$G$2]" office:value-type="float" office:value="0.263443638767129" calcext:value-type="float">
            <text:p>0.2634436388</text:p>
          </table:table-cell>
          <table:table-cell table:formula="of:=  ( ( ( BETAINV(RAND(); [.$D$2];[.$E$2]) + [.$F$2]) *[.$A136] *[.$B136] ) + RAND() ) / [.$G$2]" office:value-type="float" office:value="0.262708473330787" calcext:value-type="float">
            <text:p>0.2627084733</text:p>
          </table:table-cell>
          <table:table-cell table:formula="of:=  ( ( ( BETAINV(RAND(); [.$D$2];[.$E$2]) + [.$F$2]) *[.$A136] *[.$B136] ) + RAND() ) / [.$G$2]" office:value-type="float" office:value="0.265072527445684" calcext:value-type="float">
            <text:p>0.2650725274</text:p>
          </table:table-cell>
          <table:table-cell table:formula="of:=  ( ( ( BETAINV(RAND(); [.$D$2];[.$E$2]) + [.$F$2]) *[.$A136] *[.$B136] ) + RAND() ) / [.$G$2]" office:value-type="float" office:value="0.271249952938223" calcext:value-type="float">
            <text:p>0.2712499529</text:p>
          </table:table-cell>
          <table:table-cell table:formula="of:=  ( ( ( BETAINV(RAND(); [.$D$2];[.$E$2]) + [.$F$2]) *[.$A136] *[.$B136] ) + RAND() ) / [.$G$2]" office:value-type="float" office:value="0.270956005903142" calcext:value-type="float">
            <text:p>0.2709560059</text:p>
          </table:table-cell>
          <table:table-cell table:formula="of:=  ( ( ( BETAINV(RAND(); [.$D$2];[.$E$2]) + [.$F$2]) *[.$A136] *[.$B136] ) + RAND() ) / [.$G$2]" office:value-type="float" office:value="0.262620211492037" calcext:value-type="float">
            <text:p>0.2626202115</text:p>
          </table:table-cell>
          <table:table-cell table:formula="of:=  ( ( ( BETAINV(RAND(); [.$D$2];[.$E$2]) + [.$F$2]) *[.$A136] *[.$B136] ) + RAND() ) / [.$G$2]" office:value-type="float" office:value="0.268237305173035" calcext:value-type="float">
            <text:p>0.2682373052</text:p>
          </table:table-cell>
          <table:table-cell table:formula="of:=  ( ( ( BETAINV(RAND(); [.$D$2];[.$E$2]) + [.$F$2]) *[.$A136] *[.$B136] ) + RAND() ) / [.$G$2]" office:value-type="float" office:value="0.265871907379899" calcext:value-type="float">
            <text:p>0.2658719074</text:p>
          </table:table-cell>
          <table:table-cell table:formula="of:=  ( ( ( BETAINV(RAND(); [.$D$2];[.$E$2]) + [.$F$2]) *[.$A136] *[.$B136] ) + RAND() ) / [.$G$2]" office:value-type="float" office:value="0.268127698381612" calcext:value-type="float">
            <text:p>0.2681276984</text:p>
          </table:table-cell>
          <table:table-cell table:formula="of:=  ( ( ( BETAINV(RAND(); [.$D$2];[.$E$2]) + [.$F$2]) *[.$A136] *[.$B136] ) + RAND() ) / [.$G$2]" office:value-type="float" office:value="0.266962245183531" calcext:value-type="float">
            <text:p>0.2669622452</text:p>
          </table:table-cell>
          <table:table-cell table:formula="of:=  ( ( ( BETAINV(RAND(); [.$D$2];[.$E$2]) + [.$F$2]) *[.$A136] *[.$B136] ) + RAND() ) / [.$G$2]" office:value-type="float" office:value="0.271754737447095" calcext:value-type="float">
            <text:p>0.2717547374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formula="of:=  ( ( ( BETAINV(RAND(); [.$D$2];[.$E$2]) + [.$F$2]) *[.$A137] *[.$B137] ) + RAND() ) / [.$G$2]" office:value-type="float" office:value="0.524822520177082" calcext:value-type="float">
            <text:p>0.5248225202</text:p>
          </table:table-cell>
          <table:table-cell table:formula="of:=  ( ( ( BETAINV(RAND(); [.$D$2];[.$E$2]) + [.$F$2]) *[.$A137] *[.$B137] ) + RAND() ) / [.$G$2]" office:value-type="float" office:value="0.544697166867044" calcext:value-type="float">
            <text:p>0.5446971669</text:p>
          </table:table-cell>
          <table:table-cell table:formula="of:=  ( ( ( BETAINV(RAND(); [.$D$2];[.$E$2]) + [.$F$2]) *[.$A137] *[.$B137] ) + RAND() ) / [.$G$2]" office:value-type="float" office:value="0.543679439588699" calcext:value-type="float">
            <text:p>0.5436794396</text:p>
          </table:table-cell>
          <table:table-cell table:formula="of:=  ( ( ( BETAINV(RAND(); [.$D$2];[.$E$2]) + [.$F$2]) *[.$A137] *[.$B137] ) + RAND() ) / [.$G$2]" office:value-type="float" office:value="0.541388432068282" calcext:value-type="float">
            <text:p>0.5413884321</text:p>
          </table:table-cell>
          <table:table-cell table:formula="of:=  ( ( ( BETAINV(RAND(); [.$D$2];[.$E$2]) + [.$F$2]) *[.$A137] *[.$B137] ) + RAND() ) / [.$G$2]" office:value-type="float" office:value="0.548263120204345" calcext:value-type="float">
            <text:p>0.5482631202</text:p>
          </table:table-cell>
          <table:table-cell table:formula="of:=  ( ( ( BETAINV(RAND(); [.$D$2];[.$E$2]) + [.$F$2]) *[.$A137] *[.$B137] ) + RAND() ) / [.$G$2]" office:value-type="float" office:value="0.52941684671006" calcext:value-type="float">
            <text:p>0.5294168467</text:p>
          </table:table-cell>
          <table:table-cell table:formula="of:=  ( ( ( BETAINV(RAND(); [.$D$2];[.$E$2]) + [.$F$2]) *[.$A137] *[.$B137] ) + RAND() ) / [.$G$2]" office:value-type="float" office:value="0.524339926508895" calcext:value-type="float">
            <text:p>0.5243399265</text:p>
          </table:table-cell>
          <table:table-cell table:formula="of:=  ( ( ( BETAINV(RAND(); [.$D$2];[.$E$2]) + [.$F$2]) *[.$A137] *[.$B137] ) + RAND() ) / [.$G$2]" office:value-type="float" office:value="0.524417130418825" calcext:value-type="float">
            <text:p>0.5244171304</text:p>
          </table:table-cell>
          <table:table-cell table:formula="of:=  ( ( ( BETAINV(RAND(); [.$D$2];[.$E$2]) + [.$F$2]) *[.$A137] *[.$B137] ) + RAND() ) / [.$G$2]" office:value-type="float" office:value="0.525172308259875" calcext:value-type="float">
            <text:p>0.5251723083</text:p>
          </table:table-cell>
          <table:table-cell table:formula="of:=  ( ( ( BETAINV(RAND(); [.$D$2];[.$E$2]) + [.$F$2]) *[.$A137] *[.$B137] ) + RAND() ) / [.$G$2]" office:value-type="float" office:value="0.533018939149227" calcext:value-type="float">
            <text:p>0.5330189391</text:p>
          </table:table-cell>
          <table:table-cell table:formula="of:=  ( ( ( BETAINV(RAND(); [.$D$2];[.$E$2]) + [.$F$2]) *[.$A137] *[.$B137] ) + RAND() ) / [.$G$2]" office:value-type="float" office:value="0.549676975450888" calcext:value-type="float">
            <text:p>0.5496769755</text:p>
          </table:table-cell>
          <table:table-cell table:formula="of:=  ( ( ( BETAINV(RAND(); [.$D$2];[.$E$2]) + [.$F$2]) *[.$A137] *[.$B137] ) + RAND() ) / [.$G$2]" office:value-type="float" office:value="0.527069419800753" calcext:value-type="float">
            <text:p>0.5270694198</text:p>
          </table:table-cell>
          <table:table-cell table:formula="of:=  ( ( ( BETAINV(RAND(); [.$D$2];[.$E$2]) + [.$F$2]) *[.$A137] *[.$B137] ) + RAND() ) / [.$G$2]" office:value-type="float" office:value="0.53656098870735" calcext:value-type="float">
            <text:p>0.5365609887</text:p>
          </table:table-cell>
          <table:table-cell table:formula="of:=  ( ( ( BETAINV(RAND(); [.$D$2];[.$E$2]) + [.$F$2]) *[.$A137] *[.$B137] ) + RAND() ) / [.$G$2]" office:value-type="float" office:value="0.530500498909655" calcext:value-type="float">
            <text:p>0.5305004989</text:p>
          </table:table-cell>
          <table:table-cell table:formula="of:=  ( ( ( BETAINV(RAND(); [.$D$2];[.$E$2]) + [.$F$2]) *[.$A137] *[.$B137] ) + RAND() ) / [.$G$2]" office:value-type="float" office:value="0.528067814755484" calcext:value-type="float">
            <text:p>0.5280678148</text:p>
          </table:table-cell>
          <table:table-cell table:formula="of:=  ( ( ( BETAINV(RAND(); [.$D$2];[.$E$2]) + [.$F$2]) *[.$A137] *[.$B137] ) + RAND() ) / [.$G$2]" office:value-type="float" office:value="0.543444224024626" calcext:value-type="float">
            <text:p>0.543444224</text:p>
          </table:table-cell>
          <table:table-cell table:formula="of:=  ( ( ( BETAINV(RAND(); [.$D$2];[.$E$2]) + [.$F$2]) *[.$A137] *[.$B137] ) + RAND() ) / [.$G$2]" office:value-type="float" office:value="0.534258572444471" calcext:value-type="float">
            <text:p>0.5342585724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formula="of:=  ( ( ( BETAINV(RAND(); [.$D$2];[.$E$2]) + [.$F$2]) *[.$A138] *[.$B138] ) + RAND() ) / [.$G$2]" office:value-type="float" office:value="0.0000000345804668264464" calcext:value-type="float">
            <text:p>3.45804668264464E-008</text:p>
          </table:table-cell>
          <table:table-cell table:formula="of:=  ( ( ( BETAINV(RAND(); [.$D$2];[.$E$2]) + [.$F$2]) *[.$A138] *[.$B138] ) + RAND() ) / [.$G$2]" office:value-type="float" office:value="0.00000000410242462530732" calcext:value-type="float">
            <text:p>4.10242462530732E-009</text:p>
          </table:table-cell>
          <table:table-cell table:formula="of:=  ( ( ( BETAINV(RAND(); [.$D$2];[.$E$2]) + [.$F$2]) *[.$A138] *[.$B138] ) + RAND() ) / [.$G$2]" office:value-type="float" office:value="0.0000000403949565719813" calcext:value-type="float">
            <text:p>4.03949565719813E-008</text:p>
          </table:table-cell>
          <table:table-cell table:formula="of:=  ( ( ( BETAINV(RAND(); [.$D$2];[.$E$2]) + [.$F$2]) *[.$A138] *[.$B138] ) + RAND() ) / [.$G$2]" office:value-type="float" office:value="0.0000000718579453183338" calcext:value-type="float">
            <text:p>7.18579453183338E-008</text:p>
          </table:table-cell>
          <table:table-cell table:formula="of:=  ( ( ( BETAINV(RAND(); [.$D$2];[.$E$2]) + [.$F$2]) *[.$A138] *[.$B138] ) + RAND() ) / [.$G$2]" office:value-type="float" office:value="0.0000000265319969737902" calcext:value-type="float">
            <text:p>2.65319969737902E-008</text:p>
          </table:table-cell>
          <table:table-cell table:formula="of:=  ( ( ( BETAINV(RAND(); [.$D$2];[.$E$2]) + [.$F$2]) *[.$A138] *[.$B138] ) + RAND() ) / [.$G$2]" office:value-type="float" office:value="0.0000000217085084645078" calcext:value-type="float">
            <text:p>2.17085084645078E-008</text:p>
          </table:table-cell>
          <table:table-cell table:formula="of:=  ( ( ( BETAINV(RAND(); [.$D$2];[.$E$2]) + [.$F$2]) *[.$A138] *[.$B138] ) + RAND() ) / [.$G$2]" office:value-type="float" office:value="0.0000000449943335959688" calcext:value-type="float">
            <text:p>0.000000045</text:p>
          </table:table-cell>
          <table:table-cell table:formula="of:=  ( ( ( BETAINV(RAND(); [.$D$2];[.$E$2]) + [.$F$2]) *[.$A138] *[.$B138] ) + RAND() ) / [.$G$2]" office:value-type="float" office:value="0.0000000165406248532236" calcext:value-type="float">
            <text:p>1.65406248532236E-008</text:p>
          </table:table-cell>
          <table:table-cell table:formula="of:=  ( ( ( BETAINV(RAND(); [.$D$2];[.$E$2]) + [.$F$2]) *[.$A138] *[.$B138] ) + RAND() ) / [.$G$2]" office:value-type="float" office:value="0.000000036008166661486" calcext:value-type="float">
            <text:p>0.000000036</text:p>
          </table:table-cell>
          <table:table-cell table:formula="of:=  ( ( ( BETAINV(RAND(); [.$D$2];[.$E$2]) + [.$F$2]) *[.$A138] *[.$B138] ) + RAND() ) / [.$G$2]" office:value-type="float" office:value="0.0000000208885040367022" calcext:value-type="float">
            <text:p>2.08885040367022E-008</text:p>
          </table:table-cell>
          <table:table-cell table:formula="of:=  ( ( ( BETAINV(RAND(); [.$D$2];[.$E$2]) + [.$F$2]) *[.$A138] *[.$B138] ) + RAND() ) / [.$G$2]" office:value-type="float" office:value="0.0000000123556994600222" calcext:value-type="float">
            <text:p>1.23556994600222E-008</text:p>
          </table:table-cell>
          <table:table-cell table:formula="of:=  ( ( ( BETAINV(RAND(); [.$D$2];[.$E$2]) + [.$F$2]) *[.$A138] *[.$B138] ) + RAND() ) / [.$G$2]" office:value-type="float" office:value="0.0000000049677022267133" calcext:value-type="float">
            <text:p>0.000000005</text:p>
          </table:table-cell>
          <table:table-cell table:formula="of:=  ( ( ( BETAINV(RAND(); [.$D$2];[.$E$2]) + [.$F$2]) *[.$A138] *[.$B138] ) + RAND() ) / [.$G$2]" office:value-type="float" office:value="0.0000000169077013386413" calcext:value-type="float">
            <text:p>1.69077013386413E-008</text:p>
          </table:table-cell>
          <table:table-cell table:formula="of:=  ( ( ( BETAINV(RAND(); [.$D$2];[.$E$2]) + [.$F$2]) *[.$A138] *[.$B138] ) + RAND() ) / [.$G$2]" office:value-type="float" office:value="0.0000000176883831620216" calcext:value-type="float">
            <text:p>1.76883831620216E-008</text:p>
          </table:table-cell>
          <table:table-cell table:formula="of:=  ( ( ( BETAINV(RAND(); [.$D$2];[.$E$2]) + [.$F$2]) *[.$A138] *[.$B138] ) + RAND() ) / [.$G$2]" office:value-type="float" office:value="0.0000000317732777446508" calcext:value-type="float">
            <text:p>3.17732777446508E-008</text:p>
          </table:table-cell>
          <table:table-cell table:formula="of:=  ( ( ( BETAINV(RAND(); [.$D$2];[.$E$2]) + [.$F$2]) *[.$A138] *[.$B138] ) + RAND() ) / [.$G$2]" office:value-type="float" office:value="0.000000021577523322776" calcext:value-type="float">
            <text:p>2.1577523322776E-008</text:p>
          </table:table-cell>
          <table:table-cell table:formula="of:=  ( ( ( BETAINV(RAND(); [.$D$2];[.$E$2]) + [.$F$2]) *[.$A138] *[.$B138] ) + RAND() ) / [.$G$2]" office:value-type="float" office:value="0.00000000503717861138284" calcext:value-type="float">
            <text:p>0.00000000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formula="of:=  ( ( ( BETAINV(RAND(); [.$D$2];[.$E$2]) + [.$F$2]) *[.$A139] *[.$B139] ) + RAND() ) / [.$G$2]" office:value-type="float" office:value="0.00104230738861916" calcext:value-type="float">
            <text:p>0.0010423074</text:p>
          </table:table-cell>
          <table:table-cell table:formula="of:=  ( ( ( BETAINV(RAND(); [.$D$2];[.$E$2]) + [.$F$2]) *[.$A139] *[.$B139] ) + RAND() ) / [.$G$2]" office:value-type="float" office:value="0.00103410247070056" calcext:value-type="float">
            <text:p>0.0010341025</text:p>
          </table:table-cell>
          <table:table-cell table:formula="of:=  ( ( ( BETAINV(RAND(); [.$D$2];[.$E$2]) + [.$F$2]) *[.$A139] *[.$B139] ) + RAND() ) / [.$G$2]" office:value-type="float" office:value="0.0010303371240079" calcext:value-type="float">
            <text:p>0.0010303371</text:p>
          </table:table-cell>
          <table:table-cell table:formula="of:=  ( ( ( BETAINV(RAND(); [.$D$2];[.$E$2]) + [.$F$2]) *[.$A139] *[.$B139] ) + RAND() ) / [.$G$2]" office:value-type="float" office:value="0.00105564502887094" calcext:value-type="float">
            <text:p>0.001055645</text:p>
          </table:table-cell>
          <table:table-cell table:formula="of:=  ( ( ( BETAINV(RAND(); [.$D$2];[.$E$2]) + [.$F$2]) *[.$A139] *[.$B139] ) + RAND() ) / [.$G$2]" office:value-type="float" office:value="0.00106651071596105" calcext:value-type="float">
            <text:p>0.0010665107</text:p>
          </table:table-cell>
          <table:table-cell table:formula="of:=  ( ( ( BETAINV(RAND(); [.$D$2];[.$E$2]) + [.$F$2]) *[.$A139] *[.$B139] ) + RAND() ) / [.$G$2]" office:value-type="float" office:value="0.0010342791383775" calcext:value-type="float">
            <text:p>0.0010342791</text:p>
          </table:table-cell>
          <table:table-cell table:formula="of:=  ( ( ( BETAINV(RAND(); [.$D$2];[.$E$2]) + [.$F$2]) *[.$A139] *[.$B139] ) + RAND() ) / [.$G$2]" office:value-type="float" office:value="0.00102823189778168" calcext:value-type="float">
            <text:p>0.0010282319</text:p>
          </table:table-cell>
          <table:table-cell table:formula="of:=  ( ( ( BETAINV(RAND(); [.$D$2];[.$E$2]) + [.$F$2]) *[.$A139] *[.$B139] ) + RAND() ) / [.$G$2]" office:value-type="float" office:value="0.00105716829812736" calcext:value-type="float">
            <text:p>0.0010571683</text:p>
          </table:table-cell>
          <table:table-cell table:formula="of:=  ( ( ( BETAINV(RAND(); [.$D$2];[.$E$2]) + [.$F$2]) *[.$A139] *[.$B139] ) + RAND() ) / [.$G$2]" office:value-type="float" office:value="0.00102754372016163" calcext:value-type="float">
            <text:p>0.0010275437</text:p>
          </table:table-cell>
          <table:table-cell table:formula="of:=  ( ( ( BETAINV(RAND(); [.$D$2];[.$E$2]) + [.$F$2]) *[.$A139] *[.$B139] ) + RAND() ) / [.$G$2]" office:value-type="float" office:value="0.00105408665281205" calcext:value-type="float">
            <text:p>0.0010540867</text:p>
          </table:table-cell>
          <table:table-cell table:formula="of:=  ( ( ( BETAINV(RAND(); [.$D$2];[.$E$2]) + [.$F$2]) *[.$A139] *[.$B139] ) + RAND() ) / [.$G$2]" office:value-type="float" office:value="0.00102940688974048" calcext:value-type="float">
            <text:p>0.0010294069</text:p>
          </table:table-cell>
          <table:table-cell table:formula="of:=  ( ( ( BETAINV(RAND(); [.$D$2];[.$E$2]) + [.$F$2]) *[.$A139] *[.$B139] ) + RAND() ) / [.$G$2]" office:value-type="float" office:value="0.00102925403585626" calcext:value-type="float">
            <text:p>0.001029254</text:p>
          </table:table-cell>
          <table:table-cell table:formula="of:=  ( ( ( BETAINV(RAND(); [.$D$2];[.$E$2]) + [.$F$2]) *[.$A139] *[.$B139] ) + RAND() ) / [.$G$2]" office:value-type="float" office:value="0.00106914135691098" calcext:value-type="float">
            <text:p>0.0010691414</text:p>
          </table:table-cell>
          <table:table-cell table:formula="of:=  ( ( ( BETAINV(RAND(); [.$D$2];[.$E$2]) + [.$F$2]) *[.$A139] *[.$B139] ) + RAND() ) / [.$G$2]" office:value-type="float" office:value="0.0010343730660659" calcext:value-type="float">
            <text:p>0.0010343731</text:p>
          </table:table-cell>
          <table:table-cell table:formula="of:=  ( ( ( BETAINV(RAND(); [.$D$2];[.$E$2]) + [.$F$2]) *[.$A139] *[.$B139] ) + RAND() ) / [.$G$2]" office:value-type="float" office:value="0.00104985785074548" calcext:value-type="float">
            <text:p>0.0010498579</text:p>
          </table:table-cell>
          <table:table-cell table:formula="of:=  ( ( ( BETAINV(RAND(); [.$D$2];[.$E$2]) + [.$F$2]) *[.$A139] *[.$B139] ) + RAND() ) / [.$G$2]" office:value-type="float" office:value="0.00103081724234675" calcext:value-type="float">
            <text:p>0.0010308172</text:p>
          </table:table-cell>
          <table:table-cell table:formula="of:=  ( ( ( BETAINV(RAND(); [.$D$2];[.$E$2]) + [.$F$2]) *[.$A139] *[.$B139] ) + RAND() ) / [.$G$2]" office:value-type="float" office:value="0.00103418346071951" calcext:value-type="float">
            <text:p>0.0010341835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table:formula="of:=  ( ( ( BETAINV(RAND(); [.$D$2];[.$E$2]) + [.$F$2]) *[.$A140] *[.$B140] ) + RAND() ) / [.$G$2]" office:value-type="float" office:value="0.00207273693069434" calcext:value-type="float">
            <text:p>0.0020727369</text:p>
          </table:table-cell>
          <table:table-cell table:formula="of:=  ( ( ( BETAINV(RAND(); [.$D$2];[.$E$2]) + [.$F$2]) *[.$A140] *[.$B140] ) + RAND() ) / [.$G$2]" office:value-type="float" office:value="0.00207948404954853" calcext:value-type="float">
            <text:p>0.002079484</text:p>
          </table:table-cell>
          <table:table-cell table:formula="of:=  ( ( ( BETAINV(RAND(); [.$D$2];[.$E$2]) + [.$F$2]) *[.$A140] *[.$B140] ) + RAND() ) / [.$G$2]" office:value-type="float" office:value="0.0020485889456433" calcext:value-type="float">
            <text:p>0.0020485889</text:p>
          </table:table-cell>
          <table:table-cell table:formula="of:=  ( ( ( BETAINV(RAND(); [.$D$2];[.$E$2]) + [.$F$2]) *[.$A140] *[.$B140] ) + RAND() ) / [.$G$2]" office:value-type="float" office:value="0.00205136015631504" calcext:value-type="float">
            <text:p>0.0020513602</text:p>
          </table:table-cell>
          <table:table-cell table:formula="of:=  ( ( ( BETAINV(RAND(); [.$D$2];[.$E$2]) + [.$F$2]) *[.$A140] *[.$B140] ) + RAND() ) / [.$G$2]" office:value-type="float" office:value="0.00207775189974935" calcext:value-type="float">
            <text:p>0.0020777519</text:p>
          </table:table-cell>
          <table:table-cell table:formula="of:=  ( ( ( BETAINV(RAND(); [.$D$2];[.$E$2]) + [.$F$2]) *[.$A140] *[.$B140] ) + RAND() ) / [.$G$2]" office:value-type="float" office:value="0.00206075510459245" calcext:value-type="float">
            <text:p>0.0020607551</text:p>
          </table:table-cell>
          <table:table-cell table:formula="of:=  ( ( ( BETAINV(RAND(); [.$D$2];[.$E$2]) + [.$F$2]) *[.$A140] *[.$B140] ) + RAND() ) / [.$G$2]" office:value-type="float" office:value="0.00208578598719338" calcext:value-type="float">
            <text:p>0.002085786</text:p>
          </table:table-cell>
          <table:table-cell table:formula="of:=  ( ( ( BETAINV(RAND(); [.$D$2];[.$E$2]) + [.$F$2]) *[.$A140] *[.$B140] ) + RAND() ) / [.$G$2]" office:value-type="float" office:value="0.00211568078573101" calcext:value-type="float">
            <text:p>0.0021156808</text:p>
          </table:table-cell>
          <table:table-cell table:formula="of:=  ( ( ( BETAINV(RAND(); [.$D$2];[.$E$2]) + [.$F$2]) *[.$A140] *[.$B140] ) + RAND() ) / [.$G$2]" office:value-type="float" office:value="0.00206102574439316" calcext:value-type="float">
            <text:p>0.0020610257</text:p>
          </table:table-cell>
          <table:table-cell table:formula="of:=  ( ( ( BETAINV(RAND(); [.$D$2];[.$E$2]) + [.$F$2]) *[.$A140] *[.$B140] ) + RAND() ) / [.$G$2]" office:value-type="float" office:value="0.00206441121170798" calcext:value-type="float">
            <text:p>0.0020644112</text:p>
          </table:table-cell>
          <table:table-cell table:formula="of:=  ( ( ( BETAINV(RAND(); [.$D$2];[.$E$2]) + [.$F$2]) *[.$A140] *[.$B140] ) + RAND() ) / [.$G$2]" office:value-type="float" office:value="0.00205021160305001" calcext:value-type="float">
            <text:p>0.0020502116</text:p>
          </table:table-cell>
          <table:table-cell table:formula="of:=  ( ( ( BETAINV(RAND(); [.$D$2];[.$E$2]) + [.$F$2]) *[.$A140] *[.$B140] ) + RAND() ) / [.$G$2]" office:value-type="float" office:value="0.00211451785485306" calcext:value-type="float">
            <text:p>0.0021145179</text:p>
          </table:table-cell>
          <table:table-cell table:formula="of:=  ( ( ( BETAINV(RAND(); [.$D$2];[.$E$2]) + [.$F$2]) *[.$A140] *[.$B140] ) + RAND() ) / [.$G$2]" office:value-type="float" office:value="0.00213429733876203" calcext:value-type="float">
            <text:p>0.0021342973</text:p>
          </table:table-cell>
          <table:table-cell table:formula="of:=  ( ( ( BETAINV(RAND(); [.$D$2];[.$E$2]) + [.$F$2]) *[.$A140] *[.$B140] ) + RAND() ) / [.$G$2]" office:value-type="float" office:value="0.00215595317605503" calcext:value-type="float">
            <text:p>0.0021559532</text:p>
          </table:table-cell>
          <table:table-cell table:formula="of:=  ( ( ( BETAINV(RAND(); [.$D$2];[.$E$2]) + [.$F$2]) *[.$A140] *[.$B140] ) + RAND() ) / [.$G$2]" office:value-type="float" office:value="0.00209437829287762" calcext:value-type="float">
            <text:p>0.0020943783</text:p>
          </table:table-cell>
          <table:table-cell table:formula="of:=  ( ( ( BETAINV(RAND(); [.$D$2];[.$E$2]) + [.$F$2]) *[.$A140] *[.$B140] ) + RAND() ) / [.$G$2]" office:value-type="float" office:value="0.00212801370466679" calcext:value-type="float">
            <text:p>0.0021280137</text:p>
          </table:table-cell>
          <table:table-cell table:formula="of:=  ( ( ( BETAINV(RAND(); [.$D$2];[.$E$2]) + [.$F$2]) *[.$A140] *[.$B140] ) + RAND() ) / [.$G$2]" office:value-type="float" office:value="0.00208106544473824" calcext:value-type="float">
            <text:p>0.0020810654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formula="of:=  ( ( ( BETAINV(RAND(); [.$D$2];[.$E$2]) + [.$F$2]) *[.$A141] *[.$B141] ) + RAND() ) / [.$G$2]" office:value-type="float" office:value="0.00412688040394604" calcext:value-type="float">
            <text:p>0.0041268804</text:p>
          </table:table-cell>
          <table:table-cell table:formula="of:=  ( ( ( BETAINV(RAND(); [.$D$2];[.$E$2]) + [.$F$2]) *[.$A141] *[.$B141] ) + RAND() ) / [.$G$2]" office:value-type="float" office:value="0.00415938212141879" calcext:value-type="float">
            <text:p>0.0041593821</text:p>
          </table:table-cell>
          <table:table-cell table:formula="of:=  ( ( ( BETAINV(RAND(); [.$D$2];[.$E$2]) + [.$F$2]) *[.$A141] *[.$B141] ) + RAND() ) / [.$G$2]" office:value-type="float" office:value="0.0041423794425467" calcext:value-type="float">
            <text:p>0.0041423794</text:p>
          </table:table-cell>
          <table:table-cell table:formula="of:=  ( ( ( BETAINV(RAND(); [.$D$2];[.$E$2]) + [.$F$2]) *[.$A141] *[.$B141] ) + RAND() ) / [.$G$2]" office:value-type="float" office:value="0.00410869956669654" calcext:value-type="float">
            <text:p>0.0041086996</text:p>
          </table:table-cell>
          <table:table-cell table:formula="of:=  ( ( ( BETAINV(RAND(); [.$D$2];[.$E$2]) + [.$F$2]) *[.$A141] *[.$B141] ) + RAND() ) / [.$G$2]" office:value-type="float" office:value="0.00429406590324637" calcext:value-type="float">
            <text:p>0.0042940659</text:p>
          </table:table-cell>
          <table:table-cell table:formula="of:=  ( ( ( BETAINV(RAND(); [.$D$2];[.$E$2]) + [.$F$2]) *[.$A141] *[.$B141] ) + RAND() ) / [.$G$2]" office:value-type="float" office:value="0.00411099462287362" calcext:value-type="float">
            <text:p>0.0041109946</text:p>
          </table:table-cell>
          <table:table-cell table:formula="of:=  ( ( ( BETAINV(RAND(); [.$D$2];[.$E$2]) + [.$F$2]) *[.$A141] *[.$B141] ) + RAND() ) / [.$G$2]" office:value-type="float" office:value="0.00409945926554697" calcext:value-type="float">
            <text:p>0.0040994593</text:p>
          </table:table-cell>
          <table:table-cell table:formula="of:=  ( ( ( BETAINV(RAND(); [.$D$2];[.$E$2]) + [.$F$2]) *[.$A141] *[.$B141] ) + RAND() ) / [.$G$2]" office:value-type="float" office:value="0.00413677469894193" calcext:value-type="float">
            <text:p>0.0041367747</text:p>
          </table:table-cell>
          <table:table-cell table:formula="of:=  ( ( ( BETAINV(RAND(); [.$D$2];[.$E$2]) + [.$F$2]) *[.$A141] *[.$B141] ) + RAND() ) / [.$G$2]" office:value-type="float" office:value="0.00412012967080866" calcext:value-type="float">
            <text:p>0.0041201297</text:p>
          </table:table-cell>
          <table:table-cell table:formula="of:=  ( ( ( BETAINV(RAND(); [.$D$2];[.$E$2]) + [.$F$2]) *[.$A141] *[.$B141] ) + RAND() ) / [.$G$2]" office:value-type="float" office:value="0.00419584646300636" calcext:value-type="float">
            <text:p>0.0041958465</text:p>
          </table:table-cell>
          <table:table-cell table:formula="of:=  ( ( ( BETAINV(RAND(); [.$D$2];[.$E$2]) + [.$F$2]) *[.$A141] *[.$B141] ) + RAND() ) / [.$G$2]" office:value-type="float" office:value="0.00410906436567965" calcext:value-type="float">
            <text:p>0.0041090644</text:p>
          </table:table-cell>
          <table:table-cell table:formula="of:=  ( ( ( BETAINV(RAND(); [.$D$2];[.$E$2]) + [.$F$2]) *[.$A141] *[.$B141] ) + RAND() ) / [.$G$2]" office:value-type="float" office:value="0.00425108109305382" calcext:value-type="float">
            <text:p>0.0042510811</text:p>
          </table:table-cell>
          <table:table-cell table:formula="of:=  ( ( ( BETAINV(RAND(); [.$D$2];[.$E$2]) + [.$F$2]) *[.$A141] *[.$B141] ) + RAND() ) / [.$G$2]" office:value-type="float" office:value="0.00411112641641096" calcext:value-type="float">
            <text:p>0.0041111264</text:p>
          </table:table-cell>
          <table:table-cell table:formula="of:=  ( ( ( BETAINV(RAND(); [.$D$2];[.$E$2]) + [.$F$2]) *[.$A141] *[.$B141] ) + RAND() ) / [.$G$2]" office:value-type="float" office:value="0.00411789415207328" calcext:value-type="float">
            <text:p>0.0041178942</text:p>
          </table:table-cell>
          <table:table-cell table:formula="of:=  ( ( ( BETAINV(RAND(); [.$D$2];[.$E$2]) + [.$F$2]) *[.$A141] *[.$B141] ) + RAND() ) / [.$G$2]" office:value-type="float" office:value="0.00411730333438837" calcext:value-type="float">
            <text:p>0.0041173033</text:p>
          </table:table-cell>
          <table:table-cell table:formula="of:=  ( ( ( BETAINV(RAND(); [.$D$2];[.$E$2]) + [.$F$2]) *[.$A141] *[.$B141] ) + RAND() ) / [.$G$2]" office:value-type="float" office:value="0.00412459082220862" calcext:value-type="float">
            <text:p>0.0041245908</text:p>
          </table:table-cell>
          <table:table-cell table:formula="of:=  ( ( ( BETAINV(RAND(); [.$D$2];[.$E$2]) + [.$F$2]) *[.$A141] *[.$B141] ) + RAND() ) / [.$G$2]" office:value-type="float" office:value="0.00420518160383007" calcext:value-type="float">
            <text:p>0.0042051816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table:formula="of:=  ( ( ( BETAINV(RAND(); [.$D$2];[.$E$2]) + [.$F$2]) *[.$A142] *[.$B142] ) + RAND() ) / [.$G$2]" office:value-type="float" office:value="0.00837196579658872" calcext:value-type="float">
            <text:p>0.0083719658</text:p>
          </table:table-cell>
          <table:table-cell table:formula="of:=  ( ( ( BETAINV(RAND(); [.$D$2];[.$E$2]) + [.$F$2]) *[.$A142] *[.$B142] ) + RAND() ) / [.$G$2]" office:value-type="float" office:value="0.00825481434025561" calcext:value-type="float">
            <text:p>0.0082548143</text:p>
          </table:table-cell>
          <table:table-cell table:formula="of:=  ( ( ( BETAINV(RAND(); [.$D$2];[.$E$2]) + [.$F$2]) *[.$A142] *[.$B142] ) + RAND() ) / [.$G$2]" office:value-type="float" office:value="0.00842765378672695" calcext:value-type="float">
            <text:p>0.0084276538</text:p>
          </table:table-cell>
          <table:table-cell table:formula="of:=  ( ( ( BETAINV(RAND(); [.$D$2];[.$E$2]) + [.$F$2]) *[.$A142] *[.$B142] ) + RAND() ) / [.$G$2]" office:value-type="float" office:value="0.00832577983479599" calcext:value-type="float">
            <text:p>0.0083257798</text:p>
          </table:table-cell>
          <table:table-cell table:formula="of:=  ( ( ( BETAINV(RAND(); [.$D$2];[.$E$2]) + [.$F$2]) *[.$A142] *[.$B142] ) + RAND() ) / [.$G$2]" office:value-type="float" office:value="0.00836682457453868" calcext:value-type="float">
            <text:p>0.0083668246</text:p>
          </table:table-cell>
          <table:table-cell table:formula="of:=  ( ( ( BETAINV(RAND(); [.$D$2];[.$E$2]) + [.$F$2]) *[.$A142] *[.$B142] ) + RAND() ) / [.$G$2]" office:value-type="float" office:value="0.00826656616554735" calcext:value-type="float">
            <text:p>0.0082665662</text:p>
          </table:table-cell>
          <table:table-cell table:formula="of:=  ( ( ( BETAINV(RAND(); [.$D$2];[.$E$2]) + [.$F$2]) *[.$A142] *[.$B142] ) + RAND() ) / [.$G$2]" office:value-type="float" office:value="0.00858199959207386" calcext:value-type="float">
            <text:p>0.0085819996</text:p>
          </table:table-cell>
          <table:table-cell table:formula="of:=  ( ( ( BETAINV(RAND(); [.$D$2];[.$E$2]) + [.$F$2]) *[.$A142] *[.$B142] ) + RAND() ) / [.$G$2]" office:value-type="float" office:value="0.00831734634744315" calcext:value-type="float">
            <text:p>0.0083173463</text:p>
          </table:table-cell>
          <table:table-cell table:formula="of:=  ( ( ( BETAINV(RAND(); [.$D$2];[.$E$2]) + [.$F$2]) *[.$A142] *[.$B142] ) + RAND() ) / [.$G$2]" office:value-type="float" office:value="0.00840054623095976" calcext:value-type="float">
            <text:p>0.0084005462</text:p>
          </table:table-cell>
          <table:table-cell table:formula="of:=  ( ( ( BETAINV(RAND(); [.$D$2];[.$E$2]) + [.$F$2]) *[.$A142] *[.$B142] ) + RAND() ) / [.$G$2]" office:value-type="float" office:value="0.00819301276860752" calcext:value-type="float">
            <text:p>0.0081930128</text:p>
          </table:table-cell>
          <table:table-cell table:formula="of:=  ( ( ( BETAINV(RAND(); [.$D$2];[.$E$2]) + [.$F$2]) *[.$A142] *[.$B142] ) + RAND() ) / [.$G$2]" office:value-type="float" office:value="0.00828046953954543" calcext:value-type="float">
            <text:p>0.0082804695</text:p>
          </table:table-cell>
          <table:table-cell table:formula="of:=  ( ( ( BETAINV(RAND(); [.$D$2];[.$E$2]) + [.$F$2]) *[.$A142] *[.$B142] ) + RAND() ) / [.$G$2]" office:value-type="float" office:value="0.00823532202895468" calcext:value-type="float">
            <text:p>0.008235322</text:p>
          </table:table-cell>
          <table:table-cell table:formula="of:=  ( ( ( BETAINV(RAND(); [.$D$2];[.$E$2]) + [.$F$2]) *[.$A142] *[.$B142] ) + RAND() ) / [.$G$2]" office:value-type="float" office:value="0.00831615467771102" calcext:value-type="float">
            <text:p>0.0083161547</text:p>
          </table:table-cell>
          <table:table-cell table:formula="of:=  ( ( ( BETAINV(RAND(); [.$D$2];[.$E$2]) + [.$F$2]) *[.$A142] *[.$B142] ) + RAND() ) / [.$G$2]" office:value-type="float" office:value="0.00822871473802625" calcext:value-type="float">
            <text:p>0.0082287147</text:p>
          </table:table-cell>
          <table:table-cell table:formula="of:=  ( ( ( BETAINV(RAND(); [.$D$2];[.$E$2]) + [.$F$2]) *[.$A142] *[.$B142] ) + RAND() ) / [.$G$2]" office:value-type="float" office:value="0.00838553330690472" calcext:value-type="float">
            <text:p>0.0083855333</text:p>
          </table:table-cell>
          <table:table-cell table:formula="of:=  ( ( ( BETAINV(RAND(); [.$D$2];[.$E$2]) + [.$F$2]) *[.$A142] *[.$B142] ) + RAND() ) / [.$G$2]" office:value-type="float" office:value="0.00847054336954031" calcext:value-type="float">
            <text:p>0.0084705434</text:p>
          </table:table-cell>
          <table:table-cell table:formula="of:=  ( ( ( BETAINV(RAND(); [.$D$2];[.$E$2]) + [.$F$2]) *[.$A142] *[.$B142] ) + RAND() ) / [.$G$2]" office:value-type="float" office:value="0.00832791687816768" calcext:value-type="float">
            <text:p>0.0083279169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formula="of:=  ( ( ( BETAINV(RAND(); [.$D$2];[.$E$2]) + [.$F$2]) *[.$A143] *[.$B143] ) + RAND() ) / [.$G$2]" office:value-type="float" office:value="0.0167045490905017" calcext:value-type="float">
            <text:p>0.0167045491</text:p>
          </table:table-cell>
          <table:table-cell table:formula="of:=  ( ( ( BETAINV(RAND(); [.$D$2];[.$E$2]) + [.$F$2]) *[.$A143] *[.$B143] ) + RAND() ) / [.$G$2]" office:value-type="float" office:value="0.0165852303743881" calcext:value-type="float">
            <text:p>0.0165852304</text:p>
          </table:table-cell>
          <table:table-cell table:formula="of:=  ( ( ( BETAINV(RAND(); [.$D$2];[.$E$2]) + [.$F$2]) *[.$A143] *[.$B143] ) + RAND() ) / [.$G$2]" office:value-type="float" office:value="0.0167812022721439" calcext:value-type="float">
            <text:p>0.0167812023</text:p>
          </table:table-cell>
          <table:table-cell table:formula="of:=  ( ( ( BETAINV(RAND(); [.$D$2];[.$E$2]) + [.$F$2]) *[.$A143] *[.$B143] ) + RAND() ) / [.$G$2]" office:value-type="float" office:value="0.0163953837007779" calcext:value-type="float">
            <text:p>0.0163953837</text:p>
          </table:table-cell>
          <table:table-cell table:formula="of:=  ( ( ( BETAINV(RAND(); [.$D$2];[.$E$2]) + [.$F$2]) *[.$A143] *[.$B143] ) + RAND() ) / [.$G$2]" office:value-type="float" office:value="0.0163927459135583" calcext:value-type="float">
            <text:p>0.0163927459</text:p>
          </table:table-cell>
          <table:table-cell table:formula="of:=  ( ( ( BETAINV(RAND(); [.$D$2];[.$E$2]) + [.$F$2]) *[.$A143] *[.$B143] ) + RAND() ) / [.$G$2]" office:value-type="float" office:value="0.016434248135286" calcext:value-type="float">
            <text:p>0.0164342481</text:p>
          </table:table-cell>
          <table:table-cell table:formula="of:=  ( ( ( BETAINV(RAND(); [.$D$2];[.$E$2]) + [.$F$2]) *[.$A143] *[.$B143] ) + RAND() ) / [.$G$2]" office:value-type="float" office:value="0.0166192478576134" calcext:value-type="float">
            <text:p>0.0166192479</text:p>
          </table:table-cell>
          <table:table-cell table:formula="of:=  ( ( ( BETAINV(RAND(); [.$D$2];[.$E$2]) + [.$F$2]) *[.$A143] *[.$B143] ) + RAND() ) / [.$G$2]" office:value-type="float" office:value="0.0168448296019221" calcext:value-type="float">
            <text:p>0.0168448296</text:p>
          </table:table-cell>
          <table:table-cell table:formula="of:=  ( ( ( BETAINV(RAND(); [.$D$2];[.$E$2]) + [.$F$2]) *[.$A143] *[.$B143] ) + RAND() ) / [.$G$2]" office:value-type="float" office:value="0.0165693090767655" calcext:value-type="float">
            <text:p>0.0165693091</text:p>
          </table:table-cell>
          <table:table-cell table:formula="of:=  ( ( ( BETAINV(RAND(); [.$D$2];[.$E$2]) + [.$F$2]) *[.$A143] *[.$B143] ) + RAND() ) / [.$G$2]" office:value-type="float" office:value="0.0176382363702993" calcext:value-type="float">
            <text:p>0.0176382364</text:p>
          </table:table-cell>
          <table:table-cell table:formula="of:=  ( ( ( BETAINV(RAND(); [.$D$2];[.$E$2]) + [.$F$2]) *[.$A143] *[.$B143] ) + RAND() ) / [.$G$2]" office:value-type="float" office:value="0.0166018143872904" calcext:value-type="float">
            <text:p>0.0166018144</text:p>
          </table:table-cell>
          <table:table-cell table:formula="of:=  ( ( ( BETAINV(RAND(); [.$D$2];[.$E$2]) + [.$F$2]) *[.$A143] *[.$B143] ) + RAND() ) / [.$G$2]" office:value-type="float" office:value="0.0166450754924939" calcext:value-type="float">
            <text:p>0.0166450755</text:p>
          </table:table-cell>
          <table:table-cell table:formula="of:=  ( ( ( BETAINV(RAND(); [.$D$2];[.$E$2]) + [.$F$2]) *[.$A143] *[.$B143] ) + RAND() ) / [.$G$2]" office:value-type="float" office:value="0.0165110768822119" calcext:value-type="float">
            <text:p>0.0165110769</text:p>
          </table:table-cell>
          <table:table-cell table:formula="of:=  ( ( ( BETAINV(RAND(); [.$D$2];[.$E$2]) + [.$F$2]) *[.$A143] *[.$B143] ) + RAND() ) / [.$G$2]" office:value-type="float" office:value="0.0163919549983446" calcext:value-type="float">
            <text:p>0.016391955</text:p>
          </table:table-cell>
          <table:table-cell table:formula="of:=  ( ( ( BETAINV(RAND(); [.$D$2];[.$E$2]) + [.$F$2]) *[.$A143] *[.$B143] ) + RAND() ) / [.$G$2]" office:value-type="float" office:value="0.016898777361727" calcext:value-type="float">
            <text:p>0.0168987774</text:p>
          </table:table-cell>
          <table:table-cell table:formula="of:=  ( ( ( BETAINV(RAND(); [.$D$2];[.$E$2]) + [.$F$2]) *[.$A143] *[.$B143] ) + RAND() ) / [.$G$2]" office:value-type="float" office:value="0.0164812835348894" calcext:value-type="float">
            <text:p>0.0164812835</text:p>
          </table:table-cell>
          <table:table-cell table:formula="of:=  ( ( ( BETAINV(RAND(); [.$D$2];[.$E$2]) + [.$F$2]) *[.$A143] *[.$B143] ) + RAND() ) / [.$G$2]" office:value-type="float" office:value="0.0167458129835695" calcext:value-type="float">
            <text:p>0.016745813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formula="of:=  ( ( ( BETAINV(RAND(); [.$D$2];[.$E$2]) + [.$F$2]) *[.$A144] *[.$B144] ) + RAND() ) / [.$G$2]" office:value-type="float" office:value="0.0336823804358719" calcext:value-type="float">
            <text:p>0.0336823804</text:p>
          </table:table-cell>
          <table:table-cell table:formula="of:=  ( ( ( BETAINV(RAND(); [.$D$2];[.$E$2]) + [.$F$2]) *[.$A144] *[.$B144] ) + RAND() ) / [.$G$2]" office:value-type="float" office:value="0.0328842584288615" calcext:value-type="float">
            <text:p>0.0328842584</text:p>
          </table:table-cell>
          <table:table-cell table:formula="of:=  ( ( ( BETAINV(RAND(); [.$D$2];[.$E$2]) + [.$F$2]) *[.$A144] *[.$B144] ) + RAND() ) / [.$G$2]" office:value-type="float" office:value="0.0342819215317597" calcext:value-type="float">
            <text:p>0.0342819215</text:p>
          </table:table-cell>
          <table:table-cell table:formula="of:=  ( ( ( BETAINV(RAND(); [.$D$2];[.$E$2]) + [.$F$2]) *[.$A144] *[.$B144] ) + RAND() ) / [.$G$2]" office:value-type="float" office:value="0.0343628565371396" calcext:value-type="float">
            <text:p>0.0343628565</text:p>
          </table:table-cell>
          <table:table-cell table:formula="of:=  ( ( ( BETAINV(RAND(); [.$D$2];[.$E$2]) + [.$F$2]) *[.$A144] *[.$B144] ) + RAND() ) / [.$G$2]" office:value-type="float" office:value="0.0331889879634273" calcext:value-type="float">
            <text:p>0.033188988</text:p>
          </table:table-cell>
          <table:table-cell table:formula="of:=  ( ( ( BETAINV(RAND(); [.$D$2];[.$E$2]) + [.$F$2]) *[.$A144] *[.$B144] ) + RAND() ) / [.$G$2]" office:value-type="float" office:value="0.0330287748585264" calcext:value-type="float">
            <text:p>0.0330287749</text:p>
          </table:table-cell>
          <table:table-cell table:formula="of:=  ( ( ( BETAINV(RAND(); [.$D$2];[.$E$2]) + [.$F$2]) *[.$A144] *[.$B144] ) + RAND() ) / [.$G$2]" office:value-type="float" office:value="0.0335863713394556" calcext:value-type="float">
            <text:p>0.0335863713</text:p>
          </table:table-cell>
          <table:table-cell table:formula="of:=  ( ( ( BETAINV(RAND(); [.$D$2];[.$E$2]) + [.$F$2]) *[.$A144] *[.$B144] ) + RAND() ) / [.$G$2]" office:value-type="float" office:value="0.033241338568834" calcext:value-type="float">
            <text:p>0.0332413386</text:p>
          </table:table-cell>
          <table:table-cell table:formula="of:=  ( ( ( BETAINV(RAND(); [.$D$2];[.$E$2]) + [.$F$2]) *[.$A144] *[.$B144] ) + RAND() ) / [.$G$2]" office:value-type="float" office:value="0.0342305563076206" calcext:value-type="float">
            <text:p>0.0342305563</text:p>
          </table:table-cell>
          <table:table-cell table:formula="of:=  ( ( ( BETAINV(RAND(); [.$D$2];[.$E$2]) + [.$F$2]) *[.$A144] *[.$B144] ) + RAND() ) / [.$G$2]" office:value-type="float" office:value="0.0329221890889961" calcext:value-type="float">
            <text:p>0.0329221891</text:p>
          </table:table-cell>
          <table:table-cell table:formula="of:=  ( ( ( BETAINV(RAND(); [.$D$2];[.$E$2]) + [.$F$2]) *[.$A144] *[.$B144] ) + RAND() ) / [.$G$2]" office:value-type="float" office:value="0.0330051383456762" calcext:value-type="float">
            <text:p>0.0330051383</text:p>
          </table:table-cell>
          <table:table-cell table:formula="of:=  ( ( ( BETAINV(RAND(); [.$D$2];[.$E$2]) + [.$F$2]) *[.$A144] *[.$B144] ) + RAND() ) / [.$G$2]" office:value-type="float" office:value="0.033574470435943" calcext:value-type="float">
            <text:p>0.0335744704</text:p>
          </table:table-cell>
          <table:table-cell table:formula="of:=  ( ( ( BETAINV(RAND(); [.$D$2];[.$E$2]) + [.$F$2]) *[.$A144] *[.$B144] ) + RAND() ) / [.$G$2]" office:value-type="float" office:value="0.0330316804229907" calcext:value-type="float">
            <text:p>0.0330316804</text:p>
          </table:table-cell>
          <table:table-cell table:formula="of:=  ( ( ( BETAINV(RAND(); [.$D$2];[.$E$2]) + [.$F$2]) *[.$A144] *[.$B144] ) + RAND() ) / [.$G$2]" office:value-type="float" office:value="0.0336059285560063" calcext:value-type="float">
            <text:p>0.0336059286</text:p>
          </table:table-cell>
          <table:table-cell table:formula="of:=  ( ( ( BETAINV(RAND(); [.$D$2];[.$E$2]) + [.$F$2]) *[.$A144] *[.$B144] ) + RAND() ) / [.$G$2]" office:value-type="float" office:value="0.0336337091935421" calcext:value-type="float">
            <text:p>0.0336337092</text:p>
          </table:table-cell>
          <table:table-cell table:formula="of:=  ( ( ( BETAINV(RAND(); [.$D$2];[.$E$2]) + [.$F$2]) *[.$A144] *[.$B144] ) + RAND() ) / [.$G$2]" office:value-type="float" office:value="0.0334288432857391" calcext:value-type="float">
            <text:p>0.0334288433</text:p>
          </table:table-cell>
          <table:table-cell table:formula="of:=  ( ( ( BETAINV(RAND(); [.$D$2];[.$E$2]) + [.$F$2]) *[.$A144] *[.$B144] ) + RAND() ) / [.$G$2]" office:value-type="float" office:value="0.0328480069457988" calcext:value-type="float">
            <text:p>0.032848006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table:formula="of:=  ( ( ( BETAINV(RAND(); [.$D$2];[.$E$2]) + [.$F$2]) *[.$A145] *[.$B145] ) + RAND() ) / [.$G$2]" office:value-type="float" office:value="0.067716353554114" calcext:value-type="float">
            <text:p>0.0677163536</text:p>
          </table:table-cell>
          <table:table-cell table:formula="of:=  ( ( ( BETAINV(RAND(); [.$D$2];[.$E$2]) + [.$F$2]) *[.$A145] *[.$B145] ) + RAND() ) / [.$G$2]" office:value-type="float" office:value="0.0662002232095333" calcext:value-type="float">
            <text:p>0.0662002232</text:p>
          </table:table-cell>
          <table:table-cell table:formula="of:=  ( ( ( BETAINV(RAND(); [.$D$2];[.$E$2]) + [.$F$2]) *[.$A145] *[.$B145] ) + RAND() ) / [.$G$2]" office:value-type="float" office:value="0.0664220967041807" calcext:value-type="float">
            <text:p>0.0664220967</text:p>
          </table:table-cell>
          <table:table-cell table:formula="of:=  ( ( ( BETAINV(RAND(); [.$D$2];[.$E$2]) + [.$F$2]) *[.$A145] *[.$B145] ) + RAND() ) / [.$G$2]" office:value-type="float" office:value="0.0665491215842486" calcext:value-type="float">
            <text:p>0.0665491216</text:p>
          </table:table-cell>
          <table:table-cell table:formula="of:=  ( ( ( BETAINV(RAND(); [.$D$2];[.$E$2]) + [.$F$2]) *[.$A145] *[.$B145] ) + RAND() ) / [.$G$2]" office:value-type="float" office:value="0.0657126756594575" calcext:value-type="float">
            <text:p>0.0657126757</text:p>
          </table:table-cell>
          <table:table-cell table:formula="of:=  ( ( ( BETAINV(RAND(); [.$D$2];[.$E$2]) + [.$F$2]) *[.$A145] *[.$B145] ) + RAND() ) / [.$G$2]" office:value-type="float" office:value="0.0665936372237899" calcext:value-type="float">
            <text:p>0.0665936372</text:p>
          </table:table-cell>
          <table:table-cell table:formula="of:=  ( ( ( BETAINV(RAND(); [.$D$2];[.$E$2]) + [.$F$2]) *[.$A145] *[.$B145] ) + RAND() ) / [.$G$2]" office:value-type="float" office:value="0.0659273729989641" calcext:value-type="float">
            <text:p>0.065927373</text:p>
          </table:table-cell>
          <table:table-cell table:formula="of:=  ( ( ( BETAINV(RAND(); [.$D$2];[.$E$2]) + [.$F$2]) *[.$A145] *[.$B145] ) + RAND() ) / [.$G$2]" office:value-type="float" office:value="0.0662894169327635" calcext:value-type="float">
            <text:p>0.0662894169</text:p>
          </table:table-cell>
          <table:table-cell table:formula="of:=  ( ( ( BETAINV(RAND(); [.$D$2];[.$E$2]) + [.$F$2]) *[.$A145] *[.$B145] ) + RAND() ) / [.$G$2]" office:value-type="float" office:value="0.0694402107572946" calcext:value-type="float">
            <text:p>0.0694402108</text:p>
          </table:table-cell>
          <table:table-cell table:formula="of:=  ( ( ( BETAINV(RAND(); [.$D$2];[.$E$2]) + [.$F$2]) *[.$A145] *[.$B145] ) + RAND() ) / [.$G$2]" office:value-type="float" office:value="0.0673421577020688" calcext:value-type="float">
            <text:p>0.0673421577</text:p>
          </table:table-cell>
          <table:table-cell table:formula="of:=  ( ( ( BETAINV(RAND(); [.$D$2];[.$E$2]) + [.$F$2]) *[.$A145] *[.$B145] ) + RAND() ) / [.$G$2]" office:value-type="float" office:value="0.0662621530594457" calcext:value-type="float">
            <text:p>0.0662621531</text:p>
          </table:table-cell>
          <table:table-cell table:formula="of:=  ( ( ( BETAINV(RAND(); [.$D$2];[.$E$2]) + [.$F$2]) *[.$A145] *[.$B145] ) + RAND() ) / [.$G$2]" office:value-type="float" office:value="0.0655409627293785" calcext:value-type="float">
            <text:p>0.0655409627</text:p>
          </table:table-cell>
          <table:table-cell table:formula="of:=  ( ( ( BETAINV(RAND(); [.$D$2];[.$E$2]) + [.$F$2]) *[.$A145] *[.$B145] ) + RAND() ) / [.$G$2]" office:value-type="float" office:value="0.0660229492280131" calcext:value-type="float">
            <text:p>0.0660229492</text:p>
          </table:table-cell>
          <table:table-cell table:formula="of:=  ( ( ( BETAINV(RAND(); [.$D$2];[.$E$2]) + [.$F$2]) *[.$A145] *[.$B145] ) + RAND() ) / [.$G$2]" office:value-type="float" office:value="0.0667645704887389" calcext:value-type="float">
            <text:p>0.0667645705</text:p>
          </table:table-cell>
          <table:table-cell table:formula="of:=  ( ( ( BETAINV(RAND(); [.$D$2];[.$E$2]) + [.$F$2]) *[.$A145] *[.$B145] ) + RAND() ) / [.$G$2]" office:value-type="float" office:value="0.0675082079737035" calcext:value-type="float">
            <text:p>0.067508208</text:p>
          </table:table-cell>
          <table:table-cell table:formula="of:=  ( ( ( BETAINV(RAND(); [.$D$2];[.$E$2]) + [.$F$2]) *[.$A145] *[.$B145] ) + RAND() ) / [.$G$2]" office:value-type="float" office:value="0.0660161850915081" calcext:value-type="float">
            <text:p>0.0660161851</text:p>
          </table:table-cell>
          <table:table-cell table:formula="of:=  ( ( ( BETAINV(RAND(); [.$D$2];[.$E$2]) + [.$F$2]) *[.$A145] *[.$B145] ) + RAND() ) / [.$G$2]" office:value-type="float" office:value="0.0656677894027248" calcext:value-type="float">
            <text:p>0.0656677894</text:p>
          </table:table-cell>
          <table:table-cell table:number-columns-repeated="100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formula="of:=  ( ( ( BETAINV(RAND(); [.$D$2];[.$E$2]) + [.$F$2]) *[.$A146] *[.$B146] ) + RAND() ) / [.$G$2]" office:value-type="float" office:value="0.132444203138443" calcext:value-type="float">
            <text:p>0.1324442031</text:p>
          </table:table-cell>
          <table:table-cell table:formula="of:=  ( ( ( BETAINV(RAND(); [.$D$2];[.$E$2]) + [.$F$2]) *[.$A146] *[.$B146] ) + RAND() ) / [.$G$2]" office:value-type="float" office:value="0.131499112248766" calcext:value-type="float">
            <text:p>0.1314991122</text:p>
          </table:table-cell>
          <table:table-cell table:formula="of:=  ( ( ( BETAINV(RAND(); [.$D$2];[.$E$2]) + [.$F$2]) *[.$A146] *[.$B146] ) + RAND() ) / [.$G$2]" office:value-type="float" office:value="0.132119649814455" calcext:value-type="float">
            <text:p>0.1321196498</text:p>
          </table:table-cell>
          <table:table-cell table:formula="of:=  ( ( ( BETAINV(RAND(); [.$D$2];[.$E$2]) + [.$F$2]) *[.$A146] *[.$B146] ) + RAND() ) / [.$G$2]" office:value-type="float" office:value="0.132065562737685" calcext:value-type="float">
            <text:p>0.1320655627</text:p>
          </table:table-cell>
          <table:table-cell table:formula="of:=  ( ( ( BETAINV(RAND(); [.$D$2];[.$E$2]) + [.$F$2]) *[.$A146] *[.$B146] ) + RAND() ) / [.$G$2]" office:value-type="float" office:value="0.132526821060604" calcext:value-type="float">
            <text:p>0.1325268211</text:p>
          </table:table-cell>
          <table:table-cell table:formula="of:=  ( ( ( BETAINV(RAND(); [.$D$2];[.$E$2]) + [.$F$2]) *[.$A146] *[.$B146] ) + RAND() ) / [.$G$2]" office:value-type="float" office:value="0.132429239444746" calcext:value-type="float">
            <text:p>0.1324292394</text:p>
          </table:table-cell>
          <table:table-cell table:formula="of:=  ( ( ( BETAINV(RAND(); [.$D$2];[.$E$2]) + [.$F$2]) *[.$A146] *[.$B146] ) + RAND() ) / [.$G$2]" office:value-type="float" office:value="0.132212364990942" calcext:value-type="float">
            <text:p>0.132212365</text:p>
          </table:table-cell>
          <table:table-cell table:formula="of:=  ( ( ( BETAINV(RAND(); [.$D$2];[.$E$2]) + [.$F$2]) *[.$A146] *[.$B146] ) + RAND() ) / [.$G$2]" office:value-type="float" office:value="0.132707376523933" calcext:value-type="float">
            <text:p>0.1327073765</text:p>
          </table:table-cell>
          <table:table-cell table:formula="of:=  ( ( ( BETAINV(RAND(); [.$D$2];[.$E$2]) + [.$F$2]) *[.$A146] *[.$B146] ) + RAND() ) / [.$G$2]" office:value-type="float" office:value="0.132387680302795" calcext:value-type="float">
            <text:p>0.1323876803</text:p>
          </table:table-cell>
          <table:table-cell table:formula="of:=  ( ( ( BETAINV(RAND(); [.$D$2];[.$E$2]) + [.$F$2]) *[.$A146] *[.$B146] ) + RAND() ) / [.$G$2]" office:value-type="float" office:value="0.134187534360338" calcext:value-type="float">
            <text:p>0.1341875344</text:p>
          </table:table-cell>
          <table:table-cell table:formula="of:=  ( ( ( BETAINV(RAND(); [.$D$2];[.$E$2]) + [.$F$2]) *[.$A146] *[.$B146] ) + RAND() ) / [.$G$2]" office:value-type="float" office:value="0.131169607186659" calcext:value-type="float">
            <text:p>0.1311696072</text:p>
          </table:table-cell>
          <table:table-cell table:formula="of:=  ( ( ( BETAINV(RAND(); [.$D$2];[.$E$2]) + [.$F$2]) *[.$A146] *[.$B146] ) + RAND() ) / [.$G$2]" office:value-type="float" office:value="0.131883189687936" calcext:value-type="float">
            <text:p>0.1318831897</text:p>
          </table:table-cell>
          <table:table-cell table:formula="of:=  ( ( ( BETAINV(RAND(); [.$D$2];[.$E$2]) + [.$F$2]) *[.$A146] *[.$B146] ) + RAND() ) / [.$G$2]" office:value-type="float" office:value="0.132142936537745" calcext:value-type="float">
            <text:p>0.1321429365</text:p>
          </table:table-cell>
          <table:table-cell table:formula="of:=  ( ( ( BETAINV(RAND(); [.$D$2];[.$E$2]) + [.$F$2]) *[.$A146] *[.$B146] ) + RAND() ) / [.$G$2]" office:value-type="float" office:value="0.131140408354397" calcext:value-type="float">
            <text:p>0.1311404084</text:p>
          </table:table-cell>
          <table:table-cell table:formula="of:=  ( ( ( BETAINV(RAND(); [.$D$2];[.$E$2]) + [.$F$2]) *[.$A146] *[.$B146] ) + RAND() ) / [.$G$2]" office:value-type="float" office:value="0.132801878219542" calcext:value-type="float">
            <text:p>0.1328018782</text:p>
          </table:table-cell>
          <table:table-cell table:formula="of:=  ( ( ( BETAINV(RAND(); [.$D$2];[.$E$2]) + [.$F$2]) *[.$A146] *[.$B146] ) + RAND() ) / [.$G$2]" office:value-type="float" office:value="0.136475359161534" calcext:value-type="float">
            <text:p>0.1364753592</text:p>
          </table:table-cell>
          <table:table-cell table:formula="of:=  ( ( ( BETAINV(RAND(); [.$D$2];[.$E$2]) + [.$F$2]) *[.$A146] *[.$B146] ) + RAND() ) / [.$G$2]" office:value-type="float" office:value="0.137190601615275" calcext:value-type="float">
            <text:p>0.1371906016</text:p>
          </table:table-cell>
          <table:table-cell table:number-columns-repeated="100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table:formula="of:=  ( ( ( BETAINV(RAND(); [.$D$2];[.$E$2]) + [.$F$2]) *[.$A147] *[.$B147] ) + RAND() ) / [.$G$2]" office:value-type="float" office:value="0.269618969824706" calcext:value-type="float">
            <text:p>0.2696189698</text:p>
          </table:table-cell>
          <table:table-cell table:formula="of:=  ( ( ( BETAINV(RAND(); [.$D$2];[.$E$2]) + [.$F$2]) *[.$A147] *[.$B147] ) + RAND() ) / [.$G$2]" office:value-type="float" office:value="0.267327539642766" calcext:value-type="float">
            <text:p>0.2673275396</text:p>
          </table:table-cell>
          <table:table-cell table:formula="of:=  ( ( ( BETAINV(RAND(); [.$D$2];[.$E$2]) + [.$F$2]) *[.$A147] *[.$B147] ) + RAND() ) / [.$G$2]" office:value-type="float" office:value="0.263774731694253" calcext:value-type="float">
            <text:p>0.2637747317</text:p>
          </table:table-cell>
          <table:table-cell table:formula="of:=  ( ( ( BETAINV(RAND(); [.$D$2];[.$E$2]) + [.$F$2]) *[.$A147] *[.$B147] ) + RAND() ) / [.$G$2]" office:value-type="float" office:value="0.266598969765261" calcext:value-type="float">
            <text:p>0.2665989698</text:p>
          </table:table-cell>
          <table:table-cell table:formula="of:=  ( ( ( BETAINV(RAND(); [.$D$2];[.$E$2]) + [.$F$2]) *[.$A147] *[.$B147] ) + RAND() ) / [.$G$2]" office:value-type="float" office:value="0.266145316165709" calcext:value-type="float">
            <text:p>0.2661453162</text:p>
          </table:table-cell>
          <table:table-cell table:formula="of:=  ( ( ( BETAINV(RAND(); [.$D$2];[.$E$2]) + [.$F$2]) *[.$A147] *[.$B147] ) + RAND() ) / [.$G$2]" office:value-type="float" office:value="0.263290938177741" calcext:value-type="float">
            <text:p>0.2632909382</text:p>
          </table:table-cell>
          <table:table-cell table:formula="of:=  ( ( ( BETAINV(RAND(); [.$D$2];[.$E$2]) + [.$F$2]) *[.$A147] *[.$B147] ) + RAND() ) / [.$G$2]" office:value-type="float" office:value="0.268455635554164" calcext:value-type="float">
            <text:p>0.2684556356</text:p>
          </table:table-cell>
          <table:table-cell table:formula="of:=  ( ( ( BETAINV(RAND(); [.$D$2];[.$E$2]) + [.$F$2]) *[.$A147] *[.$B147] ) + RAND() ) / [.$G$2]" office:value-type="float" office:value="0.263437921255036" calcext:value-type="float">
            <text:p>0.2634379213</text:p>
          </table:table-cell>
          <table:table-cell table:formula="of:=  ( ( ( BETAINV(RAND(); [.$D$2];[.$E$2]) + [.$F$2]) *[.$A147] *[.$B147] ) + RAND() ) / [.$G$2]" office:value-type="float" office:value="0.262594438069875" calcext:value-type="float">
            <text:p>0.2625944381</text:p>
          </table:table-cell>
          <table:table-cell table:formula="of:=  ( ( ( BETAINV(RAND(); [.$D$2];[.$E$2]) + [.$F$2]) *[.$A147] *[.$B147] ) + RAND() ) / [.$G$2]" office:value-type="float" office:value="0.264612800065724" calcext:value-type="float">
            <text:p>0.2646128001</text:p>
          </table:table-cell>
          <table:table-cell table:formula="of:=  ( ( ( BETAINV(RAND(); [.$D$2];[.$E$2]) + [.$F$2]) *[.$A147] *[.$B147] ) + RAND() ) / [.$G$2]" office:value-type="float" office:value="0.265096679062224" calcext:value-type="float">
            <text:p>0.2650966791</text:p>
          </table:table-cell>
          <table:table-cell table:formula="of:=  ( ( ( BETAINV(RAND(); [.$D$2];[.$E$2]) + [.$F$2]) *[.$A147] *[.$B147] ) + RAND() ) / [.$G$2]" office:value-type="float" office:value="0.2700659318456" calcext:value-type="float">
            <text:p>0.2700659318</text:p>
          </table:table-cell>
          <table:table-cell table:formula="of:=  ( ( ( BETAINV(RAND(); [.$D$2];[.$E$2]) + [.$F$2]) *[.$A147] *[.$B147] ) + RAND() ) / [.$G$2]" office:value-type="float" office:value="0.263518282624839" calcext:value-type="float">
            <text:p>0.2635182826</text:p>
          </table:table-cell>
          <table:table-cell table:formula="of:=  ( ( ( BETAINV(RAND(); [.$D$2];[.$E$2]) + [.$F$2]) *[.$A147] *[.$B147] ) + RAND() ) / [.$G$2]" office:value-type="float" office:value="0.266587232669634" calcext:value-type="float">
            <text:p>0.2665872327</text:p>
          </table:table-cell>
          <table:table-cell table:formula="of:=  ( ( ( BETAINV(RAND(); [.$D$2];[.$E$2]) + [.$F$2]) *[.$A147] *[.$B147] ) + RAND() ) / [.$G$2]" office:value-type="float" office:value="0.267690730210904" calcext:value-type="float">
            <text:p>0.2676907302</text:p>
          </table:table-cell>
          <table:table-cell table:formula="of:=  ( ( ( BETAINV(RAND(); [.$D$2];[.$E$2]) + [.$F$2]) *[.$A147] *[.$B147] ) + RAND() ) / [.$G$2]" office:value-type="float" office:value="0.26314167974294" calcext:value-type="float">
            <text:p>0.2631416797</text:p>
          </table:table-cell>
          <table:table-cell table:formula="of:=  ( ( ( BETAINV(RAND(); [.$D$2];[.$E$2]) + [.$F$2]) *[.$A147] *[.$B147] ) + RAND() ) / [.$G$2]" office:value-type="float" office:value="0.262601138958927" calcext:value-type="float">
            <text:p>0.262601139</text:p>
          </table:table-cell>
          <table:table-cell table:number-columns-repeated="100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formula="of:=  ( ( ( BETAINV(RAND(); [.$D$2];[.$E$2]) + [.$F$2]) *[.$A148] *[.$B148] ) + RAND() ) / [.$G$2]" office:value-type="float" office:value="0.527929819561484" calcext:value-type="float">
            <text:p>0.5279298196</text:p>
          </table:table-cell>
          <table:table-cell table:formula="of:=  ( ( ( BETAINV(RAND(); [.$D$2];[.$E$2]) + [.$F$2]) *[.$A148] *[.$B148] ) + RAND() ) / [.$G$2]" office:value-type="float" office:value="0.531777506360507" calcext:value-type="float">
            <text:p>0.5317775064</text:p>
          </table:table-cell>
          <table:table-cell table:formula="of:=  ( ( ( BETAINV(RAND(); [.$D$2];[.$E$2]) + [.$F$2]) *[.$A148] *[.$B148] ) + RAND() ) / [.$G$2]" office:value-type="float" office:value="0.533199936257864" calcext:value-type="float">
            <text:p>0.5331999363</text:p>
          </table:table-cell>
          <table:table-cell table:formula="of:=  ( ( ( BETAINV(RAND(); [.$D$2];[.$E$2]) + [.$F$2]) *[.$A148] *[.$B148] ) + RAND() ) / [.$G$2]" office:value-type="float" office:value="0.524499733733229" calcext:value-type="float">
            <text:p>0.5244997337</text:p>
          </table:table-cell>
          <table:table-cell table:formula="of:=  ( ( ( BETAINV(RAND(); [.$D$2];[.$E$2]) + [.$F$2]) *[.$A148] *[.$B148] ) + RAND() ) / [.$G$2]" office:value-type="float" office:value="0.537567021407922" calcext:value-type="float">
            <text:p>0.5375670214</text:p>
          </table:table-cell>
          <table:table-cell table:formula="of:=  ( ( ( BETAINV(RAND(); [.$D$2];[.$E$2]) + [.$F$2]) *[.$A148] *[.$B148] ) + RAND() ) / [.$G$2]" office:value-type="float" office:value="0.529669393408204" calcext:value-type="float">
            <text:p>0.5296693934</text:p>
          </table:table-cell>
          <table:table-cell table:formula="of:=  ( ( ( BETAINV(RAND(); [.$D$2];[.$E$2]) + [.$F$2]) *[.$A148] *[.$B148] ) + RAND() ) / [.$G$2]" office:value-type="float" office:value="0.530766554267545" calcext:value-type="float">
            <text:p>0.5307665543</text:p>
          </table:table-cell>
          <table:table-cell table:formula="of:=  ( ( ( BETAINV(RAND(); [.$D$2];[.$E$2]) + [.$F$2]) *[.$A148] *[.$B148] ) + RAND() ) / [.$G$2]" office:value-type="float" office:value="0.537961379238948" calcext:value-type="float">
            <text:p>0.5379613792</text:p>
          </table:table-cell>
          <table:table-cell table:formula="of:=  ( ( ( BETAINV(RAND(); [.$D$2];[.$E$2]) + [.$F$2]) *[.$A148] *[.$B148] ) + RAND() ) / [.$G$2]" office:value-type="float" office:value="0.534672122940721" calcext:value-type="float">
            <text:p>0.5346721229</text:p>
          </table:table-cell>
          <table:table-cell table:formula="of:=  ( ( ( BETAINV(RAND(); [.$D$2];[.$E$2]) + [.$F$2]) *[.$A148] *[.$B148] ) + RAND() ) / [.$G$2]" office:value-type="float" office:value="0.524454901583698" calcext:value-type="float">
            <text:p>0.5244549016</text:p>
          </table:table-cell>
          <table:table-cell table:formula="of:=  ( ( ( BETAINV(RAND(); [.$D$2];[.$E$2]) + [.$F$2]) *[.$A148] *[.$B148] ) + RAND() ) / [.$G$2]" office:value-type="float" office:value="0.52960230496338" calcext:value-type="float">
            <text:p>0.529602305</text:p>
          </table:table-cell>
          <table:table-cell table:formula="of:=  ( ( ( BETAINV(RAND(); [.$D$2];[.$E$2]) + [.$F$2]) *[.$A148] *[.$B148] ) + RAND() ) / [.$G$2]" office:value-type="float" office:value="0.546505241774625" calcext:value-type="float">
            <text:p>0.5465052418</text:p>
          </table:table-cell>
          <table:table-cell table:formula="of:=  ( ( ( BETAINV(RAND(); [.$D$2];[.$E$2]) + [.$F$2]) *[.$A148] *[.$B148] ) + RAND() ) / [.$G$2]" office:value-type="float" office:value="0.528956383167402" calcext:value-type="float">
            <text:p>0.5289563832</text:p>
          </table:table-cell>
          <table:table-cell table:formula="of:=  ( ( ( BETAINV(RAND(); [.$D$2];[.$E$2]) + [.$F$2]) *[.$A148] *[.$B148] ) + RAND() ) / [.$G$2]" office:value-type="float" office:value="0.537783070578594" calcext:value-type="float">
            <text:p>0.5377830706</text:p>
          </table:table-cell>
          <table:table-cell table:formula="of:=  ( ( ( BETAINV(RAND(); [.$D$2];[.$E$2]) + [.$F$2]) *[.$A148] *[.$B148] ) + RAND() ) / [.$G$2]" office:value-type="float" office:value="0.526412590947941" calcext:value-type="float">
            <text:p>0.5264125909</text:p>
          </table:table-cell>
          <table:table-cell table:formula="of:=  ( ( ( BETAINV(RAND(); [.$D$2];[.$E$2]) + [.$F$2]) *[.$A148] *[.$B148] ) + RAND() ) / [.$G$2]" office:value-type="float" office:value="0.528842187188651" calcext:value-type="float">
            <text:p>0.5288421872</text:p>
          </table:table-cell>
          <table:table-cell table:formula="of:=  ( ( ( BETAINV(RAND(); [.$D$2];[.$E$2]) + [.$F$2]) *[.$A148] *[.$B148] ) + RAND() ) / [.$G$2]" office:value-type="float" office:value="0.527859092539758" calcext:value-type="float">
            <text:p>0.5278590925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table:formula="of:=  ( ( ( BETAINV(RAND(); [.$D$2];[.$E$2]) + [.$F$2]) *[.$A149] *[.$B149] ) + RAND() ) / [.$G$2]" office:value-type="float" office:value="1.09788527568095" calcext:value-type="float">
            <text:p>1.0978852757</text:p>
          </table:table-cell>
          <table:table-cell table:formula="of:=  ( ( ( BETAINV(RAND(); [.$D$2];[.$E$2]) + [.$F$2]) *[.$A149] *[.$B149] ) + RAND() ) / [.$G$2]" office:value-type="float" office:value="1.0659332636448" calcext:value-type="float">
            <text:p>1.0659332636</text:p>
          </table:table-cell>
          <table:table-cell table:formula="of:=  ( ( ( BETAINV(RAND(); [.$D$2];[.$E$2]) + [.$F$2]) *[.$A149] *[.$B149] ) + RAND() ) / [.$G$2]" office:value-type="float" office:value="1.08599950752231" calcext:value-type="float">
            <text:p>1.0859995075</text:p>
          </table:table-cell>
          <table:table-cell table:formula="of:=  ( ( ( BETAINV(RAND(); [.$D$2];[.$E$2]) + [.$F$2]) *[.$A149] *[.$B149] ) + RAND() ) / [.$G$2]" office:value-type="float" office:value="1.06579034974525" calcext:value-type="float">
            <text:p>1.0657903497</text:p>
          </table:table-cell>
          <table:table-cell table:formula="of:=  ( ( ( BETAINV(RAND(); [.$D$2];[.$E$2]) + [.$F$2]) *[.$A149] *[.$B149] ) + RAND() ) / [.$G$2]" office:value-type="float" office:value="1.05438434412569" calcext:value-type="float">
            <text:p>1.0543843441</text:p>
          </table:table-cell>
          <table:table-cell table:formula="of:=  ( ( ( BETAINV(RAND(); [.$D$2];[.$E$2]) + [.$F$2]) *[.$A149] *[.$B149] ) + RAND() ) / [.$G$2]" office:value-type="float" office:value="1.09696468743884" calcext:value-type="float">
            <text:p>1.0969646874</text:p>
          </table:table-cell>
          <table:table-cell table:formula="of:=  ( ( ( BETAINV(RAND(); [.$D$2];[.$E$2]) + [.$F$2]) *[.$A149] *[.$B149] ) + RAND() ) / [.$G$2]" office:value-type="float" office:value="1.06559204559043" calcext:value-type="float">
            <text:p>1.0655920456</text:p>
          </table:table-cell>
          <table:table-cell table:formula="of:=  ( ( ( BETAINV(RAND(); [.$D$2];[.$E$2]) + [.$F$2]) *[.$A149] *[.$B149] ) + RAND() ) / [.$G$2]" office:value-type="float" office:value="1.06535322609068" calcext:value-type="float">
            <text:p>1.0653532261</text:p>
          </table:table-cell>
          <table:table-cell table:formula="of:=  ( ( ( BETAINV(RAND(); [.$D$2];[.$E$2]) + [.$F$2]) *[.$A149] *[.$B149] ) + RAND() ) / [.$G$2]" office:value-type="float" office:value="1.04932692951851" calcext:value-type="float">
            <text:p>1.0493269295</text:p>
          </table:table-cell>
          <table:table-cell table:formula="of:=  ( ( ( BETAINV(RAND(); [.$D$2];[.$E$2]) + [.$F$2]) *[.$A149] *[.$B149] ) + RAND() ) / [.$G$2]" office:value-type="float" office:value="1.05999232350735" calcext:value-type="float">
            <text:p>1.0599923235</text:p>
          </table:table-cell>
          <table:table-cell table:formula="of:=  ( ( ( BETAINV(RAND(); [.$D$2];[.$E$2]) + [.$F$2]) *[.$A149] *[.$B149] ) + RAND() ) / [.$G$2]" office:value-type="float" office:value="1.04865144173032" calcext:value-type="float">
            <text:p>1.0486514417</text:p>
          </table:table-cell>
          <table:table-cell table:formula="of:=  ( ( ( BETAINV(RAND(); [.$D$2];[.$E$2]) + [.$F$2]) *[.$A149] *[.$B149] ) + RAND() ) / [.$G$2]" office:value-type="float" office:value="1.06116030393182" calcext:value-type="float">
            <text:p>1.0611603039</text:p>
          </table:table-cell>
          <table:table-cell table:formula="of:=  ( ( ( BETAINV(RAND(); [.$D$2];[.$E$2]) + [.$F$2]) *[.$A149] *[.$B149] ) + RAND() ) / [.$G$2]" office:value-type="float" office:value="1.09836151572616" calcext:value-type="float">
            <text:p>1.0983615157</text:p>
          </table:table-cell>
          <table:table-cell table:formula="of:=  ( ( ( BETAINV(RAND(); [.$D$2];[.$E$2]) + [.$F$2]) *[.$A149] *[.$B149] ) + RAND() ) / [.$G$2]" office:value-type="float" office:value="1.08877680455865" calcext:value-type="float">
            <text:p>1.0887768046</text:p>
          </table:table-cell>
          <table:table-cell table:formula="of:=  ( ( ( BETAINV(RAND(); [.$D$2];[.$E$2]) + [.$F$2]) *[.$A149] *[.$B149] ) + RAND() ) / [.$G$2]" office:value-type="float" office:value="1.07286117446316" calcext:value-type="float">
            <text:p>1.0728611745</text:p>
          </table:table-cell>
          <table:table-cell table:formula="of:=  ( ( ( BETAINV(RAND(); [.$D$2];[.$E$2]) + [.$F$2]) *[.$A149] *[.$B149] ) + RAND() ) / [.$G$2]" office:value-type="float" office:value="1.05997692652595" calcext:value-type="float">
            <text:p>1.0599769265</text:p>
          </table:table-cell>
          <table:table-cell table:formula="of:=  ( ( ( BETAINV(RAND(); [.$D$2];[.$E$2]) + [.$F$2]) *[.$A149] *[.$B149] ) + RAND() ) / [.$G$2]" office:value-type="float" office:value="1.05503365717935" calcext:value-type="float">
            <text:p>1.0550336572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5-10-08T14:53:39.143539504</dc:date>
    <dc:creator>Dylan Rudolph</dc:creator>
    <meta:editing-duration>PT3M25S</meta:editing-duration>
    <meta:editing-cycles>1</meta:editing-cycles>
    <meta:document-statistic meta:table-count="1" meta:cell-count="2788" meta:object-count="0"/>
  </office:meta>
</office:document-meta>
</file>